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6528in"/>
    </style:style>
    <style:style style:name="co3" style:family="table-column">
      <style:table-column-properties fo:break-before="auto" style:column-width="1.6374in"/>
    </style:style>
    <style:style style:name="co4" style:family="table-column">
      <style:table-column-properties fo:break-before="auto" style:column-width="2.3583in"/>
    </style:style>
    <style:style style:name="ro1" style:family="table-row">
      <style:table-row-properties style:row-height="0.1799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2165in" fo:break-before="auto" style:use-optimal-row-height="false"/>
    </style:style>
    <style:style style:name="ta1" style:family="table" style:master-page-name="Default">
      <style:table-properties table:display="true" style:writing-mode="rl-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ext-style style:name="N100">
      <number:text-content/>
    </number:text-style>
    <style:style style:name="ce2" style:family="table-cell" style:parent-style-name="Default">
      <style:table-cell-properties style:text-align-source="fix" style:repeat-content="false" style:vertical-align="middle"/>
      <style:paragraph-properties fo:text-align="center" fo:margin-left="0in" style:writing-mode="rl-tb"/>
    </style:style>
    <style:style style:name="ce4" style:family="table-cell" style:parent-style-name="Default">
      <style:table-cell-properties style:text-align-source="fix" style:repeat-content="false" style:vertical-align="middle"/>
      <style:paragraph-properties fo:text-align="center" fo:margin-left="0in" style:writing-mode="rl-tb"/>
    </style:style>
    <style:style style:name="ce5" style:family="table-cell" style:parent-style-name="Default" style:data-style-name="N84">
      <style:table-cell-properties style:text-align-source="fix" style:repeat-content="false" style:vertical-align="middle"/>
      <style:paragraph-properties fo:text-align="center" fo:margin-left="0in" style:writing-mode="rl-tb"/>
    </style:style>
    <style:style style:name="ce10" style:family="table-cell" style:parent-style-name="Default" style:data-style-name="N84">
      <style:table-cell-properties style:text-align-source="fix" style:repeat-content="false" style:vertical-align="middle"/>
      <style:paragraph-properties fo:text-align="center" fo:margin-left="0in" style:writing-mode="rl-tb"/>
    </style:style>
    <style:style style:name="ce6" style:family="table-cell" style:parent-style-name="Default" style:data-style-name="N41">
      <style:table-cell-properties style:text-align-source="fix" style:repeat-content="false" style:vertical-align="middle"/>
      <style:paragraph-properties fo:text-align="center" fo:margin-left="0in" style:writing-mode="rl-tb"/>
    </style:style>
    <style:style style:name="ce9" style:family="table-cell" style:parent-style-name="Default">
      <style:table-cell-properties style:text-align-source="fix" style:repeat-content="false" fo:wrap-option="wrap" style:vertical-align="middle"/>
      <style:paragraph-properties fo:text-align="center" fo:margin-left="0in" style:writing-mode="rl-tb"/>
    </style:style>
    <style:style style:name="ce14" style:family="table-cell" style:parent-style-name="Default">
      <style:table-cell-properties style:text-align-source="fix" style:repeat-content="false" fo:wrap-option="wrap" style:vertical-align="middle"/>
      <style:paragraph-properties fo:text-align="center" fo:margin-left="0in" style:writing-mode="rl-tb"/>
    </style: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tweet_data_cleaned" table:style-name="ta1">
        <table:table-column table:style-name="co1" table:number-columns-repeated="9" table:default-cell-style-name="ce4"/>
        <table:table-column table:style-name="co1" table:default-cell-style-name="ce14"/>
        <table:table-column table:style-name="co1" table:number-columns-repeated="54" table:default-cell-style-name="ce4"/>
        <table:table-row table:style-name="ro1">
          <table:table-cell table:style-name="ce2" office:value-type="string" calcext:value-type="string">
            <text:p>#</text:p>
          </table:table-cell>
          <table:table-cell table:style-name="ce5" office:value-type="string" calcext:value-type="string">
            <text:p>date</text:p>
          </table:table-cell>
          <table:table-cell table:style-name="ce5" office:value-type="string" calcext:value-type="string">
            <text:p>time</text:p>
          </table:table-cell>
          <table:table-cell table:style-name="ce9" office:value-type="string" calcext:value-type="string">
            <text:p>text</text:p>
          </table:table-cell>
          <table:table-cell table:style-name="ce2" office:value-type="string" calcext:value-type="string">
            <text:p>link</text:p>
          </table:table-cell>
          <table:table-cell table:style-name="ce2" office:value-type="string" calcext:value-type="string">
            <text:p>retweet_count</text:p>
          </table:table-cell>
          <table:table-cell table:style-name="ce2" office:value-type="string" calcext:value-type="string">
            <text:p>favorite_count</text:p>
          </table:table-cell>
          <table:table-cell table:style-name="ce2" office:value-type="string" calcext:value-type="string">
            <text:p>in_reply_to_screen_name</text:p>
          </table:table-cell>
          <table:table-cell table:style-name="ce2" office:value-type="string" calcext:value-type="string">
            <text:p>retweeted_status_screen_name</text:p>
          </table:table-cell>
          <table:table-cell table:style-name="ce9" office:value-type="string" calcext:value-type="string">
            <text:p>source</text:p>
          </table:table-cell>
          <table:table-cell table:number-columns-repeated="54"/>
        </table:table-row>
        <table:table-row table:style-name="ro1">
          <table:table-cell office:value-type="float" office:value="1" calcext:value-type="float">
            <text:p>1</text:p>
          </table:table-cell>
          <table:table-cell table:style-name="ce10" office:value-type="date" office:date-value="2020-02-09" calcext:value-type="date">
            <text:p>2020-02-09</text:p>
          </table:table-cell>
          <table:table-cell table:style-name="ce6" office:value-type="time" office:time-value="PT17H10M49S" calcext:value-type="time">
            <text:p>17:10:49</text:p>
          </table:table-cell>
          <table:table-cell table:style-name="ce14" office:value-type="string" calcext:value-type="string">
            <text:p>من الأقصر.. الدكتورة هالة زايد وزيرة الصحة والسكان تطمئن الشعب المصري وتؤكد أنه لا توجد حتى الآن حالات مصابة بفيروس كورونا بمصر. </text:p>
            <text:p/>
            <text:p>#كورونا </text:p>
            <text:p>#وزيرة_الصحة </text:p>
            <text:p>#صحتك_أمانة https://t.co/1EtsQBkso2</text:p>
          </table:table-cell>
          <table:table-cell office:value-type="string" calcext:value-type="string">
            <text:p>https://t.co/1EtsQBkso2</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 calcext:value-type="float">
            <text:p>2</text:p>
          </table:table-cell>
          <table:table-cell table:style-name="ce10" office:value-type="date" office:date-value="2020-02-10" calcext:value-type="date">
            <text:p>2020-02-10</text:p>
          </table:table-cell>
          <table:table-cell table:style-name="ce6" office:value-type="time" office:time-value="PT21H08M13S" calcext:value-type="time">
            <text:p>21:08:13</text:p>
          </table:table-cell>
          <table:table-cell table:style-name="ce14" office:value-type="string" calcext:value-type="string">
            <text:p>كل يوم جديد طفلك بيعيشه بشكل صحي بيفرق كتير في نموه وصحة جسمه.. علشان كده ابتداءً من اليوم 10 فبراير حملة رئيس الجمهورية لعلاج أمراض سوء التغذية، هتلف كل مدارس مصر تكشف وتعالج الأنيميا، والتقزم، والسمنة مجاناً</text:p>
            <text:p>#جيل_بكرة_يكبر_بصحة</text:p>
            <text:p>#١٠٠_مليون_صحة https://t.co/zCZLRTq85O</text:p>
          </table:table-cell>
          <table:table-cell office:value-type="string" calcext:value-type="string">
            <text:p>https://t.co/zCZLRTq85O</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 calcext:value-type="float">
            <text:p>3</text:p>
          </table:table-cell>
          <table:table-cell table:style-name="ce10" office:value-type="date" office:date-value="2020-02-11" calcext:value-type="date">
            <text:p>2020-02-11</text:p>
          </table:table-cell>
          <table:table-cell table:style-name="ce6" office:value-type="time" office:time-value="PT08H47M22S" calcext:value-type="time">
            <text:p>08:47:22</text:p>
          </table:table-cell>
          <table:table-cell table:style-name="ce14" office:value-type="string" calcext:value-type="string">
            <text:p>تقديم الخدمة الطبية بالمجان لأكثر من 6 الاف مواطن خلال يومين في القافلة الطبية بـ"عزبة الهجانة" تحت <text:s/>إشراف ومتابعة أطباء لكل التخصصات. ووجهت الدكتورة هالة زايد وزيرة الصحة بتنظيم قافلة طبية مجانية شهريا لخدمة أهالي عزبة الهجانة https://t.co/HoPF81sgD1</text:p>
          </table:table-cell>
          <table:table-cell office:value-type="string" calcext:value-type="string">
            <text:p>https://t.co/HoPF81sgD1</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 calcext:value-type="float">
            <text:p>4</text:p>
          </table:table-cell>
          <table:table-cell table:style-name="ce10" office:value-type="date" office:date-value="2020-02-11" calcext:value-type="date">
            <text:p>2020-02-11</text:p>
          </table:table-cell>
          <table:table-cell table:style-name="ce6" office:value-type="time" office:time-value="PT10H17M25S" calcext:value-type="time">
            <text:p>10:17:25</text:p>
          </table:table-cell>
          <table:table-cell table:style-name="ce14" office:value-type="string" calcext:value-type="string">
            <text:p>وجهت الدكتورة "هالة زايد" خلال جولتها الميدانية اليوم الثلاثاء لمحافظة جنوب سيناء بسرعة توريد التجهيزات الطبية والغير طبية لوحدة صحة رأس مسلة. https://t.co/aMypEKYVRl</text:p>
          </table:table-cell>
          <table:table-cell office:value-type="string" calcext:value-type="string">
            <text:p>https://t.co/aMypEKYVRl</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5" calcext:value-type="float">
            <text:p>5</text:p>
          </table:table-cell>
          <table:table-cell table:style-name="ce10" office:value-type="date" office:date-value="2020-02-11" calcext:value-type="date">
            <text:p>2020-02-11</text:p>
          </table:table-cell>
          <table:table-cell table:style-name="ce6" office:value-type="time" office:time-value="PT11H42M48S" calcext:value-type="time">
            <text:p>11:42:48</text:p>
          </table:table-cell>
          <table:table-cell table:style-name="ce14" office:value-type="string" calcext:value-type="string">
            <text:p>في إطار تطبيق التأمين الصحي الشامل بجنوب سيناء..</text:p>
            <text:p>#وزيرة_الصحة تبدء جولتها بتفقد أعمال التطوير بوحدة صحة أسرة "رأس مسلة"</text:p>
            <text:p>#صحتك_أمانة https://t.co/j7dE8IZpjJ</text:p>
          </table:table-cell>
          <table:table-cell office:value-type="string" calcext:value-type="string">
            <text:p>https://t.co/j7dE8IZpjJ</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 calcext:value-type="float">
            <text:p>6</text:p>
          </table:table-cell>
          <table:table-cell table:style-name="ce10" office:value-type="date" office:date-value="2020-02-11" calcext:value-type="date">
            <text:p>2020-02-11</text:p>
          </table:table-cell>
          <table:table-cell table:style-name="ce6" office:value-type="time" office:time-value="PT12H28M31S" calcext:value-type="time">
            <text:p>12:28:31</text:p>
          </table:table-cell>
          <table:table-cell table:style-name="ce14" office:value-type="string" calcext:value-type="string">
            <text:p>#وزيرة_الصحة تتفقد أعمال التطوير بوحدة صحة أسرة "ابو صويرة" وتوجه بسرعة الإنتهاء من أعمال التطوير ورفع الكفاءه، وتشدد علي مراعاة تطبيق معايير الهيئة العامة للإعتماد والرقابة للتأمين الصحي الشامل الجديد https://t.co/DxoRPNVuYi</text:p>
          </table:table-cell>
          <table:table-cell office:value-type="string" calcext:value-type="string">
            <text:p>https://t.co/DxoRPNVuYi</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7" calcext:value-type="float">
            <text:p>7</text:p>
          </table:table-cell>
          <table:table-cell table:style-name="ce10" office:value-type="date" office:date-value="2020-02-11" calcext:value-type="date">
            <text:p>2020-02-11</text:p>
          </table:table-cell>
          <table:table-cell table:style-name="ce6" office:value-type="time" office:time-value="PT13H12M59S" calcext:value-type="time">
            <text:p>13:12:59</text:p>
          </table:table-cell>
          <table:table-cell table:style-name="ce14" office:value-type="string" calcext:value-type="string">
            <text:p>الدكتورة #هالة_زايد ، #وزيرة_الصحة خلال تفقدها أعمال التطوير الجارية بوحدة صحة أسرة وادي تال، التابعة للإدارة الصحية بمنطقة أبوزنيمه ، تعلن تسجيل 52 ألف و٤٠٤ مواطن بمنظومة التأمين الصحي الشامل بمحافظة جنوب سيناء ،منذ بداية التسجيل في الأول من شهر أكتوبر الماضي وحتى صباح اليوم. https://t.co/80D3zKQNWb</text:p>
          </table:table-cell>
          <table:table-cell office:value-type="string" calcext:value-type="string">
            <text:p>https://t.co/80D3zKQNWb</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8" calcext:value-type="float">
            <text:p>8</text:p>
          </table:table-cell>
          <table:table-cell table:style-name="ce10" office:value-type="date" office:date-value="2020-02-11" calcext:value-type="date">
            <text:p>2020-02-11</text:p>
          </table:table-cell>
          <table:table-cell table:style-name="ce6" office:value-type="time" office:time-value="PT13H45M51S" calcext:value-type="time">
            <text:p>13:45:51</text:p>
          </table:table-cell>
          <table:table-cell table:style-name="ce14" office:value-type="string" calcext:value-type="string">
            <text:p>تفقدت الدكتورة #هالة_زايد، #وزيرة_الصحة ، أعمال التطوير ورفع الكفاءة الجارية بمستشفى أبورديس</text:p>
            <text:p>#وزيرة_الصحة توجه بتوفير علاج لمريضين من فيروس سي وصرفه من صيدلية المستشفى استجابةً لطلبهما، وتشدد علي تقديم الخدمة الطبية بأعلي جودة.</text:p>
            <text:p>@DrHalaZayed1 https://t.co/iVPQ9QauYu</text:p>
          </table:table-cell>
          <table:table-cell office:value-type="string" calcext:value-type="string">
            <text:p>https://t.co/iVPQ9QauYu</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9" calcext:value-type="float">
            <text:p>9</text:p>
          </table:table-cell>
          <table:table-cell table:style-name="ce10" office:value-type="date" office:date-value="2020-02-11" calcext:value-type="date">
            <text:p>2020-02-11</text:p>
          </table:table-cell>
          <table:table-cell table:style-name="ce6" office:value-type="time" office:time-value="PT13H46M46S" calcext:value-type="time">
            <text:p>13:46:46</text:p>
          </table:table-cell>
          <table:table-cell table:style-name="ce14" office:value-type="string" calcext:value-type="string">
            <text:p>#وزيرة_الصحة تستمع لآراء ومقترحات الفريق الطبي بالمستشفى وتوجه بضرورة التدريب والتعلم المستمر لمواكبة التغيرات الطبية المستمرة.</text:p>
            <text:p>* تؤكد على ضرورة العمل وفقاً لأدلة عمل إكلينيكية وبروتوكولات علاج موحدة طبقاً للمعهد القومي للتميز الطبي بإنجلترا. https://t.co/KdPKQcaJsq</text:p>
          </table:table-cell>
          <table:table-cell office:value-type="string" calcext:value-type="string">
            <text:p>https://t.co/KdPKQcaJsq</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0" calcext:value-type="float">
            <text:p>10</text:p>
          </table:table-cell>
          <table:table-cell table:style-name="ce10" office:value-type="date" office:date-value="2020-02-11" calcext:value-type="date">
            <text:p>2020-02-11</text:p>
          </table:table-cell>
          <table:table-cell table:style-name="ce6" office:value-type="time" office:time-value="PT13H47M41S" calcext:value-type="time">
            <text:p>13:47:41</text:p>
          </table:table-cell>
          <table:table-cell table:style-name="ce14" office:value-type="string" calcext:value-type="string">
            <text:p>#وزيرة_الصحة توجه بسرعة الإنتهاء من أعمال التطوير ورفع كفاءة المستشفى وفقًا للمواعيد المحددة،وتشدد على مراعاة معايير هيئة الاعتماد والرقابة الصحية. https://t.co/LSo3Gy1ZO9</text:p>
          </table:table-cell>
          <table:table-cell office:value-type="string" calcext:value-type="string">
            <text:p>https://t.co/LSo3Gy1ZO9</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1" calcext:value-type="float">
            <text:p>11</text:p>
          </table:table-cell>
          <table:table-cell table:style-name="ce10" office:value-type="date" office:date-value="2020-02-11" calcext:value-type="date">
            <text:p>2020-02-11</text:p>
          </table:table-cell>
          <table:table-cell table:style-name="ce6" office:value-type="time" office:time-value="PT13H48M21S" calcext:value-type="time">
            <text:p>13:48:21</text:p>
          </table:table-cell>
          <table:table-cell table:style-name="ce14" office:value-type="string" calcext:value-type="string">
            <text:p>#وزيرة_الصحة تؤكد على إختبار كافة أنظمة الإلكتروميكانيك حيث يشمل المستشفى 46 سريرًا، وغرفتي عمليات، و3 ماكينات غسيل كلوي، و4 أسرة للعناية المركزة، و5 حضانات للأطفال، ومعملاً، وقسم أشعة، وبنك دم تخزيني، و8 عيادات خارجية، بها أغلب التخصصات الطبية. https://t.co/iCeXAKf9NK</text:p>
          </table:table-cell>
          <table:table-cell office:value-type="string" calcext:value-type="string">
            <text:p>https://t.co/iCeXAKf9NK</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2" calcext:value-type="float">
            <text:p>12</text:p>
          </table:table-cell>
          <table:table-cell table:style-name="ce10" office:value-type="date" office:date-value="2020-02-11" calcext:value-type="date">
            <text:p>2020-02-11</text:p>
          </table:table-cell>
          <table:table-cell table:style-name="ce6" office:value-type="time" office:time-value="PT18H16M44S" calcext:value-type="time">
            <text:p>18:16:44</text:p>
          </table:table-cell>
          <table:table-cell table:style-name="ce14" office:value-type="string" calcext:value-type="string">
            <text:p>إطلاق الحملة القومية للتطعيم ضد مرض شلل الأطفال للمصريين وغير المصريين "المقيمين على أرض مصر" من عمر يوم حتى 5 سنوات بالمجان لمدة 4 أيام، وذلك خلال الفترة من الأحد الموافق 16 فبراير 2020 حتى الأربعاء 19 فبراير 2020.</text:p>
            <text:p/>
            <text:p>سيتم تنفيذ الحملة بجميع المحافظات وتستهدف 16.5مليون طفل تقريبًا https://t.co/v6yKMyPwVs</text:p>
          </table:table-cell>
          <table:table-cell office:value-type="string" calcext:value-type="string">
            <text:p>https://t.co/v6yKMyPwVs</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 calcext:value-type="float">
            <text:p>13</text:p>
          </table:table-cell>
          <table:table-cell table:style-name="ce10" office:value-type="date" office:date-value="2020-02-14" calcext:value-type="date">
            <text:p>2020-02-14</text:p>
          </table:table-cell>
          <table:table-cell table:style-name="ce6" office:value-type="time" office:time-value="PT16H48M27S" calcext:value-type="time">
            <text:p>16:48:27</text:p>
          </table:table-cell>
          <table:table-cell table:style-name="ce14" office:value-type="string" calcext:value-type="string">
            <text:p>بيان اعلامي مشترك بين كل من وزارة الصحة والسكان المصرية ومنظمة الصحة العالمية</text:p>
            <text:p/>
            <text:p>اكتشاف اول حالة "لأجنبى" حاملة لفيروس كورونا المستجد بمصر https://t.co/5brr7iTAnV</text:p>
          </table:table-cell>
          <table:table-cell office:value-type="string" calcext:value-type="string">
            <text:p>https://t.co/5brr7iTAnV</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4" calcext:value-type="float">
            <text:p>14</text:p>
          </table:table-cell>
          <table:table-cell table:style-name="ce10" office:value-type="date" office:date-value="2020-02-16" calcext:value-type="date">
            <text:p>2020-02-16</text:p>
          </table:table-cell>
          <table:table-cell table:style-name="ce6" office:value-type="time" office:time-value="PT17H29M15S" calcext:value-type="time">
            <text:p>17:29:15</text:p>
          </table:table-cell>
          <table:table-cell table:style-name="ce14" office:value-type="string" calcext:value-type="string">
            <text:p>تتوجه الدكتورة #هالة_زايد وزيرة الصحة والسكان غدا الاثنين لمحافظة مطروح للاطمئنان علي صحة المصريين العائدين من مدينة ووهان الصينية بعد انقضاء فترة الحجر الصحي لهم. https://t.co/U2tvz0lPx8</text:p>
          </table:table-cell>
          <table:table-cell office:value-type="string" calcext:value-type="string">
            <text:p>https://t.co/U2tvz0lPx8</text:p>
          </table:table-cell>
          <table:table-cell office:value-type="float" office:value="3" calcext:value-type="float">
            <text:p>3</text:p>
          </table:table-cell>
          <table:table-cell office:value-type="float" office:value="11" calcext:value-type="float">
            <text:p>1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5" calcext:value-type="float">
            <text:p>15</text:p>
          </table:table-cell>
          <table:table-cell table:style-name="ce10" office:value-type="date" office:date-value="2020-02-17" calcext:value-type="date">
            <text:p>2020-02-17</text:p>
          </table:table-cell>
          <table:table-cell table:style-name="ce6" office:value-type="time" office:time-value="PT11H03M01S" calcext:value-type="time">
            <text:p>11:03:01</text:p>
          </table:table-cell>
          <table:table-cell table:style-name="ce14" office:value-type="string" calcext:value-type="string">
            <text:p>خلال مغادرة العائدين من مدينة ووهان الصينية من الحجر الصحي</text:p>
            <text:p>#وزيرة_الصحة الدكتورة #هالة_زايد: مصر لا تنسى أبنائها في الداخل والخارج، مؤكدة حرص القيادة السياسية على الإهتمام بأبناء الوطن في الداخل و الخارج. https://t.co/ZxOOGRwJgm</text:p>
          </table:table-cell>
          <table:table-cell office:value-type="string" calcext:value-type="string">
            <text:p>https://t.co/ZxOOGRwJgm</text:p>
          </table:table-cell>
          <table:table-cell office:value-type="float" office:value="8" calcext:value-type="float">
            <text:p>8</text:p>
          </table:table-cell>
          <table:table-cell office:value-type="float" office:value="13" calcext:value-type="float">
            <text:p>1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 calcext:value-type="float">
            <text:p>16</text:p>
          </table:table-cell>
          <table:table-cell table:style-name="ce10" office:value-type="date" office:date-value="2020-02-17" calcext:value-type="date">
            <text:p>2020-02-17</text:p>
          </table:table-cell>
          <table:table-cell table:style-name="ce6" office:value-type="time" office:time-value="PT11H03M03S" calcext:value-type="time">
            <text:p>11:03:03</text:p>
          </table:table-cell>
          <table:table-cell table:style-name="ce14" office:value-type="string" calcext:value-type="string">
            <text:p>#وزيرة_الصحة الدكتورة #هالة_زايد للأطباء " أعطيتم للعالم درسًا في كيفية التعامل مع الأحداث الكبري وكنتم على قدر الحدث". https://t.co/8lbShwZVFR</text:p>
          </table:table-cell>
          <table:table-cell office:value-type="string" calcext:value-type="string">
            <text:p>https://t.co/8lbShwZVFR</text:p>
          </table:table-cell>
          <table:table-cell office:value-type="float" office:value="5" calcext:value-type="float">
            <text:p>5</text:p>
          </table:table-cell>
          <table:table-cell office:value-type="float" office:value="16" calcext:value-type="float">
            <text:p>16</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7" calcext:value-type="float">
            <text:p>17</text:p>
          </table:table-cell>
          <table:table-cell table:style-name="ce10" office:value-type="date" office:date-value="2020-02-17" calcext:value-type="date">
            <text:p>2020-02-17</text:p>
          </table:table-cell>
          <table:table-cell table:style-name="ce6" office:value-type="time" office:time-value="PT11H04M59S" calcext:value-type="time">
            <text:p>11:04:59</text:p>
          </table:table-cell>
          <table:table-cell table:style-name="ce14" office:value-type="string" calcext:value-type="string">
            <text:p>وجهت #وزيرة_الصحة الدكتورة #هالة_زايد الشكر للفريق الطبي و الطاقم الإداري وطاقم قيادة الطائرة ورجال مصلحة الجوزات بوزارة الداخلية و القوات المسلحة لما بذلوه من جهد في عملية الحجر الصحي، مشيدة بتكاتف والتفاف جميع أجهزة الدولة للحفاظ على أبنائها. https://t.co/htC4gd9GPO</text:p>
          </table:table-cell>
          <table:table-cell office:value-type="string" calcext:value-type="string">
            <text:p>https://t.co/htC4gd9GPO</text:p>
          </table:table-cell>
          <table:table-cell office:value-type="float" office:value="10" calcext:value-type="float">
            <text:p>10</text:p>
          </table:table-cell>
          <table:table-cell office:value-type="float" office:value="25" calcext:value-type="float">
            <text:p>2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 calcext:value-type="float">
            <text:p>18</text:p>
          </table:table-cell>
          <table:table-cell table:style-name="ce10" office:value-type="date" office:date-value="2020-02-17" calcext:value-type="date">
            <text:p>2020-02-17</text:p>
          </table:table-cell>
          <table:table-cell table:style-name="ce6" office:value-type="time" office:time-value="PT11H07M34S" calcext:value-type="time">
            <text:p>11:07:34</text:p>
          </table:table-cell>
          <table:table-cell table:style-name="ce14" office:value-type="string" calcext:value-type="string">
            <text:p>وأعربت #وزيرة_الصحة عن فخرها بما قدمه أبناء وزارة الصحة والسكان للمصريين العائدين من مدينة ووهان والذين يبلغ عددهم 302 فرد، موضحة أن جميع الفرق الطبية و الإدارية شاركوا في هذه الملحمة الوطنية بمحض إرادتهم ورغبتهم في خدمة الوطن، وسيتم تكريمهم، وتخليد أسمائهم. https://t.co/uEZ2wBAQNl</text:p>
          </table:table-cell>
          <table:table-cell office:value-type="string" calcext:value-type="string">
            <text:p>https://t.co/uEZ2wBAQNl</text:p>
          </table:table-cell>
          <table:table-cell office:value-type="float" office:value="8" calcext:value-type="float">
            <text:p>8</text:p>
          </table:table-cell>
          <table:table-cell office:value-type="float" office:value="26" calcext:value-type="float">
            <text:p>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 calcext:value-type="float">
            <text:p>19</text:p>
          </table:table-cell>
          <table:table-cell table:style-name="ce10" office:value-type="date" office:date-value="2020-02-17" calcext:value-type="date">
            <text:p>2020-02-17</text:p>
          </table:table-cell>
          <table:table-cell table:style-name="ce6" office:value-type="time" office:time-value="PT11H11M45S" calcext:value-type="time">
            <text:p>11:11:45</text:p>
          </table:table-cell>
          <table:table-cell table:style-name="ce14" office:value-type="string" calcext:value-type="string">
            <text:p>#وزيرة_الصحة الدكتورة #هالة_زايد تم تخصيص 9 أتوبيسات لنقل العائدين بناءً على استطلاع آرائهم للأماكن التي يرغبون في الوصول إليها، حيث تم تخصيص 6 أتوبيسات إلى محافظة القاهرة، و3 إلى محافظة الإسكندرية، كما تم توفير 3 سيارات إسعاف مجهزة لنقل السيدات الحوامل بمرافقة طبيب إلى منازلهن. https://t.co/oQ4YqnQnaJ</text:p>
          </table:table-cell>
          <table:table-cell office:value-type="string" calcext:value-type="string">
            <text:p>https://t.co/oQ4YqnQnaJ</text:p>
          </table:table-cell>
          <table:table-cell office:value-type="float" office:value="15" calcext:value-type="float">
            <text:p>15</text:p>
          </table:table-cell>
          <table:table-cell office:value-type="float" office:value="30" calcext:value-type="float">
            <text:p>3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 calcext:value-type="float">
            <text:p>20</text:p>
          </table:table-cell>
          <table:table-cell table:style-name="ce10" office:value-type="date" office:date-value="2020-02-19" calcext:value-type="date">
            <text:p>2020-02-19</text:p>
          </table:table-cell>
          <table:table-cell table:style-name="ce6" office:value-type="time" office:time-value="PT09H45M20S" calcext:value-type="time">
            <text:p>09:45:20</text:p>
          </table:table-cell>
          <table:table-cell table:style-name="ce14" office:value-type="string" calcext:value-type="string">
            <text:p>بيان إعلامي مشترك بين كلًا من وزارة الصحة والسكان المصرية ومنظمة الصحة العالمية.</text:p>
            <text:p/>
            <text:p>لمعرفة تفاصيل البيان: https://t.co/cuwDV3YtTz https://t.co/wGGD9gOwZL</text:p>
          </table:table-cell>
          <table:table-cell office:value-type="string" calcext:value-type="string">
            <text:p>https://t.co/wGGD9gOwZL</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 calcext:value-type="float">
            <text:p>21</text:p>
          </table:table-cell>
          <table:table-cell table:style-name="ce10" office:value-type="date" office:date-value="2020-02-22" calcext:value-type="date">
            <text:p>2020-02-22</text:p>
          </table:table-cell>
          <table:table-cell table:style-name="ce6" office:value-type="time" office:time-value="PT12H29M54S" calcext:value-type="time">
            <text:p>12:29:54</text:p>
          </table:table-cell>
          <table:table-cell table:style-name="ce14" office:value-type="string" calcext:value-type="string">
            <text:p>ضمن المرحلة الثانية لتطبيق التأمين الصحي الشامل..</text:p>
            <text:p>وزيرة الصحة تتفقد مستشفى المبرة ببورسعيد استعدادًا لدخولها منظومة التأمين الصحي الجديد https://t.co/qZj2Dcyx0u</text:p>
          </table:table-cell>
          <table:table-cell office:value-type="string" calcext:value-type="string">
            <text:p>https://t.co/qZj2Dcyx0u</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2" calcext:value-type="float">
            <text:p>22</text:p>
          </table:table-cell>
          <table:table-cell table:style-name="ce10" office:value-type="date" office:date-value="2020-02-22" calcext:value-type="date">
            <text:p>2020-02-22</text:p>
          </table:table-cell>
          <table:table-cell table:style-name="ce6" office:value-type="time" office:time-value="PT12H45M54S" calcext:value-type="time">
            <text:p>12:45:54</text:p>
          </table:table-cell>
          <table:table-cell table:style-name="ce14" office:value-type="string" calcext:value-type="string">
            <text:p>الدكتورة هالة زايد "تسجيل ٥٧٩ ألفًا <text:s/>و١٨١ مواطناً بمنظومة التأمين الصحي الشامل الجديد بمحافظة بورسعيد، وذلك منذ انطلاقها في شهر يوليو الماضي وحتى صباح اليوم". https://t.co/3FD5GnxMup</text:p>
          </table:table-cell>
          <table:table-cell office:value-type="string" calcext:value-type="string">
            <text:p>https://t.co/3FD5GnxMup</text:p>
          </table:table-cell>
          <table:table-cell office:value-type="float" office:value="1" calcext:value-type="float">
            <text:p>1</text:p>
          </table:table-cell>
          <table:table-cell office:value-type="float" office:value="14" calcext:value-type="float">
            <text:p>1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 calcext:value-type="float">
            <text:p>23</text:p>
          </table:table-cell>
          <table:table-cell table:style-name="ce10" office:value-type="date" office:date-value="2020-02-22" calcext:value-type="date">
            <text:p>2020-02-22</text:p>
          </table:table-cell>
          <table:table-cell table:style-name="ce6" office:value-type="time" office:time-value="PT15H57M00S" calcext:value-type="time">
            <text:p>15:57:00</text:p>
          </table:table-cell>
          <table:table-cell table:style-name="ce14" office:value-type="string" calcext:value-type="string">
            <text:p>وزيرة الصحة: "إجراء 17 ألف عملية جراحية بمستشفيات منظومة التأمين الشامل ببورسعيد" https://t.co/kIxVuzdWwg</text:p>
          </table:table-cell>
          <table:table-cell office:value-type="string" calcext:value-type="string">
            <text:p>https://t.co/kIxVuzdWwg</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4" calcext:value-type="float">
            <text:p>24</text:p>
          </table:table-cell>
          <table:table-cell table:style-name="ce10" office:value-type="date" office:date-value="2020-02-22" calcext:value-type="date">
            <text:p>2020-02-22</text:p>
          </table:table-cell>
          <table:table-cell table:style-name="ce6" office:value-type="time" office:time-value="PT15H57M58S" calcext:value-type="time">
            <text:p>15:57:58</text:p>
          </table:table-cell>
          <table:table-cell table:style-name="ce14" office:value-type="string" calcext:value-type="string">
            <text:p>الدكتورة هالة زايد تتفقد أعمال التطوير بالمبنى البحري بمستشفى بورسعيد العام ضمن المرحلة الثانية بمنظومة التأمين الصحي الشامل بالمحافظة. https://t.co/zZxCyMsOof</text:p>
          </table:table-cell>
          <table:table-cell office:value-type="string" calcext:value-type="string">
            <text:p>https://t.co/zZxCyMsOof</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5" calcext:value-type="float">
            <text:p>25</text:p>
          </table:table-cell>
          <table:table-cell table:style-name="ce10" office:value-type="date" office:date-value="2020-02-24" calcext:value-type="date">
            <text:p>2020-02-24</text:p>
          </table:table-cell>
          <table:table-cell table:style-name="ce6" office:value-type="time" office:time-value="PT10H36M52S" calcext:value-type="time">
            <text:p>10:36:52</text:p>
          </table:table-cell>
          <table:table-cell table:style-name="ce14" office:value-type="string" calcext:value-type="string">
            <text:p>ما هو فيروس كورونا المستجد 2019 وكيفية الوقاية منه؟</text:p>
            <text:p>#فيروس_كورونا</text:p>
            <text:p>#فيروس_كورونا_الجديد</text:p>
            <text:p>#الكورونا_المستجد https://t.co/jDmENBfJMb</text:p>
          </table:table-cell>
          <table:table-cell office:value-type="string" calcext:value-type="string">
            <text:p>https://t.co/jDmENBfJMb</text:p>
          </table:table-cell>
          <table:table-cell office:value-type="float" office:value="553" calcext:value-type="float">
            <text:p>553</text:p>
          </table:table-cell>
          <table:table-cell office:value-type="float" office:value="1365" calcext:value-type="float">
            <text:p>136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6" calcext:value-type="float">
            <text:p>26</text:p>
          </table:table-cell>
          <table:table-cell table:style-name="ce10" office:value-type="date" office:date-value="2020-02-25" calcext:value-type="date">
            <text:p>2020-02-25</text:p>
          </table:table-cell>
          <table:table-cell table:style-name="ce6" office:value-type="time" office:time-value="PT17H48M01S" calcext:value-type="time">
            <text:p>17:48:01</text:p>
          </table:table-cell>
          <table:table-cell table:style-name="ce14" office:value-type="string" calcext:value-type="string">
            <text:p>المبادرة مستمرة وتستهدف فحص السمع للمواليد من عمر يوم حتى 28 يوم. https://t.co/bkugynJRKT</text:p>
          </table:table-cell>
          <table:table-cell office:value-type="string" calcext:value-type="string">
            <text:p>https://t.co/bkugynJRKT</text:p>
          </table:table-cell>
          <table:table-cell office:value-type="float" office:value="8" calcext:value-type="float">
            <text:p>8</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 calcext:value-type="float">
            <text:p>27</text:p>
          </table:table-cell>
          <table:table-cell table:style-name="ce10" office:value-type="date" office:date-value="2020-02-26" calcext:value-type="date">
            <text:p>2020-02-26</text:p>
          </table:table-cell>
          <table:table-cell table:style-name="ce6" office:value-type="time" office:time-value="PT17H26M50S" calcext:value-type="time">
            <text:p>17:26:50</text:p>
          </table:table-cell>
          <table:table-cell table:style-name="ce14" office:value-type="string" calcext:value-type="string">
            <text:p>وزيرة الصحة خلال ترؤسها اجتماع المكتب التنفيذي لمجلس وزارء الصحة العرب في دورته الـ 53 ..</text:p>
            <text:p/>
            <text:p> الرعاية الصحية حق للجميع والدول العربية تسعى لتحقيق ذلك. https://t.co/l7XoRJLnaG</text:p>
          </table:table-cell>
          <table:table-cell office:value-type="string" calcext:value-type="string">
            <text:p>https://t.co/l7XoRJLnaG</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8" calcext:value-type="float">
            <text:p>28</text:p>
          </table:table-cell>
          <table:table-cell table:style-name="ce10" office:value-type="date" office:date-value="2020-02-27" calcext:value-type="date">
            <text:p>2020-02-27</text:p>
          </table:table-cell>
          <table:table-cell table:style-name="ce6" office:value-type="time" office:time-value="PT08H37M22S" calcext:value-type="time">
            <text:p>08:37:22</text:p>
          </table:table-cell>
          <table:table-cell table:style-name="ce14" office:value-type="string" calcext:value-type="string">
            <text:p>منح الدكتورة هالة زايد جائزة "التميز في التغطية الصحية" من قبل اتحاد المستشفيات العربية ، وذلك تقديرًا لجهودها في الارتقاء بمنظومة الرعاية الصحية في مصر ... https://t.co/fWsVwXhmU8</text:p>
          </table:table-cell>
          <table:table-cell office:value-type="string" calcext:value-type="string">
            <text:p>https://t.co/fWsVwXhmU8</text:p>
          </table:table-cell>
          <table:table-cell office:value-type="float" office:value="2" calcext:value-type="float">
            <text:p>2</text:p>
          </table:table-cell>
          <table:table-cell office:value-type="float" office:value="28" calcext:value-type="float">
            <text:p>2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9" calcext:value-type="float">
            <text:p>29</text:p>
          </table:table-cell>
          <table:table-cell table:style-name="ce10" office:value-type="date" office:date-value="2020-02-27" calcext:value-type="date">
            <text:p>2020-02-27</text:p>
          </table:table-cell>
          <table:table-cell table:style-name="ce6" office:value-type="time" office:time-value="PT20H10M36S" calcext:value-type="time">
            <text:p>20:10:36</text:p>
          </table:table-cell>
          <table:table-cell table:style-name="ce14" office:value-type="string" calcext:value-type="string">
            <text:p>تعافي أول حالة حاملة لفيروس كورونا المستجد بالبلاد.. ومصر خالية من كورونا المستجد</text:p>
            <text:p>#كورونا_الجديد </text:p>
            <text:p>#فيروس_كورونا https://t.co/TuXvrpzblp</text:p>
          </table:table-cell>
          <table:table-cell office:value-type="string" calcext:value-type="string">
            <text:p>https://t.co/TuXvrpzblp</text:p>
          </table:table-cell>
          <table:table-cell office:value-type="float" office:value="35" calcext:value-type="float">
            <text:p>35</text:p>
          </table:table-cell>
          <table:table-cell office:value-type="float" office:value="61" calcext:value-type="float">
            <text:p>6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0" calcext:value-type="float">
            <text:p>30</text:p>
          </table:table-cell>
          <table:table-cell table:style-name="ce10" office:value-type="date" office:date-value="2020-02-29" calcext:value-type="date">
            <text:p>2020-02-29</text:p>
          </table:table-cell>
          <table:table-cell table:style-name="ce6" office:value-type="time" office:time-value="PT15H45M35S" calcext:value-type="time">
            <text:p>15:45:35</text:p>
          </table:table-cell>
          <table:table-cell table:style-name="ce14" office:value-type="string" calcext:value-type="string">
            <text:p>كيف تحمي نفسك ومن حولك من فيروس كورونا ٢٠١٩ ؟</text:p>
            <text:p>#فيروس_كورونا_المستجدّ </text:p>
            <text:p>#فيروس_كورونا </text:p>
            <text:p>#COVID19 https://t.co/k1xfYA6IAP</text:p>
          </table:table-cell>
          <table:table-cell office:value-type="string" calcext:value-type="string">
            <text:p>https://t.co/k1xfYA6IAP</text:p>
          </table:table-cell>
          <table:table-cell office:value-type="float" office:value="31" calcext:value-type="float">
            <text:p>31</text:p>
          </table:table-cell>
          <table:table-cell office:value-type="float" office:value="28" calcext:value-type="float">
            <text:p>28</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1" calcext:value-type="float">
            <text:p>31</text:p>
          </table:table-cell>
          <table:table-cell table:style-name="ce10" office:value-type="date" office:date-value="2020-03-01" calcext:value-type="date">
            <text:p>2020-03-01</text:p>
          </table:table-cell>
          <table:table-cell table:style-name="ce6" office:value-type="time" office:time-value="PT12H32M40S" calcext:value-type="time">
            <text:p>12:32:40</text:p>
          </table:table-cell>
          <table:table-cell table:style-name="ce14" office:value-type="string" calcext:value-type="string">
            <text:p>إذا كان لديك أي تساؤلات حول فيروس كورونا ٢٠١٩ وترغب في المساعدة الطبية. يمكنك التواصل معنا عبرالخط الساخن 105.</text:p>
            <text:p/>
            <text:p>#كورونا </text:p>
            <text:p>#فيروس_كورونا_المستجدّ </text:p>
            <text:p>#فيروس_كورونا https://t.co/TKyw3lyKKj</text:p>
          </table:table-cell>
          <table:table-cell office:value-type="string" calcext:value-type="string">
            <text:p>https://t.co/TKyw3lyKKj</text:p>
          </table:table-cell>
          <table:table-cell office:value-type="float" office:value="70" calcext:value-type="float">
            <text:p>70</text:p>
          </table:table-cell>
          <table:table-cell office:value-type="float" office:value="33" calcext:value-type="float">
            <text:p>3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2" calcext:value-type="float">
            <text:p>32</text:p>
          </table:table-cell>
          <table:table-cell table:style-name="ce10" office:value-type="date" office:date-value="2020-03-01" calcext:value-type="date">
            <text:p>2020-03-01</text:p>
          </table:table-cell>
          <table:table-cell table:style-name="ce6" office:value-type="time" office:time-value="PT13H07M48S" calcext:value-type="time">
            <text:p>13:07:48</text:p>
          </table:table-cell>
          <table:table-cell table:style-name="ce14" office:value-type="string" calcext:value-type="string">
            <text:p>توضيح الحقائق والرد على ما يُثار من شائعات حول فيروس كورونا 2019. </text:p>
            <text:p>إذا كان لديك أي تساؤلات حول فيروس كورونا ٢٠١٩ وترغب في المساعدة الطبية، يمكنك التواصل معنا عبر الخط الساخن 105.</text:p>
            <text:p/>
            <text:p>#كورونا </text:p>
            <text:p>#كورونا_الجديد https://t.co/06zxzN5NY2</text:p>
          </table:table-cell>
          <table:table-cell office:value-type="string" calcext:value-type="string">
            <text:p>https://t.co/06zxzN5NY2</text:p>
          </table:table-cell>
          <table:table-cell office:value-type="float" office:value="79" calcext:value-type="float">
            <text:p>79</text:p>
          </table:table-cell>
          <table:table-cell office:value-type="float" office:value="71" calcext:value-type="float">
            <text:p>7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3" calcext:value-type="float">
            <text:p>33</text:p>
          </table:table-cell>
          <table:table-cell table:style-name="ce10" office:value-type="date" office:date-value="2020-03-01" calcext:value-type="date">
            <text:p>2020-03-01</text:p>
          </table:table-cell>
          <table:table-cell table:style-name="ce6" office:value-type="time" office:time-value="PT17H20M18S" calcext:value-type="time">
            <text:p>17:20:18</text:p>
          </table:table-cell>
          <table:table-cell table:style-name="ce14" office:value-type="string" calcext:value-type="string">
            <text:p>غسل الأيدي جيدا بالماء والصابون أحد طرق الوقاية الأساسية من فيروس كورنا ٢٠١٩</text:p>
            <text:p>احرص عليه بشكل دوري خلال اليوم لحماية نفسك ومن حولك.</text:p>
            <text:p>#فيروس_كورونا_المستجدّ </text:p>
            <text:p>#فيروس_كورونا_كيوفيد_19 </text:p>
            <text:p>#فيروس_كورونا https://t.co/1lOhxqMZjh</text:p>
          </table:table-cell>
          <table:table-cell office:value-type="string" calcext:value-type="string">
            <text:p>https://t.co/1lOhxqMZjh</text:p>
          </table:table-cell>
          <table:table-cell office:value-type="float" office:value="19" calcext:value-type="float">
            <text:p>19</text:p>
          </table:table-cell>
          <table:table-cell office:value-type="float" office:value="82" calcext:value-type="float">
            <text:p>8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4" calcext:value-type="float">
            <text:p>34</text:p>
          </table:table-cell>
          <table:table-cell table:style-name="ce10" office:value-type="date" office:date-value="2020-03-01" calcext:value-type="date">
            <text:p>2020-03-01</text:p>
          </table:table-cell>
          <table:table-cell table:style-name="ce6" office:value-type="time" office:time-value="PT23H34M28S" calcext:value-type="time">
            <text:p>23:34:28</text:p>
          </table:table-cell>
          <table:table-cell table:style-name="ce14" office:value-type="string" calcext:value-type="string">
            <text:p>بيان اعلامي مشترك بين وزارة الصحة والسكان المصرية ومنظمة الصحة العالمية</text:p>
            <text:p>اكتشاف حالة "لأجنبى" إيجابية لفيروس كورونا المستجد بمصر.</text:p>
            <text:p>https://t.co/nXRv3Ksln5</text:p>
            <text:p>#فيروس_كورونا_المستجد </text:p>
            <text:p>#فيروس_كورونا</text:p>
          </table:table-cell>
          <table:table-cell office:value-type="string" calcext:value-type="string">
            <text:p>https://t.co/nXRv3Ksln5</text:p>
          </table:table-cell>
          <table:table-cell office:value-type="float" office:value="23" calcext:value-type="float">
            <text:p>23</text:p>
          </table:table-cell>
          <table:table-cell office:value-type="float" office:value="31" calcext:value-type="float">
            <text:p>3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5" calcext:value-type="float">
            <text:p>35</text:p>
          </table:table-cell>
          <table:table-cell table:style-name="ce10" office:value-type="date" office:date-value="2020-03-02" calcext:value-type="date">
            <text:p>2020-03-02</text:p>
          </table:table-cell>
          <table:table-cell table:style-name="ce6" office:value-type="time" office:time-value="PT09H49M32S" calcext:value-type="time">
            <text:p>09:49:32</text:p>
          </table:table-cell>
          <table:table-cell table:style-name="ce14" office:value-type="string" calcext:value-type="string">
            <text:p>متى يجب عليك ارتداء الماسك الواقي؟</text:p>
            <text:p>#فيروس_كورونا</text:p>
            <text:p> #كورونا</text:p>
            <text:p> #كورونا_المستجد </text:p>
            <text:p>#كورونا_الجديد https://t.co/EePOWY96SO</text:p>
          </table:table-cell>
          <table:table-cell office:value-type="string" calcext:value-type="string">
            <text:p>https://t.co/EePOWY96SO</text:p>
          </table:table-cell>
          <table:table-cell office:value-type="float" office:value="405" calcext:value-type="float">
            <text:p>405</text:p>
          </table:table-cell>
          <table:table-cell office:value-type="float" office:value="2762" calcext:value-type="float">
            <text:p>276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6" calcext:value-type="float">
            <text:p>36</text:p>
          </table:table-cell>
          <table:table-cell table:style-name="ce10" office:value-type="date" office:date-value="2020-03-02" calcext:value-type="date">
            <text:p>2020-03-02</text:p>
          </table:table-cell>
          <table:table-cell table:style-name="ce6" office:value-type="time" office:time-value="PT13H45M59S" calcext:value-type="time">
            <text:p>13:45:59</text:p>
          </table:table-cell>
          <table:table-cell table:style-name="ce14" office:value-type="string" calcext:value-type="string">
            <text:p>تبدأ الحملة القومية للتطعيم ضد مرض الحصبة ، والحصبة الألماني (للأطفال بالفئة العمرية من ٩ أشهر إلى ٦سنوات بجميع المحافظات ، والفئة العمرية من ٩ أشهر إلى ١٠ سنوات بالمحافظات الحدودية) </text:p>
            <text:p>من ٨ مارس إلى ٢٦ مارس المقبل ... </text:p>
            <text:p/>
            <text:p>#وزارة_الصحة_والسكان https://t.co/G9VhgJYMN3</text:p>
          </table:table-cell>
          <table:table-cell office:value-type="string" calcext:value-type="string">
            <text:p>https://t.co/G9VhgJYMN3</text:p>
          </table:table-cell>
          <table:table-cell office:value-type="float" office:value="23" calcext:value-type="float">
            <text:p>23</text:p>
          </table:table-cell>
          <table:table-cell office:value-type="float" office:value="26" calcext:value-type="float">
            <text:p>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7" calcext:value-type="float">
            <text:p>37</text:p>
          </table:table-cell>
          <table:table-cell table:style-name="ce10" office:value-type="date" office:date-value="2020-03-02" calcext:value-type="date">
            <text:p>2020-03-02</text:p>
          </table:table-cell>
          <table:table-cell table:style-name="ce6" office:value-type="time" office:time-value="PT21H25M15S" calcext:value-type="time">
            <text:p>21:25:15</text:p>
          </table:table-cell>
          <table:table-cell table:style-name="ce14" office:value-type="string" calcext:value-type="string">
            <text:p>بعد تصدر هاشتاج </text:p>
            <text:p>#وزيره_الصحه_انقذي_البري_خالد على مواقع التواصل الإجتماعي ...</text:p>
            <text:p/>
            <text:p>وزيرة الصحة توجه بإرسال إسعاف مجهز لنقل الطفل "البري" إلى مستشفى أطفال مصر والبدء فورًا في علاجه ... </text:p>
            <text:p/>
            <text:p>#وزيرة_الصحة https://t.co/aHzUtYuSNc</text:p>
          </table:table-cell>
          <table:table-cell office:value-type="string" calcext:value-type="string">
            <text:p>https://t.co/aHzUtYuSNc</text:p>
          </table:table-cell>
          <table:table-cell office:value-type="float" office:value="16" calcext:value-type="float">
            <text:p>16</text:p>
          </table:table-cell>
          <table:table-cell office:value-type="float" office:value="37" calcext:value-type="float">
            <text:p>3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8" calcext:value-type="float">
            <text:p>38</text:p>
          </table:table-cell>
          <table:table-cell table:style-name="ce10" office:value-type="date" office:date-value="2020-03-03" calcext:value-type="date">
            <text:p>2020-03-03</text:p>
          </table:table-cell>
          <table:table-cell table:style-name="ce6" office:value-type="time" office:time-value="PT07H37M19S" calcext:value-type="time">
            <text:p>07:37:19</text:p>
          </table:table-cell>
          <table:table-cell table:style-name="ce14" office:value-type="string" calcext:value-type="string">
            <text:p>وزيرة الصحة تخضع للفحص والإجراءات الوقائية فور وصولها مطار بكين⬇️ https://t.co/h657qTLcEL</text:p>
          </table:table-cell>
          <table:table-cell office:value-type="string" calcext:value-type="string">
            <text:p>https://t.co/h657qTLcEL</text:p>
          </table:table-cell>
          <table:table-cell office:value-type="float" office:value="47" calcext:value-type="float">
            <text:p>47</text:p>
          </table:table-cell>
          <table:table-cell office:value-type="float" office:value="86" calcext:value-type="float">
            <text:p>8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9" calcext:value-type="float">
            <text:p>39</text:p>
          </table:table-cell>
          <table:table-cell table:style-name="ce10" office:value-type="date" office:date-value="2020-03-03" calcext:value-type="date">
            <text:p>2020-03-03</text:p>
          </table:table-cell>
          <table:table-cell table:style-name="ce6" office:value-type="time" office:time-value="PT07H46M58S" calcext:value-type="time">
            <text:p>07:46:58</text:p>
          </table:table-cell>
          <table:table-cell table:style-name="ce14" office:value-type="string" calcext:value-type="string">
            <text:p>السفير المصري في الصين محمد البدري يستقبل الدكتورة هالة زايد في مطار بكين. https://t.co/G7EJHNyt28</text:p>
          </table:table-cell>
          <table:table-cell office:value-type="string" calcext:value-type="string">
            <text:p>https://t.co/G7EJHNyt28</text:p>
          </table:table-cell>
          <table:table-cell office:value-type="float" office:value="16" calcext:value-type="float">
            <text:p>16</text:p>
          </table:table-cell>
          <table:table-cell office:value-type="float" office:value="38" calcext:value-type="float">
            <text:p>3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0" calcext:value-type="float">
            <text:p>40</text:p>
          </table:table-cell>
          <table:table-cell table:style-name="ce10" office:value-type="date" office:date-value="2020-03-03" calcext:value-type="date">
            <text:p>2020-03-03</text:p>
          </table:table-cell>
          <table:table-cell table:style-name="ce6" office:value-type="time" office:time-value="PT07H58M55S" calcext:value-type="time">
            <text:p>07:58:55</text:p>
          </table:table-cell>
          <table:table-cell table:style-name="ce14" office:value-type="string" calcext:value-type="string">
            <text:p>وزيرة الصحة فور وصولها مقر البرلمان الصيني بالعاصمة بكين، ويرافقها السفير المصري في الصين .. https://t.co/Dau7mquYbe</text:p>
          </table:table-cell>
          <table:table-cell office:value-type="string" calcext:value-type="string">
            <text:p>https://t.co/Dau7mquYbe</text:p>
          </table:table-cell>
          <table:table-cell office:value-type="float" office:value="12" calcext:value-type="float">
            <text:p>12</text:p>
          </table:table-cell>
          <table:table-cell office:value-type="float" office:value="33" calcext:value-type="float">
            <text:p>3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1" calcext:value-type="float">
            <text:p>41</text:p>
          </table:table-cell>
          <table:table-cell table:style-name="ce10" office:value-type="date" office:date-value="2020-03-03" calcext:value-type="date">
            <text:p>2020-03-03</text:p>
          </table:table-cell>
          <table:table-cell table:style-name="ce6" office:value-type="time" office:time-value="PT08H11M50S" calcext:value-type="time">
            <text:p>08:11:50</text:p>
          </table:table-cell>
          <table:table-cell table:style-name="ce14" office:value-type="string" calcext:value-type="string">
            <text:p>نائب رئيس البرلمان الصيني ورئيس الصليب الأحمر يستقبل الدكتورة هالة زايد بمقر البرلمان الصيني ويوجه رسالة شكر للرئيس عبدالفتاح السيسي على تلك الزيارة ومساندة الشعب الصيني واللافتة الإنسانية لمصر من خلال إضاءة المعابد المصرية بالعلم الصيني.. https://t.co/Hbc563DLzl</text:p>
          </table:table-cell>
          <table:table-cell office:value-type="string" calcext:value-type="string">
            <text:p>https://t.co/Hbc563DLzl</text:p>
          </table:table-cell>
          <table:table-cell office:value-type="float" office:value="15" calcext:value-type="float">
            <text:p>15</text:p>
          </table:table-cell>
          <table:table-cell office:value-type="float" office:value="34" calcext:value-type="float">
            <text:p>3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2" calcext:value-type="float">
            <text:p>42</text:p>
          </table:table-cell>
          <table:table-cell table:style-name="ce10" office:value-type="date" office:date-value="2020-03-03" calcext:value-type="date">
            <text:p>2020-03-03</text:p>
          </table:table-cell>
          <table:table-cell table:style-name="ce6" office:value-type="time" office:time-value="PT08H28M17S" calcext:value-type="time">
            <text:p>08:28:17</text:p>
          </table:table-cell>
          <table:table-cell table:style-name="ce14" office:value-type="string" calcext:value-type="string">
            <text:p>القائم بأعمال وزير الصحة الصيني رئيس اللجنة الوطنية للصحة أثناء استقباله الدكتورة هالة زايد وتقديمه عرضًا للجهود المبذولة والإجراءات الوقائية من الجانب الصيني لمواجهة فيروس الكورونا.. https://t.co/dbIpL8PTju</text:p>
          </table:table-cell>
          <table:table-cell office:value-type="string" calcext:value-type="string">
            <text:p>https://t.co/dbIpL8PTju</text:p>
          </table:table-cell>
          <table:table-cell office:value-type="float" office:value="13" calcext:value-type="float">
            <text:p>13</text:p>
          </table:table-cell>
          <table:table-cell office:value-type="float" office:value="35" calcext:value-type="float">
            <text:p>3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3" calcext:value-type="float">
            <text:p>43</text:p>
          </table:table-cell>
          <table:table-cell table:style-name="ce10" office:value-type="date" office:date-value="2020-03-03" calcext:value-type="date">
            <text:p>2020-03-03</text:p>
          </table:table-cell>
          <table:table-cell table:style-name="ce6" office:value-type="time" office:time-value="PT08H42M43S" calcext:value-type="time">
            <text:p>08:42:43</text:p>
          </table:table-cell>
          <table:table-cell table:style-name="ce14" office:value-type="string" calcext:value-type="string">
            <text:p>القائم بأعمال وزير الصحة الصيني يسلم الدكتورة هالة زايد الوثائق الفنية المشتركة لكل من منظمة الصحة العالمية ووزارة الصحة الصينية عن سياسات مكافحة الكورونا بالإضافة إلى هدية تذكارية .. https://t.co/O4GyPS8kqR</text:p>
          </table:table-cell>
          <table:table-cell office:value-type="string" calcext:value-type="string">
            <text:p>https://t.co/O4GyPS8kqR</text:p>
          </table:table-cell>
          <table:table-cell office:value-type="float" office:value="54" calcext:value-type="float">
            <text:p>54</text:p>
          </table:table-cell>
          <table:table-cell office:value-type="float" office:value="133" calcext:value-type="float">
            <text:p>13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4" calcext:value-type="float">
            <text:p>44</text:p>
          </table:table-cell>
          <table:table-cell table:style-name="ce10" office:value-type="date" office:date-value="2020-03-03" calcext:value-type="date">
            <text:p>2020-03-03</text:p>
          </table:table-cell>
          <table:table-cell table:style-name="ce6" office:value-type="time" office:time-value="PT09H03M32S" calcext:value-type="time">
            <text:p>09:03:32</text:p>
          </table:table-cell>
          <table:table-cell table:style-name="ce14" office:value-type="string" calcext:value-type="string">
            <text:p>وزيرة الصحة تعقد مؤتمرًا صحفيًا للتحدث عن ثمار الزيارة وتسليم هدية الرئيس عبدالفتاح السيسي ورسالة تضامن مصر مع الشعب الصيني لمواجهة فيروس الكورونا .. https://t.co/R22lASpJhw</text:p>
          </table:table-cell>
          <table:table-cell office:value-type="string" calcext:value-type="string">
            <text:p>https://t.co/R22lASpJhw</text:p>
          </table:table-cell>
          <table:table-cell office:value-type="float" office:value="17" calcext:value-type="float">
            <text:p>17</text:p>
          </table:table-cell>
          <table:table-cell office:value-type="float" office:value="59" calcext:value-type="float">
            <text:p>5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5" calcext:value-type="float">
            <text:p>45</text:p>
          </table:table-cell>
          <table:table-cell table:style-name="ce10" office:value-type="date" office:date-value="2020-03-03" calcext:value-type="date">
            <text:p>2020-03-03</text:p>
          </table:table-cell>
          <table:table-cell table:style-name="ce6" office:value-type="time" office:time-value="PT09H17M25S" calcext:value-type="time">
            <text:p>09:17:25</text:p>
          </table:table-cell>
          <table:table-cell table:style-name="ce14" office:value-type="string" calcext:value-type="string">
            <text:p>فور وصول شحنة المستلزمات الطبية والوقائية "هدية مصر للشعب للصيني" إلى مطار بكين .. https://t.co/vUp3B7NPB3</text:p>
          </table:table-cell>
          <table:table-cell office:value-type="string" calcext:value-type="string">
            <text:p>https://t.co/vUp3B7NPB3</text:p>
          </table:table-cell>
          <table:table-cell office:value-type="float" office:value="136" calcext:value-type="float">
            <text:p>136</text:p>
          </table:table-cell>
          <table:table-cell office:value-type="float" office:value="361" calcext:value-type="float">
            <text:p>36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46" calcext:value-type="float">
            <text:p>46</text:p>
          </table:table-cell>
          <table:table-cell table:style-name="ce10" office:value-type="date" office:date-value="2020-03-03" calcext:value-type="date">
            <text:p>2020-03-03</text:p>
          </table:table-cell>
          <table:table-cell table:style-name="ce6" office:value-type="time" office:time-value="PT15H21M33S" calcext:value-type="time">
            <text:p>15:21:33</text:p>
          </table:table-cell>
          <table:table-cell table:style-name="ce14" office:value-type="string" calcext:value-type="string">
            <text:p>من مقر السفارة المصرية بالصين #وزيرة_الصحة تلقي بيان محدث بشأن حالات الكورونا التي يتم الاشتباه بها بجمهورية مصر العربية ونتائج التحليل | مساء الاثنين 2 مارس.</text:p>
            <text:p>#فيروس_كورونا </text:p>
            <text:p>#COVID19 https://t.co/vkeAR0Jjh9</text:p>
          </table:table-cell>
          <table:table-cell office:value-type="string" calcext:value-type="string">
            <text:p>https://t.co/vkeAR0Jjh9</text:p>
          </table:table-cell>
          <table:table-cell office:value-type="float" office:value="43" calcext:value-type="float">
            <text:p>43</text:p>
          </table:table-cell>
          <table:table-cell office:value-type="float" office:value="102" calcext:value-type="float">
            <text:p>10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47" calcext:value-type="float">
            <text:p>47</text:p>
          </table:table-cell>
          <table:table-cell table:style-name="ce10" office:value-type="date" office:date-value="2020-03-03" calcext:value-type="date">
            <text:p>2020-03-03</text:p>
          </table:table-cell>
          <table:table-cell table:style-name="ce6" office:value-type="time" office:time-value="PT19H35M09S" calcext:value-type="time">
            <text:p>19:35:09</text:p>
          </table:table-cell>
          <table:table-cell table:style-name="ce14" office:value-type="string" calcext:value-type="string">
            <text:p>#وزيرة_الصحة تلقي البيان اليومي المحدث عن #فيروس_كورونا كورونا بمصر</text:p>
            <text:p>#كورونا_الجديد </text:p>
            <text:p>#فيروس_كورونا_المستجدّ </text:p>
            <text:p>#Covid_19 </text:p>
            <text:p>https://t.co/vO1Wq8ivwL</text:p>
          </table:table-cell>
          <table:table-cell office:value-type="string" calcext:value-type="string">
            <text:p>https://t.co/vO1Wq8ivwL</text:p>
          </table:table-cell>
          <table:table-cell office:value-type="float" office:value="9" calcext:value-type="float">
            <text:p>9</text:p>
          </table:table-cell>
          <table:table-cell office:value-type="float" office:value="35" calcext:value-type="float">
            <text:p>3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48" calcext:value-type="float">
            <text:p>48</text:p>
          </table:table-cell>
          <table:table-cell table:style-name="ce10" office:value-type="date" office:date-value="2020-03-03" calcext:value-type="date">
            <text:p>2020-03-03</text:p>
          </table:table-cell>
          <table:table-cell table:style-name="ce6" office:value-type="time" office:time-value="PT21H56M09S" calcext:value-type="time">
            <text:p>21:56:09</text:p>
          </table:table-cell>
          <table:table-cell table:style-name="ce14" office:value-type="string" calcext:value-type="string">
            <text:p>اعرف معلومات عن #فيروس_كورونا ٢٠١٩، كيف ينتقل وما هي أعراضه؟ وماذا يجب فعله عند ظهور هذه الأعراض...</text:p>
            <text:p>#فيروس_كورونا_المستجدّ </text:p>
            <text:p>#فيروس_كورونا </text:p>
            <text:p>#Covid_19 https://t.co/q0YT4mtVcI</text:p>
          </table:table-cell>
          <table:table-cell office:value-type="string" calcext:value-type="string">
            <text:p>https://t.co/q0YT4mtVcI</text:p>
          </table:table-cell>
          <table:table-cell office:value-type="float" office:value="57" calcext:value-type="float">
            <text:p>57</text:p>
          </table:table-cell>
          <table:table-cell office:value-type="float" office:value="235" calcext:value-type="float">
            <text:p>23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49" calcext:value-type="float">
            <text:p>49</text:p>
          </table:table-cell>
          <table:table-cell table:style-name="ce10" office:value-type="date" office:date-value="2020-03-04" calcext:value-type="date">
            <text:p>2020-03-04</text:p>
          </table:table-cell>
          <table:table-cell table:style-name="ce6" office:value-type="time" office:time-value="PT11H13M32S" calcext:value-type="time">
            <text:p>11:13:32</text:p>
          </table:table-cell>
          <table:table-cell table:style-name="ce14" office:value-type="string" calcext:value-type="string">
            <text:p>بدءاً من الأحد القادم ٨ مارس سوف تنطلق الحملة القومية للتطعيم ضد مرض الحصبة والحصبة الألماني، وتستمر الحملة حتى ٢٦ مارس. - للأطفال بالفئة العمرية من ٩ أشهر إلى ٦سنوات بجميع المحافظات -والفئة العمرية من ٩ أشهر إلى ١٠ سنوات بالمحافظات الحدودية.</text:p>
            <text:p/>
            <text:p>https://t.co/iAXnw6NBQk</text:p>
          </table:table-cell>
          <table:table-cell office:value-type="string" calcext:value-type="string">
            <text:p>https://t.co/iAXnw6NBQk</text:p>
          </table:table-cell>
          <table:table-cell office:value-type="float" office:value="10" calcext:value-type="float">
            <text:p>10</text:p>
          </table:table-cell>
          <table:table-cell office:value-type="float" office:value="37" calcext:value-type="float">
            <text:p>37</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50" calcext:value-type="float">
            <text:p>50</text:p>
          </table:table-cell>
          <table:table-cell table:style-name="ce10" office:value-type="date" office:date-value="2020-03-04" calcext:value-type="date">
            <text:p>2020-03-04</text:p>
          </table:table-cell>
          <table:table-cell table:style-name="ce6" office:value-type="time" office:time-value="PT18H03M56S" calcext:value-type="time">
            <text:p>18:03:56</text:p>
          </table:table-cell>
          <table:table-cell table:style-name="ce14" office:value-type="string" calcext:value-type="string">
            <text:p>RT @WHOEgypt: تؤكد منظمة الصحة العالمية أنه حتى الآن عدد الحالات التي ثَبُت إصابتهم بمرض كوفيد ١٩ هم حالتين فقط لشخصين غير مصريين، وقد تم التعامل معهم بمهنية وأيضاً تم كشف جميع المخالطين لهم وطبقت عليهم الإجراءات الوقائية الإحترازية اللازمة وفق معايير المنظمة.</text:p>
          </table:table-cell>
          <table:table-cell/>
          <table:table-cell office:value-type="float" office:value="2004" calcext:value-type="float">
            <text:p>2004</text:p>
          </table:table-cell>
          <table:table-cell office:value-type="float" office:value="0" calcext:value-type="float">
            <text:p>0</text:p>
          </table:table-cell>
          <table:table-cell/>
          <table:table-cell office:value-type="string" calcext:value-type="string">
            <text:p>WHOEgypt</text:p>
          </table:table-cell>
          <table:table-cell office:value-type="string" calcext:value-type="string">
            <text:p>Twitter for iPhone</text:p>
          </table:table-cell>
          <table:table-cell table:number-columns-repeated="54"/>
        </table:table-row>
        <table:table-row table:style-name="ro1">
          <table:table-cell office:value-type="float" office:value="51" calcext:value-type="float">
            <text:p>51</text:p>
          </table:table-cell>
          <table:table-cell table:style-name="ce10" office:value-type="date" office:date-value="2020-03-04" calcext:value-type="date">
            <text:p>2020-03-04</text:p>
          </table:table-cell>
          <table:table-cell table:style-name="ce6" office:value-type="time" office:time-value="PT18H39M52S" calcext:value-type="time">
            <text:p>18:39:52</text:p>
          </table:table-cell>
          <table:table-cell table:style-name="ce14" office:value-type="string" calcext:value-type="string">
            <text:p>توضيح الحقائق والرد على ما يُثار من شائعات حول فيروس كورونا 2019.</text:p>
            <text:p>إذا كان لديك أي تساؤلات حول فيروس كورونا ٢٠١٩ وترغب في المساعدة الطبية، يمكنك التواصل معنا عبر الخط الساخن 105. https://t.co/M4HC4txJVa</text:p>
          </table:table-cell>
          <table:table-cell office:value-type="string" calcext:value-type="string">
            <text:p>https://t.co/M4HC4txJVa</text:p>
          </table:table-cell>
          <table:table-cell office:value-type="float" office:value="133" calcext:value-type="float">
            <text:p>133</text:p>
          </table:table-cell>
          <table:table-cell office:value-type="float" office:value="209" calcext:value-type="float">
            <text:p>20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52" calcext:value-type="float">
            <text:p>52</text:p>
          </table:table-cell>
          <table:table-cell table:style-name="ce10" office:value-type="date" office:date-value="2020-03-04" calcext:value-type="date">
            <text:p>2020-03-04</text:p>
          </table:table-cell>
          <table:table-cell table:style-name="ce6" office:value-type="time" office:time-value="PT19H17M24S" calcext:value-type="time">
            <text:p>19:17:24</text:p>
          </table:table-cell>
          <table:table-cell table:style-name="ce14" office:value-type="string" calcext:value-type="string">
            <text:p>البيان اليومي بشأن فيروس كورونا المستجد في مصر .. https://t.co/KRGbHHVDIw</text:p>
          </table:table-cell>
          <table:table-cell office:value-type="string" calcext:value-type="string">
            <text:p>https://t.co/KRGbHHVDIw</text:p>
          </table:table-cell>
          <table:table-cell office:value-type="float" office:value="43" calcext:value-type="float">
            <text:p>43</text:p>
          </table:table-cell>
          <table:table-cell office:value-type="float" office:value="53" calcext:value-type="float">
            <text:p>5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53" calcext:value-type="float">
            <text:p>53</text:p>
          </table:table-cell>
          <table:table-cell table:style-name="ce10" office:value-type="date" office:date-value="2020-03-05" calcext:value-type="date">
            <text:p>2020-03-05</text:p>
          </table:table-cell>
          <table:table-cell table:style-name="ce6" office:value-type="time" office:time-value="PT12H03M23S" calcext:value-type="time">
            <text:p>12:03:23</text:p>
          </table:table-cell>
          <table:table-cell table:style-name="ce14" office:value-type="string" calcext:value-type="string">
            <text:p>بيان إعلامي مشترك بين "وزارة الصحة والسكان المصرية" و"منظمة الصحة العالمية".. </text:p>
            <text:p/>
            <text:p>اكتشاف حالة إيجابية لفيروس كورونا المستجد بمصر عائدة من الخارج..</text:p>
            <text:p/>
            <text:p>https://t.co/jpnjLluh5K</text:p>
            <text:p>#فيروس_كورونا </text:p>
            <text:p>#فيروس_كورونا_المستجدّ https://t.co/lqoy0KXQEE</text:p>
          </table:table-cell>
          <table:table-cell office:value-type="string" calcext:value-type="string">
            <text:p>https://t.co/lqoy0KXQEE</text:p>
          </table:table-cell>
          <table:table-cell office:value-type="float" office:value="61" calcext:value-type="float">
            <text:p>61</text:p>
          </table:table-cell>
          <table:table-cell office:value-type="float" office:value="62" calcext:value-type="float">
            <text:p>6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54" calcext:value-type="float">
            <text:p>54</text:p>
          </table:table-cell>
          <table:table-cell table:style-name="ce10" office:value-type="date" office:date-value="2020-03-05" calcext:value-type="date">
            <text:p>2020-03-05</text:p>
          </table:table-cell>
          <table:table-cell table:style-name="ce6" office:value-type="time" office:time-value="PT17H33M08S" calcext:value-type="time">
            <text:p>17:33:08</text:p>
          </table:table-cell>
          <table:table-cell table:style-name="ce14" office:value-type="string" calcext:value-type="string">
            <text:p>بيان فني يوضح اجراءات التقصى الوبائي التى تم اتخاذها لحالات " فرنسا، وكندا، وأمريكا، وتايوان" بشأن فيروس كورونا المستجد(كوفيد-19) </text:p>
            <text:p/>
            <text:p>https://t.co/eyJ7HBf4fL </text:p>
            <text:p/>
            <text:p>#كورونا </text:p>
            <text:p>#فيروس_كورونا_المستجدّ </text:p>
            <text:p>#فيروس_كورونا https://t.co/fHrajx6OVj</text:p>
          </table:table-cell>
          <table:table-cell office:value-type="string" calcext:value-type="string">
            <text:p>https://t.co/fHrajx6OVj</text:p>
          </table:table-cell>
          <table:table-cell office:value-type="float" office:value="48" calcext:value-type="float">
            <text:p>48</text:p>
          </table:table-cell>
          <table:table-cell office:value-type="float" office:value="55" calcext:value-type="float">
            <text:p>5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55" calcext:value-type="float">
            <text:p>55</text:p>
          </table:table-cell>
          <table:table-cell table:style-name="ce10" office:value-type="date" office:date-value="2020-03-05" calcext:value-type="date">
            <text:p>2020-03-05</text:p>
          </table:table-cell>
          <table:table-cell table:style-name="ce6" office:value-type="time" office:time-value="PT23H13M04S" calcext:value-type="time">
            <text:p>23:13:04</text:p>
          </table:table-cell>
          <table:table-cell table:style-name="ce14" office:value-type="string" calcext:value-type="string">
            <text:p>البيان اليومي بشأن فيروس كورونا المستجد في مصر ..</text:p>
            <text:p>#فيروس_كورونا_المستجدّ </text:p>
            <text:p>#فيروس_الكورونا_COVID19 </text:p>
            <text:p>#COVID19 </text:p>
            <text:p>https://t.co/gr8CsZWJee</text:p>
          </table:table-cell>
          <table:table-cell office:value-type="string" calcext:value-type="string">
            <text:p>https://t.co/gr8CsZWJee</text:p>
          </table:table-cell>
          <table:table-cell office:value-type="float" office:value="13" calcext:value-type="float">
            <text:p>13</text:p>
          </table:table-cell>
          <table:table-cell office:value-type="float" office:value="41" calcext:value-type="float">
            <text:p>4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56" calcext:value-type="float">
            <text:p>56</text:p>
          </table:table-cell>
          <table:table-cell table:style-name="ce10" office:value-type="date" office:date-value="2020-03-06" calcext:value-type="date">
            <text:p>2020-03-06</text:p>
          </table:table-cell>
          <table:table-cell table:style-name="ce6" office:value-type="time" office:time-value="PT09H16M44S" calcext:value-type="time">
            <text:p>09:16:44</text:p>
          </table:table-cell>
          <table:table-cell table:style-name="ce14" office:value-type="string" calcext:value-type="string">
            <text:p>وزيرة الصحة تصل مطار القاهرة الدولي صباح اليوم عائدة من الصين</text:p>
            <text:p>في رحلة استمرت ما يقرب من الأسبوع، حملت فيها الوزيرة رسالة تضامن من الرئيس عبدالفتاح السيسي إلى جمهورية الصين الشعبية وسلمت هدية مصر للشعب الصيني من المستلزمات الوقائية. https://t.co/8BNwMWbhDx</text:p>
          </table:table-cell>
          <table:table-cell office:value-type="string" calcext:value-type="string">
            <text:p>https://t.co/8BNwMWbhDx</text:p>
          </table:table-cell>
          <table:table-cell office:value-type="float" office:value="72" calcext:value-type="float">
            <text:p>72</text:p>
          </table:table-cell>
          <table:table-cell office:value-type="float" office:value="337" calcext:value-type="float">
            <text:p>337</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57" calcext:value-type="float">
            <text:p>57</text:p>
          </table:table-cell>
          <table:table-cell table:style-name="ce10" office:value-type="date" office:date-value="2020-03-06" calcext:value-type="date">
            <text:p>2020-03-06</text:p>
          </table:table-cell>
          <table:table-cell table:style-name="ce6" office:value-type="time" office:time-value="PT11H51M35S" calcext:value-type="time">
            <text:p>11:51:35</text:p>
          </table:table-cell>
          <table:table-cell table:style-name="ce14" office:value-type="string" calcext:value-type="string">
            <text:p>بيان إعلامي مشترك بين "وزارة الصحة والسكان المصرية" و"منظمة الصحة العالمية" @WHOEgypt </text:p>
            <text:p/>
            <text:p>الصحة: اكتشاف ١٢ حالة حاملة لفيروس الكورونا المستجد على إحدى البواخر النيلية قادمة من أسوان إلى الأقصر</text:p>
            <text:p>https://t.co/TmGolSAAu3</text:p>
            <text:p>#فيروس_كورونا </text:p>
            <text:p>#فيروس_كورونا_المستجدّ </text:p>
            <text:p>#COVIDー19</text:p>
          </table:table-cell>
          <table:table-cell office:value-type="string" calcext:value-type="string">
            <text:p>https://t.co/TmGolSAAu3</text:p>
          </table:table-cell>
          <table:table-cell office:value-type="float" office:value="149" calcext:value-type="float">
            <text:p>149</text:p>
          </table:table-cell>
          <table:table-cell office:value-type="float" office:value="222" calcext:value-type="float">
            <text:p>22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58" calcext:value-type="float">
            <text:p>58</text:p>
          </table:table-cell>
          <table:table-cell table:style-name="ce10" office:value-type="date" office:date-value="2020-03-06" calcext:value-type="date">
            <text:p>2020-03-06</text:p>
          </table:table-cell>
          <table:table-cell table:style-name="ce6" office:value-type="time" office:time-value="PT17H17M25S" calcext:value-type="time">
            <text:p>17:17:25</text:p>
          </table:table-cell>
          <table:table-cell table:style-name="ce14" office:value-type="string" calcext:value-type="string">
            <text:p>إذا كان لديك أي تساؤلات حول #فيروس_كورونا ٢٠١٩ وترغب في المساعدة الطبية. يمكنك التواصل معنا عبر الخط الساخن 105.</text:p>
            <text:p>#فيروس_الكورونا_المستجد</text:p>
            <text:p>#COVIDー19 </text:p>
            <text:p>#COVID19 https://t.co/5UUqVhzZSH</text:p>
          </table:table-cell>
          <table:table-cell office:value-type="string" calcext:value-type="string">
            <text:p>https://t.co/5UUqVhzZSH</text:p>
          </table:table-cell>
          <table:table-cell office:value-type="float" office:value="278" calcext:value-type="float">
            <text:p>278</text:p>
          </table:table-cell>
          <table:table-cell office:value-type="float" office:value="356" calcext:value-type="float">
            <text:p>356</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59" calcext:value-type="float">
            <text:p>59</text:p>
          </table:table-cell>
          <table:table-cell table:style-name="ce10" office:value-type="date" office:date-value="2020-03-06" calcext:value-type="date">
            <text:p>2020-03-06</text:p>
          </table:table-cell>
          <table:table-cell table:style-name="ce6" office:value-type="time" office:time-value="PT19H28M10S" calcext:value-type="time">
            <text:p>19:28:10</text:p>
          </table:table-cell>
          <table:table-cell table:style-name="ce14" office:value-type="string" calcext:value-type="string">
            <text:p>ما هو #فيروس_كورونا 2019 وكيفية الوقاية منه؟</text:p>
            <text:p>#COVID19 </text:p>
            <text:p>https://t.co/pWrSZHnC09</text:p>
          </table:table-cell>
          <table:table-cell office:value-type="string" calcext:value-type="string">
            <text:p>https://t.co/pWrSZHnC09</text:p>
          </table:table-cell>
          <table:table-cell office:value-type="float" office:value="6" calcext:value-type="float">
            <text:p>6</text:p>
          </table:table-cell>
          <table:table-cell office:value-type="float" office:value="34" calcext:value-type="float">
            <text:p>3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0" calcext:value-type="float">
            <text:p>60</text:p>
          </table:table-cell>
          <table:table-cell table:style-name="ce10" office:value-type="date" office:date-value="2020-03-06" calcext:value-type="date">
            <text:p>2020-03-06</text:p>
          </table:table-cell>
          <table:table-cell table:style-name="ce6" office:value-type="time" office:time-value="PT20H20M16S" calcext:value-type="time">
            <text:p>20:20:16</text:p>
          </table:table-cell>
          <table:table-cell table:style-name="ce14" office:value-type="string" calcext:value-type="string">
            <text:p>البيان اليومي "بشأن #فيروس_كورونا_المستجدّ في مصر ليوم الجمعة الموافق 6 مارس 2020"</text:p>
            <text:p/>
            <text:p>#وزيرة_الصحة: إجراء تحاليل لـ 2166 حالة مشتبه في إصابتها بفيروس كورونا المستجد والأنفلونزا بمصر جميعها سلبية</text:p>
            <text:p>للتفاصيل:</text:p>
            <text:p>https://t.co/kJq6hasZh3</text:p>
            <text:p>#COVIDー19 https://t.co/KUS79jzXFO</text:p>
          </table:table-cell>
          <table:table-cell office:value-type="string" calcext:value-type="string">
            <text:p>https://t.co/KUS79jzXFO</text:p>
          </table:table-cell>
          <table:table-cell office:value-type="float" office:value="30" calcext:value-type="float">
            <text:p>30</text:p>
          </table:table-cell>
          <table:table-cell office:value-type="float" office:value="71" calcext:value-type="float">
            <text:p>7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1" calcext:value-type="float">
            <text:p>61</text:p>
          </table:table-cell>
          <table:table-cell table:style-name="ce10" office:value-type="date" office:date-value="2020-03-06" calcext:value-type="date">
            <text:p>2020-03-06</text:p>
          </table:table-cell>
          <table:table-cell table:style-name="ce6" office:value-type="time" office:time-value="PT22H57M05S" calcext:value-type="time">
            <text:p>22:57:05</text:p>
          </table:table-cell>
          <table:table-cell table:style-name="ce14" office:value-type="string" calcext:value-type="string">
            <text:p>#وزيرة_الصحة  تلقي البيان اليومي المحدث عن #فيروس_كورونا_المستجدّ  بمصر - الجمعة 6 مارس.</text:p>
            <text:p>https://t.co/oOBw17e1JI</text:p>
          </table:table-cell>
          <table:table-cell office:value-type="string" calcext:value-type="string">
            <text:p>https://t.co/oOBw17e1JI</text:p>
          </table:table-cell>
          <table:table-cell office:value-type="float" office:value="10" calcext:value-type="float">
            <text:p>10</text:p>
          </table:table-cell>
          <table:table-cell office:value-type="float" office:value="42" calcext:value-type="float">
            <text:p>4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2" calcext:value-type="float">
            <text:p>62</text:p>
          </table:table-cell>
          <table:table-cell table:style-name="ce10" office:value-type="date" office:date-value="2020-03-07" calcext:value-type="date">
            <text:p>2020-03-07</text:p>
          </table:table-cell>
          <table:table-cell table:style-name="ce6" office:value-type="time" office:time-value="PT13H03M04S" calcext:value-type="time">
            <text:p>13:03:04</text:p>
          </table:table-cell>
          <table:table-cell table:style-name="ce14" office:value-type="string" calcext:value-type="string">
            <text:p>كيف تحمي نفسك ومن حولك من فيروس كورونا ٢٠١٩ ؟</text:p>
            <text:p>#فيروس_كورونا </text:p>
            <text:p>#فيروس_كورونا_المستجدّ </text:p>
            <text:p>#COVID19 https://t.co/6FbnlQbOVn</text:p>
          </table:table-cell>
          <table:table-cell office:value-type="string" calcext:value-type="string">
            <text:p>https://t.co/6FbnlQbOVn</text:p>
          </table:table-cell>
          <table:table-cell office:value-type="float" office:value="71" calcext:value-type="float">
            <text:p>71</text:p>
          </table:table-cell>
          <table:table-cell office:value-type="float" office:value="134" calcext:value-type="float">
            <text:p>13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3" calcext:value-type="float">
            <text:p>63</text:p>
          </table:table-cell>
          <table:table-cell table:style-name="ce10" office:value-type="date" office:date-value="2020-03-08" calcext:value-type="date">
            <text:p>2020-03-08</text:p>
          </table:table-cell>
          <table:table-cell table:style-name="ce6" office:value-type="time" office:time-value="PT16H26M59S" calcext:value-type="time">
            <text:p>16:26:59</text:p>
          </table:table-cell>
          <table:table-cell table:style-name="ce14" office:value-type="string" calcext:value-type="string">
            <text:p>الصحة: وفاة أول حالة من فيروس الكورونا المستجد  "لالماني الجنسية" </text:p>
            <text:p>بعد وصوله من المانيا بسبع ايام</text:p>
            <text:p/>
            <text:p>https://t.co/9GoDI7FUEX</text:p>
            <text:p/>
            <text:p>#فيروس_كورونا_المستجدّ </text:p>
            <text:p>#فيروس_كورونا </text:p>
            <text:p>#COVID19 https://t.co/KTLEFA1xS0</text:p>
          </table:table-cell>
          <table:table-cell office:value-type="string" calcext:value-type="string">
            <text:p>https://t.co/KTLEFA1xS0</text:p>
          </table:table-cell>
          <table:table-cell office:value-type="float" office:value="105" calcext:value-type="float">
            <text:p>105</text:p>
          </table:table-cell>
          <table:table-cell office:value-type="float" office:value="138" calcext:value-type="float">
            <text:p>13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64" calcext:value-type="float">
            <text:p>64</text:p>
          </table:table-cell>
          <table:table-cell table:style-name="ce10" office:value-type="date" office:date-value="2020-03-08" calcext:value-type="date">
            <text:p>2020-03-08</text:p>
          </table:table-cell>
          <table:table-cell table:style-name="ce6" office:value-type="time" office:time-value="PT22H58M59S" calcext:value-type="time">
            <text:p>22:58:59</text:p>
          </table:table-cell>
          <table:table-cell table:style-name="ce14" office:value-type="string" calcext:value-type="string">
            <text:p>البيان اليومي "بشأن #فيروس_كورونا_المستجدّ فى مصر"</text:p>
            <text:p/>
            <text:p>الصحة: ارتفاع الحالات التي ثبت إيجابيتها لفيروس الكورونا إلي ٥٥ حالة.</text:p>
            <text:p>https://t.co/HUYQQodd6f</text:p>
            <text:p>#فيروس_كورونا_الجديد </text:p>
            <text:p>#فيروس_كورونا</text:p>
          </table:table-cell>
          <table:table-cell office:value-type="string" calcext:value-type="string">
            <text:p>https://t.co/TmGolSAAu3</text:p>
          </table:table-cell>
          <table:table-cell office:value-type="float" office:value="58" calcext:value-type="float">
            <text:p>58</text:p>
          </table:table-cell>
          <table:table-cell office:value-type="float" office:value="119" calcext:value-type="float">
            <text:p>119</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5" calcext:value-type="float">
            <text:p>65</text:p>
          </table:table-cell>
          <table:table-cell table:style-name="ce10" office:value-type="date" office:date-value="2020-03-09" calcext:value-type="date">
            <text:p>2020-03-09</text:p>
          </table:table-cell>
          <table:table-cell table:style-name="ce6" office:value-type="time" office:time-value="PT17H36M05S" calcext:value-type="time">
            <text:p>17:36:05</text:p>
          </table:table-cell>
          <table:table-cell table:style-name="ce14" office:value-type="string" calcext:value-type="string">
            <text:p>كيف تحمي نفسك ومن حولك من فيروس كورونا ٢٠١٩ ؟</text:p>
            <text:p>#COVID19</text:p>
            <text:p>#فيروس_كورونا </text:p>
            <text:p>#فيروس_كورونا_المستجدّ https://t.co/PxjKsOV5Mb</text:p>
          </table:table-cell>
          <table:table-cell office:value-type="string" calcext:value-type="string">
            <text:p>https://t.co/PxjKsOV5Mb</text:p>
          </table:table-cell>
          <table:table-cell office:value-type="float" office:value="25" calcext:value-type="float">
            <text:p>25</text:p>
          </table:table-cell>
          <table:table-cell office:value-type="float" office:value="99" calcext:value-type="float">
            <text:p>9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66" calcext:value-type="float">
            <text:p>66</text:p>
          </table:table-cell>
          <table:table-cell table:style-name="ce10" office:value-type="date" office:date-value="2020-03-09" calcext:value-type="date">
            <text:p>2020-03-09</text:p>
          </table:table-cell>
          <table:table-cell table:style-name="ce6" office:value-type="time" office:time-value="PT20H09M28S" calcext:value-type="time">
            <text:p>20:09:28</text:p>
          </table:table-cell>
          <table:table-cell table:style-name="ce14" office:value-type="string" calcext:value-type="string">
            <text:p>البيان اليومي "بشأن فيروس كورونا المستجد فى مصر"</text:p>
            <text:p/>
            <text:p> الصحة: ارتفاع الحالات التي ثبتت إيجابيتها لفيروس الكورونا إلي 59 حالة..و21 منهم نتيجة تحاليلهم سلبية اليوم</text:p>
            <text:p/>
            <text:p>https://t.co/L4pcQuUdRl</text:p>
            <text:p>#كورونا </text:p>
            <text:p>#فيروس_كورونا </text:p>
            <text:p>#فيروس_كورونا_المستجدّ </text:p>
            <text:p>#COVID19 https://t.co/QOu55JHiuF</text:p>
          </table:table-cell>
          <table:table-cell office:value-type="string" calcext:value-type="string">
            <text:p>https://t.co/QOu55JHiuF</text:p>
          </table:table-cell>
          <table:table-cell office:value-type="float" office:value="200" calcext:value-type="float">
            <text:p>200</text:p>
          </table:table-cell>
          <table:table-cell office:value-type="float" office:value="356" calcext:value-type="float">
            <text:p>35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67" calcext:value-type="float">
            <text:p>67</text:p>
          </table:table-cell>
          <table:table-cell table:style-name="ce10" office:value-type="date" office:date-value="2020-03-09" calcext:value-type="date">
            <text:p>2020-03-09</text:p>
          </table:table-cell>
          <table:table-cell table:style-name="ce6" office:value-type="time" office:time-value="PT22H48M36S" calcext:value-type="time">
            <text:p>22:48:36</text:p>
          </table:table-cell>
          <table:table-cell table:style-name="ce14" office:value-type="string" calcext:value-type="string">
            <text:p>الطريقة الصحيحة لغسل اليدين..</text:p>
            <text:p>#فيروس_كورونا_كيوفيد_19 </text:p>
            <text:p>#فيروس_الكورونا </text:p>
            <text:p>#covid19 https://t.co/fT8dm5g2Cu</text:p>
          </table:table-cell>
          <table:table-cell office:value-type="string" calcext:value-type="string">
            <text:p>https://t.co/fT8dm5g2Cu</text:p>
          </table:table-cell>
          <table:table-cell office:value-type="float" office:value="87" calcext:value-type="float">
            <text:p>87</text:p>
          </table:table-cell>
          <table:table-cell office:value-type="float" office:value="221" calcext:value-type="float">
            <text:p>22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68" calcext:value-type="float">
            <text:p>68</text:p>
          </table:table-cell>
          <table:table-cell table:style-name="ce10" office:value-type="date" office:date-value="2020-03-10" calcext:value-type="date">
            <text:p>2020-03-10</text:p>
          </table:table-cell>
          <table:table-cell table:style-name="ce6" office:value-type="time" office:time-value="PT10H18M16S" calcext:value-type="time">
            <text:p>10:18:16</text:p>
          </table:table-cell>
          <table:table-cell table:style-name="ce14" office:value-type="string" calcext:value-type="string">
            <text:p>الصحة: ارتفاع عدد الحالات التي تحولت نتيجة تحاليلها من إيجابية إلى سلبية لفيروس كورونا المستجد  إلى ٢٦ حالة</text:p>
            <text:p/>
            <text:p>https://t.co/vxmYLFrG2q</text:p>
            <text:p/>
            <text:p>#كورونا_الجديد </text:p>
            <text:p>#كورونا </text:p>
            <text:p>#فيروس_كورونا </text:p>
            <text:p>#COVID19 https://t.co/8jbx7dnmpX</text:p>
          </table:table-cell>
          <table:table-cell office:value-type="string" calcext:value-type="string">
            <text:p>https://t.co/8jbx7dnmpX</text:p>
          </table:table-cell>
          <table:table-cell office:value-type="float" office:value="311" calcext:value-type="float">
            <text:p>311</text:p>
          </table:table-cell>
          <table:table-cell office:value-type="float" office:value="799" calcext:value-type="float">
            <text:p>79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69" calcext:value-type="float">
            <text:p>69</text:p>
          </table:table-cell>
          <table:table-cell table:style-name="ce10" office:value-type="date" office:date-value="2020-03-10" calcext:value-type="date">
            <text:p>2020-03-10</text:p>
          </table:table-cell>
          <table:table-cell table:style-name="ce6" office:value-type="time" office:time-value="PT19H15M33S" calcext:value-type="time">
            <text:p>19:15:33</text:p>
          </table:table-cell>
          <table:table-cell table:style-name="ce14" office:value-type="string" calcext:value-type="string">
            <text:p>خلال مؤتمر صحفي لوزراء الصحة والسياحة والإعلام..</text:p>
            <text:p/>
            <text:p>وزيرة الصحة: مصر من الدول منخفضة الإصابات بفيروس كورونا المستجد</text:p>
            <text:p/>
            <text:p>https://t.co/mJhn3nB3GQ</text:p>
            <text:p/>
            <text:p>#كورونا </text:p>
            <text:p>#فيروس_كورونا </text:p>
            <text:p>#COVID2019 https://t.co/QBIGSJM8uD</text:p>
          </table:table-cell>
          <table:table-cell office:value-type="string" calcext:value-type="string">
            <text:p>https://t.co/QBIGSJM8uD</text:p>
          </table:table-cell>
          <table:table-cell office:value-type="float" office:value="25" calcext:value-type="float">
            <text:p>25</text:p>
          </table:table-cell>
          <table:table-cell office:value-type="float" office:value="102" calcext:value-type="float">
            <text:p>1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0" calcext:value-type="float">
            <text:p>70</text:p>
          </table:table-cell>
          <table:table-cell table:style-name="ce10" office:value-type="date" office:date-value="2020-03-10" calcext:value-type="date">
            <text:p>2020-03-10</text:p>
          </table:table-cell>
          <table:table-cell table:style-name="ce6" office:value-type="time" office:time-value="PT21H34M45S" calcext:value-type="time">
            <text:p>21:34:45</text:p>
          </table:table-cell>
          <table:table-cell table:style-name="ce14" office:value-type="string" calcext:value-type="string">
            <text:p>الصحة: مغادرة 48 أجنبيًا إحدى البواخر النيلية بالأقصر بعد ثبوت سلبية نتائج تحاليلهم لفيروس كورونا</text:p>
            <text:p/>
            <text:p>https://t.co/3m5HIFcMhE</text:p>
            <text:p/>
            <text:p>#COVID19 </text:p>
            <text:p>#كورونا </text:p>
            <text:p>#فيروس_كورونا_الجديد https://t.co/5gRcJy2Hct</text:p>
          </table:table-cell>
          <table:table-cell office:value-type="string" calcext:value-type="string">
            <text:p>https://t.co/5gRcJy2Hct</text:p>
          </table:table-cell>
          <table:table-cell office:value-type="float" office:value="72" calcext:value-type="float">
            <text:p>72</text:p>
          </table:table-cell>
          <table:table-cell office:value-type="float" office:value="177" calcext:value-type="float">
            <text:p>17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1" calcext:value-type="float">
            <text:p>71</text:p>
          </table:table-cell>
          <table:table-cell table:style-name="ce10" office:value-type="date" office:date-value="2020-03-11" calcext:value-type="date">
            <text:p>2020-03-11</text:p>
          </table:table-cell>
          <table:table-cell table:style-name="ce6" office:value-type="time" office:time-value="PT10H03M53S" calcext:value-type="time">
            <text:p>10:03:53</text:p>
          </table:table-cell>
          <table:table-cell table:style-name="ce14" office:value-type="string" calcext:value-type="string">
            <text:p>كيف تحمي نفسك ومن حولك من فيروس كورونا ٢٠١٩ ؟</text:p>
            <text:p>#COVID19</text:p>
            <text:p>#كورونا </text:p>
            <text:p>#فيروس_كورونا https://t.co/ig5HytxXPx</text:p>
          </table:table-cell>
          <table:table-cell office:value-type="string" calcext:value-type="string">
            <text:p>https://t.co/ig5HytxXPx</text:p>
          </table:table-cell>
          <table:table-cell office:value-type="float" office:value="25" calcext:value-type="float">
            <text:p>25</text:p>
          </table:table-cell>
          <table:table-cell office:value-type="float" office:value="119" calcext:value-type="float">
            <text:p>11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2" calcext:value-type="float">
            <text:p>72</text:p>
          </table:table-cell>
          <table:table-cell table:style-name="ce10" office:value-type="date" office:date-value="2020-03-11" calcext:value-type="date">
            <text:p>2020-03-11</text:p>
          </table:table-cell>
          <table:table-cell table:style-name="ce6" office:value-type="time" office:time-value="PT11H42M09S" calcext:value-type="time">
            <text:p>11:42:09</text:p>
          </table:table-cell>
          <table:table-cell table:style-name="ce14" office:value-type="string" calcext:value-type="string">
            <text:p>الصحة: ارتفاع عدد الحالات التي تحولت نتيجة تحاليلها من إيجابية إلى سلبية لفيروس كورونا المستجد  إلى 27 حالة.. وتسجيل حالة جديدة إيجابية</text:p>
            <text:p/>
            <text:p>https://t.co/WkLJPnwBF5</text:p>
            <text:p/>
            <text:p>#كورونا </text:p>
            <text:p>#فيروس_كورونا </text:p>
            <text:p>#COVID19 https://t.co/d5bEs23nWW</text:p>
          </table:table-cell>
          <table:table-cell office:value-type="string" calcext:value-type="string">
            <text:p>https://t.co/d5bEs23nWW</text:p>
          </table:table-cell>
          <table:table-cell office:value-type="float" office:value="73" calcext:value-type="float">
            <text:p>73</text:p>
          </table:table-cell>
          <table:table-cell office:value-type="float" office:value="176" calcext:value-type="float">
            <text:p>17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3" calcext:value-type="float">
            <text:p>73</text:p>
          </table:table-cell>
          <table:table-cell table:style-name="ce10" office:value-type="date" office:date-value="2020-03-11" calcext:value-type="date">
            <text:p>2020-03-11</text:p>
          </table:table-cell>
          <table:table-cell table:style-name="ce6" office:value-type="time" office:time-value="PT13H58M01S" calcext:value-type="time">
            <text:p>13:58:01</text:p>
          </table:table-cell>
          <table:table-cell table:style-name="ce14" office:value-type="string" calcext:value-type="string">
            <text:p>كيف تحمي نفسك ومن حولك من فيروس كورونا ٢٠١٩ ؟</text:p>
            <text:p>#COVID19</text:p>
            <text:p>#فيروس_كورونا https://t.co/wVglVMkhUN</text:p>
          </table:table-cell>
          <table:table-cell office:value-type="string" calcext:value-type="string">
            <text:p>https://t.co/wVglVMkhUN</text:p>
          </table:table-cell>
          <table:table-cell office:value-type="float" office:value="38" calcext:value-type="float">
            <text:p>38</text:p>
          </table:table-cell>
          <table:table-cell office:value-type="float" office:value="203" calcext:value-type="float">
            <text:p>20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4" calcext:value-type="float">
            <text:p>74</text:p>
          </table:table-cell>
          <table:table-cell table:style-name="ce10" office:value-type="date" office:date-value="2020-03-11" calcext:value-type="date">
            <text:p>2020-03-11</text:p>
          </table:table-cell>
          <table:table-cell table:style-name="ce6" office:value-type="time" office:time-value="PT18H42M31S" calcext:value-type="time">
            <text:p>18:42:31</text:p>
          </table:table-cell>
          <table:table-cell table:style-name="ce14" office:value-type="string" calcext:value-type="string">
            <text:p>الصحة: خروج 8 حالات من مصابي فيروس كورونا المستجد من مستشفى العزل بعد شفائهم.. وتسجيل 7 حالات إيجابية جديدة</text:p>
            <text:p/>
            <text:p>https://t.co/LDwxBkRZ6m</text:p>
            <text:p>#فيروس_كورونا</text:p>
            <text:p> #COVID19 </text:p>
            <text:p>#كورونا https://t.co/AEr0N36eGa</text:p>
          </table:table-cell>
          <table:table-cell office:value-type="string" calcext:value-type="string">
            <text:p>https://t.co/AEr0N36eGa</text:p>
          </table:table-cell>
          <table:table-cell office:value-type="float" office:value="103" calcext:value-type="float">
            <text:p>103</text:p>
          </table:table-cell>
          <table:table-cell office:value-type="float" office:value="217" calcext:value-type="float">
            <text:p>2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5" calcext:value-type="float">
            <text:p>75</text:p>
          </table:table-cell>
          <table:table-cell table:style-name="ce10" office:value-type="date" office:date-value="2020-03-12" calcext:value-type="date">
            <text:p>2020-03-12</text:p>
          </table:table-cell>
          <table:table-cell table:style-name="ce6" office:value-type="time" office:time-value="PT17H18M06S" calcext:value-type="time">
            <text:p>17:18:06</text:p>
          </table:table-cell>
          <table:table-cell table:style-name="ce14" office:value-type="string" calcext:value-type="string">
            <text:p>الصحة: إصابة 13 مواطنا في حادث تصادم قطارين بالقاهرة ولا وفيات</text:p>
            <text:p/>
            <text:p>أعلنت وزارة الصحة والسكان، مساء اليوم، عن إصابة 13 مواطنا في حادث تصادم قطارين ركاب بمزلقان الرمل أسفل كوبرى السابتية، اتجاه رمسيس، ولا وفيات.</text:p>
            <text:p/>
            <text:p>https://t.co/L1yFSK6E82 https://t.co/KPh4TTrOVU</text:p>
          </table:table-cell>
          <table:table-cell office:value-type="string" calcext:value-type="string">
            <text:p>https://t.co/KPh4TTrOVU</text:p>
          </table:table-cell>
          <table:table-cell office:value-type="float" office:value="44" calcext:value-type="float">
            <text:p>44</text:p>
          </table:table-cell>
          <table:table-cell office:value-type="float" office:value="115" calcext:value-type="float">
            <text:p>11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6" calcext:value-type="float">
            <text:p>76</text:p>
          </table:table-cell>
          <table:table-cell table:style-name="ce10" office:value-type="date" office:date-value="2020-03-12" calcext:value-type="date">
            <text:p>2020-03-12</text:p>
          </table:table-cell>
          <table:table-cell table:style-name="ce6" office:value-type="time" office:time-value="PT18H40M49S" calcext:value-type="time">
            <text:p>18:40:49</text:p>
          </table:table-cell>
          <table:table-cell table:style-name="ce14" office:value-type="string" calcext:value-type="string">
            <text:p>الصحة: ارتفاع حالات الشفاء من مصابي فيروس كورونا المستجد إلى 20 وخروجهم من مستشفى العزل.. وتسجيل 13 حالة إيجابية جديدة من بينهم وفاة ..</text:p>
            <text:p/>
            <text:p>https://t.co/rgB10Hy4Er</text:p>
            <text:p/>
            <text:p>#كورونا </text:p>
            <text:p>#كورونا_الجديد #Covid_19 https://t.co/ret0TBlR79</text:p>
          </table:table-cell>
          <table:table-cell office:value-type="string" calcext:value-type="string">
            <text:p>https://t.co/ret0TBlR79</text:p>
          </table:table-cell>
          <table:table-cell office:value-type="float" office:value="85" calcext:value-type="float">
            <text:p>85</text:p>
          </table:table-cell>
          <table:table-cell office:value-type="float" office:value="202" calcext:value-type="float">
            <text:p>2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7" calcext:value-type="float">
            <text:p>77</text:p>
          </table:table-cell>
          <table:table-cell table:style-name="ce10" office:value-type="date" office:date-value="2020-03-12" calcext:value-type="date">
            <text:p>2020-03-12</text:p>
          </table:table-cell>
          <table:table-cell table:style-name="ce6" office:value-type="time" office:time-value="PT21H19M30S" calcext:value-type="time">
            <text:p>21:19:30</text:p>
          </table:table-cell>
          <table:table-cell table:style-name="ce14" office:value-type="string" calcext:value-type="string">
            <text:p>كيف تحمي نفسك ومن حولك من #فيروس_كورونا ؟</text:p>
            <text:p>#فيروس_كورونا_الجديد </text:p>
            <text:p>#COVID19 https://t.co/51uCpqwGOs</text:p>
          </table:table-cell>
          <table:table-cell office:value-type="string" calcext:value-type="string">
            <text:p>https://t.co/51uCpqwGOs</text:p>
          </table:table-cell>
          <table:table-cell office:value-type="float" office:value="93" calcext:value-type="float">
            <text:p>93</text:p>
          </table:table-cell>
          <table:table-cell office:value-type="float" office:value="144" calcext:value-type="float">
            <text:p>14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78" calcext:value-type="float">
            <text:p>78</text:p>
          </table:table-cell>
          <table:table-cell table:style-name="ce10" office:value-type="date" office:date-value="2020-03-12" calcext:value-type="date">
            <text:p>2020-03-12</text:p>
          </table:table-cell>
          <table:table-cell table:style-name="ce6" office:value-type="time" office:time-value="PT21H59M48S" calcext:value-type="time">
            <text:p>21:59:48</text:p>
          </table:table-cell>
          <table:table-cell table:style-name="ce14" office:value-type="string" calcext:value-type="string">
            <text:p>بالصور خروج 12 حالة من الحجر الصحي اليوم الخميس الموافق12 مارس 2020 " حمدلله على سلامتكم ونتمنى لباقي الحالات التعافي والشفاء في القريب العاجل بإذن الله".</text:p>
            <text:p/>
            <text:p>الحمد لله كده وصل عدد المتعافين إلي 20 حالة.</text:p>
            <text:p/>
            <text:p>#فيروس_كورونا </text:p>
            <text:p>#كورونا </text:p>
            <text:p>#COVD19 https://t.co/4akD1JAQSN</text:p>
          </table:table-cell>
          <table:table-cell office:value-type="string" calcext:value-type="string">
            <text:p>https://t.co/4akD1JAQSN</text:p>
          </table:table-cell>
          <table:table-cell office:value-type="float" office:value="343" calcext:value-type="float">
            <text:p>343</text:p>
          </table:table-cell>
          <table:table-cell office:value-type="float" office:value="998" calcext:value-type="float">
            <text:p>99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79" calcext:value-type="float">
            <text:p>79</text:p>
          </table:table-cell>
          <table:table-cell table:style-name="ce10" office:value-type="date" office:date-value="2020-03-13" calcext:value-type="date">
            <text:p>2020-03-13</text:p>
          </table:table-cell>
          <table:table-cell table:style-name="ce6" office:value-type="time" office:time-value="PT13H21M24S" calcext:value-type="time">
            <text:p>13:21:24</text:p>
          </table:table-cell>
          <table:table-cell table:style-name="ce14" office:value-type="string" calcext:value-type="string">
            <text:p>هل مجففات الأيدي فعالة في القضاء على #فيروس_كورونا_المستجدّ خلال 30 ثانية؟</text:p>
            <text:p>#فيروس_كورونا </text:p>
            <text:p>#COVID19 https://t.co/Cggl4SMM9w</text:p>
          </table:table-cell>
          <table:table-cell office:value-type="string" calcext:value-type="string">
            <text:p>https://t.co/Cggl4SMM9w</text:p>
          </table:table-cell>
          <table:table-cell office:value-type="float" office:value="337" calcext:value-type="float">
            <text:p>337</text:p>
          </table:table-cell>
          <table:table-cell office:value-type="float" office:value="2604" calcext:value-type="float">
            <text:p>260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80" calcext:value-type="float">
            <text:p>80</text:p>
          </table:table-cell>
          <table:table-cell table:style-name="ce10" office:value-type="date" office:date-value="2020-03-13" calcext:value-type="date">
            <text:p>2020-03-13</text:p>
          </table:table-cell>
          <table:table-cell table:style-name="ce6" office:value-type="time" office:time-value="PT14H33M23S" calcext:value-type="time">
            <text:p>14:33:23</text:p>
          </table:table-cell>
          <table:table-cell table:style-name="ce14" office:value-type="string" calcext:value-type="string">
            <text:p>غسل الأيدي جيدا بالماء والصابون أحد طرق الوقاية الأساسية من فيروس كورنا ٢٠١٩</text:p>
            <text:p>احرص عليه بشكل دوري خلال اليوم لحماية نفسك ومن حولك. </text:p>
            <text:p>#Covid_19 </text:p>
            <text:p>#كورونا_الجديد </text:p>
            <text:p>#فيروس_كورونا_المستجدّ https://t.co/F4nOip6AWH</text:p>
          </table:table-cell>
          <table:table-cell office:value-type="string" calcext:value-type="string">
            <text:p>https://t.co/F4nOip6AWH</text:p>
          </table:table-cell>
          <table:table-cell office:value-type="float" office:value="117" calcext:value-type="float">
            <text:p>117</text:p>
          </table:table-cell>
          <table:table-cell office:value-type="float" office:value="427" calcext:value-type="float">
            <text:p>42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1" calcext:value-type="float">
            <text:p>81</text:p>
          </table:table-cell>
          <table:table-cell table:style-name="ce10" office:value-type="date" office:date-value="2020-03-13" calcext:value-type="date">
            <text:p>2020-03-13</text:p>
          </table:table-cell>
          <table:table-cell table:style-name="ce6" office:value-type="time" office:time-value="PT17H28M28S" calcext:value-type="time">
            <text:p>17:28:28</text:p>
          </table:table-cell>
          <table:table-cell table:style-name="ce14" office:value-type="string" calcext:value-type="string">
            <text:p>كيف تحمي نفسك ومن حولك من فيروس كورونا ٢٠١٩ ؟</text:p>
            <text:p>كيفية إرتداء الماسك واستخدامه ونزعه والتخلص منه؟ https://t.co/MnKVCTs5ew</text:p>
          </table:table-cell>
          <table:table-cell office:value-type="string" calcext:value-type="string">
            <text:p>https://t.co/MnKVCTs5ew</text:p>
          </table:table-cell>
          <table:table-cell office:value-type="float" office:value="103" calcext:value-type="float">
            <text:p>103</text:p>
          </table:table-cell>
          <table:table-cell office:value-type="float" office:value="199" calcext:value-type="float">
            <text:p>19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2" calcext:value-type="float">
            <text:p>82</text:p>
          </table:table-cell>
          <table:table-cell table:style-name="ce10" office:value-type="date" office:date-value="2020-03-13" calcext:value-type="date">
            <text:p>2020-03-13</text:p>
          </table:table-cell>
          <table:table-cell table:style-name="ce6" office:value-type="time" office:time-value="PT17H28M58S" calcext:value-type="time">
            <text:p>17:28:58</text:p>
          </table:table-cell>
          <table:table-cell table:style-name="ce14" office:value-type="string" calcext:value-type="string">
            <text:p>كيف تحمي نفسك ومن حولك من فيروس كورونا ٢٠١٩ ؟</text:p>
            <text:p>كيفية إرتداء الماسك واستخدامه ونزعه والتخلص منه؟ https://t.co/JiNVFXk5lX</text:p>
          </table:table-cell>
          <table:table-cell office:value-type="string" calcext:value-type="string">
            <text:p>https://t.co/JiNVFXk5lX</text:p>
          </table:table-cell>
          <table:table-cell office:value-type="float" office:value="100" calcext:value-type="float">
            <text:p>100</text:p>
          </table:table-cell>
          <table:table-cell office:value-type="float" office:value="200" calcext:value-type="float">
            <text:p>20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3" calcext:value-type="float">
            <text:p>83</text:p>
          </table:table-cell>
          <table:table-cell table:style-name="ce10" office:value-type="date" office:date-value="2020-03-13" calcext:value-type="date">
            <text:p>2020-03-13</text:p>
          </table:table-cell>
          <table:table-cell table:style-name="ce6" office:value-type="time" office:time-value="PT18H21M25S" calcext:value-type="time">
            <text:p>18:21:25</text:p>
          </table:table-cell>
          <table:table-cell table:style-name="ce14" office:value-type="string" calcext:value-type="string">
            <text:p>كيف تحمي نفسك ومن حولك من فيروس كورونا ٢٠١٩ ؟</text:p>
            <text:p>#COVID19</text:p>
            <text:p>#فيروس_كورونا https://t.co/GbeRh82G4V</text:p>
          </table:table-cell>
          <table:table-cell office:value-type="string" calcext:value-type="string">
            <text:p>https://t.co/GbeRh82G4V</text:p>
          </table:table-cell>
          <table:table-cell office:value-type="float" office:value="44" calcext:value-type="float">
            <text:p>44</text:p>
          </table:table-cell>
          <table:table-cell office:value-type="float" office:value="188" calcext:value-type="float">
            <text:p>18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4" calcext:value-type="float">
            <text:p>84</text:p>
          </table:table-cell>
          <table:table-cell table:style-name="ce10" office:value-type="date" office:date-value="2020-03-13" calcext:value-type="date">
            <text:p>2020-03-13</text:p>
          </table:table-cell>
          <table:table-cell table:style-name="ce6" office:value-type="time" office:time-value="PT20H07M19S" calcext:value-type="time">
            <text:p>20:07:19</text:p>
          </table:table-cell>
          <table:table-cell table:style-name="ce14" office:value-type="string" calcext:value-type="string">
            <text:p>الصحة: ارتفاع حالات الشفاء من مصابي فيروس كورونا المستجد إلى 21 وخروجهم من مستشفى العزل.. وتسجيل 13 حالة إيجابية جديدة ...</text:p>
            <text:p/>
            <text:p>https://t.co/EuRhAv7BBX</text:p>
            <text:p/>
            <text:p>#كورونا #فيروس_كورونا_المستجدّ #Covid_19 https://t.co/SMdxrpg7iy</text:p>
          </table:table-cell>
          <table:table-cell office:value-type="string" calcext:value-type="string">
            <text:p>https://t.co/SMdxrpg7iy</text:p>
          </table:table-cell>
          <table:table-cell office:value-type="float" office:value="99" calcext:value-type="float">
            <text:p>99</text:p>
          </table:table-cell>
          <table:table-cell office:value-type="float" office:value="264" calcext:value-type="float">
            <text:p>26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5" calcext:value-type="float">
            <text:p>85</text:p>
          </table:table-cell>
          <table:table-cell table:style-name="ce10" office:value-type="date" office:date-value="2020-03-14" calcext:value-type="date">
            <text:p>2020-03-14</text:p>
          </table:table-cell>
          <table:table-cell table:style-name="ce6" office:value-type="time" office:time-value="PT09H49M16S" calcext:value-type="time">
            <text:p>09:49:16</text:p>
          </table:table-cell>
          <table:table-cell table:style-name="ce14" office:value-type="string" calcext:value-type="string">
            <text:p>إذا كان لديك أي تساؤلات حول #فيروس_كورونا ٢٠١٩ وترغب في المساعدة الطبية. يمكنك التواصل معنا عبر الخط الساخن 105 أو 15335.</text:p>
            <text:p>#فيروس_كورونا_المستجدّ </text:p>
            <text:p>#فيروس_كورونا_الجديد </text:p>
            <text:p>#Covid_19 https://t.co/d5YyOiukrH</text:p>
          </table:table-cell>
          <table:table-cell office:value-type="string" calcext:value-type="string">
            <text:p>https://t.co/d5YyOiukrH</text:p>
          </table:table-cell>
          <table:table-cell office:value-type="float" office:value="347" calcext:value-type="float">
            <text:p>347</text:p>
          </table:table-cell>
          <table:table-cell office:value-type="float" office:value="454" calcext:value-type="float">
            <text:p>45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86" calcext:value-type="float">
            <text:p>86</text:p>
          </table:table-cell>
          <table:table-cell table:style-name="ce10" office:value-type="date" office:date-value="2020-03-14" calcext:value-type="date">
            <text:p>2020-03-14</text:p>
          </table:table-cell>
          <table:table-cell table:style-name="ce6" office:value-type="time" office:time-value="PT12H51M47S" calcext:value-type="time">
            <text:p>12:51:47</text:p>
          </table:table-cell>
          <table:table-cell table:style-name="ce14" office:value-type="string" calcext:value-type="string">
            <text:p>هل يساعد غسل الأنف بانتظام بمحلول ملحي في الوقاية من العدوي بفيروس كورونا المستجد ؟ </text:p>
            <text:p/>
            <text:p>#كوفيد_19 </text:p>
            <text:p>#كورونا </text:p>
            <text:p>#فيروس_كورونا https://t.co/XzBLU2sSE4</text:p>
          </table:table-cell>
          <table:table-cell office:value-type="string" calcext:value-type="string">
            <text:p>https://t.co/XzBLU2sSE4</text:p>
          </table:table-cell>
          <table:table-cell office:value-type="float" office:value="107" calcext:value-type="float">
            <text:p>107</text:p>
          </table:table-cell>
          <table:table-cell office:value-type="float" office:value="515" calcext:value-type="float">
            <text:p>51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7" calcext:value-type="float">
            <text:p>87</text:p>
          </table:table-cell>
          <table:table-cell table:style-name="ce10" office:value-type="date" office:date-value="2020-03-14" calcext:value-type="date">
            <text:p>2020-03-14</text:p>
          </table:table-cell>
          <table:table-cell table:style-name="ce6" office:value-type="time" office:time-value="PT14H55M17S" calcext:value-type="time">
            <text:p>14:55:17</text:p>
          </table:table-cell>
          <table:table-cell table:style-name="ce14" office:value-type="string" calcext:value-type="string">
            <text:p>هل المضادات الحيوية فعالة في الوقاية من فيروس كورونا المستجد وعلاجه؟ </text:p>
            <text:p/>
            <text:p>#كورونا</text:p>
            <text:p>#فيروس_كورونا </text:p>
            <text:p>#COVID19 https://t.co/SuQJF3wfbI</text:p>
          </table:table-cell>
          <table:table-cell office:value-type="string" calcext:value-type="string">
            <text:p>https://t.co/SuQJF3wfbI</text:p>
          </table:table-cell>
          <table:table-cell office:value-type="float" office:value="145" calcext:value-type="float">
            <text:p>145</text:p>
          </table:table-cell>
          <table:table-cell office:value-type="float" office:value="602" calcext:value-type="float">
            <text:p>6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8" calcext:value-type="float">
            <text:p>88</text:p>
          </table:table-cell>
          <table:table-cell table:style-name="ce10" office:value-type="date" office:date-value="2020-03-14" calcext:value-type="date">
            <text:p>2020-03-14</text:p>
          </table:table-cell>
          <table:table-cell table:style-name="ce6" office:value-type="time" office:time-value="PT16H36M57S" calcext:value-type="time">
            <text:p>16:36:57</text:p>
          </table:table-cell>
          <table:table-cell table:style-name="ce14" office:value-type="string" calcext:value-type="string">
            <text:p>كيف تحمي نفسك ومن حولك من فيروس كورونا ٢٠١٩؟ </text:p>
            <text:p/>
            <text:p>#كورونا </text:p>
            <text:p>#فيروس_كورونا </text:p>
            <text:p>#COVIDー19 https://t.co/RrGdtCYJUY</text:p>
          </table:table-cell>
          <table:table-cell office:value-type="string" calcext:value-type="string">
            <text:p>https://t.co/RrGdtCYJUY</text:p>
          </table:table-cell>
          <table:table-cell office:value-type="float" office:value="41" calcext:value-type="float">
            <text:p>41</text:p>
          </table:table-cell>
          <table:table-cell office:value-type="float" office:value="128" calcext:value-type="float">
            <text:p>12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89" calcext:value-type="float">
            <text:p>89</text:p>
          </table:table-cell>
          <table:table-cell table:style-name="ce10" office:value-type="date" office:date-value="2020-03-14" calcext:value-type="date">
            <text:p>2020-03-14</text:p>
          </table:table-cell>
          <table:table-cell table:style-name="ce6" office:value-type="time" office:time-value="PT18H21M58S" calcext:value-type="time">
            <text:p>18:21:58</text:p>
          </table:table-cell>
          <table:table-cell table:style-name="ce14" office:value-type="string" calcext:value-type="string">
            <text:p>كيف تحمي نفسك ومن حولك من فيروس الكورونا؟ </text:p>
            <text:p>#كورونا #فيروس_كورونا #COVIDー19 https://t.co/ND5DY5y4rX</text:p>
          </table:table-cell>
          <table:table-cell office:value-type="string" calcext:value-type="string">
            <text:p>https://t.co/ND5DY5y4rX</text:p>
          </table:table-cell>
          <table:table-cell office:value-type="float" office:value="51" calcext:value-type="float">
            <text:p>51</text:p>
          </table:table-cell>
          <table:table-cell office:value-type="float" office:value="416" calcext:value-type="float">
            <text:p>41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0" calcext:value-type="float">
            <text:p>90</text:p>
          </table:table-cell>
          <table:table-cell table:style-name="ce10" office:value-type="date" office:date-value="2020-03-14" calcext:value-type="date">
            <text:p>2020-03-14</text:p>
          </table:table-cell>
          <table:table-cell table:style-name="ce6" office:value-type="time" office:time-value="PT19H46M16S" calcext:value-type="time">
            <text:p>19:46:16</text:p>
          </table:table-cell>
          <table:table-cell table:style-name="ce14" office:value-type="string" calcext:value-type="string">
            <text:p>الصحة: ارتفاع عدد الحالات التي تحولت نتيجة تحاليلها من إيجابية إلى سلبية لفيروس كورونا المستجد إلى33 حالة.. وتسجيل 17 حالة إيجابية جديدة. للتفاصيل:</text:p>
            <text:p>https://t.co/MEgrzlA3ZX</text:p>
            <text:p>#فيروس_كورونا </text:p>
            <text:p>#فيروس_كورونا_المستجدّ </text:p>
            <text:p>#COVIDー19</text:p>
          </table:table-cell>
          <table:table-cell office:value-type="string" calcext:value-type="string">
            <text:p>https://t.co/MEgrzlA3ZX</text:p>
          </table:table-cell>
          <table:table-cell office:value-type="float" office:value="187" calcext:value-type="float">
            <text:p>187</text:p>
          </table:table-cell>
          <table:table-cell office:value-type="float" office:value="439" calcext:value-type="float">
            <text:p>439</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91" calcext:value-type="float">
            <text:p>91</text:p>
          </table:table-cell>
          <table:table-cell table:style-name="ce10" office:value-type="date" office:date-value="2020-03-14" calcext:value-type="date">
            <text:p>2020-03-14</text:p>
          </table:table-cell>
          <table:table-cell table:style-name="ce6" office:value-type="time" office:time-value="PT22H18M17S" calcext:value-type="time">
            <text:p>22:18:17</text:p>
          </table:table-cell>
          <table:table-cell table:style-name="ce14" office:value-type="string" calcext:value-type="string">
            <text:p>هل يساعد تناول الثوم في الوقاية من العدوى بفيروس كورونا المستجد؟  </text:p>
            <text:p>#كورونا </text:p>
            <text:p>#فيروس_كورونا </text:p>
            <text:p>#COVIDー19 https://t.co/ZWJfW8iAXa</text:p>
          </table:table-cell>
          <table:table-cell office:value-type="string" calcext:value-type="string">
            <text:p>https://t.co/ZWJfW8iAXa</text:p>
          </table:table-cell>
          <table:table-cell office:value-type="float" office:value="157" calcext:value-type="float">
            <text:p>157</text:p>
          </table:table-cell>
          <table:table-cell office:value-type="float" office:value="959" calcext:value-type="float">
            <text:p>95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2" calcext:value-type="float">
            <text:p>92</text:p>
          </table:table-cell>
          <table:table-cell table:style-name="ce10" office:value-type="date" office:date-value="2020-03-15" calcext:value-type="date">
            <text:p>2020-03-15</text:p>
          </table:table-cell>
          <table:table-cell table:style-name="ce6" office:value-type="time" office:time-value="PT10H32M03S" calcext:value-type="time">
            <text:p>10:32:03</text:p>
          </table:table-cell>
          <table:table-cell table:style-name="ce14" office:value-type="string" calcext:value-type="string">
            <text:p>كيف تحمي نفسك ومن حولك من فيروس كورونا ٢٠١٩ ؟</text:p>
            <text:p>#COVID19 #كورونا #فيروس_كورونا_المستجدّ https://t.co/ewNXC2FQcI</text:p>
          </table:table-cell>
          <table:table-cell office:value-type="string" calcext:value-type="string">
            <text:p>https://t.co/ewNXC2FQcI</text:p>
          </table:table-cell>
          <table:table-cell office:value-type="float" office:value="63" calcext:value-type="float">
            <text:p>63</text:p>
          </table:table-cell>
          <table:table-cell office:value-type="float" office:value="164" calcext:value-type="float">
            <text:p>16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3" calcext:value-type="float">
            <text:p>93</text:p>
          </table:table-cell>
          <table:table-cell table:style-name="ce10" office:value-type="date" office:date-value="2020-03-15" calcext:value-type="date">
            <text:p>2020-03-15</text:p>
          </table:table-cell>
          <table:table-cell table:style-name="ce6" office:value-type="time" office:time-value="PT12H44M47S" calcext:value-type="time">
            <text:p>12:44:47</text:p>
          </table:table-cell>
          <table:table-cell table:style-name="ce14" office:value-type="string" calcext:value-type="string">
            <text:p>كيف تحمي نفسك ومن حولك من فيروس كورونا ٢٠١٩ ؟</text:p>
            <text:p>#COVID19 </text:p>
            <text:p>#كورونا  #فيروس_كورونا https://t.co/ZWhgemHVOb</text:p>
          </table:table-cell>
          <table:table-cell office:value-type="string" calcext:value-type="string">
            <text:p>https://t.co/ZWhgemHVOb</text:p>
          </table:table-cell>
          <table:table-cell office:value-type="float" office:value="71" calcext:value-type="float">
            <text:p>71</text:p>
          </table:table-cell>
          <table:table-cell office:value-type="float" office:value="230" calcext:value-type="float">
            <text:p>23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4" calcext:value-type="float">
            <text:p>94</text:p>
          </table:table-cell>
          <table:table-cell table:style-name="ce10" office:value-type="date" office:date-value="2020-03-15" calcext:value-type="date">
            <text:p>2020-03-15</text:p>
          </table:table-cell>
          <table:table-cell table:style-name="ce6" office:value-type="time" office:time-value="PT16H05M25S" calcext:value-type="time">
            <text:p>16:05:25</text:p>
          </table:table-cell>
          <table:table-cell table:style-name="ce14" office:value-type="string" calcext:value-type="string">
            <text:p>الطريقة الصحيحة لغسل اليدين.. </text:p>
            <text:p>#COVIDー19 </text:p>
            <text:p>#كورونا </text:p>
            <text:p>#فيروس_كورونا https://t.co/sBtbUhsCPL</text:p>
          </table:table-cell>
          <table:table-cell office:value-type="string" calcext:value-type="string">
            <text:p>https://t.co/sBtbUhsCPL</text:p>
          </table:table-cell>
          <table:table-cell office:value-type="float" office:value="83" calcext:value-type="float">
            <text:p>83</text:p>
          </table:table-cell>
          <table:table-cell office:value-type="float" office:value="231" calcext:value-type="float">
            <text:p>23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5" calcext:value-type="float">
            <text:p>95</text:p>
          </table:table-cell>
          <table:table-cell table:style-name="ce10" office:value-type="date" office:date-value="2020-03-15" calcext:value-type="date">
            <text:p>2020-03-15</text:p>
          </table:table-cell>
          <table:table-cell table:style-name="ce6" office:value-type="time" office:time-value="PT18H36M51S" calcext:value-type="time">
            <text:p>18:36:51</text:p>
          </table:table-cell>
          <table:table-cell table:style-name="ce14" office:value-type="string" calcext:value-type="string">
            <text:p>كيف تحمي نفسك ومن حولك من فيروس كورونا ٢٠١٩ ؟</text:p>
            <text:p>#COVID19 #كورونا #فيروس_كورونا https://t.co/14hRWBtnXg</text:p>
          </table:table-cell>
          <table:table-cell office:value-type="string" calcext:value-type="string">
            <text:p>https://t.co/14hRWBtnXg</text:p>
          </table:table-cell>
          <table:table-cell office:value-type="float" office:value="42" calcext:value-type="float">
            <text:p>42</text:p>
          </table:table-cell>
          <table:table-cell office:value-type="float" office:value="150" calcext:value-type="float">
            <text:p>15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6" calcext:value-type="float">
            <text:p>96</text:p>
          </table:table-cell>
          <table:table-cell table:style-name="ce10" office:value-type="date" office:date-value="2020-03-15" calcext:value-type="date">
            <text:p>2020-03-15</text:p>
          </table:table-cell>
          <table:table-cell table:style-name="ce6" office:value-type="time" office:time-value="PT20H04M57S" calcext:value-type="time">
            <text:p>20:04:57</text:p>
          </table:table-cell>
          <table:table-cell table:style-name="ce14" office:value-type="string" calcext:value-type="string">
            <text:p>الصحة: ارتفاع حالات الشفاء من مصابي فيروس كورونا المستجد إلى 26 وخروجهم من مستشفى العزل.. وتسجيل 16 حالة إيجابية جديدة ... </text:p>
            <text:p/>
            <text:p>https://t.co/prIFd2eKCn</text:p>
            <text:p>#كورونا </text:p>
            <text:p>#فيروس_كورونا </text:p>
            <text:p>#COVIDー19 https://t.co/QlcGNUEVmr</text:p>
          </table:table-cell>
          <table:table-cell office:value-type="string" calcext:value-type="string">
            <text:p>https://t.co/QlcGNUEVmr</text:p>
          </table:table-cell>
          <table:table-cell office:value-type="float" office:value="282" calcext:value-type="float">
            <text:p>282</text:p>
          </table:table-cell>
          <table:table-cell office:value-type="float" office:value="580" calcext:value-type="float">
            <text:p>58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7" calcext:value-type="float">
            <text:p>97</text:p>
          </table:table-cell>
          <table:table-cell table:style-name="ce10" office:value-type="date" office:date-value="2020-03-15" calcext:value-type="date">
            <text:p>2020-03-15</text:p>
          </table:table-cell>
          <table:table-cell table:style-name="ce6" office:value-type="time" office:time-value="PT22H04M16S" calcext:value-type="time">
            <text:p>22:04:16</text:p>
          </table:table-cell>
          <table:table-cell table:style-name="ce14" office:value-type="string" calcext:value-type="string">
            <text:p>كيف تحمي نفسك ومن حولك من فيروس كورونا المستجد (كوفيد-١٩)؟ </text:p>
            <text:p>#كورونا </text:p>
            <text:p>#فيروس_كورونا </text:p>
            <text:p>#COVID19 https://t.co/X4uGgjW73n</text:p>
          </table:table-cell>
          <table:table-cell office:value-type="string" calcext:value-type="string">
            <text:p>https://t.co/X4uGgjW73n</text:p>
          </table:table-cell>
          <table:table-cell office:value-type="float" office:value="83" calcext:value-type="float">
            <text:p>83</text:p>
          </table:table-cell>
          <table:table-cell office:value-type="float" office:value="347" calcext:value-type="float">
            <text:p>34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8" calcext:value-type="float">
            <text:p>98</text:p>
          </table:table-cell>
          <table:table-cell table:style-name="ce10" office:value-type="date" office:date-value="2020-03-16" calcext:value-type="date">
            <text:p>2020-03-16</text:p>
          </table:table-cell>
          <table:table-cell table:style-name="ce6" office:value-type="time" office:time-value="PT10H50M02S" calcext:value-type="time">
            <text:p>10:50:02</text:p>
          </table:table-cell>
          <table:table-cell table:style-name="ce14" office:value-type="string" calcext:value-type="string">
            <text:p>نصائح بسيطة لتقوية المناعة ... </text:p>
            <text:p>#كورونا </text:p>
            <text:p>#فيروس_كورونا </text:p>
            <text:p>#COVIDー19 https://t.co/cT6DihSN71</text:p>
          </table:table-cell>
          <table:table-cell office:value-type="string" calcext:value-type="string">
            <text:p>https://t.co/cT6DihSN71</text:p>
          </table:table-cell>
          <table:table-cell office:value-type="float" office:value="1917" calcext:value-type="float">
            <text:p>1917</text:p>
          </table:table-cell>
          <table:table-cell office:value-type="float" office:value="5395" calcext:value-type="float">
            <text:p>539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99" calcext:value-type="float">
            <text:p>99</text:p>
          </table:table-cell>
          <table:table-cell table:style-name="ce10" office:value-type="date" office:date-value="2020-03-16" calcext:value-type="date">
            <text:p>2020-03-16</text:p>
          </table:table-cell>
          <table:table-cell table:style-name="ce6" office:value-type="time" office:time-value="PT14H17M35S" calcext:value-type="time">
            <text:p>14:17:35</text:p>
          </table:table-cell>
          <table:table-cell table:style-name="ce14" office:value-type="string" calcext:value-type="string">
            <text:p>الصحة تنفي ما تم تداوله بجريدة جارديان البريطانية عن زيادة معدل الإصابات بفيروس كورونا في مصر.. وتؤكد الشفافية في نشر أعداد المصابين بإشراف منظمة الصحة العالمية...</text:p>
            <text:p/>
            <text:p>https://t.co/4QMRFBOVne</text:p>
            <text:p/>
            <text:p>#كورونا </text:p>
            <text:p>#فيروس_كورونا </text:p>
            <text:p>#COVIDー19 https://t.co/H39cJmezle</text:p>
          </table:table-cell>
          <table:table-cell office:value-type="string" calcext:value-type="string">
            <text:p>https://t.co/H39cJmezle</text:p>
          </table:table-cell>
          <table:table-cell office:value-type="float" office:value="702" calcext:value-type="float">
            <text:p>702</text:p>
          </table:table-cell>
          <table:table-cell office:value-type="float" office:value="1775" calcext:value-type="float">
            <text:p>177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0" calcext:value-type="float">
            <text:p>100</text:p>
          </table:table-cell>
          <table:table-cell table:style-name="ce10" office:value-type="date" office:date-value="2020-03-16" calcext:value-type="date">
            <text:p>2020-03-16</text:p>
          </table:table-cell>
          <table:table-cell table:style-name="ce6" office:value-type="time" office:time-value="PT19H13M12S" calcext:value-type="time">
            <text:p>19:13:12</text:p>
          </table:table-cell>
          <table:table-cell table:style-name="ce14" office:value-type="string" calcext:value-type="string">
            <text:p>كيف تحمي نفسك ومن حولك من #فيروس_كورونا ٢٠١٩ ؟</text:p>
            <text:p>#COVID19 https://t.co/5znde7lo2E</text:p>
          </table:table-cell>
          <table:table-cell office:value-type="string" calcext:value-type="string">
            <text:p>https://t.co/5znde7lo2E</text:p>
          </table:table-cell>
          <table:table-cell office:value-type="float" office:value="193" calcext:value-type="float">
            <text:p>193</text:p>
          </table:table-cell>
          <table:table-cell office:value-type="float" office:value="552" calcext:value-type="float">
            <text:p>55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01" calcext:value-type="float">
            <text:p>101</text:p>
          </table:table-cell>
          <table:table-cell table:style-name="ce10" office:value-type="date" office:date-value="2020-03-16" calcext:value-type="date">
            <text:p>2020-03-16</text:p>
          </table:table-cell>
          <table:table-cell table:style-name="ce6" office:value-type="time" office:time-value="PT19H49M37S" calcext:value-type="time">
            <text:p>19:49:37</text:p>
          </table:table-cell>
          <table:table-cell table:style-name="ce14" office:value-type="string" calcext:value-type="string">
            <text:p>الصحة: تسجيل 40 حالة جديدة بفيروس كورونا المستجد وحالتي وفاة. للمزيد: https://t.co/fvNyObIdjn</text:p>
            <text:p>#فيروس_كورونا </text:p>
            <text:p>#فيروس_كورونا_المستجدّ https://t.co/jfCxKhDLot</text:p>
          </table:table-cell>
          <table:table-cell office:value-type="string" calcext:value-type="string">
            <text:p>https://t.co/jfCxKhDLot</text:p>
          </table:table-cell>
          <table:table-cell office:value-type="float" office:value="572" calcext:value-type="float">
            <text:p>572</text:p>
          </table:table-cell>
          <table:table-cell office:value-type="float" office:value="1193" calcext:value-type="float">
            <text:p>119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02" calcext:value-type="float">
            <text:p>102</text:p>
          </table:table-cell>
          <table:table-cell table:style-name="ce10" office:value-type="date" office:date-value="2020-03-17" calcext:value-type="date">
            <text:p>2020-03-17</text:p>
          </table:table-cell>
          <table:table-cell table:style-name="ce6" office:value-type="time" office:time-value="PT11H50M36S" calcext:value-type="time">
            <text:p>11:50:36</text:p>
          </table:table-cell>
          <table:table-cell table:style-name="ce14" office:value-type="string" calcext:value-type="string">
            <text:p>10 خطوات لمنع انتشار فيروس كورونا المستجد (كوفيد-١٩) </text:p>
            <text:p/>
            <text:p>⁧#كورونا⁩ </text:p>
            <text:p>⁧#فيروس_كورونا</text:p>
            <text:p>#Covid_19  https://t.co/TcQBNRIu7q</text:p>
          </table:table-cell>
          <table:table-cell office:value-type="string" calcext:value-type="string">
            <text:p>https://t.co/TcQBNRIu7q</text:p>
          </table:table-cell>
          <table:table-cell office:value-type="float" office:value="155" calcext:value-type="float">
            <text:p>155</text:p>
          </table:table-cell>
          <table:table-cell office:value-type="float" office:value="306" calcext:value-type="float">
            <text:p>30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3" calcext:value-type="float">
            <text:p>103</text:p>
          </table:table-cell>
          <table:table-cell table:style-name="ce10" office:value-type="date" office:date-value="2020-03-17" calcext:value-type="date">
            <text:p>2020-03-17</text:p>
          </table:table-cell>
          <table:table-cell table:style-name="ce6" office:value-type="time" office:time-value="PT13H07M32S" calcext:value-type="time">
            <text:p>13:07:32</text:p>
          </table:table-cell>
          <table:table-cell table:style-name="ce14" office:value-type="string" calcext:value-type="string">
            <text:p>كيف تحمي نفسك ومن حولك من فيروس كورونا المستجد (كوفيد-١٩) ؟</text:p>
            <text:p>#فيروس_كورونا </text:p>
            <text:p>#كورونا </text:p>
            <text:p>#covid_19 https://t.co/VdoDSqOXW2</text:p>
          </table:table-cell>
          <table:table-cell office:value-type="string" calcext:value-type="string">
            <text:p>https://t.co/VdoDSqOXW2</text:p>
          </table:table-cell>
          <table:table-cell office:value-type="float" office:value="427" calcext:value-type="float">
            <text:p>427</text:p>
          </table:table-cell>
          <table:table-cell office:value-type="float" office:value="2555" calcext:value-type="float">
            <text:p>255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4" calcext:value-type="float">
            <text:p>104</text:p>
          </table:table-cell>
          <table:table-cell table:style-name="ce10" office:value-type="date" office:date-value="2020-03-17" calcext:value-type="date">
            <text:p>2020-03-17</text:p>
          </table:table-cell>
          <table:table-cell table:style-name="ce6" office:value-type="time" office:time-value="PT17H26M20S" calcext:value-type="time">
            <text:p>17:26:20</text:p>
          </table:table-cell>
          <table:table-cell table:style-name="ce14" office:value-type="string" calcext:value-type="string">
            <text:p>الصحة: تسجيل 30 حالة جديدة بفيروس كورونا المستجد وحالتي وفاة .. </text:p>
            <text:p/>
            <text:p>https://t.co/AwfNjty9pi</text:p>
            <text:p/>
            <text:p>#فيروس_كورونا</text:p>
            <text:p> #كورونا</text:p>
            <text:p> #COVID19 https://t.co/04qTSlk8ur</text:p>
          </table:table-cell>
          <table:table-cell office:value-type="string" calcext:value-type="string">
            <text:p>https://t.co/04qTSlk8ur</text:p>
          </table:table-cell>
          <table:table-cell office:value-type="float" office:value="503" calcext:value-type="float">
            <text:p>503</text:p>
          </table:table-cell>
          <table:table-cell office:value-type="float" office:value="1117" calcext:value-type="float">
            <text:p>11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5" calcext:value-type="float">
            <text:p>105</text:p>
          </table:table-cell>
          <table:table-cell table:style-name="ce10" office:value-type="date" office:date-value="2020-03-18" calcext:value-type="date">
            <text:p>2020-03-18</text:p>
          </table:table-cell>
          <table:table-cell table:style-name="ce6" office:value-type="time" office:time-value="PT14H07M23S" calcext:value-type="time">
            <text:p>14:07:23</text:p>
          </table:table-cell>
          <table:table-cell table:style-name="ce14" office:value-type="string" calcext:value-type="string">
            <text:p>أعمال الرش والتطهير لجميع المنشأت بمحافظات الجمهورية .. https://t.co/bOZFseYkHS</text:p>
          </table:table-cell>
          <table:table-cell office:value-type="string" calcext:value-type="string">
            <text:p>https://t.co/bOZFseYkHS</text:p>
          </table:table-cell>
          <table:table-cell office:value-type="float" office:value="561" calcext:value-type="float">
            <text:p>561</text:p>
          </table:table-cell>
          <table:table-cell office:value-type="float" office:value="3789" calcext:value-type="float">
            <text:p>378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6" calcext:value-type="float">
            <text:p>106</text:p>
          </table:table-cell>
          <table:table-cell table:style-name="ce10" office:value-type="date" office:date-value="2020-03-18" calcext:value-type="date">
            <text:p>2020-03-18</text:p>
          </table:table-cell>
          <table:table-cell table:style-name="ce6" office:value-type="time" office:time-value="PT15H39M57S" calcext:value-type="time">
            <text:p>15:39:57</text:p>
          </table:table-cell>
          <table:table-cell table:style-name="ce14" office:value-type="string" calcext:value-type="string">
            <text:p>إذا كان لديك أي تساؤلات حول فيروس كورونا ٢٠١٩ وترغب في المساعدة الطبية. يمكنك التواصل معنا عبر الخط الساخن 105 أو 15335.</text:p>
            <text:p>#كورونا </text:p>
            <text:p>#فيروس_كورونا </text:p>
            <text:p>#COVID2019 https://t.co/AgL7D9qtRo</text:p>
          </table:table-cell>
          <table:table-cell office:value-type="string" calcext:value-type="string">
            <text:p>https://t.co/AgL7D9qtRo</text:p>
          </table:table-cell>
          <table:table-cell office:value-type="float" office:value="630" calcext:value-type="float">
            <text:p>630</text:p>
          </table:table-cell>
          <table:table-cell office:value-type="float" office:value="1049" calcext:value-type="float">
            <text:p>104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07" calcext:value-type="float">
            <text:p>107</text:p>
          </table:table-cell>
          <table:table-cell table:style-name="ce10" office:value-type="date" office:date-value="2020-03-18" calcext:value-type="date">
            <text:p>2020-03-18</text:p>
          </table:table-cell>
          <table:table-cell table:style-name="ce6" office:value-type="time" office:time-value="PT19H41M10S" calcext:value-type="time">
            <text:p>19:41:10</text:p>
          </table:table-cell>
          <table:table-cell table:style-name="ce14" office:value-type="string" calcext:value-type="string">
            <text:p>الصحة: ارتفاع حالات الشفاء من مصابي الفيروس إلى 28 وخروجهم من مستشفى العزل.. وتسجيل 14 حالة إيجابية جديدة</text:p>
            <text:p/>
            <text:p>https://t.co/pqGYGbyFHY https://t.co/27oHJIyhoU</text:p>
          </table:table-cell>
          <table:table-cell office:value-type="string" calcext:value-type="string">
            <text:p>https://t.co/27oHJIyhoU</text:p>
          </table:table-cell>
          <table:table-cell office:value-type="float" office:value="708" calcext:value-type="float">
            <text:p>708</text:p>
          </table:table-cell>
          <table:table-cell office:value-type="float" office:value="1670" calcext:value-type="float">
            <text:p>1670</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08" calcext:value-type="float">
            <text:p>108</text:p>
          </table:table-cell>
          <table:table-cell table:style-name="ce10" office:value-type="date" office:date-value="2020-03-18" calcext:value-type="date">
            <text:p>2020-03-18</text:p>
          </table:table-cell>
          <table:table-cell table:style-name="ce6" office:value-type="time" office:time-value="PT22H24M59S" calcext:value-type="time">
            <text:p>22:24:59</text:p>
          </table:table-cell>
          <table:table-cell table:style-name="ce14" office:value-type="string" calcext:value-type="string">
            <text:p>أمتى أكلم الخط الساخن أو أروح لمستشفى الحميات؟</text:p>
            <text:p>#فيروس_كورونا_المستجدّ </text:p>
            <text:p>#فيروس_كورونا </text:p>
            <text:p>#COVID19 https://t.co/fx1gPyBFLz</text:p>
          </table:table-cell>
          <table:table-cell office:value-type="string" calcext:value-type="string">
            <text:p>https://t.co/fx1gPyBFLz</text:p>
          </table:table-cell>
          <table:table-cell office:value-type="float" office:value="1030" calcext:value-type="float">
            <text:p>1030</text:p>
          </table:table-cell>
          <table:table-cell office:value-type="float" office:value="1810" calcext:value-type="float">
            <text:p>1810</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09" calcext:value-type="float">
            <text:p>109</text:p>
          </table:table-cell>
          <table:table-cell table:style-name="ce10" office:value-type="date" office:date-value="2020-03-19" calcext:value-type="date">
            <text:p>2020-03-19</text:p>
          </table:table-cell>
          <table:table-cell table:style-name="ce6" office:value-type="time" office:time-value="PT11H05M02S" calcext:value-type="time">
            <text:p>11:05:02</text:p>
          </table:table-cell>
          <table:table-cell table:style-name="ce14" office:value-type="string" calcext:value-type="string">
            <text:p>اعرف معلومات عن فيروس كورونا ٢٠١٩، كيف ينتقل وما هي أعراضه؟ وماذا يجب فعله عند ظهور هذه الأعراض... </text:p>
            <text:p/>
            <text:p>#كورونا </text:p>
            <text:p>#فيروس_كورونا</text:p>
            <text:p>#COVID19 https://t.co/i5iaa7DxGx</text:p>
          </table:table-cell>
          <table:table-cell office:value-type="string" calcext:value-type="string">
            <text:p>https://t.co/i5iaa7DxGx</text:p>
          </table:table-cell>
          <table:table-cell office:value-type="float" office:value="209" calcext:value-type="float">
            <text:p>209</text:p>
          </table:table-cell>
          <table:table-cell office:value-type="float" office:value="1116" calcext:value-type="float">
            <text:p>111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0" calcext:value-type="float">
            <text:p>110</text:p>
          </table:table-cell>
          <table:table-cell table:style-name="ce10" office:value-type="date" office:date-value="2020-03-19" calcext:value-type="date">
            <text:p>2020-03-19</text:p>
          </table:table-cell>
          <table:table-cell table:style-name="ce6" office:value-type="time" office:time-value="PT12H35M06S" calcext:value-type="time">
            <text:p>12:35:06</text:p>
          </table:table-cell>
          <table:table-cell table:style-name="ce14" office:value-type="string" calcext:value-type="string">
            <text:p>إيه هو فيروس كورونا المستجد (كوفيد-19) ، وايه هى طرق الوقاية منه؟ </text:p>
            <text:p>#كورونا </text:p>
            <text:p>#فيروس_كورونا </text:p>
            <text:p>#COVID19  https://t.co/eRFxzpcnMk</text:p>
          </table:table-cell>
          <table:table-cell office:value-type="string" calcext:value-type="string">
            <text:p>https://t.co/eRFxzpcnMk</text:p>
          </table:table-cell>
          <table:table-cell office:value-type="float" office:value="63" calcext:value-type="float">
            <text:p>63</text:p>
          </table:table-cell>
          <table:table-cell office:value-type="float" office:value="226" calcext:value-type="float">
            <text:p>2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1" calcext:value-type="float">
            <text:p>111</text:p>
          </table:table-cell>
          <table:table-cell table:style-name="ce10" office:value-type="date" office:date-value="2020-03-19" calcext:value-type="date">
            <text:p>2020-03-19</text:p>
          </table:table-cell>
          <table:table-cell table:style-name="ce6" office:value-type="time" office:time-value="PT15H36M57S" calcext:value-type="time">
            <text:p>15:36:57</text:p>
          </table:table-cell>
          <table:table-cell table:style-name="ce14" office:value-type="string" calcext:value-type="string">
            <text:p>كيف تحمي نفسك ومن حولك من فيروس كورونا ٢٠١٩ ؟</text:p>
            <text:p>#COVID19 https://t.co/WyfWpeM5Sy</text:p>
          </table:table-cell>
          <table:table-cell office:value-type="string" calcext:value-type="string">
            <text:p>https://t.co/WyfWpeM5Sy</text:p>
          </table:table-cell>
          <table:table-cell office:value-type="float" office:value="68" calcext:value-type="float">
            <text:p>68</text:p>
          </table:table-cell>
          <table:table-cell office:value-type="float" office:value="302" calcext:value-type="float">
            <text:p>3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2" calcext:value-type="float">
            <text:p>112</text:p>
          </table:table-cell>
          <table:table-cell table:style-name="ce10" office:value-type="date" office:date-value="2020-03-19" calcext:value-type="date">
            <text:p>2020-03-19</text:p>
          </table:table-cell>
          <table:table-cell table:style-name="ce6" office:value-type="time" office:time-value="PT17H56M30S" calcext:value-type="time">
            <text:p>17:56:30</text:p>
          </table:table-cell>
          <table:table-cell table:style-name="ce14" office:value-type="string" calcext:value-type="string">
            <text:p>ارتفاع عدد الحالات التي تحولت نتيجة تحاليلها من إيجابية إلى سلبية لفيروس كورونا إلى 42 حالة</text:p>
            <text:p>تسجيل 46 حالة جديدة بفيروس كورونا المستجد.. وحالة وفاة</text:p>
            <text:p>https://t.co/inFFgOLwUK</text:p>
            <text:p>#فيروس_كورونا_المستجدّ </text:p>
            <text:p>#فيروس_كورونا https://t.co/57Mq6qmuIK</text:p>
          </table:table-cell>
          <table:table-cell office:value-type="string" calcext:value-type="string">
            <text:p>https://t.co/57Mq6qmuIK</text:p>
          </table:table-cell>
          <table:table-cell office:value-type="float" office:value="811" calcext:value-type="float">
            <text:p>811</text:p>
          </table:table-cell>
          <table:table-cell office:value-type="float" office:value="1701" calcext:value-type="float">
            <text:p>170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13" calcext:value-type="float">
            <text:p>113</text:p>
          </table:table-cell>
          <table:table-cell table:style-name="ce10" office:value-type="date" office:date-value="2020-03-20" calcext:value-type="date">
            <text:p>2020-03-20</text:p>
          </table:table-cell>
          <table:table-cell table:style-name="ce6" office:value-type="time" office:time-value="PT11H06M04S" calcext:value-type="time">
            <text:p>11:06:04</text:p>
          </table:table-cell>
          <table:table-cell table:style-name="ce14" office:value-type="string" calcext:value-type="string">
            <text:p>كيف يمكن لمقدمي الرعاية الصحية حماية أنفسهم من الإصابة بفيروس كورونا المستجد (كوفيد-19)؟ </text:p>
            <text:p>#كورونا </text:p>
            <text:p>#فيروس_كورونا </text:p>
            <text:p>#Covid_19 https://t.co/3oF9N0wq43</text:p>
          </table:table-cell>
          <table:table-cell office:value-type="string" calcext:value-type="string">
            <text:p>https://t.co/3oF9N0wq43</text:p>
          </table:table-cell>
          <table:table-cell office:value-type="float" office:value="259" calcext:value-type="float">
            <text:p>259</text:p>
          </table:table-cell>
          <table:table-cell office:value-type="float" office:value="1032" calcext:value-type="float">
            <text:p>103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4" calcext:value-type="float">
            <text:p>114</text:p>
          </table:table-cell>
          <table:table-cell table:style-name="ce10" office:value-type="date" office:date-value="2020-03-20" calcext:value-type="date">
            <text:p>2020-03-20</text:p>
          </table:table-cell>
          <table:table-cell table:style-name="ce6" office:value-type="time" office:time-value="PT14H42M18S" calcext:value-type="time">
            <text:p>14:42:18</text:p>
          </table:table-cell>
          <table:table-cell table:style-name="ce14" office:value-type="string" calcext:value-type="string">
            <text:p>كيف تطهر منزلك ضد فيروس كورونا (كوفيد-١٩)؟ </text:p>
            <text:p>#كورونا </text:p>
            <text:p>#فيروس_كورونا </text:p>
            <text:p>#COVID19 https://t.co/OOXe5nUyZD</text:p>
          </table:table-cell>
          <table:table-cell office:value-type="string" calcext:value-type="string">
            <text:p>https://t.co/OOXe5nUyZD</text:p>
          </table:table-cell>
          <table:table-cell office:value-type="float" office:value="1618" calcext:value-type="float">
            <text:p>1618</text:p>
          </table:table-cell>
          <table:table-cell office:value-type="float" office:value="3674" calcext:value-type="float">
            <text:p>367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5" calcext:value-type="float">
            <text:p>115</text:p>
          </table:table-cell>
          <table:table-cell table:style-name="ce10" office:value-type="date" office:date-value="2020-03-20" calcext:value-type="date">
            <text:p>2020-03-20</text:p>
          </table:table-cell>
          <table:table-cell table:style-name="ce6" office:value-type="time" office:time-value="PT19H41M49S" calcext:value-type="time">
            <text:p>19:41:49</text:p>
          </table:table-cell>
          <table:table-cell table:style-name="ce14" office:value-type="string" calcext:value-type="string">
            <text:p>الصحة: ارتفاع حالات الشفاء من مصابي فيروس كورونا إلى 39 "بينهم طبيب وممرضة" وخروجهم من مستشفى العزل..</text:p>
            <text:p/>
            <text:p>https://t.co/tpJpY2gP0u</text:p>
            <text:p/>
            <text:p>#Covid_19 </text:p>
            <text:p>#كورونا </text:p>
            <text:p>#فيروس_كورونا https://t.co/cn13FhpWRZ</text:p>
          </table:table-cell>
          <table:table-cell office:value-type="string" calcext:value-type="string">
            <text:p>https://t.co/cn13FhpWRZ</text:p>
          </table:table-cell>
          <table:table-cell office:value-type="float" office:value="1869" calcext:value-type="float">
            <text:p>1869</text:p>
          </table:table-cell>
          <table:table-cell office:value-type="float" office:value="5281" calcext:value-type="float">
            <text:p>528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6" calcext:value-type="float">
            <text:p>116</text:p>
          </table:table-cell>
          <table:table-cell table:style-name="ce10" office:value-type="date" office:date-value="2020-03-20" calcext:value-type="date">
            <text:p>2020-03-20</text:p>
          </table:table-cell>
          <table:table-cell table:style-name="ce6" office:value-type="time" office:time-value="PT20H21M31S" calcext:value-type="time">
            <text:p>20:21:31</text:p>
          </table:table-cell>
          <table:table-cell table:style-name="ce14" office:value-type="string" calcext:value-type="string">
            <text:p>حافظ على نفسك وعلى أسرتك بالطريقة الصحيحة في آداب العطس 👌 <text:s/>https://t.co/UZIm3M6jNl</text:p>
          </table:table-cell>
          <table:table-cell office:value-type="string" calcext:value-type="string">
            <text:p>https://t.co/UZIm3M6jNl</text:p>
          </table:table-cell>
          <table:table-cell office:value-type="float" office:value="121" calcext:value-type="float">
            <text:p>121</text:p>
          </table:table-cell>
          <table:table-cell office:value-type="float" office:value="453" calcext:value-type="float">
            <text:p>45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7" calcext:value-type="float">
            <text:p>117</text:p>
          </table:table-cell>
          <table:table-cell table:style-name="ce10" office:value-type="date" office:date-value="2020-03-20" calcext:value-type="date">
            <text:p>2020-03-20</text:p>
          </table:table-cell>
          <table:table-cell table:style-name="ce6" office:value-type="time" office:time-value="PT21H33M16S" calcext:value-type="time">
            <text:p>21:33:16</text:p>
          </table:table-cell>
          <table:table-cell table:style-name="ce14" office:value-type="string" calcext:value-type="string">
            <text:p>للوقاية من فيروس كورونا المستجد (كوفيد-١٩) .. اتبع التعليمات 👇 https://t.co/WiAYnbQXWb</text:p>
          </table:table-cell>
          <table:table-cell office:value-type="string" calcext:value-type="string">
            <text:p>https://t.co/WiAYnbQXWb</text:p>
          </table:table-cell>
          <table:table-cell office:value-type="float" office:value="97" calcext:value-type="float">
            <text:p>97</text:p>
          </table:table-cell>
          <table:table-cell office:value-type="float" office:value="369" calcext:value-type="float">
            <text:p>36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8" calcext:value-type="float">
            <text:p>118</text:p>
          </table:table-cell>
          <table:table-cell table:style-name="ce10" office:value-type="date" office:date-value="2020-03-21" calcext:value-type="date">
            <text:p>2020-03-21</text:p>
          </table:table-cell>
          <table:table-cell table:style-name="ce6" office:value-type="time" office:time-value="PT10H46M14S" calcext:value-type="time">
            <text:p>10:46:14</text:p>
          </table:table-cell>
          <table:table-cell table:style-name="ce14" office:value-type="string" calcext:value-type="string">
            <text:p>اتبع آداب العطس والسعال لتجنب الإصابة بفيروس كورونا المستجد </text:p>
            <text:p>#كورونا </text:p>
            <text:p>#فيروس_كورونا #Covid_19 https://t.co/cOYREvTWRS</text:p>
          </table:table-cell>
          <table:table-cell office:value-type="string" calcext:value-type="string">
            <text:p>https://t.co/cOYREvTWRS</text:p>
          </table:table-cell>
          <table:table-cell office:value-type="float" office:value="350" calcext:value-type="float">
            <text:p>350</text:p>
          </table:table-cell>
          <table:table-cell office:value-type="float" office:value="1232" calcext:value-type="float">
            <text:p>123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19" calcext:value-type="float">
            <text:p>119</text:p>
          </table:table-cell>
          <table:table-cell table:style-name="ce10" office:value-type="date" office:date-value="2020-03-21" calcext:value-type="date">
            <text:p>2020-03-21</text:p>
          </table:table-cell>
          <table:table-cell table:style-name="ce6" office:value-type="time" office:time-value="PT12H16M56S" calcext:value-type="time">
            <text:p>12:16:56</text:p>
          </table:table-cell>
          <table:table-cell table:style-name="ce14" office:value-type="string" calcext:value-type="string">
            <text:p>في مجتمعاتنا يجب التغلب على العادات الخاطئة لكي نحمي أنفسنا ومن حولنا من مرض كوفيد-19</text:p>
            <text:p> </text:p>
            <text:p>#كورونا </text:p>
            <text:p>#فيروس_كورونا </text:p>
            <text:p>#covid_19 https://t.co/js0WvycpN1</text:p>
          </table:table-cell>
          <table:table-cell office:value-type="string" calcext:value-type="string">
            <text:p>https://t.co/js0WvycpN1</text:p>
          </table:table-cell>
          <table:table-cell office:value-type="float" office:value="111" calcext:value-type="float">
            <text:p>111</text:p>
          </table:table-cell>
          <table:table-cell office:value-type="float" office:value="582" calcext:value-type="float">
            <text:p>58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0" calcext:value-type="float">
            <text:p>120</text:p>
          </table:table-cell>
          <table:table-cell table:style-name="ce10" office:value-type="date" office:date-value="2020-03-21" calcext:value-type="date">
            <text:p>2020-03-21</text:p>
          </table:table-cell>
          <table:table-cell table:style-name="ce6" office:value-type="time" office:time-value="PT15H51M51S" calcext:value-type="time">
            <text:p>15:51:51</text:p>
          </table:table-cell>
          <table:table-cell table:style-name="ce14" office:value-type="string" calcext:value-type="string">
            <text:p>إرشادات الوقاية والمتابعة للشخص المخالط وأسرته لحالة مؤكدة الإصابة بفيروس #كورونا المستجد أثناء العزل المنزلي... https://t.co/7YUWE8O7pl</text:p>
          </table:table-cell>
          <table:table-cell office:value-type="string" calcext:value-type="string">
            <text:p>https://t.co/7YUWE8O7pl</text:p>
          </table:table-cell>
          <table:table-cell office:value-type="float" office:value="401" calcext:value-type="float">
            <text:p>401</text:p>
          </table:table-cell>
          <table:table-cell office:value-type="float" office:value="640" calcext:value-type="float">
            <text:p>64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1" calcext:value-type="float">
            <text:p>121</text:p>
          </table:table-cell>
          <table:table-cell table:style-name="ce10" office:value-type="date" office:date-value="2020-03-21" calcext:value-type="date">
            <text:p>2020-03-21</text:p>
          </table:table-cell>
          <table:table-cell table:style-name="ce6" office:value-type="time" office:time-value="PT15H52M16S" calcext:value-type="time">
            <text:p>15:52:16</text:p>
          </table:table-cell>
          <table:table-cell table:style-name="ce14" office:value-type="string" calcext:value-type="string">
            <text:p>إرشادات الوقاية والمتابعة للشخص المخالط وأسرته لحالة مؤكدة الإصابة بفيروس كورونا المستجد أثناء العزل المنزلي... </text:p>
            <text:p/>
            <text:p>#COVID19 </text:p>
            <text:p>#فيروس_كورونا https://t.co/g6he2n87L5</text:p>
          </table:table-cell>
          <table:table-cell office:value-type="string" calcext:value-type="string">
            <text:p>https://t.co/g6he2n87L5</text:p>
          </table:table-cell>
          <table:table-cell office:value-type="float" office:value="405" calcext:value-type="float">
            <text:p>405</text:p>
          </table:table-cell>
          <table:table-cell office:value-type="float" office:value="946" calcext:value-type="float">
            <text:p>94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2" calcext:value-type="float">
            <text:p>122</text:p>
          </table:table-cell>
          <table:table-cell table:style-name="ce10" office:value-type="date" office:date-value="2020-03-21" calcext:value-type="date">
            <text:p>2020-03-21</text:p>
          </table:table-cell>
          <table:table-cell table:style-name="ce6" office:value-type="time" office:time-value="PT18H19M14S" calcext:value-type="time">
            <text:p>18:19:14</text:p>
          </table:table-cell>
          <table:table-cell table:style-name="ce14" office:value-type="string" calcext:value-type="string">
            <text:p>للوقاية من فيروس كورونا المستجد (كوفيد-19) .. اتبع التعليمات 👇</text:p>
            <text:p/>
            <text:p>#covid_19</text:p>
            <text:p>#كورونا </text:p>
            <text:p>#فيروس_كورونا https://t.co/RdhimQDd4V</text:p>
          </table:table-cell>
          <table:table-cell office:value-type="string" calcext:value-type="string">
            <text:p>https://t.co/RdhimQDd4V</text:p>
          </table:table-cell>
          <table:table-cell office:value-type="float" office:value="228" calcext:value-type="float">
            <text:p>228</text:p>
          </table:table-cell>
          <table:table-cell office:value-type="float" office:value="613" calcext:value-type="float">
            <text:p>61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23" calcext:value-type="float">
            <text:p>123</text:p>
          </table:table-cell>
          <table:table-cell table:style-name="ce10" office:value-type="date" office:date-value="2020-03-21" calcext:value-type="date">
            <text:p>2020-03-21</text:p>
          </table:table-cell>
          <table:table-cell table:style-name="ce6" office:value-type="time" office:time-value="PT19H07M51S" calcext:value-type="time">
            <text:p>19:07:51</text:p>
          </table:table-cell>
          <table:table-cell table:style-name="ce14" office:value-type="string" calcext:value-type="string">
            <text:p>الصحة: ارتفاع حالات الشفاء من مصابي فيروس كورونا إلى 41 وخروجهم من مستشفى العزل.. </text:p>
            <text:p/>
            <text:p>https://t.co/2QnyzbDHpZ</text:p>
            <text:p/>
            <text:p>#Covid_19 #كورونا </text:p>
            <text:p>#فيروس_كورونا https://t.co/2A9e6LUWp4</text:p>
          </table:table-cell>
          <table:table-cell office:value-type="string" calcext:value-type="string">
            <text:p>https://t.co/2A9e6LUWp4</text:p>
          </table:table-cell>
          <table:table-cell office:value-type="float" office:value="1500" calcext:value-type="float">
            <text:p>1500</text:p>
          </table:table-cell>
          <table:table-cell office:value-type="float" office:value="4720" calcext:value-type="float">
            <text:p>472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4" calcext:value-type="float">
            <text:p>124</text:p>
          </table:table-cell>
          <table:table-cell table:style-name="ce10" office:value-type="date" office:date-value="2020-03-22" calcext:value-type="date">
            <text:p>2020-03-22</text:p>
          </table:table-cell>
          <table:table-cell table:style-name="ce6" office:value-type="time" office:time-value="PT10H11M50S" calcext:value-type="time">
            <text:p>10:11:50</text:p>
          </table:table-cell>
          <table:table-cell table:style-name="ce14" office:value-type="string" calcext:value-type="string">
            <text:p>للوقاية من فيروس كورونا المستجد (كوفيد-19) .. اتبع الارشادات الوقائية👇</text:p>
            <text:p>#كورونا </text:p>
            <text:p>#فيروس_كورونا</text:p>
            <text:p>#covid_19 https://t.co/MiO3Wbj6s2</text:p>
          </table:table-cell>
          <table:table-cell office:value-type="string" calcext:value-type="string">
            <text:p>https://t.co/MiO3Wbj6s2</text:p>
          </table:table-cell>
          <table:table-cell office:value-type="float" office:value="251" calcext:value-type="float">
            <text:p>251</text:p>
          </table:table-cell>
          <table:table-cell office:value-type="float" office:value="732" calcext:value-type="float">
            <text:p>73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25" calcext:value-type="float">
            <text:p>125</text:p>
          </table:table-cell>
          <table:table-cell table:style-name="ce10" office:value-type="date" office:date-value="2020-03-22" calcext:value-type="date">
            <text:p>2020-03-22</text:p>
          </table:table-cell>
          <table:table-cell table:style-name="ce6" office:value-type="time" office:time-value="PT12H48M39S" calcext:value-type="time">
            <text:p>12:48:39</text:p>
          </table:table-cell>
          <table:table-cell table:style-name="ce14" office:value-type="string" calcext:value-type="string">
            <text:p>للوقاية من فيروس كورونا المستجد (كوفيد-19) .. اتبع الارشادات الوقائية👇</text:p>
            <text:p/>
            <text:p>#كورونا</text:p>
            <text:p>#فيروس_كورونا </text:p>
            <text:p>#covid_19 https://t.co/MbrrpkDqR8</text:p>
          </table:table-cell>
          <table:table-cell office:value-type="string" calcext:value-type="string">
            <text:p>https://t.co/MbrrpkDqR8</text:p>
          </table:table-cell>
          <table:table-cell office:value-type="float" office:value="229" calcext:value-type="float">
            <text:p>229</text:p>
          </table:table-cell>
          <table:table-cell office:value-type="float" office:value="542" calcext:value-type="float">
            <text:p>5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26" calcext:value-type="float">
            <text:p>126</text:p>
          </table:table-cell>
          <table:table-cell table:style-name="ce10" office:value-type="date" office:date-value="2020-03-22" calcext:value-type="date">
            <text:p>2020-03-22</text:p>
          </table:table-cell>
          <table:table-cell table:style-name="ce6" office:value-type="time" office:time-value="PT14H13M19S" calcext:value-type="time">
            <text:p>14:13:19</text:p>
          </table:table-cell>
          <table:table-cell table:style-name="ce14" office:value-type="string" calcext:value-type="string">
            <text:p>تعليمات استخدام ماكينات الصراف الآلي للوقاية من فيروس كورونا المستجد... </text:p>
            <text:p>#COVIDー19 </text:p>
            <text:p>#كورونا </text:p>
            <text:p>#فيروس_كورونا https://t.co/i4NYGmJMPv</text:p>
          </table:table-cell>
          <table:table-cell office:value-type="string" calcext:value-type="string">
            <text:p>https://t.co/i4NYGmJMPv</text:p>
          </table:table-cell>
          <table:table-cell office:value-type="float" office:value="1234" calcext:value-type="float">
            <text:p>1234</text:p>
          </table:table-cell>
          <table:table-cell office:value-type="float" office:value="5561" calcext:value-type="float">
            <text:p>556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7" calcext:value-type="float">
            <text:p>127</text:p>
          </table:table-cell>
          <table:table-cell table:style-name="ce10" office:value-type="date" office:date-value="2020-03-22" calcext:value-type="date">
            <text:p>2020-03-22</text:p>
          </table:table-cell>
          <table:table-cell table:style-name="ce6" office:value-type="time" office:time-value="PT16H18M25S" calcext:value-type="time">
            <text:p>16:18:25</text:p>
          </table:table-cell>
          <table:table-cell table:style-name="ce14" office:value-type="string" calcext:value-type="string">
            <text:p>بعض النصائح الوقائية ضد فيروس الكورونا المستجد أو في حالة الإصابة به... </text:p>
            <text:p>#كورونا </text:p>
            <text:p>#فيروس_كورونا </text:p>
            <text:p>#COVIDー19 https://t.co/9sBieuFKN2</text:p>
          </table:table-cell>
          <table:table-cell office:value-type="string" calcext:value-type="string">
            <text:p>https://t.co/9sBieuFKN2</text:p>
          </table:table-cell>
          <table:table-cell office:value-type="float" office:value="247" calcext:value-type="float">
            <text:p>247</text:p>
          </table:table-cell>
          <table:table-cell office:value-type="float" office:value="1327" calcext:value-type="float">
            <text:p>132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28" calcext:value-type="float">
            <text:p>128</text:p>
          </table:table-cell>
          <table:table-cell table:style-name="ce10" office:value-type="date" office:date-value="2020-03-22" calcext:value-type="date">
            <text:p>2020-03-22</text:p>
          </table:table-cell>
          <table:table-cell table:style-name="ce6" office:value-type="time" office:time-value="PT18H26M25S" calcext:value-type="time">
            <text:p>18:26:25</text:p>
          </table:table-cell>
          <table:table-cell table:style-name="ce14" office:value-type="string" calcext:value-type="string">
            <text:p>للوقاية من فيروس كورونا المستجد (كوفيد-19) .. اتبع الإرشادات الوقائية 👇 </text:p>
            <text:p/>
            <text:p>#كورونا </text:p>
            <text:p>#فيروس_كورونا </text:p>
            <text:p>#covid_19 https://t.co/EncHY0yMW0</text:p>
          </table:table-cell>
          <table:table-cell office:value-type="string" calcext:value-type="string">
            <text:p>https://t.co/EncHY0yMW0</text:p>
          </table:table-cell>
          <table:table-cell office:value-type="float" office:value="213" calcext:value-type="float">
            <text:p>213</text:p>
          </table:table-cell>
          <table:table-cell office:value-type="float" office:value="633" calcext:value-type="float">
            <text:p>63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29" calcext:value-type="float">
            <text:p>129</text:p>
          </table:table-cell>
          <table:table-cell table:style-name="ce10" office:value-type="date" office:date-value="2020-03-22" calcext:value-type="date">
            <text:p>2020-03-22</text:p>
          </table:table-cell>
          <table:table-cell table:style-name="ce6" office:value-type="time" office:time-value="PT20H15M03S" calcext:value-type="time">
            <text:p>20:15:03</text:p>
          </table:table-cell>
          <table:table-cell table:style-name="ce14" office:value-type="string" calcext:value-type="string">
            <text:p>الصحة: ارتفاع حالات الشفاء من مصابي فيروس كورونا إلى 56 وخروجهم من مستشفى العزل.. </text:p>
            <text:p/>
            <text:p>https://t.co/i0ytiHpulJ</text:p>
            <text:p>#COVIDー19 </text:p>
            <text:p>#كورونا </text:p>
            <text:p>#فيروس_كورونا https://t.co/YWkLYuAJym</text:p>
          </table:table-cell>
          <table:table-cell office:value-type="string" calcext:value-type="string">
            <text:p>https://t.co/YWkLYuAJym</text:p>
          </table:table-cell>
          <table:table-cell office:value-type="float" office:value="1021" calcext:value-type="float">
            <text:p>1021</text:p>
          </table:table-cell>
          <table:table-cell office:value-type="float" office:value="3203" calcext:value-type="float">
            <text:p>320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0" calcext:value-type="float">
            <text:p>130</text:p>
          </table:table-cell>
          <table:table-cell table:style-name="ce10" office:value-type="date" office:date-value="2020-03-23" calcext:value-type="date">
            <text:p>2020-03-23</text:p>
          </table:table-cell>
          <table:table-cell table:style-name="ce6" office:value-type="time" office:time-value="PT10H52M16S" calcext:value-type="time">
            <text:p>10:52:16</text:p>
          </table:table-cell>
          <table:table-cell table:style-name="ce14" office:value-type="string" calcext:value-type="string">
            <text:p>إرشادات استخدام ماكينات الصراف الآلي للوقاية من فيروس كورونا المستجد (كوفيد-19) ...</text:p>
            <text:p/>
            <text:p>#covid_19</text:p>
            <text:p>#كورونا</text:p>
            <text:p>#فيروس_كورونا https://t.co/zSRzBnzeJ3</text:p>
          </table:table-cell>
          <table:table-cell office:value-type="string" calcext:value-type="string">
            <text:p>https://t.co/zSRzBnzeJ3</text:p>
          </table:table-cell>
          <table:table-cell office:value-type="float" office:value="423" calcext:value-type="float">
            <text:p>423</text:p>
          </table:table-cell>
          <table:table-cell office:value-type="float" office:value="756" calcext:value-type="float">
            <text:p>75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31" calcext:value-type="float">
            <text:p>131</text:p>
          </table:table-cell>
          <table:table-cell table:style-name="ce10" office:value-type="date" office:date-value="2020-03-23" calcext:value-type="date">
            <text:p>2020-03-23</text:p>
          </table:table-cell>
          <table:table-cell table:style-name="ce6" office:value-type="time" office:time-value="PT13H02M49S" calcext:value-type="time">
            <text:p>13:02:49</text:p>
          </table:table-cell>
          <table:table-cell table:style-name="ce14" office:value-type="string" calcext:value-type="string">
            <text:p>للوقاية من فيروس كورونا المستجد (كوفيد-19) .. اتبع الإرشادات الوقائية 👇</text:p>
            <text:p/>
            <text:p>#كورونا</text:p>
            <text:p>#فيروس_كورونا </text:p>
            <text:p>#covid_19 https://t.co/scOK2bDMgL</text:p>
          </table:table-cell>
          <table:table-cell office:value-type="string" calcext:value-type="string">
            <text:p>https://t.co/scOK2bDMgL</text:p>
          </table:table-cell>
          <table:table-cell office:value-type="float" office:value="122" calcext:value-type="float">
            <text:p>122</text:p>
          </table:table-cell>
          <table:table-cell office:value-type="float" office:value="357" calcext:value-type="float">
            <text:p>35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32" calcext:value-type="float">
            <text:p>132</text:p>
          </table:table-cell>
          <table:table-cell table:style-name="ce10" office:value-type="date" office:date-value="2020-03-23" calcext:value-type="date">
            <text:p>2020-03-23</text:p>
          </table:table-cell>
          <table:table-cell table:style-name="ce6" office:value-type="time" office:time-value="PT14H52M53S" calcext:value-type="time">
            <text:p>14:52:53</text:p>
          </table:table-cell>
          <table:table-cell table:style-name="ce14" office:value-type="string" calcext:value-type="string">
            <text:p>للوقاية من فيروس كورونا المستجد (كوفيد-19) .. اتبع الإرشادات الوقائية 👇</text:p>
            <text:p/>
            <text:p>#كورونا</text:p>
            <text:p>#فيروس_كورونا</text:p>
            <text:p>#covid_19 https://t.co/TpYyV0ZS7Q</text:p>
          </table:table-cell>
          <table:table-cell office:value-type="string" calcext:value-type="string">
            <text:p>https://t.co/TpYyV0ZS7Q</text:p>
          </table:table-cell>
          <table:table-cell office:value-type="float" office:value="127" calcext:value-type="float">
            <text:p>127</text:p>
          </table:table-cell>
          <table:table-cell office:value-type="float" office:value="499" calcext:value-type="float">
            <text:p>49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33" calcext:value-type="float">
            <text:p>133</text:p>
          </table:table-cell>
          <table:table-cell table:style-name="ce10" office:value-type="date" office:date-value="2020-03-23" calcext:value-type="date">
            <text:p>2020-03-23</text:p>
          </table:table-cell>
          <table:table-cell table:style-name="ce6" office:value-type="time" office:time-value="PT16H59M12S" calcext:value-type="time">
            <text:p>16:59:12</text:p>
          </table:table-cell>
          <table:table-cell table:style-name="ce14" office:value-type="string" calcext:value-type="string">
            <text:p>للوقاية من فيروس كورونا المستجد (كوفيد-19) .. اتبع الإرشادات الوقائية 👇</text:p>
            <text:p/>
            <text:p>#covid_19</text:p>
            <text:p>#كورونا </text:p>
            <text:p>#فيروس_كورونا https://t.co/gUKKMI8r54</text:p>
          </table:table-cell>
          <table:table-cell office:value-type="string" calcext:value-type="string">
            <text:p>https://t.co/gUKKMI8r54</text:p>
          </table:table-cell>
          <table:table-cell office:value-type="float" office:value="86" calcext:value-type="float">
            <text:p>86</text:p>
          </table:table-cell>
          <table:table-cell office:value-type="float" office:value="360" calcext:value-type="float">
            <text:p>36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34" calcext:value-type="float">
            <text:p>134</text:p>
          </table:table-cell>
          <table:table-cell table:style-name="ce10" office:value-type="date" office:date-value="2020-03-23" calcext:value-type="date">
            <text:p>2020-03-23</text:p>
          </table:table-cell>
          <table:table-cell table:style-name="ce6" office:value-type="time" office:time-value="PT19H58M26S" calcext:value-type="time">
            <text:p>19:58:26</text:p>
          </table:table-cell>
          <table:table-cell table:style-name="ce14" office:value-type="string" calcext:value-type="string">
            <text:p>الصحة: ارتفاع حالات الشفاء من مصابي فيروس كورونا إلى 68 وخروجهم من مستشفى العزل</text:p>
            <text:p/>
            <text:p>https://t.co/i76RbhOSfD </text:p>
            <text:p/>
            <text:p>#كورونا</text:p>
            <text:p>#فيروس_كورونا </text:p>
            <text:p>#covid_19 https://t.co/wfZfnaob7x</text:p>
          </table:table-cell>
          <table:table-cell office:value-type="string" calcext:value-type="string">
            <text:p>https://t.co/wfZfnaob7x</text:p>
          </table:table-cell>
          <table:table-cell office:value-type="float" office:value="1038" calcext:value-type="float">
            <text:p>1038</text:p>
          </table:table-cell>
          <table:table-cell office:value-type="float" office:value="3425" calcext:value-type="float">
            <text:p>342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5" calcext:value-type="float">
            <text:p>135</text:p>
          </table:table-cell>
          <table:table-cell table:style-name="ce10" office:value-type="date" office:date-value="2020-03-24" calcext:value-type="date">
            <text:p>2020-03-24</text:p>
          </table:table-cell>
          <table:table-cell table:style-name="ce6" office:value-type="time" office:time-value="PT10H39M53S" calcext:value-type="time">
            <text:p>10:39:53</text:p>
          </table:table-cell>
          <table:table-cell table:style-name="ce14" office:value-type="string" calcext:value-type="string">
            <text:p>نصائح المسنين للحماية من الإصابة بفيروس كورونا المستجد (كوفيد-١٩) </text:p>
            <text:p>#COVIDー19 </text:p>
            <text:p>#كورونا </text:p>
            <text:p>#فيروس_كورونا https://t.co/N12FF3dtRO</text:p>
          </table:table-cell>
          <table:table-cell office:value-type="string" calcext:value-type="string">
            <text:p>https://t.co/N12FF3dtRO</text:p>
          </table:table-cell>
          <table:table-cell office:value-type="float" office:value="477" calcext:value-type="float">
            <text:p>477</text:p>
          </table:table-cell>
          <table:table-cell office:value-type="float" office:value="3217" calcext:value-type="float">
            <text:p>321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6" calcext:value-type="float">
            <text:p>136</text:p>
          </table:table-cell>
          <table:table-cell table:style-name="ce10" office:value-type="date" office:date-value="2020-03-24" calcext:value-type="date">
            <text:p>2020-03-24</text:p>
          </table:table-cell>
          <table:table-cell table:style-name="ce6" office:value-type="time" office:time-value="PT13H13M38S" calcext:value-type="time">
            <text:p>13:13:38</text:p>
          </table:table-cell>
          <table:table-cell table:style-name="ce14" office:value-type="string" calcext:value-type="string">
            <text:p>إرشادات استخدام ماكينات الصراف الآلي للوقاية من فيروس كورونا المستجد (كوفيد-19) ...</text:p>
            <text:p>#covid_19</text:p>
            <text:p>#كورونا </text:p>
            <text:p>#فيروس_كورونا https://t.co/ZTDOW4aBNY</text:p>
          </table:table-cell>
          <table:table-cell office:value-type="string" calcext:value-type="string">
            <text:p>https://t.co/ZTDOW4aBNY</text:p>
          </table:table-cell>
          <table:table-cell office:value-type="float" office:value="154" calcext:value-type="float">
            <text:p>154</text:p>
          </table:table-cell>
          <table:table-cell office:value-type="float" office:value="476" calcext:value-type="float">
            <text:p>47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37" calcext:value-type="float">
            <text:p>137</text:p>
          </table:table-cell>
          <table:table-cell table:style-name="ce10" office:value-type="date" office:date-value="2020-03-24" calcext:value-type="date">
            <text:p>2020-03-24</text:p>
          </table:table-cell>
          <table:table-cell table:style-name="ce6" office:value-type="time" office:time-value="PT17H11M25S" calcext:value-type="time">
            <text:p>17:11:25</text:p>
          </table:table-cell>
          <table:table-cell table:style-name="ce14" office:value-type="string" calcext:value-type="string">
            <text:p>نصائح بسيطة لتقوية المناعة ... </text:p>
            <text:p>#COVID19 </text:p>
            <text:p>#كورونا </text:p>
            <text:p>#فيروس_كورونا https://t.co/gKtDzRuZkE</text:p>
          </table:table-cell>
          <table:table-cell office:value-type="string" calcext:value-type="string">
            <text:p>https://t.co/gKtDzRuZkE</text:p>
          </table:table-cell>
          <table:table-cell office:value-type="float" office:value="903" calcext:value-type="float">
            <text:p>903</text:p>
          </table:table-cell>
          <table:table-cell office:value-type="float" office:value="2099" calcext:value-type="float">
            <text:p>209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8" calcext:value-type="float">
            <text:p>138</text:p>
          </table:table-cell>
          <table:table-cell table:style-name="ce10" office:value-type="date" office:date-value="2020-03-24" calcext:value-type="date">
            <text:p>2020-03-24</text:p>
          </table:table-cell>
          <table:table-cell table:style-name="ce6" office:value-type="time" office:time-value="PT18H44M54S" calcext:value-type="time">
            <text:p>18:44:54</text:p>
          </table:table-cell>
          <table:table-cell table:style-name="ce14" office:value-type="string" calcext:value-type="string">
            <text:p>الصحة: ارتفاع حالات الشفاء من مصابي فيروس كورونا إلى 80 وخروجهم من مستشفى العزل... </text:p>
            <text:p/>
            <text:p>https://t.co/G48evFVgFJ </text:p>
            <text:p/>
            <text:p>#كورونا </text:p>
            <text:p>#فيروس_كورونا </text:p>
            <text:p>#COVID19 https://t.co/Kz2espEW0E</text:p>
          </table:table-cell>
          <table:table-cell office:value-type="string" calcext:value-type="string">
            <text:p>https://t.co/Kz2espEW0E</text:p>
          </table:table-cell>
          <table:table-cell office:value-type="float" office:value="1012" calcext:value-type="float">
            <text:p>1012</text:p>
          </table:table-cell>
          <table:table-cell office:value-type="float" office:value="2962" calcext:value-type="float">
            <text:p>296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39" calcext:value-type="float">
            <text:p>139</text:p>
          </table:table-cell>
          <table:table-cell table:style-name="ce10" office:value-type="date" office:date-value="2020-03-25" calcext:value-type="date">
            <text:p>2020-03-25</text:p>
          </table:table-cell>
          <table:table-cell table:style-name="ce6" office:value-type="time" office:time-value="PT11H20M28S" calcext:value-type="time">
            <text:p>11:20:28</text:p>
          </table:table-cell>
          <table:table-cell table:style-name="ce14" office:value-type="string" calcext:value-type="string">
            <text:p>10 خطوات لمنع انتشار فيروس كورونا المستجد (كوفيد-19)</text:p>
            <text:p/>
            <text:p>#covid_19 </text:p>
            <text:p>#كورونا </text:p>
            <text:p>#فيروس_كورونا https://t.co/MKQmfa8aRw</text:p>
          </table:table-cell>
          <table:table-cell office:value-type="string" calcext:value-type="string">
            <text:p>https://t.co/MKQmfa8aRw</text:p>
          </table:table-cell>
          <table:table-cell office:value-type="float" office:value="238" calcext:value-type="float">
            <text:p>238</text:p>
          </table:table-cell>
          <table:table-cell office:value-type="float" office:value="614" calcext:value-type="float">
            <text:p>61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40" calcext:value-type="float">
            <text:p>140</text:p>
          </table:table-cell>
          <table:table-cell table:style-name="ce10" office:value-type="date" office:date-value="2020-03-25" calcext:value-type="date">
            <text:p>2020-03-25</text:p>
          </table:table-cell>
          <table:table-cell table:style-name="ce6" office:value-type="time" office:time-value="PT19H25M02S" calcext:value-type="time">
            <text:p>19:25:02</text:p>
          </table:table-cell>
          <table:table-cell table:style-name="ce14" office:value-type="string" calcext:value-type="string">
            <text:p>الصحة: ارتفاع حالات الشفاء من مصابي فيروس كورونا إلى 95 وخروجهم من مستشفى العزل... </text:p>
            <text:p/>
            <text:p>https://t.co/iV4RqKwFV7</text:p>
            <text:p>#covid_19 </text:p>
            <text:p>#كورونا </text:p>
            <text:p>#فيروس_كورونا https://t.co/7L9OCAFAIv</text:p>
          </table:table-cell>
          <table:table-cell office:value-type="string" calcext:value-type="string">
            <text:p>https://t.co/7L9OCAFAIv</text:p>
          </table:table-cell>
          <table:table-cell office:value-type="float" office:value="847" calcext:value-type="float">
            <text:p>847</text:p>
          </table:table-cell>
          <table:table-cell office:value-type="float" office:value="2755" calcext:value-type="float">
            <text:p>275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1" calcext:value-type="float">
            <text:p>141</text:p>
          </table:table-cell>
          <table:table-cell table:style-name="ce10" office:value-type="date" office:date-value="2020-03-25" calcext:value-type="date">
            <text:p>2020-03-25</text:p>
          </table:table-cell>
          <table:table-cell table:style-name="ce6" office:value-type="time" office:time-value="PT21H42M02S" calcext:value-type="time">
            <text:p>21:42:02</text:p>
          </table:table-cell>
          <table:table-cell table:style-name="ce14" office:value-type="string" calcext:value-type="string">
            <text:p>معلومات تهمك عن فيروس كورونا المستجد (كوفيد-١٩) ...</text:p>
            <text:p/>
            <text:p>#كورونا </text:p>
            <text:p>#فيروس_كورونا </text:p>
            <text:p>#covid_19 https://t.co/I2jE0vK0yC</text:p>
          </table:table-cell>
          <table:table-cell office:value-type="string" calcext:value-type="string">
            <text:p>https://t.co/I2jE0vK0yC</text:p>
          </table:table-cell>
          <table:table-cell office:value-type="float" office:value="395" calcext:value-type="float">
            <text:p>395</text:p>
          </table:table-cell>
          <table:table-cell office:value-type="float" office:value="2379" calcext:value-type="float">
            <text:p>237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2" calcext:value-type="float">
            <text:p>142</text:p>
          </table:table-cell>
          <table:table-cell table:style-name="ce10" office:value-type="date" office:date-value="2020-03-26" calcext:value-type="date">
            <text:p>2020-03-26</text:p>
          </table:table-cell>
          <table:table-cell table:style-name="ce6" office:value-type="time" office:time-value="PT10H17M41S" calcext:value-type="time">
            <text:p>10:17:41</text:p>
          </table:table-cell>
          <table:table-cell table:style-name="ce14" office:value-type="string" calcext:value-type="string">
            <text:p>كيف تطهر منزلك ضد فيروس كورونا (كوفيد-١٩)؟</text:p>
            <text:p>#كورونا </text:p>
            <text:p>#فيروس_كورونا </text:p>
            <text:p>#COVID2019 https://t.co/g33Weq5vSX</text:p>
          </table:table-cell>
          <table:table-cell office:value-type="string" calcext:value-type="string">
            <text:p>https://t.co/g33Weq5vSX</text:p>
          </table:table-cell>
          <table:table-cell office:value-type="float" office:value="427" calcext:value-type="float">
            <text:p>427</text:p>
          </table:table-cell>
          <table:table-cell office:value-type="float" office:value="1322" calcext:value-type="float">
            <text:p>132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3" calcext:value-type="float">
            <text:p>143</text:p>
          </table:table-cell>
          <table:table-cell table:style-name="ce10" office:value-type="date" office:date-value="2020-03-26" calcext:value-type="date">
            <text:p>2020-03-26</text:p>
          </table:table-cell>
          <table:table-cell table:style-name="ce6" office:value-type="time" office:time-value="PT12H04M00S" calcext:value-type="time">
            <text:p>12:04:00</text:p>
          </table:table-cell>
          <table:table-cell table:style-name="ce14" office:value-type="string" calcext:value-type="string">
            <text:p>إرشادات استخدام ماكينات الصراف الآلي للوقاية من فيروس كورونا المستجد (كوفيد-19) ...</text:p>
            <text:p/>
            <text:p>#covid_19</text:p>
            <text:p>#كورونا </text:p>
            <text:p>#فيروس_كورونا https://t.co/EGK57GzYpS</text:p>
          </table:table-cell>
          <table:table-cell office:value-type="string" calcext:value-type="string">
            <text:p>https://t.co/EGK57GzYpS</text:p>
          </table:table-cell>
          <table:table-cell office:value-type="float" office:value="150" calcext:value-type="float">
            <text:p>150</text:p>
          </table:table-cell>
          <table:table-cell office:value-type="float" office:value="361" calcext:value-type="float">
            <text:p>36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44" calcext:value-type="float">
            <text:p>144</text:p>
          </table:table-cell>
          <table:table-cell table:style-name="ce10" office:value-type="date" office:date-value="2020-03-26" calcext:value-type="date">
            <text:p>2020-03-26</text:p>
          </table:table-cell>
          <table:table-cell table:style-name="ce6" office:value-type="time" office:time-value="PT13H31M35S" calcext:value-type="time">
            <text:p>13:31:35</text:p>
          </table:table-cell>
          <table:table-cell table:style-name="ce14" office:value-type="string" calcext:value-type="string">
            <text:p>كيف يمكن لمقدمي الرعاية الصحية حماية أنفسهم من الإصابة بفيروس كورونا المستجد (كوفيد-19)؟ </text:p>
            <text:p>#كورونا </text:p>
            <text:p>#فيروس_كورونا </text:p>
            <text:p>#COVID19 https://t.co/Orq1LIgknB</text:p>
          </table:table-cell>
          <table:table-cell office:value-type="string" calcext:value-type="string">
            <text:p>https://t.co/Orq1LIgknB</text:p>
          </table:table-cell>
          <table:table-cell office:value-type="float" office:value="173" calcext:value-type="float">
            <text:p>173</text:p>
          </table:table-cell>
          <table:table-cell office:value-type="float" office:value="1030" calcext:value-type="float">
            <text:p>103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5" calcext:value-type="float">
            <text:p>145</text:p>
          </table:table-cell>
          <table:table-cell table:style-name="ce10" office:value-type="date" office:date-value="2020-03-26" calcext:value-type="date">
            <text:p>2020-03-26</text:p>
          </table:table-cell>
          <table:table-cell table:style-name="ce6" office:value-type="time" office:time-value="PT14H57M55S" calcext:value-type="time">
            <text:p>14:57:55</text:p>
          </table:table-cell>
          <table:table-cell table:style-name="ce14" office:value-type="string" calcext:value-type="string">
            <text:p>كيف تحمي نفسك ومن حولك من فيروس كورونا ٢٠١٩ ؟</text:p>
            <text:p>كيفية إرتداء الماسك واستخدامه ونزعه والتخلص منه؟ </text:p>
            <text:p/>
            <text:p>#COVID2019 </text:p>
            <text:p>#كورونا </text:p>
            <text:p>#فيروس_كورونا https://t.co/SKp11zSGI0</text:p>
          </table:table-cell>
          <table:table-cell office:value-type="string" calcext:value-type="string">
            <text:p>https://t.co/SKp11zSGI0</text:p>
          </table:table-cell>
          <table:table-cell office:value-type="float" office:value="83" calcext:value-type="float">
            <text:p>83</text:p>
          </table:table-cell>
          <table:table-cell office:value-type="float" office:value="258" calcext:value-type="float">
            <text:p>25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6" calcext:value-type="float">
            <text:p>146</text:p>
          </table:table-cell>
          <table:table-cell table:style-name="ce10" office:value-type="date" office:date-value="2020-03-26" calcext:value-type="date">
            <text:p>2020-03-26</text:p>
          </table:table-cell>
          <table:table-cell table:style-name="ce6" office:value-type="time" office:time-value="PT14H59M15S" calcext:value-type="time">
            <text:p>14:59:15</text:p>
          </table:table-cell>
          <table:table-cell table:style-name="ce14" office:value-type="string" calcext:value-type="string">
            <text:p>كيف تحمي نفسك ومن حولك من فيروس كورونا ٢٠١٩ ؟</text:p>
            <text:p>كيفية إرتداء الماسك واستخدامه ونزعه والتخلص منه؟</text:p>
            <text:p>#كورونا </text:p>
            <text:p>#فيروس_كورونا </text:p>
            <text:p>#COVID2019 https://t.co/5jgDCx7ga5</text:p>
          </table:table-cell>
          <table:table-cell office:value-type="string" calcext:value-type="string">
            <text:p>https://t.co/5jgDCx7ga5</text:p>
          </table:table-cell>
          <table:table-cell office:value-type="float" office:value="202" calcext:value-type="float">
            <text:p>202</text:p>
          </table:table-cell>
          <table:table-cell office:value-type="float" office:value="663" calcext:value-type="float">
            <text:p>66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7" calcext:value-type="float">
            <text:p>147</text:p>
          </table:table-cell>
          <table:table-cell table:style-name="ce10" office:value-type="date" office:date-value="2020-03-26" calcext:value-type="date">
            <text:p>2020-03-26</text:p>
          </table:table-cell>
          <table:table-cell table:style-name="ce6" office:value-type="time" office:time-value="PT16H39M03S" calcext:value-type="time">
            <text:p>16:39:03</text:p>
          </table:table-cell>
          <table:table-cell table:style-name="ce14" office:value-type="string" calcext:value-type="string">
            <text:p>إذا كان لديك أي تساؤلات حول فيروس كورونا ٢٠١٩ وترغب في المساعدة الطبية. يمكنك التواصل معنا عبر الخط الساخن 105 أو 15335. </text:p>
            <text:p>#كورونا </text:p>
            <text:p>#فيروس_كورونا </text:p>
            <text:p>#COVID2019 https://t.co/xFuIIzCqsl</text:p>
          </table:table-cell>
          <table:table-cell office:value-type="string" calcext:value-type="string">
            <text:p>https://t.co/xFuIIzCqsl</text:p>
          </table:table-cell>
          <table:table-cell office:value-type="float" office:value="154" calcext:value-type="float">
            <text:p>154</text:p>
          </table:table-cell>
          <table:table-cell office:value-type="float" office:value="692" calcext:value-type="float">
            <text:p>69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8" calcext:value-type="float">
            <text:p>148</text:p>
          </table:table-cell>
          <table:table-cell table:style-name="ce10" office:value-type="date" office:date-value="2020-03-26" calcext:value-type="date">
            <text:p>2020-03-26</text:p>
          </table:table-cell>
          <table:table-cell table:style-name="ce6" office:value-type="time" office:time-value="PT18H38M04S" calcext:value-type="time">
            <text:p>18:38:04</text:p>
          </table:table-cell>
          <table:table-cell table:style-name="ce14" office:value-type="string" calcext:value-type="string">
            <text:p>الصحة: ارتفاع حالات الشفاء من مصابي فيروس كورونا إلى 102 وخروجهم من مستشفى العزل.. </text:p>
            <text:p/>
            <text:p>https://t.co/zmaMSw4ccC</text:p>
            <text:p/>
            <text:p>#كورونا </text:p>
            <text:p>#فيروس_كورونا </text:p>
            <text:p>#covid_19 https://t.co/AwNyfGXv6l</text:p>
          </table:table-cell>
          <table:table-cell office:value-type="string" calcext:value-type="string">
            <text:p>https://t.co/AwNyfGXv6l</text:p>
          </table:table-cell>
          <table:table-cell office:value-type="float" office:value="923" calcext:value-type="float">
            <text:p>923</text:p>
          </table:table-cell>
          <table:table-cell office:value-type="float" office:value="3245" calcext:value-type="float">
            <text:p>324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49" calcext:value-type="float">
            <text:p>149</text:p>
          </table:table-cell>
          <table:table-cell table:style-name="ce10" office:value-type="date" office:date-value="2020-03-27" calcext:value-type="date">
            <text:p>2020-03-27</text:p>
          </table:table-cell>
          <table:table-cell table:style-name="ce6" office:value-type="time" office:time-value="PT11H36M53S" calcext:value-type="time">
            <text:p>11:36:53</text:p>
          </table:table-cell>
          <table:table-cell table:style-name="ce14" office:value-type="string" calcext:value-type="string">
            <text:p>نصائح التسوق الآمن للوقاية من فيروس كورونا المستجد (كوفيد-١٩)</text:p>
            <text:p>#كورونا </text:p>
            <text:p>#فيروس_كورونا </text:p>
            <text:p>#COVID2019 https://t.co/O5NgpDyPc9</text:p>
          </table:table-cell>
          <table:table-cell office:value-type="string" calcext:value-type="string">
            <text:p>https://t.co/O5NgpDyPc9</text:p>
          </table:table-cell>
          <table:table-cell office:value-type="float" office:value="913" calcext:value-type="float">
            <text:p>913</text:p>
          </table:table-cell>
          <table:table-cell office:value-type="float" office:value="4843" calcext:value-type="float">
            <text:p>484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0" calcext:value-type="float">
            <text:p>150</text:p>
          </table:table-cell>
          <table:table-cell table:style-name="ce10" office:value-type="date" office:date-value="2020-03-27" calcext:value-type="date">
            <text:p>2020-03-27</text:p>
          </table:table-cell>
          <table:table-cell table:style-name="ce6" office:value-type="time" office:time-value="PT13H56M42S" calcext:value-type="time">
            <text:p>13:56:42</text:p>
          </table:table-cell>
          <table:table-cell table:style-name="ce14" office:value-type="string" calcext:value-type="string">
            <text:p>كيف تحمي نفسك ومن حولك من فيروس كورونا المستجد (كوفيد-١٩) ؟ </text:p>
            <text:p>#كورونا </text:p>
            <text:p>#فيرس_كورونا </text:p>
            <text:p>#COVID2019 https://t.co/so8PGTVgOl</text:p>
          </table:table-cell>
          <table:table-cell office:value-type="string" calcext:value-type="string">
            <text:p>https://t.co/so8PGTVgOl</text:p>
          </table:table-cell>
          <table:table-cell office:value-type="float" office:value="145" calcext:value-type="float">
            <text:p>145</text:p>
          </table:table-cell>
          <table:table-cell office:value-type="float" office:value="945" calcext:value-type="float">
            <text:p>94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1" calcext:value-type="float">
            <text:p>151</text:p>
          </table:table-cell>
          <table:table-cell table:style-name="ce10" office:value-type="date" office:date-value="2020-03-27" calcext:value-type="date">
            <text:p>2020-03-27</text:p>
          </table:table-cell>
          <table:table-cell table:style-name="ce6" office:value-type="time" office:time-value="PT13H57M00S" calcext:value-type="time">
            <text:p>13:57:00</text:p>
          </table:table-cell>
          <table:table-cell table:style-name="ce14" office:value-type="string" calcext:value-type="string">
            <text:p>كيف تحمي نفسك ومن حولك من فيروس كورونا المستجد (كوفيد-١٩) ؟ </text:p>
            <text:p>#كورونا </text:p>
            <text:p>#فيرس_كورونا </text:p>
            <text:p>#COVID2019 https://t.co/mXBhgTLRRe</text:p>
          </table:table-cell>
          <table:table-cell office:value-type="string" calcext:value-type="string">
            <text:p>https://t.co/mXBhgTLRRe</text:p>
          </table:table-cell>
          <table:table-cell office:value-type="float" office:value="126" calcext:value-type="float">
            <text:p>126</text:p>
          </table:table-cell>
          <table:table-cell office:value-type="float" office:value="1174" calcext:value-type="float">
            <text:p>117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2" calcext:value-type="float">
            <text:p>152</text:p>
          </table:table-cell>
          <table:table-cell table:style-name="ce10" office:value-type="date" office:date-value="2020-03-27" calcext:value-type="date">
            <text:p>2020-03-27</text:p>
          </table:table-cell>
          <table:table-cell table:style-name="ce6" office:value-type="time" office:time-value="PT16H15M14S" calcext:value-type="time">
            <text:p>16:15:14</text:p>
          </table:table-cell>
          <table:table-cell table:style-name="ce14" office:value-type="string" calcext:value-type="string">
            <text:p>في مجتمعاتنا يجب التغلب على العادات الخاطئة لكي نحمي أنفسنا ومن حولنا من مرض كوفيد-19</text:p>
            <text:p>#كورونا</text:p>
            <text:p>#فيروس_كورونا</text:p>
            <text:p>#covid_19 https://t.co/8W7xXWI0L0</text:p>
          </table:table-cell>
          <table:table-cell office:value-type="string" calcext:value-type="string">
            <text:p>https://t.co/8W7xXWI0L0</text:p>
          </table:table-cell>
          <table:table-cell office:value-type="float" office:value="140" calcext:value-type="float">
            <text:p>140</text:p>
          </table:table-cell>
          <table:table-cell office:value-type="float" office:value="532" calcext:value-type="float">
            <text:p>53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53" calcext:value-type="float">
            <text:p>153</text:p>
          </table:table-cell>
          <table:table-cell table:style-name="ce10" office:value-type="date" office:date-value="2020-03-27" calcext:value-type="date">
            <text:p>2020-03-27</text:p>
          </table:table-cell>
          <table:table-cell table:style-name="ce6" office:value-type="time" office:time-value="PT18H54M02S" calcext:value-type="time">
            <text:p>18:54:02</text:p>
          </table:table-cell>
          <table:table-cell table:style-name="ce14" office:value-type="string" calcext:value-type="string">
            <text:p>الصحة: ارتفاع حالات الشفاء من مصابي فيروس كورونا إلى 116 وخروجهم من مستشفى العزل... </text:p>
            <text:p/>
            <text:p>https://t.co/eaam9dLW7x</text:p>
            <text:p>#COVID2019 </text:p>
            <text:p>#كورونا </text:p>
            <text:p>#فيروس_كورونا https://t.co/nNRb7JoPps</text:p>
          </table:table-cell>
          <table:table-cell office:value-type="string" calcext:value-type="string">
            <text:p>https://t.co/nNRb7JoPps</text:p>
          </table:table-cell>
          <table:table-cell office:value-type="float" office:value="1031" calcext:value-type="float">
            <text:p>1031</text:p>
          </table:table-cell>
          <table:table-cell office:value-type="float" office:value="3059" calcext:value-type="float">
            <text:p>305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4" calcext:value-type="float">
            <text:p>154</text:p>
          </table:table-cell>
          <table:table-cell table:style-name="ce10" office:value-type="date" office:date-value="2020-03-28" calcext:value-type="date">
            <text:p>2020-03-28</text:p>
          </table:table-cell>
          <table:table-cell table:style-name="ce6" office:value-type="time" office:time-value="PT10H10M36S" calcext:value-type="time">
            <text:p>10:10:36</text:p>
          </table:table-cell>
          <table:table-cell table:style-name="ce14" office:value-type="string" calcext:value-type="string">
            <text:p>تعليمات استخدام ماكينات الصراف الآلي للوقاية من فيروس كورونا المستجد... </text:p>
            <text:p>#COVID19 </text:p>
            <text:p>#كورونا </text:p>
            <text:p>#فيروس_كورونا https://t.co/ZjLc9glLYh</text:p>
          </table:table-cell>
          <table:table-cell office:value-type="string" calcext:value-type="string">
            <text:p>https://t.co/ZjLc9glLYh</text:p>
          </table:table-cell>
          <table:table-cell office:value-type="float" office:value="121" calcext:value-type="float">
            <text:p>121</text:p>
          </table:table-cell>
          <table:table-cell office:value-type="float" office:value="738" calcext:value-type="float">
            <text:p>73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5" calcext:value-type="float">
            <text:p>155</text:p>
          </table:table-cell>
          <table:table-cell table:style-name="ce10" office:value-type="date" office:date-value="2020-03-28" calcext:value-type="date">
            <text:p>2020-03-28</text:p>
          </table:table-cell>
          <table:table-cell table:style-name="ce6" office:value-type="time" office:time-value="PT12H58M08S" calcext:value-type="time">
            <text:p>12:58:08</text:p>
          </table:table-cell>
          <table:table-cell table:style-name="ce14" office:value-type="string" calcext:value-type="string">
            <text:p>حافظ على نفسك وعلى أسرتك بالطريقة الصحيحة في آداب العطس 👌 https://t.co/URceY7jQW1</text:p>
          </table:table-cell>
          <table:table-cell office:value-type="string" calcext:value-type="string">
            <text:p>https://t.co/URceY7jQW1</text:p>
          </table:table-cell>
          <table:table-cell office:value-type="float" office:value="147" calcext:value-type="float">
            <text:p>147</text:p>
          </table:table-cell>
          <table:table-cell office:value-type="float" office:value="542" calcext:value-type="float">
            <text:p>5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56" calcext:value-type="float">
            <text:p>156</text:p>
          </table:table-cell>
          <table:table-cell table:style-name="ce10" office:value-type="date" office:date-value="2020-03-28" calcext:value-type="date">
            <text:p>2020-03-28</text:p>
          </table:table-cell>
          <table:table-cell table:style-name="ce6" office:value-type="time" office:time-value="PT15H49M38S" calcext:value-type="time">
            <text:p>15:49:38</text:p>
          </table:table-cell>
          <table:table-cell table:style-name="ce14" office:value-type="string" calcext:value-type="string">
            <text:p>أخطاء تجنبها للوقاية من فيروس كورونا المستجد (كوفيد-١٩)</text:p>
            <text:p>#COVID19 </text:p>
            <text:p>#كورونا </text:p>
            <text:p>#فيروس_كورونا https://t.co/hZJqRVjdU1</text:p>
          </table:table-cell>
          <table:table-cell office:value-type="string" calcext:value-type="string">
            <text:p>https://t.co/hZJqRVjdU1</text:p>
          </table:table-cell>
          <table:table-cell office:value-type="float" office:value="123" calcext:value-type="float">
            <text:p>123</text:p>
          </table:table-cell>
          <table:table-cell office:value-type="float" office:value="380" calcext:value-type="float">
            <text:p>38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7" calcext:value-type="float">
            <text:p>157</text:p>
          </table:table-cell>
          <table:table-cell table:style-name="ce10" office:value-type="date" office:date-value="2020-03-28" calcext:value-type="date">
            <text:p>2020-03-28</text:p>
          </table:table-cell>
          <table:table-cell table:style-name="ce6" office:value-type="time" office:time-value="PT15H50M30S" calcext:value-type="time">
            <text:p>15:50:30</text:p>
          </table:table-cell>
          <table:table-cell table:style-name="ce14" office:value-type="string" calcext:value-type="string">
            <text:p>أخطاء تجنبها للوقاية من فيروس كورونا المستجد (كوفيد-١٩)</text:p>
            <text:p>#COVID19 </text:p>
            <text:p>#كورونا </text:p>
            <text:p>#فيروس_كورونا https://t.co/oRLOymvBlT</text:p>
          </table:table-cell>
          <table:table-cell office:value-type="string" calcext:value-type="string">
            <text:p>https://t.co/oRLOymvBlT</text:p>
          </table:table-cell>
          <table:table-cell office:value-type="float" office:value="56" calcext:value-type="float">
            <text:p>56</text:p>
          </table:table-cell>
          <table:table-cell office:value-type="float" office:value="299" calcext:value-type="float">
            <text:p>29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8" calcext:value-type="float">
            <text:p>158</text:p>
          </table:table-cell>
          <table:table-cell table:style-name="ce10" office:value-type="date" office:date-value="2020-03-28" calcext:value-type="date">
            <text:p>2020-03-28</text:p>
          </table:table-cell>
          <table:table-cell table:style-name="ce6" office:value-type="time" office:time-value="PT17H39M04S" calcext:value-type="time">
            <text:p>17:39:04</text:p>
          </table:table-cell>
          <table:table-cell table:style-name="ce14" office:value-type="string" calcext:value-type="string">
            <text:p>الصحة: ارتفاع حالات الشفاء من مصابي فيروس كورونا إلى 121 وخروجهم من مستشفى العزل... </text:p>
            <text:p>https://t.co/FG7lAofAuj</text:p>
            <text:p/>
            <text:p>#كورونا </text:p>
            <text:p>#فيروس_كورونا </text:p>
            <text:p>#COVID19 https://t.co/BkHwjVddeE</text:p>
          </table:table-cell>
          <table:table-cell office:value-type="string" calcext:value-type="string">
            <text:p>https://t.co/BkHwjVddeE</text:p>
          </table:table-cell>
          <table:table-cell office:value-type="float" office:value="858" calcext:value-type="float">
            <text:p>858</text:p>
          </table:table-cell>
          <table:table-cell office:value-type="float" office:value="3350" calcext:value-type="float">
            <text:p>335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59" calcext:value-type="float">
            <text:p>159</text:p>
          </table:table-cell>
          <table:table-cell table:style-name="ce10" office:value-type="date" office:date-value="2020-03-28" calcext:value-type="date">
            <text:p>2020-03-28</text:p>
          </table:table-cell>
          <table:table-cell table:style-name="ce6" office:value-type="time" office:time-value="PT18H48M56S" calcext:value-type="time">
            <text:p>18:48:56</text:p>
          </table:table-cell>
          <table:table-cell table:style-name="ce14" office:value-type="string" calcext:value-type="string">
            <text:p>Covid-19 from Precaution to Treatment Webinar</text:p>
            <text:p>Date: Sunday 29-Mar-2020 - 11.00 am</text:p>
            <text:p>To Attend please register on this link:</text:p>
            <text:p>https://t.co/xS4hxwBWzB https://t.co/JFjujNaOrW</text:p>
          </table:table-cell>
          <table:table-cell office:value-type="string" calcext:value-type="string">
            <text:p>https://t.co/JFjujNaOrW</text:p>
          </table:table-cell>
          <table:table-cell office:value-type="float" office:value="121" calcext:value-type="float">
            <text:p>121</text:p>
          </table:table-cell>
          <table:table-cell office:value-type="float" office:value="442" calcext:value-type="float">
            <text:p>44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0" calcext:value-type="float">
            <text:p>160</text:p>
          </table:table-cell>
          <table:table-cell table:style-name="ce10" office:value-type="date" office:date-value="2020-03-29" calcext:value-type="date">
            <text:p>2020-03-29</text:p>
          </table:table-cell>
          <table:table-cell table:style-name="ce6" office:value-type="time" office:time-value="PT11H13M13S" calcext:value-type="time">
            <text:p>11:13:13</text:p>
          </table:table-cell>
          <table:table-cell table:style-name="ce14" office:value-type="string" calcext:value-type="string">
            <text:p>للوقاية من فيروس كورونا المستجد (كوفيد-19) .. اتبع التعليمات 👇 https://t.co/p66GpGgepc</text:p>
          </table:table-cell>
          <table:table-cell office:value-type="string" calcext:value-type="string">
            <text:p>https://t.co/p66GpGgepc</text:p>
          </table:table-cell>
          <table:table-cell office:value-type="float" office:value="130" calcext:value-type="float">
            <text:p>130</text:p>
          </table:table-cell>
          <table:table-cell office:value-type="float" office:value="448" calcext:value-type="float">
            <text:p>44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61" calcext:value-type="float">
            <text:p>161</text:p>
          </table:table-cell>
          <table:table-cell table:style-name="ce10" office:value-type="date" office:date-value="2020-03-29" calcext:value-type="date">
            <text:p>2020-03-29</text:p>
          </table:table-cell>
          <table:table-cell table:style-name="ce6" office:value-type="time" office:time-value="PT14H35M48S" calcext:value-type="time">
            <text:p>14:35:48</text:p>
          </table:table-cell>
          <table:table-cell table:style-name="ce14" office:value-type="string" calcext:value-type="string">
            <text:p>In light of the Egyptian Ministry of Health continuous efforts to fight COVID-19, it’s our pleasure to invite Medical Staff to know more about Egyptian COVID-19 management guidelines by watching these videos: </text:p>
            <text:p>“COVID-19 from Precaution to Treatment”.</text:p>
            <text:p/>
            <text:p>https://t.co/WYDGI4rv2L</text:p>
          </table:table-cell>
          <table:table-cell office:value-type="string" calcext:value-type="string">
            <text:p>https://t.co/WYDGI4rv2L</text:p>
          </table:table-cell>
          <table:table-cell office:value-type="float" office:value="126" calcext:value-type="float">
            <text:p>126</text:p>
          </table:table-cell>
          <table:table-cell office:value-type="float" office:value="492" calcext:value-type="float">
            <text:p>49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2" calcext:value-type="float">
            <text:p>162</text:p>
          </table:table-cell>
          <table:table-cell table:style-name="ce10" office:value-type="date" office:date-value="2020-03-29" calcext:value-type="date">
            <text:p>2020-03-29</text:p>
          </table:table-cell>
          <table:table-cell table:style-name="ce6" office:value-type="time" office:time-value="PT18H04M34S" calcext:value-type="time">
            <text:p>18:04:34</text:p>
          </table:table-cell>
          <table:table-cell table:style-name="ce14" office:value-type="string" calcext:value-type="string">
            <text:p>الصحة: ارتفاع حالات الشفاء من مصابي فيروس كورونا إلى 132 وخروجهم من مستشفى العزل... </text:p>
            <text:p/>
            <text:p>https://t.co/WqrYIXXdIr</text:p>
            <text:p/>
            <text:p>#Covid_19 </text:p>
            <text:p>#كورونا </text:p>
            <text:p>#فيروس_كورونا https://t.co/ifJHrF1xNC</text:p>
          </table:table-cell>
          <table:table-cell office:value-type="string" calcext:value-type="string">
            <text:p>https://t.co/ifJHrF1xNC</text:p>
          </table:table-cell>
          <table:table-cell office:value-type="float" office:value="927" calcext:value-type="float">
            <text:p>927</text:p>
          </table:table-cell>
          <table:table-cell office:value-type="float" office:value="3385" calcext:value-type="float">
            <text:p>338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3" calcext:value-type="float">
            <text:p>163</text:p>
          </table:table-cell>
          <table:table-cell table:style-name="ce10" office:value-type="date" office:date-value="2020-03-30" calcext:value-type="date">
            <text:p>2020-03-30</text:p>
          </table:table-cell>
          <table:table-cell table:style-name="ce6" office:value-type="time" office:time-value="PT10H19M58S" calcext:value-type="time">
            <text:p>10:19:58</text:p>
          </table:table-cell>
          <table:table-cell table:style-name="ce14" office:value-type="string" calcext:value-type="string">
            <text:p>نصائح التسوق الآمن للوقاية من فيروس كورونا المستجد (كوفيد-١٩) ...</text:p>
            <text:p>#كوفيد_19 </text:p>
            <text:p>#كورونا </text:p>
            <text:p>#فيروس_كورونا_المستجدّ https://t.co/PvgR13sYFU</text:p>
          </table:table-cell>
          <table:table-cell office:value-type="string" calcext:value-type="string">
            <text:p>https://t.co/PvgR13sYFU</text:p>
          </table:table-cell>
          <table:table-cell office:value-type="float" office:value="153" calcext:value-type="float">
            <text:p>153</text:p>
          </table:table-cell>
          <table:table-cell office:value-type="float" office:value="476" calcext:value-type="float">
            <text:p>47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4" calcext:value-type="float">
            <text:p>164</text:p>
          </table:table-cell>
          <table:table-cell table:style-name="ce10" office:value-type="date" office:date-value="2020-03-30" calcext:value-type="date">
            <text:p>2020-03-30</text:p>
          </table:table-cell>
          <table:table-cell table:style-name="ce6" office:value-type="time" office:time-value="PT10H21M28S" calcext:value-type="time">
            <text:p>10:21:28</text:p>
          </table:table-cell>
          <table:table-cell table:style-name="ce14" office:value-type="string" calcext:value-type="string">
            <text:p>نصائح التسوق الآمن للوقاية من فيروس كورونا المستجد (كوفيد-١٩) ...</text:p>
            <text:p>#كوفيد_19 </text:p>
            <text:p>#كورونا </text:p>
            <text:p>#فيروس_كورونا_المستجدّ https://t.co/xsUIrMQY1p</text:p>
          </table:table-cell>
          <table:table-cell office:value-type="string" calcext:value-type="string">
            <text:p>https://t.co/xsUIrMQY1p</text:p>
          </table:table-cell>
          <table:table-cell office:value-type="float" office:value="258" calcext:value-type="float">
            <text:p>258</text:p>
          </table:table-cell>
          <table:table-cell office:value-type="float" office:value="716" calcext:value-type="float">
            <text:p>71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5" calcext:value-type="float">
            <text:p>165</text:p>
          </table:table-cell>
          <table:table-cell table:style-name="ce10" office:value-type="date" office:date-value="2020-03-30" calcext:value-type="date">
            <text:p>2020-03-30</text:p>
          </table:table-cell>
          <table:table-cell table:style-name="ce6" office:value-type="time" office:time-value="PT14H29M09S" calcext:value-type="time">
            <text:p>14:29:09</text:p>
          </table:table-cell>
          <table:table-cell table:style-name="ce14" office:value-type="string" calcext:value-type="string">
            <text:p>إرشادات هامة للأشخاص المخالطين لحالات مصابة بفيروس كورونا المستجد (كوفيد-١٩)...</text:p>
            <text:p>#كورونا </text:p>
            <text:p>#فيروس_كورونا</text:p>
            <text:p>#covid_19 https://t.co/LCC3nePSFz</text:p>
          </table:table-cell>
          <table:table-cell office:value-type="string" calcext:value-type="string">
            <text:p>https://t.co/LCC3nePSFz</text:p>
          </table:table-cell>
          <table:table-cell office:value-type="float" office:value="208" calcext:value-type="float">
            <text:p>208</text:p>
          </table:table-cell>
          <table:table-cell office:value-type="float" office:value="587" calcext:value-type="float">
            <text:p>58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66" calcext:value-type="float">
            <text:p>166</text:p>
          </table:table-cell>
          <table:table-cell table:style-name="ce10" office:value-type="date" office:date-value="2020-03-30" calcext:value-type="date">
            <text:p>2020-03-30</text:p>
          </table:table-cell>
          <table:table-cell table:style-name="ce6" office:value-type="time" office:time-value="PT16H02M49S" calcext:value-type="time">
            <text:p>16:02:49</text:p>
          </table:table-cell>
          <table:table-cell table:style-name="ce14" office:value-type="string" calcext:value-type="string">
            <text:p>تنعي وزارة الصحة والسكان المصرية، الدكتور أحمد عبده اللواح، أستاذ التحاليل الطبية بجامعة الأزهر، الذي وافته المنية في ساعة مبكرة من صباح اليوم الإثنين، عن عمر يناهز 57 عامًا إثر إصابته بفيروس كورونا المستجد.</text:p>
            <text:p/>
            <text:p>https://t.co/0JSwfBGDER https://t.co/2fdXDfp871</text:p>
          </table:table-cell>
          <table:table-cell office:value-type="string" calcext:value-type="string">
            <text:p>https://t.co/2fdXDfp871</text:p>
          </table:table-cell>
          <table:table-cell office:value-type="float" office:value="854" calcext:value-type="float">
            <text:p>854</text:p>
          </table:table-cell>
          <table:table-cell office:value-type="float" office:value="5304" calcext:value-type="float">
            <text:p>530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7" calcext:value-type="float">
            <text:p>167</text:p>
          </table:table-cell>
          <table:table-cell table:style-name="ce10" office:value-type="date" office:date-value="2020-03-30" calcext:value-type="date">
            <text:p>2020-03-30</text:p>
          </table:table-cell>
          <table:table-cell table:style-name="ce6" office:value-type="time" office:time-value="PT18H10M52S" calcext:value-type="time">
            <text:p>18:10:52</text:p>
          </table:table-cell>
          <table:table-cell table:style-name="ce14" office:value-type="string" calcext:value-type="string">
            <text:p>الصحة: ارتفاع حالات الشفاء من مصابي فيروس كورونا إلى 150 وخروجهم من مستشفى العزل</text:p>
            <text:p/>
            <text:p>الصحة: ارتفاع عدد الحالات التي تحولت نتيجة تحاليلها من إيجابية إلى سلبية لفيروس كورونا إلى 196 حالة.. </text:p>
            <text:p/>
            <text:p>https://t.co/Vu9Z6fJ8zl</text:p>
            <text:p>#كورونا </text:p>
            <text:p>#فيروس_كورونا </text:p>
            <text:p>#Covid_19 https://t.co/WoOc84n8j6</text:p>
          </table:table-cell>
          <table:table-cell office:value-type="string" calcext:value-type="string">
            <text:p>https://t.co/WoOc84n8j6</text:p>
          </table:table-cell>
          <table:table-cell office:value-type="float" office:value="913" calcext:value-type="float">
            <text:p>913</text:p>
          </table:table-cell>
          <table:table-cell office:value-type="float" office:value="3178" calcext:value-type="float">
            <text:p>317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8" calcext:value-type="float">
            <text:p>168</text:p>
          </table:table-cell>
          <table:table-cell table:style-name="ce10" office:value-type="date" office:date-value="2020-03-31" calcext:value-type="date">
            <text:p>2020-03-31</text:p>
          </table:table-cell>
          <table:table-cell table:style-name="ce6" office:value-type="time" office:time-value="PT11H31M30S" calcext:value-type="time">
            <text:p>11:31:30</text:p>
          </table:table-cell>
          <table:table-cell table:style-name="ce14" office:value-type="string" calcext:value-type="string">
            <text:p>كيف تحمي نفسك ومن حولك ؟</text:p>
            <text:p>متى ترتدي الماسك الواقي؟ </text:p>
            <text:p>#كورونا </text:p>
            <text:p>#فيروس_كورونا_المستجدّ https://t.co/U5bi68H1PK</text:p>
          </table:table-cell>
          <table:table-cell office:value-type="string" calcext:value-type="string">
            <text:p>https://t.co/U5bi68H1PK</text:p>
          </table:table-cell>
          <table:table-cell office:value-type="float" office:value="148" calcext:value-type="float">
            <text:p>148</text:p>
          </table:table-cell>
          <table:table-cell office:value-type="float" office:value="548" calcext:value-type="float">
            <text:p>54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69" calcext:value-type="float">
            <text:p>169</text:p>
          </table:table-cell>
          <table:table-cell table:style-name="ce10" office:value-type="date" office:date-value="2020-03-31" calcext:value-type="date">
            <text:p>2020-03-31</text:p>
          </table:table-cell>
          <table:table-cell table:style-name="ce6" office:value-type="time" office:time-value="PT15H01M07S" calcext:value-type="time">
            <text:p>15:01:07</text:p>
          </table:table-cell>
          <table:table-cell table:style-name="ce14" office:value-type="string" calcext:value-type="string">
            <text:p>إرشادات هامة للأشخاص المخالطين لحالات مصابة بفيروس كورونا المستجد (كوفيد-19) أثناء العزل المنزلي...</text:p>
            <text:p/>
            <text:p>#covid_19</text:p>
            <text:p>#كورونا</text:p>
            <text:p>#فيروس_كورونا https://t.co/NwazDsdMh8</text:p>
          </table:table-cell>
          <table:table-cell office:value-type="string" calcext:value-type="string">
            <text:p>https://t.co/NwazDsdMh8</text:p>
          </table:table-cell>
          <table:table-cell office:value-type="float" office:value="190" calcext:value-type="float">
            <text:p>190</text:p>
          </table:table-cell>
          <table:table-cell office:value-type="float" office:value="572" calcext:value-type="float">
            <text:p>57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70" calcext:value-type="float">
            <text:p>170</text:p>
          </table:table-cell>
          <table:table-cell table:style-name="ce10" office:value-type="date" office:date-value="2020-03-31" calcext:value-type="date">
            <text:p>2020-03-31</text:p>
          </table:table-cell>
          <table:table-cell table:style-name="ce6" office:value-type="time" office:time-value="PT18H05M18S" calcext:value-type="time">
            <text:p>18:05:18</text:p>
          </table:table-cell>
          <table:table-cell table:style-name="ce14" office:value-type="string" calcext:value-type="string">
            <text:p>وزيرة الصحة تستعرض الوضع الوبائي في مصر مقارنة بالوضع الوبائي العالمي</text:p>
            <text:p/>
            <text:p>الصحة: ارتفاع حالات الشفاء من مصابي فيروس كورونا إلى 157</text:p>
            <text:p/>
            <text:p>https://t.co/Yt5Ga4WmgQ</text:p>
            <text:p/>
            <text:p>#كورونا </text:p>
            <text:p>#فيروس_كورونا </text:p>
            <text:p>#COVID19</text:p>
          </table:table-cell>
          <table:table-cell office:value-type="string" calcext:value-type="string">
            <text:p>https://t.co/MEgrzlA3ZX</text:p>
          </table:table-cell>
          <table:table-cell office:value-type="float" office:value="199" calcext:value-type="float">
            <text:p>199</text:p>
          </table:table-cell>
          <table:table-cell office:value-type="float" office:value="977" calcext:value-type="float">
            <text:p>97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71" calcext:value-type="float">
            <text:p>171</text:p>
          </table:table-cell>
          <table:table-cell table:style-name="ce10" office:value-type="date" office:date-value="2020-04-01" calcext:value-type="date">
            <text:p>2020-04-01</text:p>
          </table:table-cell>
          <table:table-cell table:style-name="ce6" office:value-type="time" office:time-value="PT10H57M32S" calcext:value-type="time">
            <text:p>10:57:32</text:p>
          </table:table-cell>
          <table:table-cell table:style-name="ce14" office:value-type="string" calcext:value-type="string">
            <text:p>الطريقة الصحيحة لغسل اليدين.. https://t.co/BC0bP84oV3</text:p>
          </table:table-cell>
          <table:table-cell office:value-type="string" calcext:value-type="string">
            <text:p>https://t.co/BC0bP84oV3</text:p>
          </table:table-cell>
          <table:table-cell office:value-type="float" office:value="159" calcext:value-type="float">
            <text:p>159</text:p>
          </table:table-cell>
          <table:table-cell office:value-type="float" office:value="571" calcext:value-type="float">
            <text:p>57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72" calcext:value-type="float">
            <text:p>172</text:p>
          </table:table-cell>
          <table:table-cell table:style-name="ce10" office:value-type="date" office:date-value="2020-04-01" calcext:value-type="date">
            <text:p>2020-04-01</text:p>
          </table:table-cell>
          <table:table-cell table:style-name="ce6" office:value-type="time" office:time-value="PT14H50M26S" calcext:value-type="time">
            <text:p>14:50:26</text:p>
          </table:table-cell>
          <table:table-cell table:style-name="ce14" office:value-type="string" calcext:value-type="string">
            <text:p>خلينا نستغل وقتنا مع أطفالنا في البيت في إننا نفرجهم على الفيديو المبسط ده للتوعية ضد فيروس الكورونا. </text:p>
            <text:p>شاركونا بتفكروا تعملوا إيه مع أولادكم في الأسبوعين دول؟</text:p>
            <text:p/>
            <text:p>#كورونا</text:p>
            <text:p>#فيروس_الكورونا</text:p>
            <text:p/>
            <text:p>@WHOEgypt</text:p>
            <text:p>@UNICEF_Egypt https://t.co/RH56n1V0M8</text:p>
          </table:table-cell>
          <table:table-cell office:value-type="string" calcext:value-type="string">
            <text:p>https://t.co/RH56n1V0M8</text:p>
          </table:table-cell>
          <table:table-cell office:value-type="float" office:value="159" calcext:value-type="float">
            <text:p>159</text:p>
          </table:table-cell>
          <table:table-cell office:value-type="float" office:value="520" calcext:value-type="float">
            <text:p>52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73" calcext:value-type="float">
            <text:p>173</text:p>
          </table:table-cell>
          <table:table-cell table:style-name="ce10" office:value-type="date" office:date-value="2020-04-01" calcext:value-type="date">
            <text:p>2020-04-01</text:p>
          </table:table-cell>
          <table:table-cell table:style-name="ce6" office:value-type="time" office:time-value="PT19H05M37S" calcext:value-type="time">
            <text:p>19:05:37</text:p>
          </table:table-cell>
          <table:table-cell table:style-name="ce14" office:value-type="string" calcext:value-type="string">
            <text:p>وزيرة الصحة تستعرض تحليل بيانات الوضع الوبائي في مصر.</text:p>
            <text:p>#فيروس_كورونا_المستجد</text:p>
            <text:p>#COVID19 https://t.co/ZwXuWfX8qo</text:p>
          </table:table-cell>
          <table:table-cell office:value-type="string" calcext:value-type="string">
            <text:p>https://t.co/ZwXuWfX8qo</text:p>
          </table:table-cell>
          <table:table-cell office:value-type="float" office:value="745" calcext:value-type="float">
            <text:p>745</text:p>
          </table:table-cell>
          <table:table-cell office:value-type="float" office:value="2446" calcext:value-type="float">
            <text:p>244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74" calcext:value-type="float">
            <text:p>174</text:p>
          </table:table-cell>
          <table:table-cell table:style-name="ce10" office:value-type="date" office:date-value="2020-04-02" calcext:value-type="date">
            <text:p>2020-04-02</text:p>
          </table:table-cell>
          <table:table-cell table:style-name="ce6" office:value-type="time" office:time-value="PT10H20M58S" calcext:value-type="time">
            <text:p>10:20:58</text:p>
          </table:table-cell>
          <table:table-cell table:style-name="ce14" office:value-type="string" calcext:value-type="string">
            <text:p>كيف تطهر منزلك ضد فيروس كورونا (كوفيد-١٩)؟ </text:p>
            <text:p>#كورونا </text:p>
            <text:p>#فيروس_كورونا https://t.co/u2LTvZiXTK</text:p>
          </table:table-cell>
          <table:table-cell office:value-type="string" calcext:value-type="string">
            <text:p>https://t.co/u2LTvZiXTK</text:p>
          </table:table-cell>
          <table:table-cell office:value-type="float" office:value="244" calcext:value-type="float">
            <text:p>244</text:p>
          </table:table-cell>
          <table:table-cell office:value-type="float" office:value="921" calcext:value-type="float">
            <text:p>92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75" calcext:value-type="float">
            <text:p>175</text:p>
          </table:table-cell>
          <table:table-cell table:style-name="ce10" office:value-type="date" office:date-value="2020-04-02" calcext:value-type="date">
            <text:p>2020-04-02</text:p>
          </table:table-cell>
          <table:table-cell table:style-name="ce6" office:value-type="time" office:time-value="PT14H54M30S" calcext:value-type="time">
            <text:p>14:54:30</text:p>
          </table:table-cell>
          <table:table-cell table:style-name="ce14" office:value-type="string" calcext:value-type="string">
            <text:p>نصائح بسيطة لحماية أطفالك من فيروس كورونا المستجد (كوفيد-١٩) 👇</text:p>
            <text:p/>
            <text:p>#كورونا </text:p>
            <text:p>#فيروس_كورونا</text:p>
            <text:p>#covid_19 https://t.co/0WOdECXMX0</text:p>
          </table:table-cell>
          <table:table-cell office:value-type="string" calcext:value-type="string">
            <text:p>https://t.co/0WOdECXMX0</text:p>
          </table:table-cell>
          <table:table-cell office:value-type="float" office:value="69" calcext:value-type="float">
            <text:p>69</text:p>
          </table:table-cell>
          <table:table-cell office:value-type="float" office:value="343" calcext:value-type="float">
            <text:p>34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76" calcext:value-type="float">
            <text:p>176</text:p>
          </table:table-cell>
          <table:table-cell table:style-name="ce10" office:value-type="date" office:date-value="2020-04-02" calcext:value-type="date">
            <text:p>2020-04-02</text:p>
          </table:table-cell>
          <table:table-cell table:style-name="ce6" office:value-type="time" office:time-value="PT19H49M37S" calcext:value-type="time">
            <text:p>19:49:37</text:p>
          </table:table-cell>
          <table:table-cell table:style-name="ce14" office:value-type="string" calcext:value-type="string">
            <text:p>وزيرة الصحة تستعرض تحليل بيانات الوضع الوبائي في مصر مقارنة بالوضع الوبائي في بعض دول الشرق الأوسط وبعض الدول التي تفشى بها المرض.. وتؤكد أن زيادات الإصابات وفقًا للمعدلات المتوقعة.. وتناشد المواطنين الالتزام بالإجراءات الوقائية.</text:p>
            <text:p>#فيروس_كورونا</text:p>
            <text:p>#فيروس_كورونا_المستجد https://t.co/VFMF7iQ9uD</text:p>
          </table:table-cell>
          <table:table-cell office:value-type="string" calcext:value-type="string">
            <text:p>https://t.co/VFMF7iQ9uD</text:p>
          </table:table-cell>
          <table:table-cell office:value-type="float" office:value="577" calcext:value-type="float">
            <text:p>577</text:p>
          </table:table-cell>
          <table:table-cell office:value-type="float" office:value="2203" calcext:value-type="float">
            <text:p>220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77" calcext:value-type="float">
            <text:p>177</text:p>
          </table:table-cell>
          <table:table-cell table:style-name="ce10" office:value-type="date" office:date-value="2020-04-03" calcext:value-type="date">
            <text:p>2020-04-03</text:p>
          </table:table-cell>
          <table:table-cell table:style-name="ce6" office:value-type="time" office:time-value="PT12H22M22S" calcext:value-type="time">
            <text:p>12:22:22</text:p>
          </table:table-cell>
          <table:table-cell table:style-name="ce14" office:value-type="string" calcext:value-type="string">
            <text:p>كيفية تحضير محلول التعقيم للوقاية من فيروس كورونا المستجد (كوفيد-١٩).. </text:p>
            <text:p>#COVIDー19 </text:p>
            <text:p>#فيروس_كورونا_المستجدّ </text:p>
            <text:p>#كورونا_الجديد https://t.co/jNLFIi7rzw</text:p>
          </table:table-cell>
          <table:table-cell office:value-type="string" calcext:value-type="string">
            <text:p>https://t.co/jNLFIi7rzw</text:p>
          </table:table-cell>
          <table:table-cell office:value-type="float" office:value="1004" calcext:value-type="float">
            <text:p>1004</text:p>
          </table:table-cell>
          <table:table-cell office:value-type="float" office:value="3951" calcext:value-type="float">
            <text:p>395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78" calcext:value-type="float">
            <text:p>178</text:p>
          </table:table-cell>
          <table:table-cell table:style-name="ce10" office:value-type="date" office:date-value="2020-04-03" calcext:value-type="date">
            <text:p>2020-04-03</text:p>
          </table:table-cell>
          <table:table-cell table:style-name="ce6" office:value-type="time" office:time-value="PT14H13M21S" calcext:value-type="time">
            <text:p>14:13:21</text:p>
          </table:table-cell>
          <table:table-cell table:style-name="ce14" office:value-type="string" calcext:value-type="string">
            <text:p>في الوقت الصعب اللي احنا فيه، بنوجه كل الدعم والتحية للعاملين في القطاع الصحي في مصر اللي في مواجهة مباشرة كل يوم مع الوباء! #فيروس_كورونا</text:p>
            <text:p/>
            <text:p>@WHOEgypt </text:p>
            <text:p>@UNICEF_Egypt https://t.co/KPiyU11OWv</text:p>
          </table:table-cell>
          <table:table-cell office:value-type="string" calcext:value-type="string">
            <text:p>https://t.co/KPiyU11OWv</text:p>
          </table:table-cell>
          <table:table-cell office:value-type="float" office:value="377" calcext:value-type="float">
            <text:p>377</text:p>
          </table:table-cell>
          <table:table-cell office:value-type="float" office:value="2053" calcext:value-type="float">
            <text:p>205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79" calcext:value-type="float">
            <text:p>179</text:p>
          </table:table-cell>
          <table:table-cell table:style-name="ce10" office:value-type="date" office:date-value="2020-04-03" calcext:value-type="date">
            <text:p>2020-04-03</text:p>
          </table:table-cell>
          <table:table-cell table:style-name="ce6" office:value-type="time" office:time-value="PT17H02M41S" calcext:value-type="time">
            <text:p>17:02:41</text:p>
          </table:table-cell>
          <table:table-cell table:style-name="ce14" office:value-type="string" calcext:value-type="string">
            <text:p>لصحة عائلتك .. نصائح بسيطة تحمي طفلك من فيروس كورونا المستجد (كوفيد-19)</text:p>
            <text:p/>
            <text:p>#كورونا </text:p>
            <text:p>#فيروس_كورونا </text:p>
            <text:p>#covid_19 https://t.co/hxRgY8naCq</text:p>
          </table:table-cell>
          <table:table-cell office:value-type="string" calcext:value-type="string">
            <text:p>https://t.co/hxRgY8naCq</text:p>
          </table:table-cell>
          <table:table-cell office:value-type="float" office:value="103" calcext:value-type="float">
            <text:p>103</text:p>
          </table:table-cell>
          <table:table-cell office:value-type="float" office:value="460" calcext:value-type="float">
            <text:p>46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80" calcext:value-type="float">
            <text:p>180</text:p>
          </table:table-cell>
          <table:table-cell table:style-name="ce10" office:value-type="date" office:date-value="2020-04-03" calcext:value-type="date">
            <text:p>2020-04-03</text:p>
          </table:table-cell>
          <table:table-cell table:style-name="ce6" office:value-type="time" office:time-value="PT18H31M42S" calcext:value-type="time">
            <text:p>18:31:42</text:p>
          </table:table-cell>
          <table:table-cell table:style-name="ce14" office:value-type="string" calcext:value-type="string">
            <text:p>الصحة: ارتفاع حالات الشفاء من مصابي فيروس كورونا إلى 216 وخروجهم من مستشفى العزل</text:p>
            <text:p/>
            <text:p>الصحة: ارتفاع عدد الحالات التي تحولت نتيجة تحاليلها من إيجابية إلى سلبية لفيروس كورونا إلى 296 حالة</text:p>
            <text:p/>
            <text:p>https://t.co/6KxajFpQtn</text:p>
            <text:p/>
            <text:p>#covid_19</text:p>
            <text:p>#كورونا </text:p>
            <text:p>#فيروس_كورونا https://t.co/b2pon1JkOM</text:p>
          </table:table-cell>
          <table:table-cell office:value-type="string" calcext:value-type="string">
            <text:p>https://t.co/b2pon1JkOM</text:p>
          </table:table-cell>
          <table:table-cell office:value-type="float" office:value="1071" calcext:value-type="float">
            <text:p>1071</text:p>
          </table:table-cell>
          <table:table-cell office:value-type="float" office:value="3938" calcext:value-type="float">
            <text:p>393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1" calcext:value-type="float">
            <text:p>181</text:p>
          </table:table-cell>
          <table:table-cell table:style-name="ce10" office:value-type="date" office:date-value="2020-04-04" calcext:value-type="date">
            <text:p>2020-04-04</text:p>
          </table:table-cell>
          <table:table-cell table:style-name="ce6" office:value-type="time" office:time-value="PT11H06M55S" calcext:value-type="time">
            <text:p>11:06:55</text:p>
          </table:table-cell>
          <table:table-cell table:style-name="ce14" office:value-type="string" calcext:value-type="string">
            <text:p>اتبع آداب العطس والسعال لتجنب الإصابة بفيروس كورونا المستجد.. </text:p>
            <text:p/>
            <text:p>#كورونا </text:p>
            <text:p>#فيروس_كورونا </text:p>
            <text:p>#COVIDー19 https://t.co/J06faWIDxm</text:p>
          </table:table-cell>
          <table:table-cell office:value-type="string" calcext:value-type="string">
            <text:p>https://t.co/J06faWIDxm</text:p>
          </table:table-cell>
          <table:table-cell office:value-type="float" office:value="217" calcext:value-type="float">
            <text:p>217</text:p>
          </table:table-cell>
          <table:table-cell office:value-type="float" office:value="854" calcext:value-type="float">
            <text:p>85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2" calcext:value-type="float">
            <text:p>182</text:p>
          </table:table-cell>
          <table:table-cell table:style-name="ce10" office:value-type="date" office:date-value="2020-04-04" calcext:value-type="date">
            <text:p>2020-04-04</text:p>
          </table:table-cell>
          <table:table-cell table:style-name="ce6" office:value-type="time" office:time-value="PT14H01M32S" calcext:value-type="time">
            <text:p>14:01:32</text:p>
          </table:table-cell>
          <table:table-cell table:style-name="ce14" office:value-type="string" calcext:value-type="string">
            <text:p>وزيرة الصحة تصل إيطاليا مع وفد من القوات المسلحة المصرية، محملين برسالة تضامن للشعب الايطالي من الرئيس عبد الفتاح السيسي وعزاء في ضحايا فيروس كورونا المستجد ولتسليم شحنة من المساعدات الطبية، https://t.co/AweezBDK0w</text:p>
          </table:table-cell>
          <table:table-cell office:value-type="string" calcext:value-type="string">
            <text:p>https://t.co/AweezBDK0w</text:p>
          </table:table-cell>
          <table:table-cell office:value-type="float" office:value="871" calcext:value-type="float">
            <text:p>871</text:p>
          </table:table-cell>
          <table:table-cell office:value-type="float" office:value="5523" calcext:value-type="float">
            <text:p>552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83" calcext:value-type="float">
            <text:p>183</text:p>
          </table:table-cell>
          <table:table-cell table:style-name="ce10" office:value-type="date" office:date-value="2020-04-04" calcext:value-type="date">
            <text:p>2020-04-04</text:p>
          </table:table-cell>
          <table:table-cell table:style-name="ce6" office:value-type="time" office:time-value="PT14H01M33S" calcext:value-type="time">
            <text:p>14:01:33</text:p>
          </table:table-cell>
          <table:table-cell table:style-name="ce14" office:value-type="string" calcext:value-type="string">
            <text:p>واستقبلها وزير الخارجية الإيطالي، الذي أعرب عن سعادته وشكره وتقديره لما قدمته مصر من مساعدة وتضامنها حكومة وشعبا مع حكومة وشعب إيطاليا الصديق. https://t.co/bCsJwBt8b8</text:p>
          </table:table-cell>
          <table:table-cell office:value-type="string" calcext:value-type="string">
            <text:p>https://t.co/bCsJwBt8b8</text:p>
          </table:table-cell>
          <table:table-cell office:value-type="float" office:value="243" calcext:value-type="float">
            <text:p>243</text:p>
          </table:table-cell>
          <table:table-cell office:value-type="float" office:value="1352" calcext:value-type="float">
            <text:p>1352</text:p>
          </table:table-cell>
          <table:table-cell office:value-type="string" calcext:value-type="string">
            <text:p>mohpegypt</text:p>
          </table:table-cell>
          <table:table-cell/>
          <table:table-cell office:value-type="string" calcext:value-type="string">
            <text:p>Twitter Web App</text:p>
          </table:table-cell>
          <table:table-cell table:number-columns-repeated="54"/>
        </table:table-row>
        <table:table-row table:style-name="ro1">
          <table:table-cell office:value-type="float" office:value="184" calcext:value-type="float">
            <text:p>184</text:p>
          </table:table-cell>
          <table:table-cell table:style-name="ce10" office:value-type="date" office:date-value="2020-04-04" calcext:value-type="date">
            <text:p>2020-04-04</text:p>
          </table:table-cell>
          <table:table-cell table:style-name="ce6" office:value-type="time" office:time-value="PT16H10M17S" calcext:value-type="time">
            <text:p>16:10:17</text:p>
          </table:table-cell>
          <table:table-cell table:style-name="ce14" office:value-type="string" calcext:value-type="string">
            <text:p>أولادك بيعرفوا يغسلوا إيديهم بأي طريقة؟ 👇</text:p>
            <text:p>#كورونا </text:p>
            <text:p>#COVID2019</text:p>
          </table:table-cell>
          <table:table-cell/>
          <table:table-cell office:value-type="float" office:value="29" calcext:value-type="float">
            <text:p>29</text:p>
          </table:table-cell>
          <table:table-cell office:value-type="float" office:value="245" calcext:value-type="float">
            <text:p>24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185" calcext:value-type="float">
            <text:p>185</text:p>
          </table:table-cell>
          <table:table-cell table:style-name="ce10" office:value-type="date" office:date-value="2020-04-04" calcext:value-type="date">
            <text:p>2020-04-04</text:p>
          </table:table-cell>
          <table:table-cell table:style-name="ce6" office:value-type="time" office:time-value="PT17H51M27S" calcext:value-type="time">
            <text:p>17:51:27</text:p>
          </table:table-cell>
          <table:table-cell table:style-name="ce14" office:value-type="string" calcext:value-type="string">
            <text:p>#وزارة_الصحة : ارتفاع حالات الشفاء من مصابي فيروس كورونا إلى 241 وخروجهم من مستشفى العزل</text:p>
            <text:p/>
            <text:p>الصحة: ارتفاع عدد الحالات التي تحولت نتيجة تحاليلها من إيجابية إلى سلبية لفيروس كورونا إلى 306 حالة</text:p>
            <text:p/>
            <text:p>https://t.co/c7tG0xe9q9</text:p>
            <text:p/>
            <text:p>#كورونا </text:p>
            <text:p>#covid_19 https://t.co/15Gg49lEQ0</text:p>
          </table:table-cell>
          <table:table-cell office:value-type="string" calcext:value-type="string">
            <text:p>https://t.co/15Gg49lEQ0</text:p>
          </table:table-cell>
          <table:table-cell office:value-type="float" office:value="1015" calcext:value-type="float">
            <text:p>1015</text:p>
          </table:table-cell>
          <table:table-cell office:value-type="float" office:value="3170" calcext:value-type="float">
            <text:p>317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6" calcext:value-type="float">
            <text:p>186</text:p>
          </table:table-cell>
          <table:table-cell table:style-name="ce10" office:value-type="date" office:date-value="2020-04-05" calcext:value-type="date">
            <text:p>2020-04-05</text:p>
          </table:table-cell>
          <table:table-cell table:style-name="ce6" office:value-type="time" office:time-value="PT11H18M30S" calcext:value-type="time">
            <text:p>11:18:30</text:p>
          </table:table-cell>
          <table:table-cell table:style-name="ce14" office:value-type="string" calcext:value-type="string">
            <text:p>أنا حامل 🤰🏻</text:p>
            <text:p>كيف أحمي نفسي من فيروس كورونا المستجد (كوفيد-١٩)؟</text:p>
            <text:p>#COVID2019 </text:p>
            <text:p>#كورونا </text:p>
            <text:p>#فيروس_كورونا https://t.co/WRuSHjyMAX</text:p>
          </table:table-cell>
          <table:table-cell office:value-type="string" calcext:value-type="string">
            <text:p>https://t.co/WRuSHjyMAX</text:p>
          </table:table-cell>
          <table:table-cell office:value-type="float" office:value="105" calcext:value-type="float">
            <text:p>105</text:p>
          </table:table-cell>
          <table:table-cell office:value-type="float" office:value="505" calcext:value-type="float">
            <text:p>50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7" calcext:value-type="float">
            <text:p>187</text:p>
          </table:table-cell>
          <table:table-cell table:style-name="ce10" office:value-type="date" office:date-value="2020-04-05" calcext:value-type="date">
            <text:p>2020-04-05</text:p>
          </table:table-cell>
          <table:table-cell table:style-name="ce6" office:value-type="time" office:time-value="PT15H40M17S" calcext:value-type="time">
            <text:p>15:40:17</text:p>
          </table:table-cell>
          <table:table-cell table:style-name="ce14" office:value-type="string" calcext:value-type="string">
            <text:p>للوقاية من فيروس كورونا المستجد (كوفيد-19) .. اتبع الإرشادات الوقائية 👇</text:p>
            <text:p/>
            <text:p>#covid_19</text:p>
            <text:p>#كورونا</text:p>
            <text:p>#فيروس_كورونا https://t.co/QnaRqe05Tx</text:p>
          </table:table-cell>
          <table:table-cell office:value-type="string" calcext:value-type="string">
            <text:p>https://t.co/QnaRqe05Tx</text:p>
          </table:table-cell>
          <table:table-cell office:value-type="float" office:value="90" calcext:value-type="float">
            <text:p>90</text:p>
          </table:table-cell>
          <table:table-cell office:value-type="float" office:value="371" calcext:value-type="float">
            <text:p>37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88" calcext:value-type="float">
            <text:p>188</text:p>
          </table:table-cell>
          <table:table-cell table:style-name="ce10" office:value-type="date" office:date-value="2020-04-05" calcext:value-type="date">
            <text:p>2020-04-05</text:p>
          </table:table-cell>
          <table:table-cell table:style-name="ce6" office:value-type="time" office:time-value="PT17H55M57S" calcext:value-type="time">
            <text:p>17:55:57</text:p>
          </table:table-cell>
          <table:table-cell table:style-name="ce14" office:value-type="string" calcext:value-type="string">
            <text:p>الصحة: ارتفاع حالات الشفاء من مصابي فيروس كورونا إلى 247 وخروجهم من مستشفى العزل...</text:p>
            <text:p/>
            <text:p>https://t.co/9z1vD6jVqS</text:p>
            <text:p/>
            <text:p>#COVIDー19 </text:p>
            <text:p>#كورونا </text:p>
            <text:p>#فيروس_كورونا_المستجدّ https://t.co/P0DNhhLqrE</text:p>
          </table:table-cell>
          <table:table-cell office:value-type="string" calcext:value-type="string">
            <text:p>https://t.co/P0DNhhLqrE</text:p>
          </table:table-cell>
          <table:table-cell office:value-type="float" office:value="849" calcext:value-type="float">
            <text:p>849</text:p>
          </table:table-cell>
          <table:table-cell office:value-type="float" office:value="2629" calcext:value-type="float">
            <text:p>262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89" calcext:value-type="float">
            <text:p>189</text:p>
          </table:table-cell>
          <table:table-cell table:style-name="ce10" office:value-type="date" office:date-value="2020-04-05" calcext:value-type="date">
            <text:p>2020-04-05</text:p>
          </table:table-cell>
          <table:table-cell table:style-name="ce6" office:value-type="time" office:time-value="PT22H42M12S" calcext:value-type="time">
            <text:p>22:42:12</text:p>
          </table:table-cell>
          <table:table-cell table:style-name="ce14" office:value-type="string" calcext:value-type="string">
            <text:p>كيف تتغلب على الشعور بالقلق من فيروس كورونا المستجد (كوفيد-١٩) خلال فترة التواجد في المنزل؟  </text:p>
            <text:p>#كورونا </text:p>
            <text:p>#فيروس_كورونا https://t.co/R6YjzvmHLb</text:p>
          </table:table-cell>
          <table:table-cell office:value-type="string" calcext:value-type="string">
            <text:p>https://t.co/R6YjzvmHLb</text:p>
          </table:table-cell>
          <table:table-cell office:value-type="float" office:value="240" calcext:value-type="float">
            <text:p>240</text:p>
          </table:table-cell>
          <table:table-cell office:value-type="float" office:value="1013" calcext:value-type="float">
            <text:p>101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0" calcext:value-type="float">
            <text:p>190</text:p>
          </table:table-cell>
          <table:table-cell table:style-name="ce10" office:value-type="date" office:date-value="2020-04-05" calcext:value-type="date">
            <text:p>2020-04-05</text:p>
          </table:table-cell>
          <table:table-cell table:style-name="ce6" office:value-type="time" office:time-value="PT22H43M04S" calcext:value-type="time">
            <text:p>22:43:04</text:p>
          </table:table-cell>
          <table:table-cell table:style-name="ce14" office:value-type="string" calcext:value-type="string">
            <text:p>https://t.co/eBZj6wEgUY</text:p>
          </table:table-cell>
          <table:table-cell office:value-type="string" calcext:value-type="string">
            <text:p>https://t.co/eBZj6wEgUY</text:p>
          </table:table-cell>
          <table:table-cell office:value-type="float" office:value="64" calcext:value-type="float">
            <text:p>64</text:p>
          </table:table-cell>
          <table:table-cell office:value-type="float" office:value="240" calcext:value-type="float">
            <text:p>240</text:p>
          </table:table-cell>
          <table:table-cell office:value-type="string" calcext:value-type="string">
            <text:p>mohpegypt</text:p>
          </table:table-cell>
          <table:table-cell/>
          <table:table-cell office:value-type="string" calcext:value-type="string">
            <text:p>Twitter for iPhone</text:p>
          </table:table-cell>
          <table:table-cell table:number-columns-repeated="54"/>
        </table:table-row>
        <table:table-row table:style-name="ro1">
          <table:table-cell office:value-type="float" office:value="191" calcext:value-type="float">
            <text:p>191</text:p>
          </table:table-cell>
          <table:table-cell table:style-name="ce10" office:value-type="date" office:date-value="2020-04-06" calcext:value-type="date">
            <text:p>2020-04-06</text:p>
          </table:table-cell>
          <table:table-cell table:style-name="ce6" office:value-type="time" office:time-value="PT11H37M23S" calcext:value-type="time">
            <text:p>11:37:23</text:p>
          </table:table-cell>
          <table:table-cell table:style-name="ce14" office:value-type="string" calcext:value-type="string">
            <text:p>للوقاية من فيروس كورونا المستجد (كوفيد-19) .. اتبع الارشادات الوقائية👇</text:p>
            <text:p/>
            <text:p>#كورونا </text:p>
            <text:p>#فيروس_كورونا </text:p>
            <text:p>#covid_19 https://t.co/1YBrzjLod8</text:p>
          </table:table-cell>
          <table:table-cell office:value-type="string" calcext:value-type="string">
            <text:p>https://t.co/1YBrzjLod8</text:p>
          </table:table-cell>
          <table:table-cell office:value-type="float" office:value="92" calcext:value-type="float">
            <text:p>92</text:p>
          </table:table-cell>
          <table:table-cell office:value-type="float" office:value="380" calcext:value-type="float">
            <text:p>38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92" calcext:value-type="float">
            <text:p>192</text:p>
          </table:table-cell>
          <table:table-cell table:style-name="ce10" office:value-type="date" office:date-value="2020-04-06" calcext:value-type="date">
            <text:p>2020-04-06</text:p>
          </table:table-cell>
          <table:table-cell table:style-name="ce6" office:value-type="time" office:time-value="PT14H01M59S" calcext:value-type="time">
            <text:p>14:01:59</text:p>
          </table:table-cell>
          <table:table-cell table:style-name="ce14" office:value-type="string" calcext:value-type="string">
            <text:p>دليلك لمحاربة شائعات فيروس كورونا المستجد (كوفيد-١٩) 👇</text:p>
            <text:p>#كورونا </text:p>
            <text:p>#فيروس_كورونا </text:p>
            <text:p>#Covid_19 https://t.co/nV83YWsx7O</text:p>
          </table:table-cell>
          <table:table-cell office:value-type="string" calcext:value-type="string">
            <text:p>https://t.co/nV83YWsx7O</text:p>
          </table:table-cell>
          <table:table-cell office:value-type="float" office:value="307" calcext:value-type="float">
            <text:p>307</text:p>
          </table:table-cell>
          <table:table-cell office:value-type="float" office:value="1880" calcext:value-type="float">
            <text:p>188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3" calcext:value-type="float">
            <text:p>193</text:p>
          </table:table-cell>
          <table:table-cell table:style-name="ce10" office:value-type="date" office:date-value="2020-04-06" calcext:value-type="date">
            <text:p>2020-04-06</text:p>
          </table:table-cell>
          <table:table-cell table:style-name="ce6" office:value-type="time" office:time-value="PT19H56M13S" calcext:value-type="time">
            <text:p>19:56:13</text:p>
          </table:table-cell>
          <table:table-cell table:style-name="ce14" office:value-type="string" calcext:value-type="string">
            <text:p>وزيرة الصحة تستعرض تحليل بيانات الوضع الوبائي في مصر مقارنة بالوضع الوبائي في بعض دول الشرق الأوسط وبعض الدول التي تفشى بها المرض.. وتؤكد أن زيادات الإصابات وفقًا للمعدلات المتوقعة.. وتناشد المواطنين الالتزام بالإجراءات الوقائية https://t.co/XipKdTFv8I</text:p>
          </table:table-cell>
          <table:table-cell office:value-type="string" calcext:value-type="string">
            <text:p>https://t.co/XipKdTFv8I</text:p>
          </table:table-cell>
          <table:table-cell office:value-type="float" office:value="911" calcext:value-type="float">
            <text:p>911</text:p>
          </table:table-cell>
          <table:table-cell office:value-type="float" office:value="3697" calcext:value-type="float">
            <text:p>369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94" calcext:value-type="float">
            <text:p>194</text:p>
          </table:table-cell>
          <table:table-cell table:style-name="ce10" office:value-type="date" office:date-value="2020-04-06" calcext:value-type="date">
            <text:p>2020-04-06</text:p>
          </table:table-cell>
          <table:table-cell table:style-name="ce6" office:value-type="time" office:time-value="PT22H20M49S" calcext:value-type="time">
            <text:p>22:20:49</text:p>
          </table:table-cell>
          <table:table-cell table:style-name="ce14" office:value-type="string" calcext:value-type="string">
            <text:p>تعافي أسرة مصرية مكونة من خمسة أفراد من الكورونا بشكل كامل. </text:p>
            <text:p>الاسرة مكونة من الأب والأم وثلاثة أطفال. تلقت الأسرة العلاج والرعاية الكاملة داخل مستشفى"الصداقة" باسوان منذ إصابتهم بـ #فيروس_كورونا وحتى شفائهم الكامل وخروجهم اليوم. حمد لله علي سلامتكم ونتمني السلامة لباقي المصابين. https://t.co/5GQNhuSBj7</text:p>
          </table:table-cell>
          <table:table-cell office:value-type="string" calcext:value-type="string">
            <text:p>https://t.co/5GQNhuSBj7</text:p>
          </table:table-cell>
          <table:table-cell office:value-type="float" office:value="841" calcext:value-type="float">
            <text:p>841</text:p>
          </table:table-cell>
          <table:table-cell office:value-type="float" office:value="5050" calcext:value-type="float">
            <text:p>505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5" calcext:value-type="float">
            <text:p>195</text:p>
          </table:table-cell>
          <table:table-cell table:style-name="ce10" office:value-type="date" office:date-value="2020-04-07" calcext:value-type="date">
            <text:p>2020-04-07</text:p>
          </table:table-cell>
          <table:table-cell table:style-name="ce6" office:value-type="time" office:time-value="PT11H07M53S" calcext:value-type="time">
            <text:p>11:07:53</text:p>
          </table:table-cell>
          <table:table-cell table:style-name="ce14" office:value-type="string" calcext:value-type="string">
            <text:p>للوقاية من فيروس كورونا المستجد (كوفيد-19) .. اتبع التعليمات 👇</text:p>
            <text:p/>
            <text:p>#كورونا </text:p>
            <text:p>#فيروس_كورونا https://t.co/v2ib2P1w44</text:p>
          </table:table-cell>
          <table:table-cell office:value-type="string" calcext:value-type="string">
            <text:p>https://t.co/v2ib2P1w44</text:p>
          </table:table-cell>
          <table:table-cell office:value-type="float" office:value="78" calcext:value-type="float">
            <text:p>78</text:p>
          </table:table-cell>
          <table:table-cell office:value-type="float" office:value="476" calcext:value-type="float">
            <text:p>47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196" calcext:value-type="float">
            <text:p>196</text:p>
          </table:table-cell>
          <table:table-cell table:style-name="ce10" office:value-type="date" office:date-value="2020-04-07" calcext:value-type="date">
            <text:p>2020-04-07</text:p>
          </table:table-cell>
          <table:table-cell table:style-name="ce6" office:value-type="time" office:time-value="PT12H35M38S" calcext:value-type="time">
            <text:p>12:35:38</text:p>
          </table:table-cell>
          <table:table-cell table:style-name="ce14" office:value-type="string" calcext:value-type="string">
            <text:p>أعلنت وزارة الصحة والسكان المصرية، عن تعاون الوزارة مع موقع التواصل الاجتماعي "تويتر" لإطلاق مبادرة توعوية لتوفير معلومات صحية موثوقة حول فيروس كورونا "كوفيد-19" من خلال تفعيل هاشتاج  #اسئلة_كوفيد19 .</text:p>
            <text:p/>
            <text:p>@TwitterMENA https://t.co/pLEOkLZhJg</text:p>
          </table:table-cell>
          <table:table-cell office:value-type="string" calcext:value-type="string">
            <text:p>https://t.co/pLEOkLZhJg</text:p>
          </table:table-cell>
          <table:table-cell office:value-type="float" office:value="356" calcext:value-type="float">
            <text:p>356</text:p>
          </table:table-cell>
          <table:table-cell office:value-type="float" office:value="1844" calcext:value-type="float">
            <text:p>184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7" calcext:value-type="float">
            <text:p>197</text:p>
          </table:table-cell>
          <table:table-cell table:style-name="ce10" office:value-type="date" office:date-value="2020-04-07" calcext:value-type="date">
            <text:p>2020-04-07</text:p>
          </table:table-cell>
          <table:table-cell table:style-name="ce6" office:value-type="time" office:time-value="PT14H57M17S" calcext:value-type="time">
            <text:p>14:57:17</text:p>
          </table:table-cell>
          <table:table-cell table:style-name="ce14" office:value-type="string" calcext:value-type="string">
            <text:p>رسالتنا في #يوم_الصحة_العالمي </text:p>
            <text:p>التزامنا بالإجراءات الوقائية ودعمنا الدائم لبعض هيساعدنا في القضاء على فيروس كورونا المستجد (كوفيد-١٩) ❤️ https://t.co/IoO0he9MkO</text:p>
          </table:table-cell>
          <table:table-cell office:value-type="string" calcext:value-type="string">
            <text:p>https://t.co/IoO0he9MkO</text:p>
          </table:table-cell>
          <table:table-cell office:value-type="float" office:value="75" calcext:value-type="float">
            <text:p>75</text:p>
          </table:table-cell>
          <table:table-cell office:value-type="float" office:value="477" calcext:value-type="float">
            <text:p>47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8" calcext:value-type="float">
            <text:p>198</text:p>
          </table:table-cell>
          <table:table-cell table:style-name="ce10" office:value-type="date" office:date-value="2020-04-07" calcext:value-type="date">
            <text:p>2020-04-07</text:p>
          </table:table-cell>
          <table:table-cell table:style-name="ce6" office:value-type="time" office:time-value="PT15H58M21S" calcext:value-type="time">
            <text:p>15:58:21</text:p>
          </table:table-cell>
          <table:table-cell table:style-name="ce14" office:value-type="string" calcext:value-type="string">
            <text:p>تجنبوا الكلام عن الفيروس طول الوقت بشكل فيه قلق أو خوف قدام الأولاد علشان خوفكم ده ما يتنقلهمش، اهتموا أكتر بإنكم تسمعوهم وتطمنوهم إنكم بتعملوا كل حاجة علشان تحافظوا عليهم وإنكم بتحبوهم. </text:p>
            <text:p>@WHOEgypt </text:p>
            <text:p>@UNICEF_Egypt https://t.co/ZbOxXihJ6O</text:p>
          </table:table-cell>
          <table:table-cell office:value-type="string" calcext:value-type="string">
            <text:p>https://t.co/ZbOxXihJ6O</text:p>
          </table:table-cell>
          <table:table-cell office:value-type="float" office:value="471" calcext:value-type="float">
            <text:p>471</text:p>
          </table:table-cell>
          <table:table-cell office:value-type="float" office:value="1750" calcext:value-type="float">
            <text:p>175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199" calcext:value-type="float">
            <text:p>199</text:p>
          </table:table-cell>
          <table:table-cell table:style-name="ce10" office:value-type="date" office:date-value="2020-04-07" calcext:value-type="date">
            <text:p>2020-04-07</text:p>
          </table:table-cell>
          <table:table-cell table:style-name="ce6" office:value-type="time" office:time-value="PT19H20M52S" calcext:value-type="time">
            <text:p>19:20:52</text:p>
          </table:table-cell>
          <table:table-cell table:style-name="ce14" office:value-type="string" calcext:value-type="string">
            <text:p>الصحة: ارتفاع حالات الشفاء من مصابي فيروس كورونا إلى 276 وخروجهم من مستشفى العزل</text:p>
            <text:p>الصحة: ارتفاع عدد الحالات التي تحولت نتيجة تحاليلها من إيجابية إلى سلبية لفيروس كورونا إلى 427 حالة https://t.co/0jREdFE6fK</text:p>
          </table:table-cell>
          <table:table-cell office:value-type="string" calcext:value-type="string">
            <text:p>https://t.co/0jREdFE6fK</text:p>
          </table:table-cell>
          <table:table-cell office:value-type="float" office:value="614" calcext:value-type="float">
            <text:p>614</text:p>
          </table:table-cell>
          <table:table-cell office:value-type="float" office:value="3386" calcext:value-type="float">
            <text:p>338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00" calcext:value-type="float">
            <text:p>200</text:p>
          </table:table-cell>
          <table:table-cell table:style-name="ce10" office:value-type="date" office:date-value="2020-04-07" calcext:value-type="date">
            <text:p>2020-04-07</text:p>
          </table:table-cell>
          <table:table-cell table:style-name="ce6" office:value-type="time" office:time-value="PT23H24M31S" calcext:value-type="time">
            <text:p>23:24:31</text:p>
          </table:table-cell>
          <table:table-cell table:style-name="ce14" office:value-type="string" calcext:value-type="string">
            <text:p>عندكم أسئلة كتير عن فيروس كورونا المستجد (كوفيد-١٩) او تحاليل الـ PCR!؟</text:p>
            <text:p/>
            <text:p>شاركونا على هاشتاج #اسئلة_كوفيد19 ودكتورة "نانسي الجندي" رئيس الإدارة المركزية للمعامل بوزارة الصحة هتجاوب على كل أسئلتكم واستفساراتكم بكرة الساعة ٧ https://t.co/0EibcZsmRp</text:p>
          </table:table-cell>
          <table:table-cell office:value-type="string" calcext:value-type="string">
            <text:p>https://t.co/0EibcZsmRp</text:p>
          </table:table-cell>
          <table:table-cell office:value-type="float" office:value="155" calcext:value-type="float">
            <text:p>155</text:p>
          </table:table-cell>
          <table:table-cell office:value-type="float" office:value="802" calcext:value-type="float">
            <text:p>8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1" calcext:value-type="float">
            <text:p>201</text:p>
          </table:table-cell>
          <table:table-cell table:style-name="ce10" office:value-type="date" office:date-value="2020-04-08" calcext:value-type="date">
            <text:p>2020-04-08</text:p>
          </table:table-cell>
          <table:table-cell table:style-name="ce6" office:value-type="time" office:time-value="PT11H17M09S" calcext:value-type="time">
            <text:p>11:17:09</text:p>
          </table:table-cell>
          <table:table-cell table:style-name="ce14" office:value-type="string" calcext:value-type="string">
            <text:p>الخط الساخن للأمانة العامة للصحة النفسية ، لتقديم الدعم النفسي للمواطنين المتواجدين بالمنازل خلال هذه الفترة 👇 https://t.co/knGkrOuwe1</text:p>
          </table:table-cell>
          <table:table-cell office:value-type="string" calcext:value-type="string">
            <text:p>https://t.co/knGkrOuwe1</text:p>
          </table:table-cell>
          <table:table-cell office:value-type="float" office:value="283" calcext:value-type="float">
            <text:p>283</text:p>
          </table:table-cell>
          <table:table-cell office:value-type="float" office:value="749" calcext:value-type="float">
            <text:p>74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2" calcext:value-type="float">
            <text:p>202</text:p>
          </table:table-cell>
          <table:table-cell table:style-name="ce10" office:value-type="date" office:date-value="2020-04-08" calcext:value-type="date">
            <text:p>2020-04-08</text:p>
          </table:table-cell>
          <table:table-cell table:style-name="ce6" office:value-type="time" office:time-value="PT15H19M01S" calcext:value-type="time">
            <text:p>15:19:01</text:p>
          </table:table-cell>
          <table:table-cell table:style-name="ce14" office:value-type="string" calcext:value-type="string">
            <text:p>الصحة تنفي إنتاج علاج لفيروس كورونا.. وتؤكد المصابين يتلقون العلاج وفقاً لبروتوكول تم وضعه من خلال اللجنة العلمية..</text:p>
            <text:p/>
            <text:p>https://t.co/OebVYyAmZ6</text:p>
            <text:p/>
            <text:p>#كورونا </text:p>
            <text:p>#فيروس_كورونا https://t.co/uIqkRmUwUV</text:p>
          </table:table-cell>
          <table:table-cell office:value-type="string" calcext:value-type="string">
            <text:p>https://t.co/uIqkRmUwUV</text:p>
          </table:table-cell>
          <table:table-cell office:value-type="float" office:value="307" calcext:value-type="float">
            <text:p>307</text:p>
          </table:table-cell>
          <table:table-cell office:value-type="float" office:value="1325" calcext:value-type="float">
            <text:p>132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3" calcext:value-type="float">
            <text:p>203</text:p>
          </table:table-cell>
          <table:table-cell table:style-name="ce10" office:value-type="date" office:date-value="2020-04-08" calcext:value-type="date">
            <text:p>2020-04-08</text:p>
          </table:table-cell>
          <table:table-cell table:style-name="ce6" office:value-type="time" office:time-value="PT16H10M24S" calcext:value-type="time">
            <text:p>16:10:24</text:p>
          </table:table-cell>
          <table:table-cell table:style-name="ce14" office:value-type="string" calcext:value-type="string">
            <text:p>صعب على الأولاد اللي متعلقين بجدو وتيتة يقعدوا الفترة دي كلها من غير ما يشوفوهم، فكروا أولادكم وأهلكم إن البعد ده لمصلحة الكل، وإنها فترة وهتعدي، واهتموا بإنكم تتواصلوا مع أحبابكم اللي بعيد بالتليفون أو على الانترنت كل فترة علشان ميحسوش بالوحدة.</text:p>
            <text:p/>
            <text:p>@WHOEgypt </text:p>
            <text:p>@UNICEF_Egypt https://t.co/8W7Tv5ZY4s</text:p>
          </table:table-cell>
          <table:table-cell office:value-type="string" calcext:value-type="string">
            <text:p>https://t.co/8W7Tv5ZY4s</text:p>
          </table:table-cell>
          <table:table-cell office:value-type="float" office:value="177" calcext:value-type="float">
            <text:p>177</text:p>
          </table:table-cell>
          <table:table-cell office:value-type="float" office:value="954" calcext:value-type="float">
            <text:p>95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04" calcext:value-type="float">
            <text:p>204</text:p>
          </table:table-cell>
          <table:table-cell table:style-name="ce10" office:value-type="date" office:date-value="2020-04-08" calcext:value-type="date">
            <text:p>2020-04-08</text:p>
          </table:table-cell>
          <table:table-cell table:style-name="ce6" office:value-type="time" office:time-value="PT18H12M48S" calcext:value-type="time">
            <text:p>18:12:48</text:p>
          </table:table-cell>
          <table:table-cell table:style-name="ce14" office:value-type="string" calcext:value-type="string">
            <text:p>الصحة: ارتفاع حالات الشفاء من مصابي فيروس كورونا إلى 305 وخروجهم من مستشفى العزل...</text:p>
            <text:p/>
            <text:p>https://t.co/FDCT5LVdgH</text:p>
            <text:p/>
            <text:p>#كورونا </text:p>
            <text:p>#فيروس_كورونا_المستجدّ https://t.co/Z6GH0aemnZ</text:p>
          </table:table-cell>
          <table:table-cell office:value-type="string" calcext:value-type="string">
            <text:p>https://t.co/Z6GH0aemnZ</text:p>
          </table:table-cell>
          <table:table-cell office:value-type="float" office:value="776" calcext:value-type="float">
            <text:p>776</text:p>
          </table:table-cell>
          <table:table-cell office:value-type="float" office:value="3060" calcext:value-type="float">
            <text:p>306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5" calcext:value-type="float">
            <text:p>205</text:p>
          </table:table-cell>
          <table:table-cell table:style-name="ce10" office:value-type="date" office:date-value="2020-04-08" calcext:value-type="date">
            <text:p>2020-04-08</text:p>
          </table:table-cell>
          <table:table-cell table:style-name="ce6" office:value-type="time" office:time-value="PT20H41M19S" calcext:value-type="time">
            <text:p>20:41:19</text:p>
          </table:table-cell>
          <table:table-cell table:style-name="ce14" office:value-type="string" calcext:value-type="string">
            <text:p>الدكتورة نانسي الجندي رئيس الإدارة المركزية للمعامل بوزارة الصحة والسكان تجيب عن الاسئلة المتعلقة بتحاليل فيروس كورونا المستجد</text:p>
            <text:p>#اسئلة_كوفيد19</text:p>
            <text:p>ج1 https://t.co/LzFPFGqbMt</text:p>
          </table:table-cell>
          <table:table-cell office:value-type="string" calcext:value-type="string">
            <text:p>https://t.co/LzFPFGqbMt</text:p>
          </table:table-cell>
          <table:table-cell office:value-type="float" office:value="57" calcext:value-type="float">
            <text:p>57</text:p>
          </table:table-cell>
          <table:table-cell office:value-type="float" office:value="325" calcext:value-type="float">
            <text:p>32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06" calcext:value-type="float">
            <text:p>206</text:p>
          </table:table-cell>
          <table:table-cell table:style-name="ce10" office:value-type="date" office:date-value="2020-04-08" calcext:value-type="date">
            <text:p>2020-04-08</text:p>
          </table:table-cell>
          <table:table-cell table:style-name="ce6" office:value-type="time" office:time-value="PT20H43M02S" calcext:value-type="time">
            <text:p>20:43:02</text:p>
          </table:table-cell>
          <table:table-cell table:style-name="ce14" office:value-type="string" calcext:value-type="string">
            <text:p>الدكتورة نانسي الجندي رئيس الإدارة المركزية للمعامل بوزارة الصحة والسكان تجيب عن الاسئلة المتعلقة بتحاليل فيروس كورونا المستجد</text:p>
            <text:p>#اسئلة_كوفيد19</text:p>
            <text:p>ج2 https://t.co/57DQWlpNmr</text:p>
          </table:table-cell>
          <table:table-cell office:value-type="string" calcext:value-type="string">
            <text:p>https://t.co/57DQWlpNmr</text:p>
          </table:table-cell>
          <table:table-cell office:value-type="float" office:value="110" calcext:value-type="float">
            <text:p>110</text:p>
          </table:table-cell>
          <table:table-cell office:value-type="float" office:value="894" calcext:value-type="float">
            <text:p>89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07" calcext:value-type="float">
            <text:p>207</text:p>
          </table:table-cell>
          <table:table-cell table:style-name="ce10" office:value-type="date" office:date-value="2020-04-09" calcext:value-type="date">
            <text:p>2020-04-09</text:p>
          </table:table-cell>
          <table:table-cell table:style-name="ce6" office:value-type="time" office:time-value="PT10H52M37S" calcext:value-type="time">
            <text:p>10:52:37</text:p>
          </table:table-cell>
          <table:table-cell table:style-name="ce14" office:value-type="string" calcext:value-type="string">
            <text:p>نصائح مهمة للمسنين والأشخاص ذوو الحالات المرضية الكامنة للوقاية من فيروس كورونا المستجد (كوفيد-١٩) </text:p>
            <text:p>#كورونا </text:p>
            <text:p>#فيروس_كورونا https://t.co/3IKv85N1t8</text:p>
          </table:table-cell>
          <table:table-cell office:value-type="string" calcext:value-type="string">
            <text:p>https://t.co/3IKv85N1t8</text:p>
          </table:table-cell>
          <table:table-cell office:value-type="float" office:value="89" calcext:value-type="float">
            <text:p>89</text:p>
          </table:table-cell>
          <table:table-cell office:value-type="float" office:value="473" calcext:value-type="float">
            <text:p>47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08" calcext:value-type="float">
            <text:p>208</text:p>
          </table:table-cell>
          <table:table-cell table:style-name="ce10" office:value-type="date" office:date-value="2020-04-09" calcext:value-type="date">
            <text:p>2020-04-09</text:p>
          </table:table-cell>
          <table:table-cell table:style-name="ce6" office:value-type="time" office:time-value="PT14H12M06S" calcext:value-type="time">
            <text:p>14:12:06</text:p>
          </table:table-cell>
          <table:table-cell table:style-name="ce14" office:value-type="string" calcext:value-type="string">
            <text:p>للوقاية من فيروس كورونا المستجد (كوفيد-19) .. اتبع الإرشادات الوقائية 👇 https://t.co/1cuJL9T3zF</text:p>
          </table:table-cell>
          <table:table-cell office:value-type="string" calcext:value-type="string">
            <text:p>https://t.co/1cuJL9T3zF</text:p>
          </table:table-cell>
          <table:table-cell office:value-type="float" office:value="58" calcext:value-type="float">
            <text:p>58</text:p>
          </table:table-cell>
          <table:table-cell office:value-type="float" office:value="399" calcext:value-type="float">
            <text:p>39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09" calcext:value-type="float">
            <text:p>209</text:p>
          </table:table-cell>
          <table:table-cell table:style-name="ce10" office:value-type="date" office:date-value="2020-04-09" calcext:value-type="date">
            <text:p>2020-04-09</text:p>
          </table:table-cell>
          <table:table-cell table:style-name="ce6" office:value-type="time" office:time-value="PT19H00M02S" calcext:value-type="time">
            <text:p>19:00:02</text:p>
          </table:table-cell>
          <table:table-cell table:style-name="ce14" office:value-type="string" calcext:value-type="string">
            <text:p>الصحة: ارتفاع حالات الشفاء من مصابي فيروس كورونا إلى 348 وخروجهم من مستشفى العزل... </text:p>
            <text:p/>
            <text:p>https://t.co/l5ShygW4cn </text:p>
            <text:p>#كورونا </text:p>
            <text:p>#فيروس_كورونا https://t.co/SD5wG3EmKF</text:p>
          </table:table-cell>
          <table:table-cell office:value-type="string" calcext:value-type="string">
            <text:p>https://t.co/SD5wG3EmKF</text:p>
          </table:table-cell>
          <table:table-cell office:value-type="float" office:value="723" calcext:value-type="float">
            <text:p>723</text:p>
          </table:table-cell>
          <table:table-cell office:value-type="float" office:value="2949" calcext:value-type="float">
            <text:p>294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0" calcext:value-type="float">
            <text:p>210</text:p>
          </table:table-cell>
          <table:table-cell table:style-name="ce10" office:value-type="date" office:date-value="2020-04-10" calcext:value-type="date">
            <text:p>2020-04-10</text:p>
          </table:table-cell>
          <table:table-cell table:style-name="ce6" office:value-type="time" office:time-value="PT11H55M05S" calcext:value-type="time">
            <text:p>11:55:05</text:p>
          </table:table-cell>
          <table:table-cell table:style-name="ce14" office:value-type="string" calcext:value-type="string">
            <text:p>كيف تطهر منزلك ضد فيروس كورونا (كوفيد-١٩)؟</text:p>
            <text:p>#اسئلة_كوفيد19 https://t.co/lLjM79171k</text:p>
          </table:table-cell>
          <table:table-cell office:value-type="string" calcext:value-type="string">
            <text:p>https://t.co/lLjM79171k</text:p>
          </table:table-cell>
          <table:table-cell office:value-type="float" office:value="193" calcext:value-type="float">
            <text:p>193</text:p>
          </table:table-cell>
          <table:table-cell office:value-type="float" office:value="751" calcext:value-type="float">
            <text:p>75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11" calcext:value-type="float">
            <text:p>211</text:p>
          </table:table-cell>
          <table:table-cell table:style-name="ce10" office:value-type="date" office:date-value="2020-04-10" calcext:value-type="date">
            <text:p>2020-04-10</text:p>
          </table:table-cell>
          <table:table-cell table:style-name="ce6" office:value-type="time" office:time-value="PT16H32M25S" calcext:value-type="time">
            <text:p>16:32:25</text:p>
          </table:table-cell>
          <table:table-cell table:style-name="ce14" office:value-type="string" calcext:value-type="string">
            <text:p>الشباب والأطفال مش من الفئات الأكثر عرضة لمضاعفات كوفيد-19، بس عشان نفهم أهمية إن الأطفال والشباب يفضلوا في البيت، فكروا في أي يوم لأي شاب أو طفل بيروح أماكن مختلفة ويختلط بناس كتير ممكن يكون منهم كبار السن أو ذوي أمراض مزمنة تجعل مناعاتهم ضعيفة! خليك في البيت لتقليل انتشار المرض https://t.co/BKsQNPkJbx</text:p>
          </table:table-cell>
          <table:table-cell office:value-type="string" calcext:value-type="string">
            <text:p>https://t.co/BKsQNPkJbx</text:p>
          </table:table-cell>
          <table:table-cell office:value-type="float" office:value="125" calcext:value-type="float">
            <text:p>125</text:p>
          </table:table-cell>
          <table:table-cell office:value-type="float" office:value="585" calcext:value-type="float">
            <text:p>58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12" calcext:value-type="float">
            <text:p>212</text:p>
          </table:table-cell>
          <table:table-cell table:style-name="ce10" office:value-type="date" office:date-value="2020-04-10" calcext:value-type="date">
            <text:p>2020-04-10</text:p>
          </table:table-cell>
          <table:table-cell table:style-name="ce6" office:value-type="time" office:time-value="PT18H16M11S" calcext:value-type="time">
            <text:p>18:16:11</text:p>
          </table:table-cell>
          <table:table-cell table:style-name="ce14" office:value-type="string" calcext:value-type="string">
            <text:p>الصحة: ارتفاع حالات الشفاء من مصابي فيروس كورونا إلى 384 وخروجهم من مستشفى العزل...</text:p>
            <text:p>https://t.co/y9nz062EUg</text:p>
            <text:p/>
            <text:p>#كورونا </text:p>
            <text:p>#فيروس_كورونا https://t.co/2TTO0IPte8</text:p>
          </table:table-cell>
          <table:table-cell office:value-type="string" calcext:value-type="string">
            <text:p>https://t.co/2TTO0IPte8</text:p>
          </table:table-cell>
          <table:table-cell office:value-type="float" office:value="824" calcext:value-type="float">
            <text:p>824</text:p>
          </table:table-cell>
          <table:table-cell office:value-type="float" office:value="3180" calcext:value-type="float">
            <text:p>318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3" calcext:value-type="float">
            <text:p>213</text:p>
          </table:table-cell>
          <table:table-cell table:style-name="ce10" office:value-type="date" office:date-value="2020-04-11" calcext:value-type="date">
            <text:p>2020-04-11</text:p>
          </table:table-cell>
          <table:table-cell table:style-name="ce6" office:value-type="time" office:time-value="PT09H31M34S" calcext:value-type="time">
            <text:p>09:31:34</text:p>
          </table:table-cell>
          <table:table-cell table:style-name="ce14" office:value-type="string" calcext:value-type="string">
            <text:p>الصحة تطلق خدمة الرد الآلي عبر "واتساب" للاستفسارات حول فيروس كورونا</text:p>
            <text:p>بمجرد أن يتم حفظ الرقم 01553105105 ضمن جهات الاتصال على الهاتف المحمول أول الدخول إلى ذلك الرابط https://t.co/qLfmHa14kA ثم إرسال كلمة Hi في رسالة على تطبيق "الواتساب"، يمكن البدء في الخدمة</text:p>
            <text:p>@Facebook </text:p>
            <text:p>@WhatsApp https://t.co/c3FJNmY7At</text:p>
          </table:table-cell>
          <table:table-cell office:value-type="string" calcext:value-type="string">
            <text:p>https://t.co/c3FJNmY7At</text:p>
          </table:table-cell>
          <table:table-cell office:value-type="float" office:value="470" calcext:value-type="float">
            <text:p>470</text:p>
          </table:table-cell>
          <table:table-cell office:value-type="float" office:value="1096" calcext:value-type="float">
            <text:p>1096</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14" calcext:value-type="float">
            <text:p>214</text:p>
          </table:table-cell>
          <table:table-cell table:style-name="ce10" office:value-type="date" office:date-value="2020-04-11" calcext:value-type="date">
            <text:p>2020-04-11</text:p>
          </table:table-cell>
          <table:table-cell table:style-name="ce6" office:value-type="time" office:time-value="PT19H32M45S" calcext:value-type="time">
            <text:p>19:32:45</text:p>
          </table:table-cell>
          <table:table-cell table:style-name="ce14" office:value-type="string" calcext:value-type="string">
            <text:p>وزيرة الصحة تعقد اجتماعًا مع الفرق الطبية بمستشفيات العزل عبر الفيديو كونفرنس للاطمئنان عليهم والوقوف على احتياجاتهم ومتابعة حالة المصابين</text:p>
            <text:p/>
            <text:p>الصحة: ارتفاع حالات الشفاء من مصابي فيروس كورونا إلى 426 وخروجهم من مستشفى العزل... </text:p>
            <text:p/>
            <text:p>https://t.co/fONeWbK0Y5</text:p>
            <text:p>#كورونا </text:p>
            <text:p>#فيروس_كورونا https://t.co/WIWFeeeJLL</text:p>
          </table:table-cell>
          <table:table-cell office:value-type="string" calcext:value-type="string">
            <text:p>https://t.co/WIWFeeeJLL</text:p>
          </table:table-cell>
          <table:table-cell office:value-type="float" office:value="675" calcext:value-type="float">
            <text:p>675</text:p>
          </table:table-cell>
          <table:table-cell office:value-type="float" office:value="2292" calcext:value-type="float">
            <text:p>229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5" calcext:value-type="float">
            <text:p>215</text:p>
          </table:table-cell>
          <table:table-cell table:style-name="ce10" office:value-type="date" office:date-value="2020-04-11" calcext:value-type="date">
            <text:p>2020-04-11</text:p>
          </table:table-cell>
          <table:table-cell table:style-name="ce6" office:value-type="time" office:time-value="PT20H18M01S" calcext:value-type="time">
            <text:p>20:18:01</text:p>
          </table:table-cell>
          <table:table-cell table:style-name="ce14" office:value-type="string" calcext:value-type="string">
            <text:p>بالفيديو وزيرة الصحة تستعرض <text:s/>البيان اليومي المحدث للوضع الوبائي لفيروس كورونا المستجد في جمهورية مصر العربية عن اليوم السبت الموافق 11 أبريل 2020 https://t.co/VyLNkPeI6b</text:p>
          </table:table-cell>
          <table:table-cell office:value-type="string" calcext:value-type="string">
            <text:p>https://t.co/VyLNkPeI6b</text:p>
          </table:table-cell>
          <table:table-cell office:value-type="float" office:value="216" calcext:value-type="float">
            <text:p>216</text:p>
          </table:table-cell>
          <table:table-cell office:value-type="float" office:value="1361" calcext:value-type="float">
            <text:p>136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16" calcext:value-type="float">
            <text:p>216</text:p>
          </table:table-cell>
          <table:table-cell table:style-name="ce10" office:value-type="date" office:date-value="2020-04-12" calcext:value-type="date">
            <text:p>2020-04-12</text:p>
          </table:table-cell>
          <table:table-cell table:style-name="ce6" office:value-type="time" office:time-value="PT10H43M08S" calcext:value-type="time">
            <text:p>10:43:08</text:p>
          </table:table-cell>
          <table:table-cell table:style-name="ce14" office:value-type="string" calcext:value-type="string">
            <text:p>صحح معلوماتك </text:p>
            <text:p>توضيح عن فيروس كورونا المستجد (كوفيد-١٩)  </text:p>
            <text:p>#كورونا </text:p>
            <text:p>#فيروس_كورونا https://t.co/kQHbPDDZqp</text:p>
          </table:table-cell>
          <table:table-cell office:value-type="string" calcext:value-type="string">
            <text:p>https://t.co/kQHbPDDZqp</text:p>
          </table:table-cell>
          <table:table-cell office:value-type="float" office:value="209" calcext:value-type="float">
            <text:p>209</text:p>
          </table:table-cell>
          <table:table-cell office:value-type="float" office:value="1001" calcext:value-type="float">
            <text:p>100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7" calcext:value-type="float">
            <text:p>217</text:p>
          </table:table-cell>
          <table:table-cell table:style-name="ce10" office:value-type="date" office:date-value="2020-04-12" calcext:value-type="date">
            <text:p>2020-04-12</text:p>
          </table:table-cell>
          <table:table-cell table:style-name="ce6" office:value-type="time" office:time-value="PT14H04M23S" calcext:value-type="time">
            <text:p>14:04:23</text:p>
          </table:table-cell>
          <table:table-cell table:style-name="ce14" office:value-type="string" calcext:value-type="string">
            <text:p>خدمة الرد الآلي عبر واتساب الخاص بوزارة الصحة والسكان لاستقبال كل استفساراتكم حول فيروس كورونا المستجد (كوفيد-١٩)</text:p>
            <text:p>١- يمكنك حفظ الرقم 01553105105 ضمن جهات الاتصال على الهاتف المحمول.</text:p>
            <text:p>٢- أو الدخول إلى ذلك الرابط</text:p>
            <text:p> https://t.co/qLfmHa14kA</text:p>
            <text:p>ثم ارسال كلمة Hi في رسالة على تطبيق واتساب. https://t.co/Fb3NDDmfZk</text:p>
          </table:table-cell>
          <table:table-cell office:value-type="string" calcext:value-type="string">
            <text:p>https://t.co/Fb3NDDmfZk</text:p>
          </table:table-cell>
          <table:table-cell office:value-type="float" office:value="147" calcext:value-type="float">
            <text:p>147</text:p>
          </table:table-cell>
          <table:table-cell office:value-type="float" office:value="502" calcext:value-type="float">
            <text:p>50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8" calcext:value-type="float">
            <text:p>218</text:p>
          </table:table-cell>
          <table:table-cell table:style-name="ce10" office:value-type="date" office:date-value="2020-04-12" calcext:value-type="date">
            <text:p>2020-04-12</text:p>
          </table:table-cell>
          <table:table-cell table:style-name="ce6" office:value-type="time" office:time-value="PT18H10M29S" calcext:value-type="time">
            <text:p>18:10:29</text:p>
          </table:table-cell>
          <table:table-cell table:style-name="ce14" office:value-type="string" calcext:value-type="string">
            <text:p>الصحة: ارتفاع حالات الشفاء من مصابي فيروس كورونا إلى 447 وخروجهم من مستشفى العزل</text:p>
            <text:p/>
            <text:p>الصحة: ارتفاع عدد الحالات التي تحولت نتيجة تحاليلها من إيجابية إلى سلبية لفيروس كورونا إلى 589 حالة </text:p>
            <text:p>#كورونا </text:p>
            <text:p>#فيروس_كورونا https://t.co/rfBYttndwO</text:p>
          </table:table-cell>
          <table:table-cell office:value-type="string" calcext:value-type="string">
            <text:p>https://t.co/rfBYttndwO</text:p>
          </table:table-cell>
          <table:table-cell office:value-type="float" office:value="790" calcext:value-type="float">
            <text:p>790</text:p>
          </table:table-cell>
          <table:table-cell office:value-type="float" office:value="3222" calcext:value-type="float">
            <text:p>322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19" calcext:value-type="float">
            <text:p>219</text:p>
          </table:table-cell>
          <table:table-cell table:style-name="ce10" office:value-type="date" office:date-value="2020-04-12" calcext:value-type="date">
            <text:p>2020-04-12</text:p>
          </table:table-cell>
          <table:table-cell table:style-name="ce6" office:value-type="time" office:time-value="PT18H52M02S" calcext:value-type="time">
            <text:p>18:52:02</text:p>
          </table:table-cell>
          <table:table-cell table:style-name="ce14" office:value-type="string" calcext:value-type="string">
            <text:p>انتظرونا مع الأستاذة الدكتورة منن عبدالمقصود الأمين العام للأمانة العامة للصحة النفسية وعلاج الإدمان يوم الثلاثاء الساعة٦ مساءً للحديث عن التعامل مع الآثار النفسية لأزمة كورونا والتخفيف من القلق تجاه فيروس كورونا المستجد (كوفيد-١٩)</text:p>
            <text:p>ابعتولنا كل استفساراتكم على #اسئلة_كوفيد19 https://t.co/ftu4Rv1NJT</text:p>
          </table:table-cell>
          <table:table-cell office:value-type="string" calcext:value-type="string">
            <text:p>https://t.co/ftu4Rv1NJT</text:p>
          </table:table-cell>
          <table:table-cell office:value-type="float" office:value="35" calcext:value-type="float">
            <text:p>35</text:p>
          </table:table-cell>
          <table:table-cell office:value-type="float" office:value="443" calcext:value-type="float">
            <text:p>44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20" calcext:value-type="float">
            <text:p>220</text:p>
          </table:table-cell>
          <table:table-cell table:style-name="ce10" office:value-type="date" office:date-value="2020-04-13" calcext:value-type="date">
            <text:p>2020-04-13</text:p>
          </table:table-cell>
          <table:table-cell table:style-name="ce6" office:value-type="time" office:time-value="PT11H13M41S" calcext:value-type="time">
            <text:p>11:13:41</text:p>
          </table:table-cell>
          <table:table-cell table:style-name="ce14" office:value-type="string" calcext:value-type="string">
            <text:p>إرشادات هامة للأشخاص المخالطين لحالات مصابة بفيروس كورونا المستجد (كوفيد-١٩)... https://t.co/WaXwWrceW8</text:p>
          </table:table-cell>
          <table:table-cell office:value-type="string" calcext:value-type="string">
            <text:p>https://t.co/WaXwWrceW8</text:p>
          </table:table-cell>
          <table:table-cell office:value-type="float" office:value="91" calcext:value-type="float">
            <text:p>91</text:p>
          </table:table-cell>
          <table:table-cell office:value-type="float" office:value="405" calcext:value-type="float">
            <text:p>40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1" calcext:value-type="float">
            <text:p>221</text:p>
          </table:table-cell>
          <table:table-cell table:style-name="ce10" office:value-type="date" office:date-value="2020-04-13" calcext:value-type="date">
            <text:p>2020-04-13</text:p>
          </table:table-cell>
          <table:table-cell table:style-name="ce6" office:value-type="time" office:time-value="PT14H09M17S" calcext:value-type="time">
            <text:p>14:09:17</text:p>
          </table:table-cell>
          <table:table-cell table:style-name="ce14" office:value-type="string" calcext:value-type="string">
            <text:p>إرشادات هامة للأشخاص المخالطين لحالات مصابة بفيروس كورونا المستجد (كوفيد-19) أثناء العزل المنزلي... https://t.co/52QXGH9w2r</text:p>
          </table:table-cell>
          <table:table-cell office:value-type="string" calcext:value-type="string">
            <text:p>https://t.co/52QXGH9w2r</text:p>
          </table:table-cell>
          <table:table-cell office:value-type="float" office:value="65" calcext:value-type="float">
            <text:p>65</text:p>
          </table:table-cell>
          <table:table-cell office:value-type="float" office:value="283" calcext:value-type="float">
            <text:p>28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2" calcext:value-type="float">
            <text:p>222</text:p>
          </table:table-cell>
          <table:table-cell table:style-name="ce10" office:value-type="date" office:date-value="2020-04-13" calcext:value-type="date">
            <text:p>2020-04-13</text:p>
          </table:table-cell>
          <table:table-cell table:style-name="ce6" office:value-type="time" office:time-value="PT16H57M49S" calcext:value-type="time">
            <text:p>16:57:49</text:p>
          </table:table-cell>
          <table:table-cell table:style-name="ce14" office:value-type="string" calcext:value-type="string">
            <text:p>التنمر والوصم وإساءة معاملة الطاقم الطبي والمرضى واللي بيقوموا برعايتهم مرفوضين، اللي بيواجه فيروس الكورونا محتاج دعم وتشجيع، مش وصم وتنمر.</text:p>
            <text:p>#أنا_ضد_التنمر #فيروس_كورونا </text:p>
            <text:p>@WHOEgypt  @UNICEF_Egypt https://t.co/p6JYE79BCE</text:p>
          </table:table-cell>
          <table:table-cell office:value-type="string" calcext:value-type="string">
            <text:p>https://t.co/p6JYE79BCE</text:p>
          </table:table-cell>
          <table:table-cell office:value-type="float" office:value="245" calcext:value-type="float">
            <text:p>245</text:p>
          </table:table-cell>
          <table:table-cell office:value-type="float" office:value="753" calcext:value-type="float">
            <text:p>753</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23" calcext:value-type="float">
            <text:p>223</text:p>
          </table:table-cell>
          <table:table-cell table:style-name="ce10" office:value-type="date" office:date-value="2020-04-13" calcext:value-type="date">
            <text:p>2020-04-13</text:p>
          </table:table-cell>
          <table:table-cell table:style-name="ce6" office:value-type="time" office:time-value="PT18H30M11S" calcext:value-type="time">
            <text:p>18:30:11</text:p>
          </table:table-cell>
          <table:table-cell table:style-name="ce14" office:value-type="string" calcext:value-type="string">
            <text:p>لليوم الثالث على التوالي..</text:p>
            <text:p>وزيرة الصحة تعقد اجتماعًا مع الفرق الطبية بـ ٤ مستشفيات عزل عبر "الفيديو كونفرنس".. وتؤكد نجاح تطبيق سياسة الحجر الصحي خارج مستشفيات العزل</text:p>
            <text:p/>
            <text:p>الصحة: ارتفاع حالات الشفاء من مصابي فيروس كورونا إلى 488 وخروجهم من مستشفيات العزل والحجر الصحي</text:p>
            <text:p/>
            <text:p>#كورونا https://t.co/kjMuIfo7Z2</text:p>
          </table:table-cell>
          <table:table-cell office:value-type="string" calcext:value-type="string">
            <text:p>https://t.co/kjMuIfo7Z2</text:p>
          </table:table-cell>
          <table:table-cell office:value-type="float" office:value="304" calcext:value-type="float">
            <text:p>304</text:p>
          </table:table-cell>
          <table:table-cell office:value-type="float" office:value="1742" calcext:value-type="float">
            <text:p>17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4" calcext:value-type="float">
            <text:p>224</text:p>
          </table:table-cell>
          <table:table-cell table:style-name="ce10" office:value-type="date" office:date-value="2020-04-14" calcext:value-type="date">
            <text:p>2020-04-14</text:p>
          </table:table-cell>
          <table:table-cell table:style-name="ce6" office:value-type="time" office:time-value="PT10H44M59S" calcext:value-type="time">
            <text:p>10:44:59</text:p>
          </table:table-cell>
          <table:table-cell table:style-name="ce14" office:value-type="string" calcext:value-type="string">
            <text:p>لصحة عائلتك .. نصائح بسيطة تحمي طفلك من فيروس كورونا المستجد (كوفيد-19)</text:p>
            <text:p/>
            <text:p>#كورونا</text:p>
            <text:p>#فيروس_كورونا https://t.co/XDAe8eZi0N</text:p>
          </table:table-cell>
          <table:table-cell office:value-type="string" calcext:value-type="string">
            <text:p>https://t.co/XDAe8eZi0N</text:p>
          </table:table-cell>
          <table:table-cell office:value-type="float" office:value="55" calcext:value-type="float">
            <text:p>55</text:p>
          </table:table-cell>
          <table:table-cell office:value-type="float" office:value="266" calcext:value-type="float">
            <text:p>26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5" calcext:value-type="float">
            <text:p>225</text:p>
          </table:table-cell>
          <table:table-cell table:style-name="ce10" office:value-type="date" office:date-value="2020-04-14" calcext:value-type="date">
            <text:p>2020-04-14</text:p>
          </table:table-cell>
          <table:table-cell table:style-name="ce6" office:value-type="time" office:time-value="PT12H31M27S" calcext:value-type="time">
            <text:p>12:31:27</text:p>
          </table:table-cell>
          <table:table-cell table:style-name="ce14" office:value-type="string" calcext:value-type="string">
            <text:p>الصحة تطلق تطبيق "صحة مصر" للاستفسارات والإرشادات حول فيروس كورونا.. </text:p>
            <text:p/>
            <text:p>https://t.co/XxjSK9YvZ2</text:p>
            <text:p/>
            <text:p>#كورونا </text:p>
            <text:p>#فيروس_كورونا https://t.co/Wy3cTUjDKq</text:p>
          </table:table-cell>
          <table:table-cell office:value-type="string" calcext:value-type="string">
            <text:p>https://t.co/Wy3cTUjDKq</text:p>
          </table:table-cell>
          <table:table-cell office:value-type="float" office:value="100" calcext:value-type="float">
            <text:p>100</text:p>
          </table:table-cell>
          <table:table-cell office:value-type="float" office:value="395" calcext:value-type="float">
            <text:p>39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26" calcext:value-type="float">
            <text:p>226</text:p>
          </table:table-cell>
          <table:table-cell table:style-name="ce10" office:value-type="date" office:date-value="2020-04-14" calcext:value-type="date">
            <text:p>2020-04-14</text:p>
          </table:table-cell>
          <table:table-cell table:style-name="ce6" office:value-type="time" office:time-value="PT17H34M06S" calcext:value-type="time">
            <text:p>17:34:06</text:p>
          </table:table-cell>
          <table:table-cell table:style-name="ce14" office:value-type="string" calcext:value-type="string">
            <text:p>الصحة: ارتفاع حالات الشفاء من مصابي فيروس كورونا إلى 514 وخروجهم من مستشفيات العزل... </text:p>
            <text:p/>
            <text:p>https://t.co/xnnhHCTn8P</text:p>
            <text:p/>
            <text:p>#كورونا </text:p>
            <text:p>#فيروس_كورونا https://t.co/SpvIVsYIpd</text:p>
          </table:table-cell>
          <table:table-cell office:value-type="string" calcext:value-type="string">
            <text:p>https://t.co/SpvIVsYIpd</text:p>
          </table:table-cell>
          <table:table-cell office:value-type="float" office:value="641" calcext:value-type="float">
            <text:p>641</text:p>
          </table:table-cell>
          <table:table-cell office:value-type="float" office:value="2726" calcext:value-type="float">
            <text:p>27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27" calcext:value-type="float">
            <text:p>227</text:p>
          </table:table-cell>
          <table:table-cell table:style-name="ce10" office:value-type="date" office:date-value="2020-04-14" calcext:value-type="date">
            <text:p>2020-04-14</text:p>
          </table:table-cell>
          <table:table-cell table:style-name="ce6" office:value-type="time" office:time-value="PT20H33M54S" calcext:value-type="time">
            <text:p>20:33:54</text:p>
          </table:table-cell>
          <table:table-cell table:style-name="ce14" office:value-type="string" calcext:value-type="string">
            <text:p>الدكتورة "منن عبدالمقصود" الأمين العام للأمانة العامة للصحة النفسية وعلاج الإدمان والحديث عن التعامل مع الآثار النفسية لأزمة كورونا والتخفيف من القلق تجاه فيروس كورونا المستجد (كوفيد-١٩) ...</text:p>
            <text:p>ج1 https://t.co/CbHcCsnuTv</text:p>
          </table:table-cell>
          <table:table-cell office:value-type="string" calcext:value-type="string">
            <text:p>https://t.co/CbHcCsnuTv</text:p>
          </table:table-cell>
          <table:table-cell office:value-type="float" office:value="28" calcext:value-type="float">
            <text:p>28</text:p>
          </table:table-cell>
          <table:table-cell office:value-type="float" office:value="227" calcext:value-type="float">
            <text:p>22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8" calcext:value-type="float">
            <text:p>228</text:p>
          </table:table-cell>
          <table:table-cell table:style-name="ce10" office:value-type="date" office:date-value="2020-04-14" calcext:value-type="date">
            <text:p>2020-04-14</text:p>
          </table:table-cell>
          <table:table-cell table:style-name="ce6" office:value-type="time" office:time-value="PT20H34M24S" calcext:value-type="time">
            <text:p>20:34:24</text:p>
          </table:table-cell>
          <table:table-cell table:style-name="ce14" office:value-type="string" calcext:value-type="string">
            <text:p>الدكتورة "منن عبدالمقصود" الأمين العام للأمانة العامة للصحة النفسية وعلاج الإدمان والحديث عن التعامل مع الآثار النفسية لأزمة كورونا والتخفيف من القلق تجاه فيروس كورونا المستجد (كوفيد-١٩) ...</text:p>
            <text:p>ج2 https://t.co/H7kyFbPQiU</text:p>
          </table:table-cell>
          <table:table-cell office:value-type="string" calcext:value-type="string">
            <text:p>https://t.co/H7kyFbPQiU</text:p>
          </table:table-cell>
          <table:table-cell office:value-type="float" office:value="41" calcext:value-type="float">
            <text:p>41</text:p>
          </table:table-cell>
          <table:table-cell office:value-type="float" office:value="333" calcext:value-type="float">
            <text:p>33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29" calcext:value-type="float">
            <text:p>229</text:p>
          </table:table-cell>
          <table:table-cell table:style-name="ce10" office:value-type="date" office:date-value="2020-04-14" calcext:value-type="date">
            <text:p>2020-04-14</text:p>
          </table:table-cell>
          <table:table-cell table:style-name="ce6" office:value-type="time" office:time-value="PT22H07M10S" calcext:value-type="time">
            <text:p>22:07:10</text:p>
          </table:table-cell>
          <table:table-cell table:style-name="ce14" office:value-type="string" calcext:value-type="string">
            <text:p>يوم الخميس المقبل ١٦ إبريل ، الدكتورة "هبة حسين عوض" أخصائي الصحة العامة والتغذية ومدير وحدة الإعلام بالمعهد القومي للتغذية</text:p>
            <text:p/>
            <text:p>هتجاوب على كل أسئلتكم الخاصة بطرق التغذية السليمة وإزاي نقوي المناعة ضد فيروس كورونا المستجد .</text:p>
            <text:p/>
            <text:p>ابعتولنا على هاشتاج #اسئلة_كوفيد١٩ https://t.co/yOl8O5bP2q</text:p>
          </table:table-cell>
          <table:table-cell office:value-type="string" calcext:value-type="string">
            <text:p>https://t.co/yOl8O5bP2q</text:p>
          </table:table-cell>
          <table:table-cell office:value-type="float" office:value="65" calcext:value-type="float">
            <text:p>65</text:p>
          </table:table-cell>
          <table:table-cell office:value-type="float" office:value="541" calcext:value-type="float">
            <text:p>54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0" calcext:value-type="float">
            <text:p>230</text:p>
          </table:table-cell>
          <table:table-cell table:style-name="ce10" office:value-type="date" office:date-value="2020-04-15" calcext:value-type="date">
            <text:p>2020-04-15</text:p>
          </table:table-cell>
          <table:table-cell table:style-name="ce6" office:value-type="time" office:time-value="PT11H25M02S" calcext:value-type="time">
            <text:p>11:25:02</text:p>
          </table:table-cell>
          <table:table-cell table:style-name="ce14" office:value-type="string" calcext:value-type="string">
            <text:p>تطبيق "صحة مصر" للإستفسارات والإرشادات حول فيروس كورونا المستجد (كوفيد-١٩) ...</text:p>
            <text:p/>
            <text:p>يمكنكم تحميل التطبيق من خلال رابط على Google Play </text:p>
            <text:p/>
            <text:p>https://t.co/7872y9PPmY https://t.co/YlHJEgl8sJ</text:p>
          </table:table-cell>
          <table:table-cell office:value-type="string" calcext:value-type="string">
            <text:p>https://t.co/YlHJEgl8sJ</text:p>
          </table:table-cell>
          <table:table-cell office:value-type="float" office:value="68" calcext:value-type="float">
            <text:p>68</text:p>
          </table:table-cell>
          <table:table-cell office:value-type="float" office:value="282" calcext:value-type="float">
            <text:p>28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1" calcext:value-type="float">
            <text:p>231</text:p>
          </table:table-cell>
          <table:table-cell table:style-name="ce10" office:value-type="date" office:date-value="2020-04-15" calcext:value-type="date">
            <text:p>2020-04-15</text:p>
          </table:table-cell>
          <table:table-cell table:style-name="ce6" office:value-type="time" office:time-value="PT15H15M05S" calcext:value-type="time">
            <text:p>15:15:05</text:p>
          </table:table-cell>
          <table:table-cell table:style-name="ce14" office:value-type="string" calcext:value-type="string">
            <text:p>في مجتمعاتنا يجب التغلب على العادات الخاطئة لكي نحمي أنفسنا ومن حولنا من مرض كوفيد-19 https://t.co/pI6mdZIxnt</text:p>
          </table:table-cell>
          <table:table-cell office:value-type="string" calcext:value-type="string">
            <text:p>https://t.co/pI6mdZIxnt</text:p>
          </table:table-cell>
          <table:table-cell office:value-type="float" office:value="68" calcext:value-type="float">
            <text:p>68</text:p>
          </table:table-cell>
          <table:table-cell office:value-type="float" office:value="280" calcext:value-type="float">
            <text:p>28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32" calcext:value-type="float">
            <text:p>232</text:p>
          </table:table-cell>
          <table:table-cell table:style-name="ce10" office:value-type="date" office:date-value="2020-04-15" calcext:value-type="date">
            <text:p>2020-04-15</text:p>
          </table:table-cell>
          <table:table-cell table:style-name="ce6" office:value-type="time" office:time-value="PT16H59M23S" calcext:value-type="time">
            <text:p>16:59:23</text:p>
          </table:table-cell>
          <table:table-cell table:style-name="ce14" office:value-type="string" calcext:value-type="string">
            <text:p>كيف يمكن لمقدمي الرعاية الصحية حماية أنفسهم من الإصابة بفيروس كورونا المستجد (كوفيد-19)؟</text:p>
            <text:p>#كورونا </text:p>
            <text:p>#فيروس_كورونا https://t.co/3JjkXsljb8</text:p>
          </table:table-cell>
          <table:table-cell office:value-type="string" calcext:value-type="string">
            <text:p>https://t.co/3JjkXsljb8</text:p>
          </table:table-cell>
          <table:table-cell office:value-type="float" office:value="38" calcext:value-type="float">
            <text:p>38</text:p>
          </table:table-cell>
          <table:table-cell office:value-type="float" office:value="344" calcext:value-type="float">
            <text:p>34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3" calcext:value-type="float">
            <text:p>233</text:p>
          </table:table-cell>
          <table:table-cell table:style-name="ce10" office:value-type="date" office:date-value="2020-04-15" calcext:value-type="date">
            <text:p>2020-04-15</text:p>
          </table:table-cell>
          <table:table-cell table:style-name="ce6" office:value-type="time" office:time-value="PT18H55M33S" calcext:value-type="time">
            <text:p>18:55:33</text:p>
          </table:table-cell>
          <table:table-cell table:style-name="ce14" office:value-type="string" calcext:value-type="string">
            <text:p>خلال اجتماعها الدوري مع مستشفيات العزل..</text:p>
            <text:p/>
            <text:p>وزيرة الصحة: استغلال ٥٠٪؜ فقط من مستشفيات العزل المقرر تشغيلها خلال المرحلة الحالية </text:p>
            <text:p/>
            <text:p>الصحة: ارتفاع حالات الشفاء من مصابي فيروس كورونا إلى 553 وخروجهم من مستشفيات العزل والحجر الصحي</text:p>
            <text:p/>
            <text:p>#كورونا https://t.co/enkV7O2g8N</text:p>
          </table:table-cell>
          <table:table-cell office:value-type="string" calcext:value-type="string">
            <text:p>https://t.co/enkV7O2g8N</text:p>
          </table:table-cell>
          <table:table-cell office:value-type="float" office:value="166" calcext:value-type="float">
            <text:p>166</text:p>
          </table:table-cell>
          <table:table-cell office:value-type="float" office:value="978" calcext:value-type="float">
            <text:p>97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34" calcext:value-type="float">
            <text:p>234</text:p>
          </table:table-cell>
          <table:table-cell table:style-name="ce10" office:value-type="date" office:date-value="2020-04-16" calcext:value-type="date">
            <text:p>2020-04-16</text:p>
          </table:table-cell>
          <table:table-cell table:style-name="ce6" office:value-type="time" office:time-value="PT00H59M24S" calcext:value-type="time">
            <text:p>00:59:24</text:p>
          </table:table-cell>
          <table:table-cell table:style-name="ce14" office:value-type="string" calcext:value-type="string">
            <text:p>وصول شحنة من الإمدادات الطبية والوقائية من جمهورية الصين الشعبية إلى مطار القاهرة الآن،</text:p>
            <text:p>في إطار عمق وترابط العلاقات بين البلدين للتصدي لفيروس كورونا المستجد https://t.co/oozvHSfWEn</text:p>
          </table:table-cell>
          <table:table-cell office:value-type="string" calcext:value-type="string">
            <text:p>https://t.co/oozvHSfWEn</text:p>
          </table:table-cell>
          <table:table-cell office:value-type="float" office:value="672" calcext:value-type="float">
            <text:p>672</text:p>
          </table:table-cell>
          <table:table-cell office:value-type="float" office:value="4342" calcext:value-type="float">
            <text:p>43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35" calcext:value-type="float">
            <text:p>235</text:p>
          </table:table-cell>
          <table:table-cell table:style-name="ce10" office:value-type="date" office:date-value="2020-04-16" calcext:value-type="date">
            <text:p>2020-04-16</text:p>
          </table:table-cell>
          <table:table-cell table:style-name="ce6" office:value-type="time" office:time-value="PT01H32M20S" calcext:value-type="time">
            <text:p>01:32:20</text:p>
          </table:table-cell>
          <table:table-cell table:style-name="ce14" office:value-type="string" calcext:value-type="string">
            <text:p>أثناء تعقيم شحنة الإمدادات الطبية والوقائية فور وصولها كهدية من جمهورية الصين لمطار القاهرة https://t.co/xx3paIwtuk</text:p>
          </table:table-cell>
          <table:table-cell office:value-type="string" calcext:value-type="string">
            <text:p>https://t.co/xx3paIwtuk</text:p>
          </table:table-cell>
          <table:table-cell office:value-type="float" office:value="258" calcext:value-type="float">
            <text:p>258</text:p>
          </table:table-cell>
          <table:table-cell office:value-type="float" office:value="1826" calcext:value-type="float">
            <text:p>1826</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36" calcext:value-type="float">
            <text:p>236</text:p>
          </table:table-cell>
          <table:table-cell table:style-name="ce10" office:value-type="date" office:date-value="2020-04-16" calcext:value-type="date">
            <text:p>2020-04-16</text:p>
          </table:table-cell>
          <table:table-cell table:style-name="ce6" office:value-type="time" office:time-value="PT09H32M12S" calcext:value-type="time">
            <text:p>09:32:12</text:p>
          </table:table-cell>
          <table:table-cell table:style-name="ce14" office:value-type="string" calcext:value-type="string">
            <text:p>وزيرة الصحة توجه الشكر لجمهورية الصين الشعبية حكومة وشعبا على تضامنها مع الشعب المصري</text:p>
            <text:p/>
            <text:p>وزيرة الصحة: الصين أهدت مصر شحنة من المستلزمات الطبية الوقائية وكواشف لتحليل فيروس كورونا المستجد..</text:p>
            <text:p/>
            <text:p>#كورونا </text:p>
            <text:p>#فيروس_كورونا https://t.co/Vn6QKMoTy8</text:p>
          </table:table-cell>
          <table:table-cell office:value-type="string" calcext:value-type="string">
            <text:p>https://t.co/Vn6QKMoTy8</text:p>
          </table:table-cell>
          <table:table-cell office:value-type="float" office:value="188" calcext:value-type="float">
            <text:p>188</text:p>
          </table:table-cell>
          <table:table-cell office:value-type="float" office:value="1464" calcext:value-type="float">
            <text:p>1464</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7" calcext:value-type="float">
            <text:p>237</text:p>
          </table:table-cell>
          <table:table-cell table:style-name="ce10" office:value-type="date" office:date-value="2020-04-16" calcext:value-type="date">
            <text:p>2020-04-16</text:p>
          </table:table-cell>
          <table:table-cell table:style-name="ce6" office:value-type="time" office:time-value="PT13H09M11S" calcext:value-type="time">
            <text:p>13:09:11</text:p>
          </table:table-cell>
          <table:table-cell table:style-name="ce14" office:value-type="string" calcext:value-type="string">
            <text:p>كيف تطهر منزلك ضد فيروس كورونا المستجد (كوفيد-١٩)؟ </text:p>
            <text:p>#كورونا </text:p>
            <text:p>#فيروس_كورونا https://t.co/c5EUlpRuSs</text:p>
          </table:table-cell>
          <table:table-cell office:value-type="string" calcext:value-type="string">
            <text:p>https://t.co/c5EUlpRuSs</text:p>
          </table:table-cell>
          <table:table-cell office:value-type="float" office:value="111" calcext:value-type="float">
            <text:p>111</text:p>
          </table:table-cell>
          <table:table-cell office:value-type="float" office:value="435" calcext:value-type="float">
            <text:p>43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8" calcext:value-type="float">
            <text:p>238</text:p>
          </table:table-cell>
          <table:table-cell table:style-name="ce10" office:value-type="date" office:date-value="2020-04-16" calcext:value-type="date">
            <text:p>2020-04-16</text:p>
          </table:table-cell>
          <table:table-cell table:style-name="ce6" office:value-type="time" office:time-value="PT17H32M00S" calcext:value-type="time">
            <text:p>17:32:00</text:p>
          </table:table-cell>
          <table:table-cell table:style-name="ce14" office:value-type="string" calcext:value-type="string">
            <text:p>الصحة: ارتفاع حالات الشفاء من مصابي فيروس كورونا إلى 596 وخروجهم من مستشفيات العزل والحجر الصحي</text:p>
            <text:p/>
            <text:p>https://t.co/gMqompxc78</text:p>
            <text:p>#كورونا </text:p>
            <text:p>#فيروس_كورونا https://t.co/kiKch6JHIc</text:p>
          </table:table-cell>
          <table:table-cell office:value-type="string" calcext:value-type="string">
            <text:p>https://t.co/kiKch6JHIc</text:p>
          </table:table-cell>
          <table:table-cell office:value-type="float" office:value="597" calcext:value-type="float">
            <text:p>597</text:p>
          </table:table-cell>
          <table:table-cell office:value-type="float" office:value="2255" calcext:value-type="float">
            <text:p>225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39" calcext:value-type="float">
            <text:p>239</text:p>
          </table:table-cell>
          <table:table-cell table:style-name="ce10" office:value-type="date" office:date-value="2020-04-16" calcext:value-type="date">
            <text:p>2020-04-16</text:p>
          </table:table-cell>
          <table:table-cell table:style-name="ce6" office:value-type="time" office:time-value="PT19H00M00S" calcext:value-type="time">
            <text:p>19:00:00</text:p>
          </table:table-cell>
          <table:table-cell table:style-name="ce14" office:value-type="string" calcext:value-type="string">
            <text:p>الدكتورة "هبة حسين عوض" أخصائي الصحة العامة والتغذية، تقدم نصائح هامة للتغذية السليمة وكيفية تقوية المناعة ضد فيروس كورونا المستجد (كوفيد-١٩) #اسئلة_كوفيد19</text:p>
            <text:p>ج1 https://t.co/Kw3Zh1ZBpU</text:p>
          </table:table-cell>
          <table:table-cell office:value-type="string" calcext:value-type="string">
            <text:p>https://t.co/Kw3Zh1ZBpU</text:p>
          </table:table-cell>
          <table:table-cell office:value-type="float" office:value="32" calcext:value-type="float">
            <text:p>32</text:p>
          </table:table-cell>
          <table:table-cell office:value-type="float" office:value="258" calcext:value-type="float">
            <text:p>25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40" calcext:value-type="float">
            <text:p>240</text:p>
          </table:table-cell>
          <table:table-cell table:style-name="ce10" office:value-type="date" office:date-value="2020-04-16" calcext:value-type="date">
            <text:p>2020-04-16</text:p>
          </table:table-cell>
          <table:table-cell table:style-name="ce6" office:value-type="time" office:time-value="PT19H02M00S" calcext:value-type="time">
            <text:p>19:02:00</text:p>
          </table:table-cell>
          <table:table-cell table:style-name="ce14" office:value-type="string" calcext:value-type="string">
            <text:p>الدكتورة "هبة حسين عوض" أخصائي الصحة العامة والتغذية، تقدم نصائح هامة للتغذية السليمة وكيفية تقوية المناعة ضد فيروس كورونا المستجد (كوفيد-١٩) #اسئلة_كوفيد19</text:p>
            <text:p>ج2 https://t.co/t9rGuohOtX</text:p>
          </table:table-cell>
          <table:table-cell office:value-type="string" calcext:value-type="string">
            <text:p>https://t.co/t9rGuohOtX</text:p>
          </table:table-cell>
          <table:table-cell office:value-type="float" office:value="94" calcext:value-type="float">
            <text:p>94</text:p>
          </table:table-cell>
          <table:table-cell office:value-type="float" office:value="596" calcext:value-type="float">
            <text:p>59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41" calcext:value-type="float">
            <text:p>241</text:p>
          </table:table-cell>
          <table:table-cell table:style-name="ce10" office:value-type="date" office:date-value="2020-04-17" calcext:value-type="date">
            <text:p>2020-04-17</text:p>
          </table:table-cell>
          <table:table-cell table:style-name="ce6" office:value-type="time" office:time-value="PT11H39M20S" calcext:value-type="time">
            <text:p>11:39:20</text:p>
          </table:table-cell>
          <table:table-cell table:style-name="ce14" office:value-type="string" calcext:value-type="string">
            <text:p>السفير الصينى: نثق في قدرة مصر وقيادة الرئيس "السيسي" الحكيمة فى التغلب على #فيروس_كورونا, هذه المساعدات ستتوالي وهى رد للجميل المصري. https://t.co/GnAdoW1DoQ</text:p>
          </table:table-cell>
          <table:table-cell office:value-type="string" calcext:value-type="string">
            <text:p>https://t.co/GnAdoW1DoQ</text:p>
          </table:table-cell>
          <table:table-cell office:value-type="float" office:value="268" calcext:value-type="float">
            <text:p>268</text:p>
          </table:table-cell>
          <table:table-cell office:value-type="float" office:value="1473" calcext:value-type="float">
            <text:p>147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42" calcext:value-type="float">
            <text:p>242</text:p>
          </table:table-cell>
          <table:table-cell table:style-name="ce10" office:value-type="date" office:date-value="2020-04-17" calcext:value-type="date">
            <text:p>2020-04-17</text:p>
          </table:table-cell>
          <table:table-cell table:style-name="ce6" office:value-type="time" office:time-value="PT14H09M31S" calcext:value-type="time">
            <text:p>14:09:31</text:p>
          </table:table-cell>
          <table:table-cell table:style-name="ce14" office:value-type="string" calcext:value-type="string">
            <text:p>في مرضى كتير محتاجين نقل الدم بشكل منتظم مدى الحياة، ولهم علينا حقوق وواجبات. وده أهم وقت لازم كلنا نقف فيه جنبهم ونوفر لهم الدم اللي بيحتاجوه .</text:p>
            <text:p/>
            <text:p>للتبرع بالدم، ابعتولنا رسالة علي الصفحة عليhttps://t.co/gCOXgvfvCx. https://t.co/TSiFjx1eDJ</text:p>
          </table:table-cell>
          <table:table-cell office:value-type="string" calcext:value-type="string">
            <text:p>https://t.co/TSiFjx1eDJ</text:p>
          </table:table-cell>
          <table:table-cell office:value-type="float" office:value="183" calcext:value-type="float">
            <text:p>183</text:p>
          </table:table-cell>
          <table:table-cell office:value-type="float" office:value="442" calcext:value-type="float">
            <text:p>4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43" calcext:value-type="float">
            <text:p>243</text:p>
          </table:table-cell>
          <table:table-cell table:style-name="ce10" office:value-type="date" office:date-value="2020-04-17" calcext:value-type="date">
            <text:p>2020-04-17</text:p>
          </table:table-cell>
          <table:table-cell table:style-name="ce6" office:value-type="time" office:time-value="PT16H34M23S" calcext:value-type="time">
            <text:p>16:34:23</text:p>
          </table:table-cell>
          <table:table-cell table:style-name="ce14" office:value-type="string" calcext:value-type="string">
            <text:p>الصحة: ارتفاع حالات الشفاء من مصابي فيروس كورونا إلى 646 وخروجهم من مستشفيات العزل والحجر الصحي</text:p>
            <text:p/>
            <text:p>https://t.co/TYuJXFYpDT</text:p>
            <text:p/>
            <text:p>#كورونا </text:p>
            <text:p>#فيروس_كورونا https://t.co/Pw1RNizBQ1</text:p>
          </table:table-cell>
          <table:table-cell office:value-type="string" calcext:value-type="string">
            <text:p>https://t.co/Pw1RNizBQ1</text:p>
          </table:table-cell>
          <table:table-cell office:value-type="float" office:value="512" calcext:value-type="float">
            <text:p>512</text:p>
          </table:table-cell>
          <table:table-cell office:value-type="float" office:value="2049" calcext:value-type="float">
            <text:p>204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44" calcext:value-type="float">
            <text:p>244</text:p>
          </table:table-cell>
          <table:table-cell table:style-name="ce10" office:value-type="date" office:date-value="2020-04-18" calcext:value-type="date">
            <text:p>2020-04-18</text:p>
          </table:table-cell>
          <table:table-cell table:style-name="ce6" office:value-type="time" office:time-value="PT11H01M40S" calcext:value-type="time">
            <text:p>11:01:40</text:p>
          </table:table-cell>
          <table:table-cell table:style-name="ce14" office:value-type="string" calcext:value-type="string">
            <text:p>الرضاعة الطبيعية وفيروس كورونا المستجد (كوفيد-١٩) 👇 </text:p>
            <text:p/>
            <text:p>#فيروس_كورونا https://t.co/s8wO6hYnY1</text:p>
          </table:table-cell>
          <table:table-cell office:value-type="string" calcext:value-type="string">
            <text:p>https://t.co/s8wO6hYnY1</text:p>
          </table:table-cell>
          <table:table-cell office:value-type="float" office:value="30" calcext:value-type="float">
            <text:p>30</text:p>
          </table:table-cell>
          <table:table-cell office:value-type="float" office:value="370" calcext:value-type="float">
            <text:p>37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45" calcext:value-type="float">
            <text:p>245</text:p>
          </table:table-cell>
          <table:table-cell table:style-name="ce10" office:value-type="date" office:date-value="2020-04-18" calcext:value-type="date">
            <text:p>2020-04-18</text:p>
          </table:table-cell>
          <table:table-cell table:style-name="ce6" office:value-type="time" office:time-value="PT14H29M27S" calcext:value-type="time">
            <text:p>14:29:27</text:p>
          </table:table-cell>
          <table:table-cell table:style-name="ce14" office:value-type="string" calcext:value-type="string">
            <text:p>ليه القعدة في البيت هى أحسن حاجة نعملها للحد من انتشار #فيروس_كورونا ؟ </text:p>
            <text:p>إعرف الإجابة من الفيديو ده ...</text:p>
            <text:p/>
            <text:p>@WHOEgypt</text:p>
            <text:p>@UNICEF_Egypt https://t.co/lHdMAt2c63</text:p>
          </table:table-cell>
          <table:table-cell office:value-type="string" calcext:value-type="string">
            <text:p>https://t.co/lHdMAt2c63</text:p>
          </table:table-cell>
          <table:table-cell office:value-type="float" office:value="82" calcext:value-type="float">
            <text:p>82</text:p>
          </table:table-cell>
          <table:table-cell office:value-type="float" office:value="355" calcext:value-type="float">
            <text:p>35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46" calcext:value-type="float">
            <text:p>246</text:p>
          </table:table-cell>
          <table:table-cell table:style-name="ce10" office:value-type="date" office:date-value="2020-04-18" calcext:value-type="date">
            <text:p>2020-04-18</text:p>
          </table:table-cell>
          <table:table-cell table:style-name="ce6" office:value-type="time" office:time-value="PT17H19M50S" calcext:value-type="time">
            <text:p>17:19:50</text:p>
          </table:table-cell>
          <table:table-cell table:style-name="ce14" office:value-type="string" calcext:value-type="string">
            <text:p>الصحة: ارتفاع حالات الشفاء من مصابي فيروس كورونا إلى 701 وخروجهم من مستشفيات العزل والحجر الصحي.. </text:p>
            <text:p>https://t.co/MhPEwWwlD2</text:p>
            <text:p>#فيروس_كورونا https://t.co/IbtkU2Oi5a</text:p>
          </table:table-cell>
          <table:table-cell office:value-type="string" calcext:value-type="string">
            <text:p>https://t.co/IbtkU2Oi5a</text:p>
          </table:table-cell>
          <table:table-cell office:value-type="float" office:value="653" calcext:value-type="float">
            <text:p>653</text:p>
          </table:table-cell>
          <table:table-cell office:value-type="float" office:value="3079" calcext:value-type="float">
            <text:p>307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47" calcext:value-type="float">
            <text:p>247</text:p>
          </table:table-cell>
          <table:table-cell table:style-name="ce10" office:value-type="date" office:date-value="2020-04-18" calcext:value-type="date">
            <text:p>2020-04-18</text:p>
          </table:table-cell>
          <table:table-cell table:style-name="ce6" office:value-type="time" office:time-value="PT22H04M06S" calcext:value-type="time">
            <text:p>22:04:06</text:p>
          </table:table-cell>
          <table:table-cell table:style-name="ce14" office:value-type="string" calcext:value-type="string">
            <text:p>يوم الاثنين المقبل 20 أبريل ، الدكتور "إيهاب عطية" مدير عام الادارة العامة لمكافحة العدوى, هيجاوب على كل أسئلتكم الخاصة حول طرق الوقاية من عدوى فيروس الكورونا المستجد ومكافحتها.</text:p>
            <text:p>ابعتولنا كل استفساراتكم علي #اسئلة_كوفيد19 https://t.co/72i5wc06Br</text:p>
          </table:table-cell>
          <table:table-cell office:value-type="string" calcext:value-type="string">
            <text:p>https://t.co/72i5wc06Br</text:p>
          </table:table-cell>
          <table:table-cell office:value-type="float" office:value="42" calcext:value-type="float">
            <text:p>42</text:p>
          </table:table-cell>
          <table:table-cell office:value-type="float" office:value="406" calcext:value-type="float">
            <text:p>406</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48" calcext:value-type="float">
            <text:p>248</text:p>
          </table:table-cell>
          <table:table-cell table:style-name="ce10" office:value-type="date" office:date-value="2020-04-19" calcext:value-type="date">
            <text:p>2020-04-19</text:p>
          </table:table-cell>
          <table:table-cell table:style-name="ce6" office:value-type="time" office:time-value="PT10H01M38S" calcext:value-type="time">
            <text:p>10:01:38</text:p>
          </table:table-cell>
          <table:table-cell table:style-name="ce14" office:value-type="string" calcext:value-type="string">
            <text:p>تحذير هام عن تناول الأسماك المملحة.. https://t.co/OMUPjN3NUA</text:p>
          </table:table-cell>
          <table:table-cell office:value-type="string" calcext:value-type="string">
            <text:p>https://t.co/OMUPjN3NUA</text:p>
          </table:table-cell>
          <table:table-cell office:value-type="float" office:value="819" calcext:value-type="float">
            <text:p>819</text:p>
          </table:table-cell>
          <table:table-cell office:value-type="float" office:value="2367" calcext:value-type="float">
            <text:p>236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49" calcext:value-type="float">
            <text:p>249</text:p>
          </table:table-cell>
          <table:table-cell table:style-name="ce10" office:value-type="date" office:date-value="2020-04-19" calcext:value-type="date">
            <text:p>2020-04-19</text:p>
          </table:table-cell>
          <table:table-cell table:style-name="ce6" office:value-type="time" office:time-value="PT12H34M59S" calcext:value-type="time">
            <text:p>12:34:59</text:p>
          </table:table-cell>
          <table:table-cell table:style-name="ce14" office:value-type="string" calcext:value-type="string">
            <text:p>حافظ على التباعد الإجتماعي والتزم بـ متر ونص عند الحاجة لمخالطة الآخرين 👌 https://t.co/Q3vCHB1yUA</text:p>
          </table:table-cell>
          <table:table-cell office:value-type="string" calcext:value-type="string">
            <text:p>https://t.co/Q3vCHB1yUA</text:p>
          </table:table-cell>
          <table:table-cell office:value-type="float" office:value="113" calcext:value-type="float">
            <text:p>113</text:p>
          </table:table-cell>
          <table:table-cell office:value-type="float" office:value="626" calcext:value-type="float">
            <text:p>6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50" calcext:value-type="float">
            <text:p>250</text:p>
          </table:table-cell>
          <table:table-cell table:style-name="ce10" office:value-type="date" office:date-value="2020-04-19" calcext:value-type="date">
            <text:p>2020-04-19</text:p>
          </table:table-cell>
          <table:table-cell table:style-name="ce6" office:value-type="time" office:time-value="PT18H33M56S" calcext:value-type="time">
            <text:p>18:33:56</text:p>
          </table:table-cell>
          <table:table-cell table:style-name="ce14" office:value-type="string" calcext:value-type="string">
            <text:p>الصحة: ارتفاع حالات الشفاء من مصابي فيروس كورونا إلى 732 وخروجهم من مستشفيات العزل والحجر الصحي...</text:p>
            <text:p/>
            <text:p>https://t.co/Ht2mgrADsy </text:p>
            <text:p/>
            <text:p>#فيروس_كورونا https://t.co/lsnOP2DOhD</text:p>
          </table:table-cell>
          <table:table-cell office:value-type="string" calcext:value-type="string">
            <text:p>https://t.co/lsnOP2DOhD</text:p>
          </table:table-cell>
          <table:table-cell office:value-type="float" office:value="310" calcext:value-type="float">
            <text:p>310</text:p>
          </table:table-cell>
          <table:table-cell office:value-type="float" office:value="1477" calcext:value-type="float">
            <text:p>147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51" calcext:value-type="float">
            <text:p>251</text:p>
          </table:table-cell>
          <table:table-cell table:style-name="ce10" office:value-type="date" office:date-value="2020-04-20" calcext:value-type="date">
            <text:p>2020-04-20</text:p>
          </table:table-cell>
          <table:table-cell table:style-name="ce6" office:value-type="time" office:time-value="PT10H34M24S" calcext:value-type="time">
            <text:p>10:34:24</text:p>
          </table:table-cell>
          <table:table-cell table:style-name="ce14" office:value-type="string" calcext:value-type="string">
            <text:p>كل عام وأنتم بخير بمناسبة شم النسيم وشهر رمضان .. https://t.co/qrZu2vylVb</text:p>
          </table:table-cell>
          <table:table-cell office:value-type="string" calcext:value-type="string">
            <text:p>https://t.co/qrZu2vylVb</text:p>
          </table:table-cell>
          <table:table-cell office:value-type="float" office:value="72" calcext:value-type="float">
            <text:p>72</text:p>
          </table:table-cell>
          <table:table-cell office:value-type="float" office:value="698" calcext:value-type="float">
            <text:p>69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52" calcext:value-type="float">
            <text:p>252</text:p>
          </table:table-cell>
          <table:table-cell table:style-name="ce10" office:value-type="date" office:date-value="2020-04-20" calcext:value-type="date">
            <text:p>2020-04-20</text:p>
          </table:table-cell>
          <table:table-cell table:style-name="ce6" office:value-type="time" office:time-value="PT17H03M31S" calcext:value-type="time">
            <text:p>17:03:31</text:p>
          </table:table-cell>
          <table:table-cell table:style-name="ce14" office:value-type="string" calcext:value-type="string">
            <text:p>الصحة: تسجيل 189 حالة إيجابية جديدة لفيروس كورونا..و11 حالة وفاة</text:p>
            <text:p>#فيروس_كورونا </text:p>
            <text:p/>
            <text:p>https://t.co/JeuqDs0xDq https://t.co/JP6kWsK4gt</text:p>
          </table:table-cell>
          <table:table-cell office:value-type="string" calcext:value-type="string">
            <text:p>https://t.co/JP6kWsK4gt</text:p>
          </table:table-cell>
          <table:table-cell office:value-type="float" office:value="610" calcext:value-type="float">
            <text:p>610</text:p>
          </table:table-cell>
          <table:table-cell office:value-type="float" office:value="2502" calcext:value-type="float">
            <text:p>2502</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53" calcext:value-type="float">
            <text:p>253</text:p>
          </table:table-cell>
          <table:table-cell table:style-name="ce10" office:value-type="date" office:date-value="2020-04-21" calcext:value-type="date">
            <text:p>2020-04-21</text:p>
          </table:table-cell>
          <table:table-cell table:style-name="ce6" office:value-type="time" office:time-value="PT10H08M22S" calcext:value-type="time">
            <text:p>10:08:22</text:p>
          </table:table-cell>
          <table:table-cell table:style-name="ce14" office:value-type="string" calcext:value-type="string">
            <text:p>تطبيق "صحة مصر" للإستفسارات والإرشادات حول فيروس كورونا المستجد (كوفيد-١٩) ...</text:p>
            <text:p/>
            <text:p>يمكنكم تحميل التطبيق من خلال رابط على Google Play </text:p>
            <text:p/>
            <text:p>https://t.co/7872y9PPmY https://t.co/OnzQSDAnVZ</text:p>
          </table:table-cell>
          <table:table-cell office:value-type="string" calcext:value-type="string">
            <text:p>https://t.co/OnzQSDAnVZ</text:p>
          </table:table-cell>
          <table:table-cell office:value-type="float" office:value="43" calcext:value-type="float">
            <text:p>43</text:p>
          </table:table-cell>
          <table:table-cell office:value-type="float" office:value="203" calcext:value-type="float">
            <text:p>20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54" calcext:value-type="float">
            <text:p>254</text:p>
          </table:table-cell>
          <table:table-cell table:style-name="ce10" office:value-type="date" office:date-value="2020-04-21" calcext:value-type="date">
            <text:p>2020-04-21</text:p>
          </table:table-cell>
          <table:table-cell table:style-name="ce6" office:value-type="time" office:time-value="PT13H50M11S" calcext:value-type="time">
            <text:p>13:50:11</text:p>
          </table:table-cell>
          <table:table-cell table:style-name="ce14" office:value-type="string" calcext:value-type="string">
            <text:p>خدمة الرد الآلي عبر "واتساب" الخاص بوزارة الصحة والسكان لاستقبال كل استفساراتكم حول فيروس كورونا المستجد (كوفيد-١٩)</text:p>
            <text:p/>
            <text:p>١- يمكنك حفظ الرقم 01553105105 ضمن جهات الاتصال على الهاتف المحمول.</text:p>
            <text:p/>
            <text:p>٢- أو الدخول إلى ذلك الرابط</text:p>
            <text:p> https://t.co/qLfmHa14kA</text:p>
            <text:p>ثم ارسال كلمة Hi في رسالة على الواتساب. https://t.co/FJyPAjCJQu</text:p>
          </table:table-cell>
          <table:table-cell office:value-type="string" calcext:value-type="string">
            <text:p>https://t.co/FJyPAjCJQu</text:p>
          </table:table-cell>
          <table:table-cell office:value-type="float" office:value="89" calcext:value-type="float">
            <text:p>89</text:p>
          </table:table-cell>
          <table:table-cell office:value-type="float" office:value="319" calcext:value-type="float">
            <text:p>31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55" calcext:value-type="float">
            <text:p>255</text:p>
          </table:table-cell>
          <table:table-cell table:style-name="ce10" office:value-type="date" office:date-value="2020-04-21" calcext:value-type="date">
            <text:p>2020-04-21</text:p>
          </table:table-cell>
          <table:table-cell table:style-name="ce6" office:value-type="time" office:time-value="PT16H31M07S" calcext:value-type="time">
            <text:p>16:31:07</text:p>
          </table:table-cell>
          <table:table-cell table:style-name="ce14" office:value-type="string" calcext:value-type="string">
            <text:p>كلنا لينا دور في إننا نوقف أي تنمر أو وصم ضد الناس اللي عندهم أعراض فيروس كورونا أو اللي بياخدوا بالهم منهم من عيلتهم أو الفريق الطبي.</text:p>
            <text:p>#فيروس_كورونا</text:p>
            <text:p> #أناضد_التنمر</text:p>
            <text:p/>
            <text:p>@UNICEF_Egypt</text:p>
            <text:p>@WHOEgypt https://t.co/KoyQKK0M5s</text:p>
          </table:table-cell>
          <table:table-cell office:value-type="string" calcext:value-type="string">
            <text:p>https://t.co/KoyQKK0M5s</text:p>
          </table:table-cell>
          <table:table-cell office:value-type="float" office:value="65" calcext:value-type="float">
            <text:p>65</text:p>
          </table:table-cell>
          <table:table-cell office:value-type="float" office:value="381" calcext:value-type="float">
            <text:p>38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56" calcext:value-type="float">
            <text:p>256</text:p>
          </table:table-cell>
          <table:table-cell table:style-name="ce10" office:value-type="date" office:date-value="2020-04-21" calcext:value-type="date">
            <text:p>2020-04-21</text:p>
          </table:table-cell>
          <table:table-cell table:style-name="ce6" office:value-type="time" office:time-value="PT18H09M22S" calcext:value-type="time">
            <text:p>18:09:22</text:p>
          </table:table-cell>
          <table:table-cell table:style-name="ce14" office:value-type="string" calcext:value-type="string">
            <text:p>الصحة: ارتفاع حالات الشفاء من مصابي فيروس كورونا إلى 870 وخروجهم من مستشفيات العزل والحجر الصحي..</text:p>
            <text:p/>
            <text:p>https://t.co/lRbKw5CuQO</text:p>
            <text:p/>
            <text:p>#فيروس_كورونا https://t.co/Jm0TQrTMRs</text:p>
          </table:table-cell>
          <table:table-cell office:value-type="string" calcext:value-type="string">
            <text:p>https://t.co/Jm0TQrTMRs</text:p>
          </table:table-cell>
          <table:table-cell office:value-type="float" office:value="229" calcext:value-type="float">
            <text:p>229</text:p>
          </table:table-cell>
          <table:table-cell office:value-type="float" office:value="1134" calcext:value-type="float">
            <text:p>113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57" calcext:value-type="float">
            <text:p>257</text:p>
          </table:table-cell>
          <table:table-cell table:style-name="ce10" office:value-type="date" office:date-value="2020-04-21" calcext:value-type="date">
            <text:p>2020-04-21</text:p>
          </table:table-cell>
          <table:table-cell table:style-name="ce6" office:value-type="time" office:time-value="PT19H35M35S" calcext:value-type="time">
            <text:p>19:35:35</text:p>
          </table:table-cell>
          <table:table-cell table:style-name="ce14" office:value-type="string" calcext:value-type="string">
            <text:p>الدكتور "إيهاب عطية" مدير عام الادارة العامة لمكافحة العدوى، يجيب على استفساراتكم الخاصة بطرق الوقاية من عدوى فيروس الكورونا المستجد (كوفيد-١٩)</text:p>
            <text:p/>
            <text:p>#فيروس_كورونا https://t.co/KN2BJHwOJt</text:p>
          </table:table-cell>
          <table:table-cell office:value-type="string" calcext:value-type="string">
            <text:p>https://t.co/KN2BJHwOJt</text:p>
          </table:table-cell>
          <table:table-cell office:value-type="float" office:value="17" calcext:value-type="float">
            <text:p>17</text:p>
          </table:table-cell>
          <table:table-cell office:value-type="float" office:value="119" calcext:value-type="float">
            <text:p>11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58" calcext:value-type="float">
            <text:p>258</text:p>
          </table:table-cell>
          <table:table-cell table:style-name="ce10" office:value-type="date" office:date-value="2020-04-21" calcext:value-type="date">
            <text:p>2020-04-21</text:p>
          </table:table-cell>
          <table:table-cell table:style-name="ce6" office:value-type="time" office:time-value="PT19H37M03S" calcext:value-type="time">
            <text:p>19:37:03</text:p>
          </table:table-cell>
          <table:table-cell table:style-name="ce14" office:value-type="string" calcext:value-type="string">
            <text:p>الدكتور "إيهاب عطية" مدير عام الادارة العامة لمكافحة العدوى، يجيب على استفساراتكم الخاصة بطرق الوقاية من عدوى فيروس الكورونا المستجد (كوفيد-١٩)</text:p>
            <text:p/>
            <text:p>#فيروس_كورونا https://t.co/B0mgEyKPcA</text:p>
          </table:table-cell>
          <table:table-cell office:value-type="string" calcext:value-type="string">
            <text:p>https://t.co/B0mgEyKPcA</text:p>
          </table:table-cell>
          <table:table-cell office:value-type="float" office:value="32" calcext:value-type="float">
            <text:p>32</text:p>
          </table:table-cell>
          <table:table-cell office:value-type="float" office:value="281" calcext:value-type="float">
            <text:p>28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59" calcext:value-type="float">
            <text:p>259</text:p>
          </table:table-cell>
          <table:table-cell table:style-name="ce10" office:value-type="date" office:date-value="2020-04-22" calcext:value-type="date">
            <text:p>2020-04-22</text:p>
          </table:table-cell>
          <table:table-cell table:style-name="ce6" office:value-type="time" office:time-value="PT10H00M00S" calcext:value-type="time">
            <text:p>10:00:00</text:p>
          </table:table-cell>
          <table:table-cell table:style-name="ce14" office:value-type="string" calcext:value-type="string">
            <text:p>إزاي تحمي نفسك من فيروس كورونا المستجد (كوفيد-19)؟</text:p>
            <text:p/>
            <text:p>#فيروس_كورونا https://t.co/TJbKuI1pog</text:p>
          </table:table-cell>
          <table:table-cell office:value-type="string" calcext:value-type="string">
            <text:p>https://t.co/TJbKuI1pog</text:p>
          </table:table-cell>
          <table:table-cell office:value-type="float" office:value="56" calcext:value-type="float">
            <text:p>56</text:p>
          </table:table-cell>
          <table:table-cell office:value-type="float" office:value="273" calcext:value-type="float">
            <text:p>27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60" calcext:value-type="float">
            <text:p>260</text:p>
          </table:table-cell>
          <table:table-cell table:style-name="ce10" office:value-type="date" office:date-value="2020-04-22" calcext:value-type="date">
            <text:p>2020-04-22</text:p>
          </table:table-cell>
          <table:table-cell table:style-name="ce6" office:value-type="time" office:time-value="PT11H50M02S" calcext:value-type="time">
            <text:p>11:50:02</text:p>
          </table:table-cell>
          <table:table-cell table:style-name="ce14" office:value-type="string" calcext:value-type="string">
            <text:p>Dear Respectful Doctors...</text:p>
            <text:p>You can access the Registration through the following link:</text:p>
            <text:p>https://t.co/ngrRzNr4gj</text:p>
            <text:p/>
            <text:p>#COVIDー19 https://t.co/qNSjvLsZNE</text:p>
          </table:table-cell>
          <table:table-cell office:value-type="string" calcext:value-type="string">
            <text:p>https://t.co/qNSjvLsZNE</text:p>
          </table:table-cell>
          <table:table-cell office:value-type="float" office:value="24" calcext:value-type="float">
            <text:p>24</text:p>
          </table:table-cell>
          <table:table-cell office:value-type="float" office:value="141" calcext:value-type="float">
            <text:p>14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61" calcext:value-type="float">
            <text:p>261</text:p>
          </table:table-cell>
          <table:table-cell table:style-name="ce10" office:value-type="date" office:date-value="2020-04-22" calcext:value-type="date">
            <text:p>2020-04-22</text:p>
          </table:table-cell>
          <table:table-cell table:style-name="ce6" office:value-type="time" office:time-value="PT18H07M55S" calcext:value-type="time">
            <text:p>18:07:55</text:p>
          </table:table-cell>
          <table:table-cell table:style-name="ce14" office:value-type="string" calcext:value-type="string">
            <text:p>الصحة: ارتفاع حالات الشفاء من مصابي فيروس كورونا إلى 935 وخروجهم من مستشفيات العزل والحجر الصحي..</text:p>
            <text:p>https://t.co/DCW7LnOuj9</text:p>
            <text:p>#فيروس_كورونا https://t.co/xABArEa6Df</text:p>
          </table:table-cell>
          <table:table-cell office:value-type="string" calcext:value-type="string">
            <text:p>https://t.co/xABArEa6Df</text:p>
          </table:table-cell>
          <table:table-cell office:value-type="float" office:value="507" calcext:value-type="float">
            <text:p>507</text:p>
          </table:table-cell>
          <table:table-cell office:value-type="float" office:value="2056" calcext:value-type="float">
            <text:p>205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62" calcext:value-type="float">
            <text:p>262</text:p>
          </table:table-cell>
          <table:table-cell table:style-name="ce10" office:value-type="date" office:date-value="2020-04-22" calcext:value-type="date">
            <text:p>2020-04-22</text:p>
          </table:table-cell>
          <table:table-cell table:style-name="ce6" office:value-type="time" office:time-value="PT21H38M46S" calcext:value-type="time">
            <text:p>21:38:46</text:p>
          </table:table-cell>
          <table:table-cell table:style-name="ce14" office:value-type="string" calcext:value-type="string">
            <text:p>الأستاذة الدكتورة نها صبري </text:p>
            <text:p>رئيس وحدة طب نفسي المسنين- طب القصر العيني - رئيس وحدة الأبحاث الأمانة العامة للصحة النفسية وعلاج الإدمان</text:p>
            <text:p>هتجاوب على أسئلتكم حول كيفية التعامل مع كبار السن في أزمة الكورونا.. </text:p>
            <text:p>#اسئلة_كوفيد19 https://t.co/zhbYSMYbl5</text:p>
          </table:table-cell>
          <table:table-cell office:value-type="string" calcext:value-type="string">
            <text:p>https://t.co/zhbYSMYbl5</text:p>
          </table:table-cell>
          <table:table-cell office:value-type="float" office:value="29" calcext:value-type="float">
            <text:p>29</text:p>
          </table:table-cell>
          <table:table-cell office:value-type="float" office:value="226" calcext:value-type="float">
            <text:p>22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63" calcext:value-type="float">
            <text:p>263</text:p>
          </table:table-cell>
          <table:table-cell table:style-name="ce10" office:value-type="date" office:date-value="2020-04-23" calcext:value-type="date">
            <text:p>2020-04-23</text:p>
          </table:table-cell>
          <table:table-cell table:style-name="ce6" office:value-type="time" office:time-value="PT11H22M06S" calcext:value-type="time">
            <text:p>11:22:06</text:p>
          </table:table-cell>
          <table:table-cell table:style-name="ce14" office:value-type="string" calcext:value-type="string">
            <text:p>الخط الساخن للأمانة العامة للصحة النفسية ، لتقديم الدعم النفسي للمواطنين المتواجدين بالمنازل خلال هذه الفترة 👇</text:p>
            <text:p>#Covid_19 https://t.co/6mjFXYOWzr</text:p>
          </table:table-cell>
          <table:table-cell office:value-type="string" calcext:value-type="string">
            <text:p>https://t.co/6mjFXYOWzr</text:p>
          </table:table-cell>
          <table:table-cell office:value-type="float" office:value="53" calcext:value-type="float">
            <text:p>53</text:p>
          </table:table-cell>
          <table:table-cell office:value-type="float" office:value="263" calcext:value-type="float">
            <text:p>26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64" calcext:value-type="float">
            <text:p>264</text:p>
          </table:table-cell>
          <table:table-cell table:style-name="ce10" office:value-type="date" office:date-value="2020-04-23" calcext:value-type="date">
            <text:p>2020-04-23</text:p>
          </table:table-cell>
          <table:table-cell table:style-name="ce6" office:value-type="time" office:time-value="PT15H00M44S" calcext:value-type="time">
            <text:p>15:00:44</text:p>
          </table:table-cell>
          <table:table-cell table:style-name="ce14" office:value-type="string" calcext:value-type="string">
            <text:p>كل عام وأنتم بخير .. رمضان كريم ❤️ https://t.co/foeGJpK3AF</text:p>
          </table:table-cell>
          <table:table-cell office:value-type="string" calcext:value-type="string">
            <text:p>https://t.co/foeGJpK3AF</text:p>
          </table:table-cell>
          <table:table-cell office:value-type="float" office:value="84" calcext:value-type="float">
            <text:p>84</text:p>
          </table:table-cell>
          <table:table-cell office:value-type="float" office:value="806" calcext:value-type="float">
            <text:p>80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65" calcext:value-type="float">
            <text:p>265</text:p>
          </table:table-cell>
          <table:table-cell table:style-name="ce10" office:value-type="date" office:date-value="2020-04-23" calcext:value-type="date">
            <text:p>2020-04-23</text:p>
          </table:table-cell>
          <table:table-cell table:style-name="ce6" office:value-type="time" office:time-value="PT16H40M11S" calcext:value-type="time">
            <text:p>16:40:11</text:p>
          </table:table-cell>
          <table:table-cell table:style-name="ce14" office:value-type="string" calcext:value-type="string">
            <text:p>بسبب الشائعات والمعلومات الغلط، في ناس بتوصم وتتنمر على مرضى فيروس كورونا وعائلاتهم والفريق الطبي اللي بيعتني بيهم.. ولازم كلنا نواجه ده بالوعي والمعلومة الصح.</text:p>
            <text:p>#فيروس_كورونا</text:p>
            <text:p/>
            <text:p>@UNICEF_Egypt</text:p>
            <text:p>@WHOEgypt https://t.co/CkmMf9fip1</text:p>
          </table:table-cell>
          <table:table-cell office:value-type="string" calcext:value-type="string">
            <text:p>https://t.co/CkmMf9fip1</text:p>
          </table:table-cell>
          <table:table-cell office:value-type="float" office:value="87" calcext:value-type="float">
            <text:p>87</text:p>
          </table:table-cell>
          <table:table-cell office:value-type="float" office:value="366" calcext:value-type="float">
            <text:p>36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66" calcext:value-type="float">
            <text:p>266</text:p>
          </table:table-cell>
          <table:table-cell table:style-name="ce10" office:value-type="date" office:date-value="2020-04-23" calcext:value-type="date">
            <text:p>2020-04-23</text:p>
          </table:table-cell>
          <table:table-cell table:style-name="ce6" office:value-type="time" office:time-value="PT18H08M51S" calcext:value-type="time">
            <text:p>18:08:51</text:p>
          </table:table-cell>
          <table:table-cell table:style-name="ce14" office:value-type="string" calcext:value-type="string">
            <text:p>الصحة: ارتفاع حالات الشفاء من مصابي فيروس كورونا إلى 1004 وخروجهم من مستشفيات العزل والحجر الصحي</text:p>
            <text:p/>
            <text:p>#فيروس_كورونا https://t.co/JwEHKZP3nT</text:p>
          </table:table-cell>
          <table:table-cell office:value-type="string" calcext:value-type="string">
            <text:p>https://t.co/JwEHKZP3nT</text:p>
          </table:table-cell>
          <table:table-cell office:value-type="float" office:value="264" calcext:value-type="float">
            <text:p>264</text:p>
          </table:table-cell>
          <table:table-cell office:value-type="float" office:value="1403" calcext:value-type="float">
            <text:p>140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67" calcext:value-type="float">
            <text:p>267</text:p>
          </table:table-cell>
          <table:table-cell table:style-name="ce10" office:value-type="date" office:date-value="2020-04-24" calcext:value-type="date">
            <text:p>2020-04-24</text:p>
          </table:table-cell>
          <table:table-cell table:style-name="ce6" office:value-type="time" office:time-value="PT10H53M47S" calcext:value-type="time">
            <text:p>10:53:47</text:p>
          </table:table-cell>
          <table:table-cell table:style-name="ce14" office:value-type="string" calcext:value-type="string">
            <text:p>تطبيق "صحة مصر" للإستفسارات والإرشادات حول فيروس كورونا المستجد (كوفيد-١٩) ...</text:p>
            <text:p/>
            <text:p>يمكنكم تحميل التطبيق من خلال رابط على Google Play</text:p>
            <text:p/>
            <text:p>https://t.co/cyGPROJpVF… https://t.co/JVYXpT6bBg</text:p>
          </table:table-cell>
          <table:table-cell office:value-type="string" calcext:value-type="string">
            <text:p>https://t.co/JVYXpT6bBg</text:p>
          </table:table-cell>
          <table:table-cell office:value-type="float" office:value="36" calcext:value-type="float">
            <text:p>36</text:p>
          </table:table-cell>
          <table:table-cell office:value-type="float" office:value="201" calcext:value-type="float">
            <text:p>20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68" calcext:value-type="float">
            <text:p>268</text:p>
          </table:table-cell>
          <table:table-cell table:style-name="ce10" office:value-type="date" office:date-value="2020-04-24" calcext:value-type="date">
            <text:p>2020-04-24</text:p>
          </table:table-cell>
          <table:table-cell table:style-name="ce6" office:value-type="time" office:time-value="PT14H37M49S" calcext:value-type="time">
            <text:p>14:37:49</text:p>
          </table:table-cell>
          <table:table-cell table:style-name="ce14" office:value-type="string" calcext:value-type="string">
            <text:p>Dear health care providers:</text:p>
            <text:p/>
            <text:p>Date Sunday 26th of April, 2020</text:p>
            <text:p>Time: 12.00 pm</text:p>
            <text:p/>
            <text:p>Registration link:</text:p>
            <text:p>https://t.co/8suEBj1Ui3 https://t.co/8ByLjPB0MZ</text:p>
          </table:table-cell>
          <table:table-cell office:value-type="string" calcext:value-type="string">
            <text:p>https://t.co/8ByLjPB0MZ</text:p>
          </table:table-cell>
          <table:table-cell office:value-type="float" office:value="20" calcext:value-type="float">
            <text:p>20</text:p>
          </table:table-cell>
          <table:table-cell office:value-type="float" office:value="110" calcext:value-type="float">
            <text:p>11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69" calcext:value-type="float">
            <text:p>269</text:p>
          </table:table-cell>
          <table:table-cell table:style-name="ce10" office:value-type="date" office:date-value="2020-04-24" calcext:value-type="date">
            <text:p>2020-04-24</text:p>
          </table:table-cell>
          <table:table-cell table:style-name="ce6" office:value-type="time" office:time-value="PT15H14M42S" calcext:value-type="time">
            <text:p>15:14:42</text:p>
          </table:table-cell>
          <table:table-cell table:style-name="ce14" office:value-type="string" calcext:value-type="string">
            <text:p>الصحة: ارتفاع عدد الحالات التي تحولت نتيجة تحاليلها من إيجابية إلى سلبية لفيروس كورونا إلى 1417 حالة..</text:p>
            <text:p/>
            <text:p>https://t.co/QWcAj6pfO9</text:p>
            <text:p>#فيروس_كورونا https://t.co/7hO9iQoSRE</text:p>
          </table:table-cell>
          <table:table-cell office:value-type="string" calcext:value-type="string">
            <text:p>https://t.co/7hO9iQoSRE</text:p>
          </table:table-cell>
          <table:table-cell office:value-type="float" office:value="527" calcext:value-type="float">
            <text:p>527</text:p>
          </table:table-cell>
          <table:table-cell office:value-type="float" office:value="2211" calcext:value-type="float">
            <text:p>221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0" calcext:value-type="float">
            <text:p>270</text:p>
          </table:table-cell>
          <table:table-cell table:style-name="ce10" office:value-type="date" office:date-value="2020-04-24" calcext:value-type="date">
            <text:p>2020-04-24</text:p>
          </table:table-cell>
          <table:table-cell table:style-name="ce6" office:value-type="time" office:time-value="PT21H54M38S" calcext:value-type="time">
            <text:p>21:54:38</text:p>
          </table:table-cell>
          <table:table-cell table:style-name="ce14" office:value-type="string" calcext:value-type="string">
            <text:p>فضيلة الدكتور علي جمعة يقدم نصائح هامة لممارسة العبادات بطريقة آمنة في شهر رمضان للوقاية من الإصابة بفيروس كورونا المستجد (كوفيد-19) ..</text:p>
            <text:p>#رمضان_يحمينا https://t.co/omIk4Ss1eS</text:p>
          </table:table-cell>
          <table:table-cell office:value-type="string" calcext:value-type="string">
            <text:p>https://t.co/omIk4Ss1eS</text:p>
          </table:table-cell>
          <table:table-cell office:value-type="float" office:value="59" calcext:value-type="float">
            <text:p>59</text:p>
          </table:table-cell>
          <table:table-cell office:value-type="float" office:value="402" calcext:value-type="float">
            <text:p>40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71" calcext:value-type="float">
            <text:p>271</text:p>
          </table:table-cell>
          <table:table-cell table:style-name="ce10" office:value-type="date" office:date-value="2020-04-25" calcext:value-type="date">
            <text:p>2020-04-25</text:p>
          </table:table-cell>
          <table:table-cell table:style-name="ce6" office:value-type="time" office:time-value="PT12H05M33S" calcext:value-type="time">
            <text:p>12:05:33</text:p>
          </table:table-cell>
          <table:table-cell table:style-name="ce14" office:value-type="string" calcext:value-type="string">
            <text:p>ما هي الڤيتامينات التي تساعد في تقوية المناعة ضد ڤيروس كورونا المستجد (كوفيد-١٩)؟ 👇</text:p>
            <text:p>#فيروس_كورونا https://t.co/6EzUhPsVTK</text:p>
          </table:table-cell>
          <table:table-cell office:value-type="string" calcext:value-type="string">
            <text:p>https://t.co/6EzUhPsVTK</text:p>
          </table:table-cell>
          <table:table-cell office:value-type="float" office:value="120" calcext:value-type="float">
            <text:p>120</text:p>
          </table:table-cell>
          <table:table-cell office:value-type="float" office:value="570" calcext:value-type="float">
            <text:p>57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2" calcext:value-type="float">
            <text:p>272</text:p>
          </table:table-cell>
          <table:table-cell table:style-name="ce10" office:value-type="date" office:date-value="2020-04-25" calcext:value-type="date">
            <text:p>2020-04-25</text:p>
          </table:table-cell>
          <table:table-cell table:style-name="ce6" office:value-type="time" office:time-value="PT17H02M01S" calcext:value-type="time">
            <text:p>17:02:01</text:p>
          </table:table-cell>
          <table:table-cell table:style-name="ce14" office:value-type="string" calcext:value-type="string">
            <text:p>ارتفاع حالات الشفاء من مصابي فيروس كورونا إلى 1114 وخروجهم من مستشفيات العزل والحجر الصحي</text:p>
            <text:p>ارتفاع عدد الحالات التي تحولت نتيجة تحاليلها من إيجابية إلى سلبية لفيروس كورونا إلى 1450 حالة</text:p>
            <text:p>تسجيل 227 حالة إيجابية جديدة لفيروس كورونا..و13 حالة وفاة</text:p>
            <text:p>#فيروس_كورونا https://t.co/9V8ajuyM0v</text:p>
          </table:table-cell>
          <table:table-cell office:value-type="string" calcext:value-type="string">
            <text:p>https://t.co/9V8ajuyM0v</text:p>
          </table:table-cell>
          <table:table-cell office:value-type="float" office:value="327" calcext:value-type="float">
            <text:p>327</text:p>
          </table:table-cell>
          <table:table-cell office:value-type="float" office:value="1482" calcext:value-type="float">
            <text:p>148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73" calcext:value-type="float">
            <text:p>273</text:p>
          </table:table-cell>
          <table:table-cell table:style-name="ce10" office:value-type="date" office:date-value="2020-04-25" calcext:value-type="date">
            <text:p>2020-04-25</text:p>
          </table:table-cell>
          <table:table-cell table:style-name="ce6" office:value-type="time" office:time-value="PT23H19M28S" calcext:value-type="time">
            <text:p>23:19:28</text:p>
          </table:table-cell>
          <table:table-cell table:style-name="ce14" office:value-type="string" calcext:value-type="string">
            <text:p>ابعتولنا استفساراتكم عن فيروس كورونا المستجد (كوفيد-١٩) على هاشتاج #اسئلة_كوفيد19 https://t.co/hVgPayCmrK</text:p>
          </table:table-cell>
          <table:table-cell office:value-type="string" calcext:value-type="string">
            <text:p>https://t.co/hVgPayCmrK</text:p>
          </table:table-cell>
          <table:table-cell office:value-type="float" office:value="22" calcext:value-type="float">
            <text:p>22</text:p>
          </table:table-cell>
          <table:table-cell office:value-type="float" office:value="269" calcext:value-type="float">
            <text:p>26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4" calcext:value-type="float">
            <text:p>274</text:p>
          </table:table-cell>
          <table:table-cell table:style-name="ce10" office:value-type="date" office:date-value="2020-04-26" calcext:value-type="date">
            <text:p>2020-04-26</text:p>
          </table:table-cell>
          <table:table-cell table:style-name="ce6" office:value-type="time" office:time-value="PT13H10M36S" calcext:value-type="time">
            <text:p>13:10:36</text:p>
          </table:table-cell>
          <table:table-cell table:style-name="ce14" office:value-type="string" calcext:value-type="string">
            <text:p>ما هى الأكلات التي تساعد في تقوية المناعة ضد فيروس كورونا المستجد (كوفيد-١٩)؟ </text:p>
            <text:p>#فيروس_كورونا https://t.co/6ddM6Ot203</text:p>
          </table:table-cell>
          <table:table-cell office:value-type="string" calcext:value-type="string">
            <text:p>https://t.co/6ddM6Ot203</text:p>
          </table:table-cell>
          <table:table-cell office:value-type="float" office:value="44" calcext:value-type="float">
            <text:p>44</text:p>
          </table:table-cell>
          <table:table-cell office:value-type="float" office:value="321" calcext:value-type="float">
            <text:p>32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5" calcext:value-type="float">
            <text:p>275</text:p>
          </table:table-cell>
          <table:table-cell table:style-name="ce10" office:value-type="date" office:date-value="2020-04-26" calcext:value-type="date">
            <text:p>2020-04-26</text:p>
          </table:table-cell>
          <table:table-cell table:style-name="ce6" office:value-type="time" office:time-value="PT16H34M05S" calcext:value-type="time">
            <text:p>16:34:05</text:p>
          </table:table-cell>
          <table:table-cell table:style-name="ce14" office:value-type="string" calcext:value-type="string">
            <text:p>وزيرة الصحة: خروج 506 حالات من الفنادق ونزل الشباب والمدن الجامعية ضمن حالات الشفاء المعلن عنها .. وتؤكد نجاح تلك التجربة بتكاتف مؤسسات الدولة</text:p>
            <text:p/>
            <text:p>#فيروس_كورونا https://t.co/61MEUPaOkx</text:p>
          </table:table-cell>
          <table:table-cell office:value-type="string" calcext:value-type="string">
            <text:p>https://t.co/61MEUPaOkx</text:p>
          </table:table-cell>
          <table:table-cell office:value-type="float" office:value="205" calcext:value-type="float">
            <text:p>205</text:p>
          </table:table-cell>
          <table:table-cell office:value-type="float" office:value="1098" calcext:value-type="float">
            <text:p>109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76" calcext:value-type="float">
            <text:p>276</text:p>
          </table:table-cell>
          <table:table-cell table:style-name="ce10" office:value-type="date" office:date-value="2020-04-26" calcext:value-type="date">
            <text:p>2020-04-26</text:p>
          </table:table-cell>
          <table:table-cell table:style-name="ce6" office:value-type="time" office:time-value="PT21H01M53S" calcext:value-type="time">
            <text:p>21:01:53</text:p>
          </table:table-cell>
          <table:table-cell table:style-name="ce14" office:value-type="string" calcext:value-type="string">
            <text:p>الدكتورة هالة زايد وزيرة الصحة والسكان تقبل #تحدي_غسل_اليدين</text:p>
            <text:p>الذي أطلقه الدكتور تيدروس أدهانوم مدير عام منظمة الصحة العالمية وتدعو الشعب المصري لخوض التحدي ونشر الرسالة الإيجابية بين كافة الأسر المصرية</text:p>
            <text:p>@DrHalaZayed1 </text:p>
            <text:p>@DrTedros </text:p>
            <text:p>@WHO</text:p>
            <text:p>@WHOEgypt https://t.co/dxXPfGafII</text:p>
          </table:table-cell>
          <table:table-cell office:value-type="string" calcext:value-type="string">
            <text:p>https://t.co/dxXPfGafII</text:p>
          </table:table-cell>
          <table:table-cell office:value-type="float" office:value="118" calcext:value-type="float">
            <text:p>118</text:p>
          </table:table-cell>
          <table:table-cell office:value-type="float" office:value="581" calcext:value-type="float">
            <text:p>58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277" calcext:value-type="float">
            <text:p>277</text:p>
          </table:table-cell>
          <table:table-cell table:style-name="ce10" office:value-type="date" office:date-value="2020-04-27" calcext:value-type="date">
            <text:p>2020-04-27</text:p>
          </table:table-cell>
          <table:table-cell table:style-name="ce6" office:value-type="time" office:time-value="PT01H09M22S" calcext:value-type="time">
            <text:p>01:09:22</text:p>
          </table:table-cell>
          <table:table-cell table:style-name="ce14" office:value-type="string" calcext:value-type="string">
            <text:p>فضيلة الشيخ "علي جمعة" يقدم نصائح للتعامل الصحيح خلال الأزمات...</text:p>
            <text:p>#رمضان_يحمينا https://t.co/IBsAdJjA9g</text:p>
          </table:table-cell>
          <table:table-cell office:value-type="string" calcext:value-type="string">
            <text:p>https://t.co/IBsAdJjA9g</text:p>
          </table:table-cell>
          <table:table-cell office:value-type="float" office:value="29" calcext:value-type="float">
            <text:p>29</text:p>
          </table:table-cell>
          <table:table-cell office:value-type="float" office:value="242" calcext:value-type="float">
            <text:p>24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78" calcext:value-type="float">
            <text:p>278</text:p>
          </table:table-cell>
          <table:table-cell table:style-name="ce10" office:value-type="date" office:date-value="2020-04-27" calcext:value-type="date">
            <text:p>2020-04-27</text:p>
          </table:table-cell>
          <table:table-cell table:style-name="ce6" office:value-type="time" office:time-value="PT11H43M39S" calcext:value-type="time">
            <text:p>11:43:39</text:p>
          </table:table-cell>
          <table:table-cell table:style-name="ce14" office:value-type="string" calcext:value-type="string">
            <text:p>عادات غذائية يجب الابتعاد عنها في رمضان 👇 https://t.co/2et3rrS18C</text:p>
          </table:table-cell>
          <table:table-cell office:value-type="string" calcext:value-type="string">
            <text:p>https://t.co/2et3rrS18C</text:p>
          </table:table-cell>
          <table:table-cell office:value-type="float" office:value="149" calcext:value-type="float">
            <text:p>149</text:p>
          </table:table-cell>
          <table:table-cell office:value-type="float" office:value="709" calcext:value-type="float">
            <text:p>70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79" calcext:value-type="float">
            <text:p>279</text:p>
          </table:table-cell>
          <table:table-cell table:style-name="ce10" office:value-type="date" office:date-value="2020-04-27" calcext:value-type="date">
            <text:p>2020-04-27</text:p>
          </table:table-cell>
          <table:table-cell table:style-name="ce6" office:value-type="time" office:time-value="PT14H54M43S" calcext:value-type="time">
            <text:p>14:54:43</text:p>
          </table:table-cell>
          <table:table-cell table:style-name="ce14" office:value-type="string" calcext:value-type="string">
            <text:p>الصحة: ارتفاع عدد الحالات التي تحولت نتيجة تحاليلها من إيجابية إلى سلبية لفيروس كورونا إلى 1602 حالة..</text:p>
            <text:p/>
            <text:p>https://t.co/jfdETlqyJo</text:p>
            <text:p>#فيروس_كورونا https://t.co/rPeAp5p4Pu</text:p>
          </table:table-cell>
          <table:table-cell office:value-type="string" calcext:value-type="string">
            <text:p>https://t.co/rPeAp5p4Pu</text:p>
          </table:table-cell>
          <table:table-cell office:value-type="float" office:value="535" calcext:value-type="float">
            <text:p>535</text:p>
          </table:table-cell>
          <table:table-cell office:value-type="float" office:value="2109" calcext:value-type="float">
            <text:p>210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80" calcext:value-type="float">
            <text:p>280</text:p>
          </table:table-cell>
          <table:table-cell table:style-name="ce10" office:value-type="date" office:date-value="2020-04-27" calcext:value-type="date">
            <text:p>2020-04-27</text:p>
          </table:table-cell>
          <table:table-cell table:style-name="ce6" office:value-type="time" office:time-value="PT21H00M00S" calcext:value-type="time">
            <text:p>21:00:00</text:p>
          </table:table-cell>
          <table:table-cell table:style-name="ce14" office:value-type="string" calcext:value-type="string">
            <text:p>فضيلة الشيخ "علي جمعة" يؤكد أن التأمل والذِكر أفضل طريقة للتخلص من الملل .. #رمضان_يحمينا 🌙 https://t.co/9pvidpyDYy</text:p>
          </table:table-cell>
          <table:table-cell office:value-type="string" calcext:value-type="string">
            <text:p>https://t.co/9pvidpyDYy</text:p>
          </table:table-cell>
          <table:table-cell office:value-type="float" office:value="50" calcext:value-type="float">
            <text:p>50</text:p>
          </table:table-cell>
          <table:table-cell office:value-type="float" office:value="398" calcext:value-type="float">
            <text:p>39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1" calcext:value-type="float">
            <text:p>281</text:p>
          </table:table-cell>
          <table:table-cell table:style-name="ce10" office:value-type="date" office:date-value="2020-04-27" calcext:value-type="date">
            <text:p>2020-04-27</text:p>
          </table:table-cell>
          <table:table-cell table:style-name="ce6" office:value-type="time" office:time-value="PT23H31M59S" calcext:value-type="time">
            <text:p>23:31:59</text:p>
          </table:table-cell>
          <table:table-cell table:style-name="ce14" office:value-type="string" calcext:value-type="string">
            <text:p>الدكتور وجدي أمين مدير عام إدارة الأمراض الصدرية، هيجاوب على أسئلتكم حول دور مستشفيات الصدر والحميات في التصدي لڤيروس كورونا من وقت ظهوره. </text:p>
            <text:p>ابعتولنا استفساراتكم على هاشتاج #اسئلة_كوفيد١٩ https://t.co/J3OcgNi4tH</text:p>
          </table:table-cell>
          <table:table-cell office:value-type="string" calcext:value-type="string">
            <text:p>https://t.co/J3OcgNi4tH</text:p>
          </table:table-cell>
          <table:table-cell office:value-type="float" office:value="31" calcext:value-type="float">
            <text:p>31</text:p>
          </table:table-cell>
          <table:table-cell office:value-type="float" office:value="289" calcext:value-type="float">
            <text:p>28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82" calcext:value-type="float">
            <text:p>282</text:p>
          </table:table-cell>
          <table:table-cell table:style-name="ce10" office:value-type="date" office:date-value="2020-04-28" calcext:value-type="date">
            <text:p>2020-04-28</text:p>
          </table:table-cell>
          <table:table-cell table:style-name="ce6" office:value-type="time" office:time-value="PT11H05M20S" calcext:value-type="time">
            <text:p>11:05:20</text:p>
          </table:table-cell>
          <table:table-cell table:style-name="ce14" office:value-type="string" calcext:value-type="string">
            <text:p>أيهما أفضل .. غسل الأيدي بالماء والصابون أم استخدام الكحول؟ https://t.co/AixISeX0zB</text:p>
          </table:table-cell>
          <table:table-cell office:value-type="string" calcext:value-type="string">
            <text:p>https://t.co/AixISeX0zB</text:p>
          </table:table-cell>
          <table:table-cell office:value-type="float" office:value="143" calcext:value-type="float">
            <text:p>143</text:p>
          </table:table-cell>
          <table:table-cell office:value-type="float" office:value="568" calcext:value-type="float">
            <text:p>56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83" calcext:value-type="float">
            <text:p>283</text:p>
          </table:table-cell>
          <table:table-cell table:style-name="ce10" office:value-type="date" office:date-value="2020-04-28" calcext:value-type="date">
            <text:p>2020-04-28</text:p>
          </table:table-cell>
          <table:table-cell table:style-name="ce6" office:value-type="time" office:time-value="PT13H11M11S" calcext:value-type="time">
            <text:p>13:11:11</text:p>
          </table:table-cell>
          <table:table-cell table:style-name="ce14" office:value-type="string" calcext:value-type="string">
            <text:p>إزاي نتكلم مع أولادنا عن مرض كوفيد-19 بطريقة غير مؤذية لنفسيتهم؟</text:p>
            <text:p>اعرف من الفيديو.#فيروس_كورونا</text:p>
            <text:p/>
            <text:p>@WHOEgypt</text:p>
            <text:p>@UNICEF_Egypt https://t.co/AIyhxvTxbF</text:p>
          </table:table-cell>
          <table:table-cell office:value-type="string" calcext:value-type="string">
            <text:p>https://t.co/AIyhxvTxbF</text:p>
          </table:table-cell>
          <table:table-cell office:value-type="float" office:value="25" calcext:value-type="float">
            <text:p>25</text:p>
          </table:table-cell>
          <table:table-cell office:value-type="float" office:value="124" calcext:value-type="float">
            <text:p>12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4" calcext:value-type="float">
            <text:p>284</text:p>
          </table:table-cell>
          <table:table-cell table:style-name="ce10" office:value-type="date" office:date-value="2020-04-28" calcext:value-type="date">
            <text:p>2020-04-28</text:p>
          </table:table-cell>
          <table:table-cell table:style-name="ce6" office:value-type="time" office:time-value="PT15H15M39S" calcext:value-type="time">
            <text:p>15:15:39</text:p>
          </table:table-cell>
          <table:table-cell table:style-name="ce14" office:value-type="string" calcext:value-type="string">
            <text:p>الصحة: ارتفاع حالات الشفاء من مصابي فيروس كورونا إلى 1304 وخروجهم من مستشفيات العزل والحجر الصحي.. </text:p>
            <text:p/>
            <text:p>https://t.co/grc0QpNXJ6</text:p>
            <text:p/>
            <text:p>#فيروس_كورونا https://t.co/LuyI7Ku5P9</text:p>
          </table:table-cell>
          <table:table-cell office:value-type="string" calcext:value-type="string">
            <text:p>https://t.co/LuyI7Ku5P9</text:p>
          </table:table-cell>
          <table:table-cell office:value-type="float" office:value="626" calcext:value-type="float">
            <text:p>626</text:p>
          </table:table-cell>
          <table:table-cell office:value-type="float" office:value="2309" calcext:value-type="float">
            <text:p>230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85" calcext:value-type="float">
            <text:p>285</text:p>
          </table:table-cell>
          <table:table-cell table:style-name="ce10" office:value-type="date" office:date-value="2020-04-28" calcext:value-type="date">
            <text:p>2020-04-28</text:p>
          </table:table-cell>
          <table:table-cell table:style-name="ce6" office:value-type="time" office:time-value="PT18H01M22S" calcext:value-type="time">
            <text:p>18:01:22</text:p>
          </table:table-cell>
          <table:table-cell table:style-name="ce14" office:value-type="string" calcext:value-type="string">
            <text:p>10 خطوات لمنع انتشار #فيروس_كورونا_المستجد (كوفيد-19) https://t.co/P0ZP44NqwB</text:p>
          </table:table-cell>
          <table:table-cell office:value-type="string" calcext:value-type="string">
            <text:p>https://t.co/P0ZP44NqwB</text:p>
          </table:table-cell>
          <table:table-cell office:value-type="float" office:value="88" calcext:value-type="float">
            <text:p>88</text:p>
          </table:table-cell>
          <table:table-cell office:value-type="float" office:value="304" calcext:value-type="float">
            <text:p>30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6" calcext:value-type="float">
            <text:p>286</text:p>
          </table:table-cell>
          <table:table-cell table:style-name="ce10" office:value-type="date" office:date-value="2020-04-28" calcext:value-type="date">
            <text:p>2020-04-28</text:p>
          </table:table-cell>
          <table:table-cell table:style-name="ce6" office:value-type="time" office:time-value="PT21H00M00S" calcext:value-type="time">
            <text:p>21:00:00</text:p>
          </table:table-cell>
          <table:table-cell table:style-name="ce14" office:value-type="string" calcext:value-type="string">
            <text:p>كيف نصل أرحامنا ونستفيد بثوابها؟ </text:p>
            <text:p>فضيلة الشيخ "علي جمعة" يجيب في حلقة جديدة من برنامج رمضان يحمينا... رمضان مبارك 🌙 https://t.co/k16ebnSN6U</text:p>
          </table:table-cell>
          <table:table-cell office:value-type="string" calcext:value-type="string">
            <text:p>https://t.co/k16ebnSN6U</text:p>
          </table:table-cell>
          <table:table-cell office:value-type="float" office:value="35" calcext:value-type="float">
            <text:p>35</text:p>
          </table:table-cell>
          <table:table-cell office:value-type="float" office:value="225" calcext:value-type="float">
            <text:p>22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7" calcext:value-type="float">
            <text:p>287</text:p>
          </table:table-cell>
          <table:table-cell table:style-name="ce10" office:value-type="date" office:date-value="2020-04-29" calcext:value-type="date">
            <text:p>2020-04-29</text:p>
          </table:table-cell>
          <table:table-cell table:style-name="ce6" office:value-type="time" office:time-value="PT01H24M34S" calcext:value-type="time">
            <text:p>01:24:34</text:p>
          </table:table-cell>
          <table:table-cell table:style-name="ce14" office:value-type="string" calcext:value-type="string">
            <text:p>الدكتور وجدي أمين مدير عام إدارة الأمراض الصدرية يتحدث عن الأعراض التي تستدعي التوجه لمستشفيات الصدر، لتلقي الرعاية الصحية اللازمة لمواجهة فيروس كورونا المستجد (كوفيد-19)..</text:p>
            <text:p>ج1</text:p>
            <text:p>#فيروس_كورونا https://t.co/JBzRSgNJW3</text:p>
          </table:table-cell>
          <table:table-cell office:value-type="string" calcext:value-type="string">
            <text:p>https://t.co/JBzRSgNJW3</text:p>
          </table:table-cell>
          <table:table-cell office:value-type="float" office:value="61" calcext:value-type="float">
            <text:p>61</text:p>
          </table:table-cell>
          <table:table-cell office:value-type="float" office:value="317" calcext:value-type="float">
            <text:p>31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8" calcext:value-type="float">
            <text:p>288</text:p>
          </table:table-cell>
          <table:table-cell table:style-name="ce10" office:value-type="date" office:date-value="2020-04-29" calcext:value-type="date">
            <text:p>2020-04-29</text:p>
          </table:table-cell>
          <table:table-cell table:style-name="ce6" office:value-type="time" office:time-value="PT09H18M44S" calcext:value-type="time">
            <text:p>09:18:44</text:p>
          </table:table-cell>
          <table:table-cell table:style-name="ce14" office:value-type="string" calcext:value-type="string">
            <text:p>للوقاية من #فيروس_كورونا_المستجد (كوفيد-19) .. اتبع التعليمات 👇</text:p>
            <text:p>#اسئلة_كوفيد19 https://t.co/7YtuUZRFWM</text:p>
          </table:table-cell>
          <table:table-cell office:value-type="string" calcext:value-type="string">
            <text:p>https://t.co/7YtuUZRFWM</text:p>
          </table:table-cell>
          <table:table-cell office:value-type="float" office:value="36" calcext:value-type="float">
            <text:p>36</text:p>
          </table:table-cell>
          <table:table-cell office:value-type="float" office:value="195" calcext:value-type="float">
            <text:p>19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89" calcext:value-type="float">
            <text:p>289</text:p>
          </table:table-cell>
          <table:table-cell table:style-name="ce10" office:value-type="date" office:date-value="2020-04-29" calcext:value-type="date">
            <text:p>2020-04-29</text:p>
          </table:table-cell>
          <table:table-cell table:style-name="ce6" office:value-type="time" office:time-value="PT13H09M52S" calcext:value-type="time">
            <text:p>13:09:52</text:p>
          </table:table-cell>
          <table:table-cell table:style-name="ce14" office:value-type="string" calcext:value-type="string">
            <text:p>الدكتور وجدي أمين مدير عام إدارة الأمراض الصدرية يتحدث عن الأعراض التي تستدعي التوجه لمستشفيات الصدر، لتلقي الرعاية الصحية اللازمة لمواجهة فيروس كورونا المستجد (كوفيد-19)..</text:p>
            <text:p>ج2</text:p>
            <text:p>#فيروس_كورونا https://t.co/eT0br4SZDT</text:p>
          </table:table-cell>
          <table:table-cell office:value-type="string" calcext:value-type="string">
            <text:p>https://t.co/eT0br4SZDT</text:p>
          </table:table-cell>
          <table:table-cell office:value-type="float" office:value="20" calcext:value-type="float">
            <text:p>20</text:p>
          </table:table-cell>
          <table:table-cell office:value-type="float" office:value="146" calcext:value-type="float">
            <text:p>14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0" calcext:value-type="float">
            <text:p>290</text:p>
          </table:table-cell>
          <table:table-cell table:style-name="ce10" office:value-type="date" office:date-value="2020-04-29" calcext:value-type="date">
            <text:p>2020-04-29</text:p>
          </table:table-cell>
          <table:table-cell table:style-name="ce6" office:value-type="time" office:time-value="PT13H16M22S" calcext:value-type="time">
            <text:p>13:16:22</text:p>
          </table:table-cell>
          <table:table-cell table:style-name="ce14" office:value-type="string" calcext:value-type="string">
            <text:p>في وسط زحمة الحياة اليومية، فرصة إن احنا نقعد في البيت لفترة طويلة وإننا نقرب من أولادنا مش بتتكرر كتير...</text:p>
            <text:p>بإيدينا نخلي الأيام ده ذكرى حلوة عند أولادنا بحبنا واهتمامنا وأفكارنا المختلفة لتقضية وقت ممتع معاهم يفضلوا فاكرينه على طول ...</text:p>
            <text:p/>
            <text:p>@WHOEgypt</text:p>
            <text:p>@UNICEF_Egypt https://t.co/Ti4qxQidJx</text:p>
          </table:table-cell>
          <table:table-cell office:value-type="string" calcext:value-type="string">
            <text:p>https://t.co/Ti4qxQidJx</text:p>
          </table:table-cell>
          <table:table-cell office:value-type="float" office:value="50" calcext:value-type="float">
            <text:p>50</text:p>
          </table:table-cell>
          <table:table-cell office:value-type="float" office:value="354" calcext:value-type="float">
            <text:p>35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1" calcext:value-type="float">
            <text:p>291</text:p>
          </table:table-cell>
          <table:table-cell table:style-name="ce10" office:value-type="date" office:date-value="2020-04-29" calcext:value-type="date">
            <text:p>2020-04-29</text:p>
          </table:table-cell>
          <table:table-cell table:style-name="ce6" office:value-type="time" office:time-value="PT15H52M13S" calcext:value-type="time">
            <text:p>15:52:13</text:p>
          </table:table-cell>
          <table:table-cell table:style-name="ce14" office:value-type="string" calcext:value-type="string">
            <text:p>الصحة: ارتفاع حالات الشفاء من مصابي فيروس كورونا إلى 1335 وخروجهم من مستشفيات العزل والحجر الصحي..</text:p>
            <text:p/>
            <text:p>https://t.co/pus7LGnber</text:p>
            <text:p>#فيروس_كورونا https://t.co/1J2b0YFGSI</text:p>
          </table:table-cell>
          <table:table-cell office:value-type="string" calcext:value-type="string">
            <text:p>https://t.co/1J2b0YFGSI</text:p>
          </table:table-cell>
          <table:table-cell office:value-type="float" office:value="433" calcext:value-type="float">
            <text:p>433</text:p>
          </table:table-cell>
          <table:table-cell office:value-type="float" office:value="1633" calcext:value-type="float">
            <text:p>163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92" calcext:value-type="float">
            <text:p>292</text:p>
          </table:table-cell>
          <table:table-cell table:style-name="ce10" office:value-type="date" office:date-value="2020-04-29" calcext:value-type="date">
            <text:p>2020-04-29</text:p>
          </table:table-cell>
          <table:table-cell table:style-name="ce6" office:value-type="time" office:time-value="PT21H02M25S" calcext:value-type="time">
            <text:p>21:02:25</text:p>
          </table:table-cell>
          <table:table-cell table:style-name="ce14" office:value-type="string" calcext:value-type="string">
            <text:p>التكاتف وقت الازمة...#رمضان_يحمينا https://t.co/jHYX1xcvXH</text:p>
          </table:table-cell>
          <table:table-cell office:value-type="string" calcext:value-type="string">
            <text:p>https://t.co/jHYX1xcvXH</text:p>
          </table:table-cell>
          <table:table-cell office:value-type="float" office:value="28" calcext:value-type="float">
            <text:p>28</text:p>
          </table:table-cell>
          <table:table-cell office:value-type="float" office:value="203" calcext:value-type="float">
            <text:p>20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3" calcext:value-type="float">
            <text:p>293</text:p>
          </table:table-cell>
          <table:table-cell table:style-name="ce10" office:value-type="date" office:date-value="2020-04-30" calcext:value-type="date">
            <text:p>2020-04-30</text:p>
          </table:table-cell>
          <table:table-cell table:style-name="ce6" office:value-type="time" office:time-value="PT09H59M17S" calcext:value-type="time">
            <text:p>09:59:17</text:p>
          </table:table-cell>
          <table:table-cell table:style-name="ce14" office:value-type="string" calcext:value-type="string">
            <text:p>لصحة عائلتك .. نصائح بسيطة تحمي طفلك من فيروس كورونا المستجد (كوفيد-19)</text:p>
            <text:p/>
            <text:p>#فيروس_كورونا https://t.co/iTyXEXsEAy</text:p>
          </table:table-cell>
          <table:table-cell office:value-type="string" calcext:value-type="string">
            <text:p>https://t.co/iTyXEXsEAy</text:p>
          </table:table-cell>
          <table:table-cell office:value-type="float" office:value="26" calcext:value-type="float">
            <text:p>26</text:p>
          </table:table-cell>
          <table:table-cell office:value-type="float" office:value="147" calcext:value-type="float">
            <text:p>14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4" calcext:value-type="float">
            <text:p>294</text:p>
          </table:table-cell>
          <table:table-cell table:style-name="ce10" office:value-type="date" office:date-value="2020-04-30" calcext:value-type="date">
            <text:p>2020-04-30</text:p>
          </table:table-cell>
          <table:table-cell table:style-name="ce6" office:value-type="time" office:time-value="PT11H32M03S" calcext:value-type="time">
            <text:p>11:32:03</text:p>
          </table:table-cell>
          <table:table-cell table:style-name="ce14" office:value-type="string" calcext:value-type="string">
            <text:p>كيف يعتني مرضى الضغط والسكر بصحتهم ضد ڤيروس كورونا المستجد (كوفيد-١٩)؟ </text:p>
            <text:p>#فيروس_كورونا https://t.co/UUeAWJC190</text:p>
          </table:table-cell>
          <table:table-cell office:value-type="string" calcext:value-type="string">
            <text:p>https://t.co/UUeAWJC190</text:p>
          </table:table-cell>
          <table:table-cell office:value-type="float" office:value="44" calcext:value-type="float">
            <text:p>44</text:p>
          </table:table-cell>
          <table:table-cell office:value-type="float" office:value="211" calcext:value-type="float">
            <text:p>21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95" calcext:value-type="float">
            <text:p>295</text:p>
          </table:table-cell>
          <table:table-cell table:style-name="ce10" office:value-type="date" office:date-value="2020-04-30" calcext:value-type="date">
            <text:p>2020-04-30</text:p>
          </table:table-cell>
          <table:table-cell table:style-name="ce6" office:value-type="time" office:time-value="PT12H28M43S" calcext:value-type="time">
            <text:p>12:28:43</text:p>
          </table:table-cell>
          <table:table-cell table:style-name="ce14" office:value-type="string" calcext:value-type="string">
            <text:p>فى إطار جهود الدولة المصرية لإيجاد خطوط علاجية ..</text:p>
            <text:p/>
            <text:p>وزيرة الصحة: البدء فى حقن المصابين بفيروس كورونا المستجد من بلازما المتعافين</text:p>
            <text:p/>
            <text:p>https://t.co/ZnfbZWasSv</text:p>
            <text:p>#فيروس_كورونا https://t.co/KbT91SmKVR</text:p>
          </table:table-cell>
          <table:table-cell office:value-type="string" calcext:value-type="string">
            <text:p>https://t.co/KbT91SmKVR</text:p>
          </table:table-cell>
          <table:table-cell office:value-type="float" office:value="219" calcext:value-type="float">
            <text:p>219</text:p>
          </table:table-cell>
          <table:table-cell office:value-type="float" office:value="891" calcext:value-type="float">
            <text:p>89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96" calcext:value-type="float">
            <text:p>296</text:p>
          </table:table-cell>
          <table:table-cell table:style-name="ce10" office:value-type="date" office:date-value="2020-04-30" calcext:value-type="date">
            <text:p>2020-04-30</text:p>
          </table:table-cell>
          <table:table-cell table:style-name="ce6" office:value-type="time" office:time-value="PT14H02M06S" calcext:value-type="time">
            <text:p>14:02:06</text:p>
          </table:table-cell>
          <table:table-cell table:style-name="ce14" office:value-type="string" calcext:value-type="string">
            <text:p>علشان كل الطلاب يقدروا يكملوا تعليمهم عن بعد، وزارة التربية والتعليم والتعليم الفني وفرت المواد الدراسية لكل المراحل التعليمية على موقع بنك المعرفة المصري علشان طلابنا يقدروا يذاكروا من البيت.</text:p>
            <text:p>للدخول عل الموقع: /https://t.co/fu3D1StZoj</text:p>
            <text:p/>
            <text:p>@WHOEgypt</text:p>
            <text:p>@UNICEF_Egypt https://t.co/oz0P1bZn82</text:p>
          </table:table-cell>
          <table:table-cell office:value-type="string" calcext:value-type="string">
            <text:p>https://t.co/oz0P1bZn82</text:p>
          </table:table-cell>
          <table:table-cell office:value-type="float" office:value="46" calcext:value-type="float">
            <text:p>46</text:p>
          </table:table-cell>
          <table:table-cell office:value-type="float" office:value="179" calcext:value-type="float">
            <text:p>17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7" calcext:value-type="float">
            <text:p>297</text:p>
          </table:table-cell>
          <table:table-cell table:style-name="ce10" office:value-type="date" office:date-value="2020-04-30" calcext:value-type="date">
            <text:p>2020-04-30</text:p>
          </table:table-cell>
          <table:table-cell table:style-name="ce6" office:value-type="time" office:time-value="PT15H31M14S" calcext:value-type="time">
            <text:p>15:31:14</text:p>
          </table:table-cell>
          <table:table-cell table:style-name="ce14" office:value-type="string" calcext:value-type="string">
            <text:p>الصحة: ارتفاع حالات الشفاء من مصابي فيروس كورونا إلى 1381 وخروجهم من مستشفيات العزل والحجر الصحي..</text:p>
            <text:p/>
            <text:p>https://t.co/cy0ZToGOc9</text:p>
            <text:p>#فيروس_كورونا https://t.co/yZSooF7A17</text:p>
          </table:table-cell>
          <table:table-cell office:value-type="string" calcext:value-type="string">
            <text:p>https://t.co/yZSooF7A17</text:p>
          </table:table-cell>
          <table:table-cell office:value-type="float" office:value="505" calcext:value-type="float">
            <text:p>505</text:p>
          </table:table-cell>
          <table:table-cell office:value-type="float" office:value="1861" calcext:value-type="float">
            <text:p>186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298" calcext:value-type="float">
            <text:p>298</text:p>
          </table:table-cell>
          <table:table-cell table:style-name="ce10" office:value-type="date" office:date-value="2020-04-30" calcext:value-type="date">
            <text:p>2020-04-30</text:p>
          </table:table-cell>
          <table:table-cell table:style-name="ce6" office:value-type="time" office:time-value="PT21H24M55S" calcext:value-type="time">
            <text:p>21:24:55</text:p>
          </table:table-cell>
          <table:table-cell table:style-name="ce14" office:value-type="string" calcext:value-type="string">
            <text:p>ماهو أفضل بديل لموائد الرحمن هذا العام بطريقة تحمينا؟</text:p>
            <text:p>#رمضان_يحمينا https://t.co/AvCQrO21Sh</text:p>
          </table:table-cell>
          <table:table-cell office:value-type="string" calcext:value-type="string">
            <text:p>https://t.co/AvCQrO21Sh</text:p>
          </table:table-cell>
          <table:table-cell office:value-type="float" office:value="12" calcext:value-type="float">
            <text:p>12</text:p>
          </table:table-cell>
          <table:table-cell office:value-type="float" office:value="168" calcext:value-type="float">
            <text:p>16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299" calcext:value-type="float">
            <text:p>299</text:p>
          </table:table-cell>
          <table:table-cell table:style-name="ce10" office:value-type="date" office:date-value="2020-05-01" calcext:value-type="date">
            <text:p>2020-05-01</text:p>
          </table:table-cell>
          <table:table-cell table:style-name="ce6" office:value-type="time" office:time-value="PT11H22M24S" calcext:value-type="time">
            <text:p>11:22:24</text:p>
          </table:table-cell>
          <table:table-cell table:style-name="ce14" office:value-type="string" calcext:value-type="string">
            <text:p>إرشادات هامة للأشخاص المخالطين لحالات مصابة بفيروس كورونا المستجد (كوفيد-١٩)</text:p>
            <text:p>#اسئلة_كوفيد19 https://t.co/gHHFeJjmaL</text:p>
          </table:table-cell>
          <table:table-cell office:value-type="string" calcext:value-type="string">
            <text:p>https://t.co/gHHFeJjmaL</text:p>
          </table:table-cell>
          <table:table-cell office:value-type="float" office:value="65" calcext:value-type="float">
            <text:p>65</text:p>
          </table:table-cell>
          <table:table-cell office:value-type="float" office:value="319" calcext:value-type="float">
            <text:p>31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00" calcext:value-type="float">
            <text:p>300</text:p>
          </table:table-cell>
          <table:table-cell table:style-name="ce10" office:value-type="date" office:date-value="2020-05-01" calcext:value-type="date">
            <text:p>2020-05-01</text:p>
          </table:table-cell>
          <table:table-cell table:style-name="ce6" office:value-type="time" office:time-value="PT13H29M01S" calcext:value-type="time">
            <text:p>13:29:01</text:p>
          </table:table-cell>
          <table:table-cell table:style-name="ce14" office:value-type="string" calcext:value-type="string">
            <text:p>التزامنا بالأكل الصحي أكتر حاجة تشجع أولادنا إنهم يقلدونا.. وفي الفترة دي، بقى عندنا وقت أكتر نقدر نركز فيه على نوعية وطريقة الأكل اللي بنطبخه في البيت.. شاركونا صور أكلاتكم الصحية اللي بتعملوها! #فيروس_كورونا https://t.co/S77xBKbVMR</text:p>
          </table:table-cell>
          <table:table-cell office:value-type="string" calcext:value-type="string">
            <text:p>https://t.co/S77xBKbVMR</text:p>
          </table:table-cell>
          <table:table-cell office:value-type="float" office:value="35" calcext:value-type="float">
            <text:p>35</text:p>
          </table:table-cell>
          <table:table-cell office:value-type="float" office:value="261" calcext:value-type="float">
            <text:p>26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01" calcext:value-type="float">
            <text:p>301</text:p>
          </table:table-cell>
          <table:table-cell table:style-name="ce10" office:value-type="date" office:date-value="2020-05-01" calcext:value-type="date">
            <text:p>2020-05-01</text:p>
          </table:table-cell>
          <table:table-cell table:style-name="ce6" office:value-type="time" office:time-value="PT15H56M11S" calcext:value-type="time">
            <text:p>15:56:11</text:p>
          </table:table-cell>
          <table:table-cell table:style-name="ce14" office:value-type="string" calcext:value-type="string">
            <text:p>الصحة: ارتفاع حالات الشفاء من مصابي فيروس كورونا إلى 1460 وخروجهم من مستشفيات العزل والحجر الصحي</text:p>
            <text:p/>
            <text:p>https://t.co/12RLpzoU0S </text:p>
            <text:p>#فيروس_كورونا https://t.co/LHAmcvaoSi</text:p>
          </table:table-cell>
          <table:table-cell office:value-type="string" calcext:value-type="string">
            <text:p>https://t.co/LHAmcvaoSi</text:p>
          </table:table-cell>
          <table:table-cell office:value-type="float" office:value="789" calcext:value-type="float">
            <text:p>789</text:p>
          </table:table-cell>
          <table:table-cell office:value-type="float" office:value="3221" calcext:value-type="float">
            <text:p>322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02" calcext:value-type="float">
            <text:p>302</text:p>
          </table:table-cell>
          <table:table-cell table:style-name="ce10" office:value-type="date" office:date-value="2020-05-01" calcext:value-type="date">
            <text:p>2020-05-01</text:p>
          </table:table-cell>
          <table:table-cell table:style-name="ce6" office:value-type="time" office:time-value="PT18H06M51S" calcext:value-type="time">
            <text:p>18:06:51</text:p>
          </table:table-cell>
          <table:table-cell table:style-name="ce14" office:value-type="string" calcext:value-type="string">
            <text:p>وزارة الصحة والسكان تنفي صلتها بما يتم تداوله على وسائل التواصل الاجتماعي من قيام فرق بالمرور على المنازل للكشف على المواطنين وإجراء تحليل لفيروس كورونا المستجد بمقابل مادي، مستخدمين اسم وشعار وزارة الصحة.</text:p>
            <text:p/>
            <text:p>ونوصي بتحري الدقة فيما يتم نشره، والرجوع إلى المصادر الرسمية للوزارة. https://t.co/NlLJ3BY9qj</text:p>
          </table:table-cell>
          <table:table-cell office:value-type="string" calcext:value-type="string">
            <text:p>https://t.co/NlLJ3BY9qj</text:p>
          </table:table-cell>
          <table:table-cell office:value-type="float" office:value="815" calcext:value-type="float">
            <text:p>815</text:p>
          </table:table-cell>
          <table:table-cell office:value-type="float" office:value="1587" calcext:value-type="float">
            <text:p>1587</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03" calcext:value-type="float">
            <text:p>303</text:p>
          </table:table-cell>
          <table:table-cell table:style-name="ce10" office:value-type="date" office:date-value="2020-05-01" calcext:value-type="date">
            <text:p>2020-05-01</text:p>
          </table:table-cell>
          <table:table-cell table:style-name="ce6" office:value-type="time" office:time-value="PT21H20M25S" calcext:value-type="time">
            <text:p>21:20:25</text:p>
          </table:table-cell>
          <table:table-cell table:style-name="ce14" office:value-type="string" calcext:value-type="string">
            <text:p>كيفية الاستمتاع بنفحات رمضان المباركة .. #رمضان_يحمينا https://t.co/fEg9c8YUZG</text:p>
          </table:table-cell>
          <table:table-cell office:value-type="string" calcext:value-type="string">
            <text:p>https://t.co/fEg9c8YUZG</text:p>
          </table:table-cell>
          <table:table-cell office:value-type="float" office:value="17" calcext:value-type="float">
            <text:p>17</text:p>
          </table:table-cell>
          <table:table-cell office:value-type="float" office:value="170" calcext:value-type="float">
            <text:p>17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04" calcext:value-type="float">
            <text:p>304</text:p>
          </table:table-cell>
          <table:table-cell table:style-name="ce10" office:value-type="date" office:date-value="2020-05-02" calcext:value-type="date">
            <text:p>2020-05-02</text:p>
          </table:table-cell>
          <table:table-cell table:style-name="ce6" office:value-type="time" office:time-value="PT01H13M45S" calcext:value-type="time">
            <text:p>01:13:45</text:p>
          </table:table-cell>
          <table:table-cell table:style-name="ce14" office:value-type="string" calcext:value-type="string">
            <text:p>الدكتورة ريهام الامام نائب مدير إدارة علاج الإدمان بالأمانة العامة للصحة النفسية وعلاج الإدمان، هتجاوب على أسئلتكم حول "ما هو الإدمان وأعراضه وكيفية علاجه؟".</text:p>
            <text:p>ابعتولنا استفساراتكم على هاشتاج #اسئلة_كوفيد١٩ https://t.co/xOkfVwREV5</text:p>
          </table:table-cell>
          <table:table-cell office:value-type="string" calcext:value-type="string">
            <text:p>https://t.co/xOkfVwREV5</text:p>
          </table:table-cell>
          <table:table-cell office:value-type="float" office:value="18" calcext:value-type="float">
            <text:p>18</text:p>
          </table:table-cell>
          <table:table-cell office:value-type="float" office:value="219" calcext:value-type="float">
            <text:p>219</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05" calcext:value-type="float">
            <text:p>305</text:p>
          </table:table-cell>
          <table:table-cell table:style-name="ce10" office:value-type="date" office:date-value="2020-05-02" calcext:value-type="date">
            <text:p>2020-05-02</text:p>
          </table:table-cell>
          <table:table-cell table:style-name="ce6" office:value-type="time" office:time-value="PT12H04M59S" calcext:value-type="time">
            <text:p>12:04:59</text:p>
          </table:table-cell>
          <table:table-cell table:style-name="ce14" office:value-type="string" calcext:value-type="string">
            <text:p>إرشادات هامة للأشخاص المخالطين لحالات مصابة بفيروس كورونا المستجد (كوفيد-19) أثناء العزل المنزلي... https://t.co/JGJG9keu2J</text:p>
          </table:table-cell>
          <table:table-cell office:value-type="string" calcext:value-type="string">
            <text:p>https://t.co/JGJG9keu2J</text:p>
          </table:table-cell>
          <table:table-cell office:value-type="float" office:value="107" calcext:value-type="float">
            <text:p>107</text:p>
          </table:table-cell>
          <table:table-cell office:value-type="float" office:value="430" calcext:value-type="float">
            <text:p>43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06" calcext:value-type="float">
            <text:p>306</text:p>
          </table:table-cell>
          <table:table-cell table:style-name="ce10" office:value-type="date" office:date-value="2020-05-02" calcext:value-type="date">
            <text:p>2020-05-02</text:p>
          </table:table-cell>
          <table:table-cell table:style-name="ce6" office:value-type="time" office:time-value="PT13H05M27S" calcext:value-type="time">
            <text:p>13:05:27</text:p>
          </table:table-cell>
          <table:table-cell table:style-name="ce14" office:value-type="string" calcext:value-type="string">
            <text:p>فرصة اليومين دول واحنا عندنا وقت مع أولادنا نعودهم على عادات صحية زي النظافة الشخصية وغسيل الأسنان .. ايه العادات الصحية الكويسة اللي أولادكوا قدروا يواظبوا عليها؟ </text:p>
            <text:p>#فيروس_كورونا </text:p>
            <text:p>@WHOEgypt </text:p>
            <text:p>@UNICEF_Egypt https://t.co/lNiuygqSPT</text:p>
          </table:table-cell>
          <table:table-cell office:value-type="string" calcext:value-type="string">
            <text:p>https://t.co/lNiuygqSPT</text:p>
          </table:table-cell>
          <table:table-cell office:value-type="float" office:value="22" calcext:value-type="float">
            <text:p>22</text:p>
          </table:table-cell>
          <table:table-cell office:value-type="float" office:value="130" calcext:value-type="float">
            <text:p>130</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07" calcext:value-type="float">
            <text:p>307</text:p>
          </table:table-cell>
          <table:table-cell table:style-name="ce10" office:value-type="date" office:date-value="2020-05-02" calcext:value-type="date">
            <text:p>2020-05-02</text:p>
          </table:table-cell>
          <table:table-cell table:style-name="ce6" office:value-type="time" office:time-value="PT14H54M01S" calcext:value-type="time">
            <text:p>14:54:01</text:p>
          </table:table-cell>
          <table:table-cell table:style-name="ce14" office:value-type="string" calcext:value-type="string">
            <text:p>ضمن استراتيجية وزارة الصحة والسكان لتطوير مستشفيات الحميات والصدر ..</text:p>
            <text:p/>
            <text:p>-وزيرة الصحة تتفقد مستشفيي حميات وصدر العباسية وتوجه بتقديم أفضل خدمة طبية للمرضى والحالات المشتبه بها.. #فيروس_كورونا https://t.co/nwj9n1crys</text:p>
          </table:table-cell>
          <table:table-cell office:value-type="string" calcext:value-type="string">
            <text:p>https://t.co/nwj9n1crys</text:p>
          </table:table-cell>
          <table:table-cell office:value-type="float" office:value="49" calcext:value-type="float">
            <text:p>49</text:p>
          </table:table-cell>
          <table:table-cell office:value-type="float" office:value="409" calcext:value-type="float">
            <text:p>40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08" calcext:value-type="float">
            <text:p>308</text:p>
          </table:table-cell>
          <table:table-cell table:style-name="ce10" office:value-type="date" office:date-value="2020-05-02" calcext:value-type="date">
            <text:p>2020-05-02</text:p>
          </table:table-cell>
          <table:table-cell table:style-name="ce6" office:value-type="time" office:time-value="PT16H19M18S" calcext:value-type="time">
            <text:p>16:19:18</text:p>
          </table:table-cell>
          <table:table-cell table:style-name="ce14" office:value-type="string" calcext:value-type="string">
            <text:p>الصحة: ارتفاع حالات الشفاء من مصابي فيروس كورونا إلى 1522 وخروجهم من مستشفيات العزل والحجر الصحي.. </text:p>
            <text:p/>
            <text:p>https://t.co/mod04NrlEb</text:p>
            <text:p>#فيروس_كورونا https://t.co/UtVk8ZPfra</text:p>
          </table:table-cell>
          <table:table-cell office:value-type="string" calcext:value-type="string">
            <text:p>https://t.co/UtVk8ZPfra</text:p>
          </table:table-cell>
          <table:table-cell office:value-type="float" office:value="548" calcext:value-type="float">
            <text:p>548</text:p>
          </table:table-cell>
          <table:table-cell office:value-type="float" office:value="1875" calcext:value-type="float">
            <text:p>187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09" calcext:value-type="float">
            <text:p>309</text:p>
          </table:table-cell>
          <table:table-cell table:style-name="ce10" office:value-type="date" office:date-value="2020-05-02" calcext:value-type="date">
            <text:p>2020-05-02</text:p>
          </table:table-cell>
          <table:table-cell table:style-name="ce6" office:value-type="time" office:time-value="PT18H49M22S" calcext:value-type="time">
            <text:p>18:49:22</text:p>
          </table:table-cell>
          <table:table-cell table:style-name="ce14" office:value-type="string" calcext:value-type="string">
            <text:p>وزيرة الصحة والسكان تتفقد أعمال تطوير ورفع كفاءة البنية التحتية لمستشفي حميات وصدر العباسية</text:p>
            <text:p>لتصبح مستشفيات عزل لمصابي #فيروس_كورونا https://t.co/bP629ZptmA</text:p>
          </table:table-cell>
          <table:table-cell office:value-type="string" calcext:value-type="string">
            <text:p>https://t.co/bP629ZptmA</text:p>
          </table:table-cell>
          <table:table-cell office:value-type="float" office:value="63" calcext:value-type="float">
            <text:p>63</text:p>
          </table:table-cell>
          <table:table-cell office:value-type="float" office:value="455" calcext:value-type="float">
            <text:p>45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0" calcext:value-type="float">
            <text:p>310</text:p>
          </table:table-cell>
          <table:table-cell table:style-name="ce10" office:value-type="date" office:date-value="2020-05-02" calcext:value-type="date">
            <text:p>2020-05-02</text:p>
          </table:table-cell>
          <table:table-cell table:style-name="ce6" office:value-type="time" office:time-value="PT21H47M51S" calcext:value-type="time">
            <text:p>21:47:51</text:p>
          </table:table-cell>
          <table:table-cell table:style-name="ce14" office:value-type="string" calcext:value-type="string">
            <text:p>برنامج متكامل لممارسة العبادات والتقرب إلى الله في شهر رمضان المبارك </text:p>
            <text:p>#رمضان_يحمينا https://t.co/EkSvgXCv3h</text:p>
          </table:table-cell>
          <table:table-cell office:value-type="string" calcext:value-type="string">
            <text:p>https://t.co/EkSvgXCv3h</text:p>
          </table:table-cell>
          <table:table-cell office:value-type="float" office:value="27" calcext:value-type="float">
            <text:p>27</text:p>
          </table:table-cell>
          <table:table-cell office:value-type="float" office:value="259" calcext:value-type="float">
            <text:p>25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1" calcext:value-type="float">
            <text:p>311</text:p>
          </table:table-cell>
          <table:table-cell table:style-name="ce10" office:value-type="date" office:date-value="2020-05-03" calcext:value-type="date">
            <text:p>2020-05-03</text:p>
          </table:table-cell>
          <table:table-cell table:style-name="ce6" office:value-type="time" office:time-value="PT12H06M08S" calcext:value-type="time">
            <text:p>12:06:08</text:p>
          </table:table-cell>
          <table:table-cell table:style-name="ce14" office:value-type="string" calcext:value-type="string">
            <text:p>حافظ على التباعد الإجتماعي والتزم بـ متر ونص عند الحاجة لمخالطة الآخرين 👌</text:p>
            <text:p>#فيروس_كورونا https://t.co/VwpPNAG1h9</text:p>
          </table:table-cell>
          <table:table-cell office:value-type="string" calcext:value-type="string">
            <text:p>https://t.co/VwpPNAG1h9</text:p>
          </table:table-cell>
          <table:table-cell office:value-type="float" office:value="93" calcext:value-type="float">
            <text:p>93</text:p>
          </table:table-cell>
          <table:table-cell office:value-type="float" office:value="469" calcext:value-type="float">
            <text:p>46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12" calcext:value-type="float">
            <text:p>312</text:p>
          </table:table-cell>
          <table:table-cell table:style-name="ce10" office:value-type="date" office:date-value="2020-05-03" calcext:value-type="date">
            <text:p>2020-05-03</text:p>
          </table:table-cell>
          <table:table-cell table:style-name="ce6" office:value-type="time" office:time-value="PT13H16M25S" calcext:value-type="time">
            <text:p>13:16:25</text:p>
          </table:table-cell>
          <table:table-cell table:style-name="ce14" office:value-type="string" calcext:value-type="string">
            <text:p>القعدة في البيت لمدة طويلة ممكن تكون فرصة كويسة إننا نبتدي نشاط بدني بسيط ونحافظ عليه يوميًا . قولولنا أفكاركم وتجاربكم مع أولادكم في ممارسة الرياضة المنزلي!</text:p>
            <text:p>#فيروس_كورونا</text:p>
            <text:p/>
            <text:p>@WHOEgypt </text:p>
            <text:p>@UNICEF_Egypt https://t.co/38OmRGFa0I</text:p>
          </table:table-cell>
          <table:table-cell office:value-type="string" calcext:value-type="string">
            <text:p>https://t.co/38OmRGFa0I</text:p>
          </table:table-cell>
          <table:table-cell office:value-type="float" office:value="11" calcext:value-type="float">
            <text:p>11</text:p>
          </table:table-cell>
          <table:table-cell office:value-type="float" office:value="214" calcext:value-type="float">
            <text:p>21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13" calcext:value-type="float">
            <text:p>313</text:p>
          </table:table-cell>
          <table:table-cell table:style-name="ce10" office:value-type="date" office:date-value="2020-05-03" calcext:value-type="date">
            <text:p>2020-05-03</text:p>
          </table:table-cell>
          <table:table-cell table:style-name="ce6" office:value-type="time" office:time-value="PT16H11M49S" calcext:value-type="time">
            <text:p>16:11:49</text:p>
          </table:table-cell>
          <table:table-cell table:style-name="ce14" office:value-type="string" calcext:value-type="string">
            <text:p>لليوم الثاني على التوالي </text:p>
            <text:p/>
            <text:p>وزيرة الصحة تتفقد مستشفيات صدر العمرانية  وحميات إمبابة وصدر إمبابة ضمن استراتيجية تجهيز تلك المستشفيات لتصبح مستشفيات عزل لمصابي #فيروس_كورونا https://t.co/KaOqZE9lo7</text:p>
          </table:table-cell>
          <table:table-cell office:value-type="string" calcext:value-type="string">
            <text:p>https://t.co/KaOqZE9lo7</text:p>
          </table:table-cell>
          <table:table-cell office:value-type="float" office:value="62" calcext:value-type="float">
            <text:p>62</text:p>
          </table:table-cell>
          <table:table-cell office:value-type="float" office:value="592" calcext:value-type="float">
            <text:p>59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14" calcext:value-type="float">
            <text:p>314</text:p>
          </table:table-cell>
          <table:table-cell table:style-name="ce10" office:value-type="date" office:date-value="2020-05-03" calcext:value-type="date">
            <text:p>2020-05-03</text:p>
          </table:table-cell>
          <table:table-cell table:style-name="ce6" office:value-type="time" office:time-value="PT17H15M33S" calcext:value-type="time">
            <text:p>17:15:33</text:p>
          </table:table-cell>
          <table:table-cell table:style-name="ce14" office:value-type="string" calcext:value-type="string">
            <text:p>الصحة: ارتفاع حالات الشفاء من مصابي فيروس كورونا إلى 1562 وخروجهم من مستشفيات العزل والحجر الصحي..</text:p>
            <text:p>https://t.co/SbEuCSMqvQ</text:p>
            <text:p>#فيروس_كورونا https://t.co/3UynNIX02R</text:p>
          </table:table-cell>
          <table:table-cell office:value-type="string" calcext:value-type="string">
            <text:p>https://t.co/3UynNIX02R</text:p>
          </table:table-cell>
          <table:table-cell office:value-type="float" office:value="475" calcext:value-type="float">
            <text:p>475</text:p>
          </table:table-cell>
          <table:table-cell office:value-type="float" office:value="1886" calcext:value-type="float">
            <text:p>188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15" calcext:value-type="float">
            <text:p>315</text:p>
          </table:table-cell>
          <table:table-cell table:style-name="ce10" office:value-type="date" office:date-value="2020-05-03" calcext:value-type="date">
            <text:p>2020-05-03</text:p>
          </table:table-cell>
          <table:table-cell table:style-name="ce6" office:value-type="time" office:time-value="PT18H48M05S" calcext:value-type="time">
            <text:p>18:48:05</text:p>
          </table:table-cell>
          <table:table-cell table:style-name="ce14" office:value-type="string" calcext:value-type="string">
            <text:p>مسئولياتك اليومية كتيرة في الظروف اللي احنا فيها، خصوصًا لو إنتي حامل ..</text:p>
            <text:p>إعرفي إزاي تحمي نفسك وجنينك من الإصابة بفيروس كورونا المستجد (كوفيد-19)</text:p>
            <text:p>#خليكي_في_البيت❤️ https://t.co/c32F7gYo6J</text:p>
          </table:table-cell>
          <table:table-cell office:value-type="string" calcext:value-type="string">
            <text:p>https://t.co/c32F7gYo6J</text:p>
          </table:table-cell>
          <table:table-cell office:value-type="float" office:value="17" calcext:value-type="float">
            <text:p>17</text:p>
          </table:table-cell>
          <table:table-cell office:value-type="float" office:value="159" calcext:value-type="float">
            <text:p>15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6" calcext:value-type="float">
            <text:p>316</text:p>
          </table:table-cell>
          <table:table-cell table:style-name="ce10" office:value-type="date" office:date-value="2020-05-03" calcext:value-type="date">
            <text:p>2020-05-03</text:p>
          </table:table-cell>
          <table:table-cell table:style-name="ce6" office:value-type="time" office:time-value="PT21H45M00S" calcext:value-type="time">
            <text:p>21:45:00</text:p>
          </table:table-cell>
          <table:table-cell table:style-name="ce14" office:value-type="string" calcext:value-type="string">
            <text:p>فضل الإطعام في أيام رمضان المباركة .. #رمضان_يحمينا https://t.co/ILJemEmojD</text:p>
          </table:table-cell>
          <table:table-cell office:value-type="string" calcext:value-type="string">
            <text:p>https://t.co/ILJemEmojD</text:p>
          </table:table-cell>
          <table:table-cell office:value-type="float" office:value="23" calcext:value-type="float">
            <text:p>23</text:p>
          </table:table-cell>
          <table:table-cell office:value-type="float" office:value="174" calcext:value-type="float">
            <text:p>17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7" calcext:value-type="float">
            <text:p>317</text:p>
          </table:table-cell>
          <table:table-cell table:style-name="ce10" office:value-type="date" office:date-value="2020-05-03" calcext:value-type="date">
            <text:p>2020-05-03</text:p>
          </table:table-cell>
          <table:table-cell table:style-name="ce6" office:value-type="time" office:time-value="PT23H37M50S" calcext:value-type="time">
            <text:p>23:37:50</text:p>
          </table:table-cell>
          <table:table-cell table:style-name="ce14" office:value-type="string" calcext:value-type="string">
            <text:p>رسالة من الفريق الطبي بمستشفى العزل .. https://t.co/9AJb60kc47</text:p>
          </table:table-cell>
          <table:table-cell office:value-type="string" calcext:value-type="string">
            <text:p>https://t.co/9AJb60kc47</text:p>
          </table:table-cell>
          <table:table-cell office:value-type="float" office:value="108" calcext:value-type="float">
            <text:p>108</text:p>
          </table:table-cell>
          <table:table-cell office:value-type="float" office:value="599" calcext:value-type="float">
            <text:p>59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8" calcext:value-type="float">
            <text:p>318</text:p>
          </table:table-cell>
          <table:table-cell table:style-name="ce10" office:value-type="date" office:date-value="2020-05-04" calcext:value-type="date">
            <text:p>2020-05-04</text:p>
          </table:table-cell>
          <table:table-cell table:style-name="ce6" office:value-type="time" office:time-value="PT11H53M54S" calcext:value-type="time">
            <text:p>11:53:54</text:p>
          </table:table-cell>
          <table:table-cell table:style-name="ce14" office:value-type="string" calcext:value-type="string">
            <text:p>جولة وزيرة الصحة بمستشفيات صدر العمرانية  وحميات إمبابة وصدر إمبابة ضمن استراتيجية تجهيز تلك المستشفيات لتصبح مستشفيات عزل لمصابي فيروس كورونا المستجد (كوفيد-١٩) ...</text:p>
            <text:p>#فيروس_كورونا https://t.co/9SBuxjEgdT</text:p>
          </table:table-cell>
          <table:table-cell office:value-type="string" calcext:value-type="string">
            <text:p>https://t.co/9SBuxjEgdT</text:p>
          </table:table-cell>
          <table:table-cell office:value-type="float" office:value="86" calcext:value-type="float">
            <text:p>86</text:p>
          </table:table-cell>
          <table:table-cell office:value-type="float" office:value="570" calcext:value-type="float">
            <text:p>57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19" calcext:value-type="float">
            <text:p>319</text:p>
          </table:table-cell>
          <table:table-cell table:style-name="ce10" office:value-type="date" office:date-value="2020-05-04" calcext:value-type="date">
            <text:p>2020-05-04</text:p>
          </table:table-cell>
          <table:table-cell table:style-name="ce6" office:value-type="time" office:time-value="PT13H05M00S" calcext:value-type="time">
            <text:p>13:05:00</text:p>
          </table:table-cell>
          <table:table-cell table:style-name="ce14" office:value-type="string" calcext:value-type="string">
            <text:p>مشغولين بموضوع البحث؟؟</text:p>
            <text:p>موقع بنك المعرفة الخاص بوزارة التربية والتعليم هيساعد أولادكم في عمل البحث وكتابة المصادر، </text:p>
            <text:p>وكمان فيديوهات المسابقات الموجودة فيه هتسليهم جدًا .. خلوهم يستخدموه ويستغلوا وقتهم في البيت بطريقة تساعدهم في الدراسة وتحسن نفسيتهم باللعب.</text:p>
            <text:p>@WHOEgypt</text:p>
            <text:p>@UNICEF_Egypt https://t.co/gzZpK035b4</text:p>
          </table:table-cell>
          <table:table-cell office:value-type="string" calcext:value-type="string">
            <text:p>https://t.co/gzZpK035b4</text:p>
          </table:table-cell>
          <table:table-cell office:value-type="float" office:value="44" calcext:value-type="float">
            <text:p>44</text:p>
          </table:table-cell>
          <table:table-cell office:value-type="float" office:value="194" calcext:value-type="float">
            <text:p>19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0" calcext:value-type="float">
            <text:p>320</text:p>
          </table:table-cell>
          <table:table-cell table:style-name="ce10" office:value-type="date" office:date-value="2020-05-04" calcext:value-type="date">
            <text:p>2020-05-04</text:p>
          </table:table-cell>
          <table:table-cell table:style-name="ce6" office:value-type="time" office:time-value="PT16H08M54S" calcext:value-type="time">
            <text:p>16:08:54</text:p>
          </table:table-cell>
          <table:table-cell table:style-name="ce14" office:value-type="string" calcext:value-type="string">
            <text:p>الصحة: ارتفاع حالات الشفاء من مصابي فيروس كورونا إلى 1632 وخروجهم من مستشفيات العزل والحجر الصحي...</text:p>
            <text:p>#فيروس_كورونا </text:p>
            <text:p/>
            <text:p>https://t.co/qpOePXB2GM https://t.co/2l90uEHTzu</text:p>
          </table:table-cell>
          <table:table-cell office:value-type="string" calcext:value-type="string">
            <text:p>https://t.co/2l90uEHTzu</text:p>
          </table:table-cell>
          <table:table-cell office:value-type="float" office:value="507" calcext:value-type="float">
            <text:p>507</text:p>
          </table:table-cell>
          <table:table-cell office:value-type="float" office:value="1828" calcext:value-type="float">
            <text:p>1828</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21" calcext:value-type="float">
            <text:p>321</text:p>
          </table:table-cell>
          <table:table-cell table:style-name="ce10" office:value-type="date" office:date-value="2020-05-04" calcext:value-type="date">
            <text:p>2020-05-04</text:p>
          </table:table-cell>
          <table:table-cell table:style-name="ce6" office:value-type="time" office:time-value="PT18H28M02S" calcext:value-type="time">
            <text:p>18:28:02</text:p>
          </table:table-cell>
          <table:table-cell table:style-name="ce14" office:value-type="string" calcext:value-type="string">
            <text:p>نصائح لحماية مرضى السكر من فيروس كورونا المستجد (كوفيد-١٩) ..</text:p>
            <text:p>#اسئلة_كوفيد١٩</text:p>
            <text:p>#صحتك_تهمنا</text:p>
            <text:p>@UnfpaEgypt</text:p>
            <text:p>@WHOEgypt https://t.co/AdUigkHEDi</text:p>
          </table:table-cell>
          <table:table-cell office:value-type="string" calcext:value-type="string">
            <text:p>https://t.co/AdUigkHEDi</text:p>
          </table:table-cell>
          <table:table-cell office:value-type="float" office:value="46" calcext:value-type="float">
            <text:p>46</text:p>
          </table:table-cell>
          <table:table-cell office:value-type="float" office:value="214" calcext:value-type="float">
            <text:p>214</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2" calcext:value-type="float">
            <text:p>322</text:p>
          </table:table-cell>
          <table:table-cell table:style-name="ce10" office:value-type="date" office:date-value="2020-05-04" calcext:value-type="date">
            <text:p>2020-05-04</text:p>
          </table:table-cell>
          <table:table-cell table:style-name="ce6" office:value-type="time" office:time-value="PT19H10M27S" calcext:value-type="time">
            <text:p>19:10:27</text:p>
          </table:table-cell>
          <table:table-cell table:style-name="ce14" office:value-type="string" calcext:value-type="string">
            <text:p>الصحة توقع بروتوكول تعاون مع مبادرة "هنجملها" لتجميل وتشجير مستشفيات الحميات والصدر بمحافظات الجمهورية https://t.co/d2QiWO0abj</text:p>
          </table:table-cell>
          <table:table-cell office:value-type="string" calcext:value-type="string">
            <text:p>https://t.co/d2QiWO0abj</text:p>
          </table:table-cell>
          <table:table-cell office:value-type="float" office:value="39" calcext:value-type="float">
            <text:p>39</text:p>
          </table:table-cell>
          <table:table-cell office:value-type="float" office:value="456" calcext:value-type="float">
            <text:p>45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3" calcext:value-type="float">
            <text:p>323</text:p>
          </table:table-cell>
          <table:table-cell table:style-name="ce10" office:value-type="date" office:date-value="2020-05-04" calcext:value-type="date">
            <text:p>2020-05-04</text:p>
          </table:table-cell>
          <table:table-cell table:style-name="ce6" office:value-type="time" office:time-value="PT21H00M06S" calcext:value-type="time">
            <text:p>21:00:06</text:p>
          </table:table-cell>
          <table:table-cell table:style-name="ce14" office:value-type="string" calcext:value-type="string">
            <text:p>أسس لتقوية علاقتك بربك وبنفسك وبمن حولك .. #رمضان_يحمينا https://t.co/bqRQjNe9za</text:p>
          </table:table-cell>
          <table:table-cell office:value-type="string" calcext:value-type="string">
            <text:p>https://t.co/bqRQjNe9za</text:p>
          </table:table-cell>
          <table:table-cell office:value-type="float" office:value="38" calcext:value-type="float">
            <text:p>38</text:p>
          </table:table-cell>
          <table:table-cell office:value-type="float" office:value="346" calcext:value-type="float">
            <text:p>34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4" calcext:value-type="float">
            <text:p>324</text:p>
          </table:table-cell>
          <table:table-cell table:style-name="ce10" office:value-type="date" office:date-value="2020-05-04" calcext:value-type="date">
            <text:p>2020-05-04</text:p>
          </table:table-cell>
          <table:table-cell table:style-name="ce6" office:value-type="time" office:time-value="PT23H05M27S" calcext:value-type="time">
            <text:p>23:05:27</text:p>
          </table:table-cell>
          <table:table-cell table:style-name="ce14" office:value-type="string" calcext:value-type="string">
            <text:p>رسالة من إسراء اللواح من مستشفى العزل 😷 https://t.co/QHiEsdt0yH</text:p>
          </table:table-cell>
          <table:table-cell office:value-type="string" calcext:value-type="string">
            <text:p>https://t.co/QHiEsdt0yH</text:p>
          </table:table-cell>
          <table:table-cell office:value-type="float" office:value="105" calcext:value-type="float">
            <text:p>105</text:p>
          </table:table-cell>
          <table:table-cell office:value-type="float" office:value="563" calcext:value-type="float">
            <text:p>56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5" calcext:value-type="float">
            <text:p>325</text:p>
          </table:table-cell>
          <table:table-cell table:style-name="ce10" office:value-type="date" office:date-value="2020-05-05" calcext:value-type="date">
            <text:p>2020-05-05</text:p>
          </table:table-cell>
          <table:table-cell table:style-name="ce6" office:value-type="time" office:time-value="PT11H21M20S" calcext:value-type="time">
            <text:p>11:21:20</text:p>
          </table:table-cell>
          <table:table-cell table:style-name="ce14" office:value-type="string" calcext:value-type="string">
            <text:p>إن غسل اليدين هو أحد الإجراءات الأكثر فعالية للحد من انتشار مُسبِّبات الأمراض وللوقاية من العدوى، بما في ذلك العدوى بفيروس #كوفيد_19. https://t.co/2OmysIqYuu</text:p>
          </table:table-cell>
          <table:table-cell office:value-type="string" calcext:value-type="string">
            <text:p>https://t.co/2OmysIqYuu</text:p>
          </table:table-cell>
          <table:table-cell office:value-type="float" office:value="62" calcext:value-type="float">
            <text:p>62</text:p>
          </table:table-cell>
          <table:table-cell office:value-type="float" office:value="290" calcext:value-type="float">
            <text:p>290</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26" calcext:value-type="float">
            <text:p>326</text:p>
          </table:table-cell>
          <table:table-cell table:style-name="ce10" office:value-type="date" office:date-value="2020-05-05" calcext:value-type="date">
            <text:p>2020-05-05</text:p>
          </table:table-cell>
          <table:table-cell table:style-name="ce6" office:value-type="time" office:time-value="PT13H00M00S" calcext:value-type="time">
            <text:p>13:00:00</text:p>
          </table:table-cell>
          <table:table-cell table:style-name="ce14" office:value-type="string" calcext:value-type="string">
            <text:p>محتاجين شوية أفكار لأنشطة تعملوها في البيت مع الأولاد؟ اتفرجوا على الفيديو ده وشاركونا أفكاركم في التعليقات! #فيروس_كورونا</text:p>
            <text:p/>
            <text:p>@WHOEgypt</text:p>
            <text:p>@UNICEF_Egypt</text:p>
            <text:p>@MoeteEg https://t.co/5Oa0M7cgpO</text:p>
          </table:table-cell>
          <table:table-cell office:value-type="string" calcext:value-type="string">
            <text:p>https://t.co/5Oa0M7cgpO</text:p>
          </table:table-cell>
          <table:table-cell office:value-type="float" office:value="16" calcext:value-type="float">
            <text:p>16</text:p>
          </table:table-cell>
          <table:table-cell office:value-type="float" office:value="90" calcext:value-type="float">
            <text:p>90</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27" calcext:value-type="float">
            <text:p>327</text:p>
          </table:table-cell>
          <table:table-cell table:style-name="ce10" office:value-type="date" office:date-value="2020-05-05" calcext:value-type="date">
            <text:p>2020-05-05</text:p>
          </table:table-cell>
          <table:table-cell table:style-name="ce6" office:value-type="time" office:time-value="PT15H02M25S" calcext:value-type="time">
            <text:p>15:02:25</text:p>
          </table:table-cell>
          <table:table-cell table:style-name="ce14" office:value-type="string" calcext:value-type="string">
            <text:p>الدكتور محمد عبد الفتاح رئيس الإدارة المركزية للشئون الوقائية ورئيس اللجنة الوطنية للوائح الصحية الدولية </text:p>
            <text:p>هيجاوب على كل أسئلتكم عن الأمراض المعدية وكيفية انتقالها وطرق مواجهتها ..</text:p>
            <text:p>ابعتولنا استفساراتكم على هاشتاج #اسئلة_كوفيد١٩ https://t.co/HvhJ8Cf0jH</text:p>
          </table:table-cell>
          <table:table-cell office:value-type="string" calcext:value-type="string">
            <text:p>https://t.co/HvhJ8Cf0jH</text:p>
          </table:table-cell>
          <table:table-cell office:value-type="float" office:value="19" calcext:value-type="float">
            <text:p>19</text:p>
          </table:table-cell>
          <table:table-cell office:value-type="float" office:value="139" calcext:value-type="float">
            <text:p>13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28" calcext:value-type="float">
            <text:p>328</text:p>
          </table:table-cell>
          <table:table-cell table:style-name="ce10" office:value-type="date" office:date-value="2020-05-05" calcext:value-type="date">
            <text:p>2020-05-05</text:p>
          </table:table-cell>
          <table:table-cell table:style-name="ce6" office:value-type="time" office:time-value="PT15H19M05S" calcext:value-type="time">
            <text:p>15:19:05</text:p>
          </table:table-cell>
          <table:table-cell table:style-name="ce14" office:value-type="string" calcext:value-type="string">
            <text:p>الصحة: ارتفاع حالات الشفاء من مصابي #فيروس_كورونا إلى 1730 وخروجهم من مستشفيات العزل والحجر الصحي</text:p>
            <text:p/>
            <text:p>الصحة: ارتفاع عدد الحالات التي تحولت نتيجة تحاليلها من إيجابية إلى سلبية لفيروس كورونا إلى 2224 حالة</text:p>
            <text:p/>
            <text:p>الصحة: تسجيل 388 حالة إيجابية جديدة لفيروس كورونا..و16 حالة وفاة</text:p>
            <text:p>#كوفيد١٩ https://t.co/zJvlYBRf7s</text:p>
          </table:table-cell>
          <table:table-cell office:value-type="string" calcext:value-type="string">
            <text:p>https://t.co/zJvlYBRf7s</text:p>
          </table:table-cell>
          <table:table-cell office:value-type="float" office:value="672" calcext:value-type="float">
            <text:p>672</text:p>
          </table:table-cell>
          <table:table-cell office:value-type="float" office:value="2621" calcext:value-type="float">
            <text:p>2621</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29" calcext:value-type="float">
            <text:p>329</text:p>
          </table:table-cell>
          <table:table-cell table:style-name="ce10" office:value-type="date" office:date-value="2020-05-05" calcext:value-type="date">
            <text:p>2020-05-05</text:p>
          </table:table-cell>
          <table:table-cell table:style-name="ce6" office:value-type="time" office:time-value="PT18H00M01S" calcext:value-type="time">
            <text:p>18:00:01</text:p>
          </table:table-cell>
          <table:table-cell table:style-name="ce14" office:value-type="string" calcext:value-type="string">
            <text:p>أطفالنا هما مستقبلنا، علشان كده لازم نحميهم من العدوى .. اعرفوا إزاي نعلمهم يحموا نفسهم من فيروس كورونا المستجد.</text:p>
            <text:p>#صحتك_تهمنا</text:p>
            <text:p>#فيروس_كورونا</text:p>
            <text:p>@WHOEgypt</text:p>
            <text:p>@UnfpaEgypt https://t.co/4bYf99VrUG</text:p>
          </table:table-cell>
          <table:table-cell office:value-type="string" calcext:value-type="string">
            <text:p>https://t.co/4bYf99VrUG</text:p>
          </table:table-cell>
          <table:table-cell office:value-type="float" office:value="17" calcext:value-type="float">
            <text:p>17</text:p>
          </table:table-cell>
          <table:table-cell office:value-type="float" office:value="125" calcext:value-type="float">
            <text:p>12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0" calcext:value-type="float">
            <text:p>330</text:p>
          </table:table-cell>
          <table:table-cell table:style-name="ce10" office:value-type="date" office:date-value="2020-05-05" calcext:value-type="date">
            <text:p>2020-05-05</text:p>
          </table:table-cell>
          <table:table-cell table:style-name="ce6" office:value-type="time" office:time-value="PT20H46M22S" calcext:value-type="time">
            <text:p>20:46:22</text:p>
          </table:table-cell>
          <table:table-cell table:style-name="ce14" office:value-type="string" calcext:value-type="string">
            <text:p>رسالة من ممرضي مستشفيات العزل..</text:p>
            <text:p>#فيروس_كورونا</text:p>
            <text:p>#COVID19 https://t.co/YAZedGgD0s</text:p>
          </table:table-cell>
          <table:table-cell office:value-type="string" calcext:value-type="string">
            <text:p>https://t.co/YAZedGgD0s</text:p>
          </table:table-cell>
          <table:table-cell office:value-type="float" office:value="50" calcext:value-type="float">
            <text:p>50</text:p>
          </table:table-cell>
          <table:table-cell office:value-type="float" office:value="275" calcext:value-type="float">
            <text:p>27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1" calcext:value-type="float">
            <text:p>331</text:p>
          </table:table-cell>
          <table:table-cell table:style-name="ce10" office:value-type="date" office:date-value="2020-05-05" calcext:value-type="date">
            <text:p>2020-05-05</text:p>
          </table:table-cell>
          <table:table-cell table:style-name="ce6" office:value-type="time" office:time-value="PT21H59M00S" calcext:value-type="time">
            <text:p>21:59:00</text:p>
          </table:table-cell>
          <table:table-cell table:style-name="ce14" office:value-type="string" calcext:value-type="string">
            <text:p>مدلول الأكل الصحي في القرآن الكريم 👇</text:p>
            <text:p>#رمضان_يحمينا https://t.co/H1UqcQarVF</text:p>
          </table:table-cell>
          <table:table-cell office:value-type="string" calcext:value-type="string">
            <text:p>https://t.co/H1UqcQarVF</text:p>
          </table:table-cell>
          <table:table-cell office:value-type="float" office:value="18" calcext:value-type="float">
            <text:p>18</text:p>
          </table:table-cell>
          <table:table-cell office:value-type="float" office:value="198" calcext:value-type="float">
            <text:p>19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2" calcext:value-type="float">
            <text:p>332</text:p>
          </table:table-cell>
          <table:table-cell table:style-name="ce10" office:value-type="date" office:date-value="2020-05-06" calcext:value-type="date">
            <text:p>2020-05-06</text:p>
          </table:table-cell>
          <table:table-cell table:style-name="ce6" office:value-type="time" office:time-value="PT10H00M00S" calcext:value-type="time">
            <text:p>10:00:00</text:p>
          </table:table-cell>
          <table:table-cell table:style-name="ce14" office:value-type="string" calcext:value-type="string">
            <text:p>ماذا تفعل أثناء الحجر المنزلي؟ </text:p>
            <text:p>#فيروس_كورونا https://t.co/mjTXDJ9Rtc</text:p>
          </table:table-cell>
          <table:table-cell office:value-type="string" calcext:value-type="string">
            <text:p>https://t.co/mjTXDJ9Rtc</text:p>
          </table:table-cell>
          <table:table-cell office:value-type="float" office:value="20" calcext:value-type="float">
            <text:p>20</text:p>
          </table:table-cell>
          <table:table-cell office:value-type="float" office:value="156" calcext:value-type="float">
            <text:p>15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3" calcext:value-type="float">
            <text:p>333</text:p>
          </table:table-cell>
          <table:table-cell table:style-name="ce10" office:value-type="date" office:date-value="2020-05-06" calcext:value-type="date">
            <text:p>2020-05-06</text:p>
          </table:table-cell>
          <table:table-cell table:style-name="ce6" office:value-type="time" office:time-value="PT15H46M46S" calcext:value-type="time">
            <text:p>15:46:46</text:p>
          </table:table-cell>
          <table:table-cell table:style-name="ce14" office:value-type="string" calcext:value-type="string">
            <text:p>الصحة: ارتفاع حالات الشفاء من مصابي فيروس كورونا إلى 1815 وخروجهم من مستشفيات العزل والحجر الصحي..</text:p>
            <text:p/>
            <text:p>https://t.co/ucYrpqgzjc</text:p>
            <text:p>#فيروس_كورونا https://t.co/3vICvXqrDl</text:p>
          </table:table-cell>
          <table:table-cell office:value-type="string" calcext:value-type="string">
            <text:p>https://t.co/3vICvXqrDl</text:p>
          </table:table-cell>
          <table:table-cell office:value-type="float" office:value="440" calcext:value-type="float">
            <text:p>440</text:p>
          </table:table-cell>
          <table:table-cell office:value-type="float" office:value="1822" calcext:value-type="float">
            <text:p>1822</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34" calcext:value-type="float">
            <text:p>334</text:p>
          </table:table-cell>
          <table:table-cell table:style-name="ce10" office:value-type="date" office:date-value="2020-05-06" calcext:value-type="date">
            <text:p>2020-05-06</text:p>
          </table:table-cell>
          <table:table-cell table:style-name="ce6" office:value-type="time" office:time-value="PT17H30M00S" calcext:value-type="time">
            <text:p>17:30:00</text:p>
          </table:table-cell>
          <table:table-cell table:style-name="ce14" office:value-type="string" calcext:value-type="string">
            <text:p>نصائح لمرضى القلب للحماية من الإصابة بفيروس كورونا المستجد (كوفيد-19)..</text:p>
            <text:p/>
            <text:p>#فيروس_كورونا </text:p>
            <text:p>#صحتك_تهمنا</text:p>
            <text:p>@WHOEgypt</text:p>
            <text:p>@UnfpaEgypt</text:p>
            <text:p>@ncwegypt https://t.co/Fb8iu2Rlxg</text:p>
          </table:table-cell>
          <table:table-cell office:value-type="string" calcext:value-type="string">
            <text:p>https://t.co/Fb8iu2Rlxg</text:p>
          </table:table-cell>
          <table:table-cell office:value-type="float" office:value="16" calcext:value-type="float">
            <text:p>16</text:p>
          </table:table-cell>
          <table:table-cell office:value-type="float" office:value="107" calcext:value-type="float">
            <text:p>10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5" calcext:value-type="float">
            <text:p>335</text:p>
          </table:table-cell>
          <table:table-cell table:style-name="ce10" office:value-type="date" office:date-value="2020-05-06" calcext:value-type="date">
            <text:p>2020-05-06</text:p>
          </table:table-cell>
          <table:table-cell table:style-name="ce6" office:value-type="time" office:time-value="PT19H00M00S" calcext:value-type="time">
            <text:p>19:00:00</text:p>
          </table:table-cell>
          <table:table-cell table:style-name="ce14" office:value-type="string" calcext:value-type="string">
            <text:p>الدكتور محمد عبد الفتاح رئيس الإدارة المركزية للشئون الوقائية، يكشف الفرق بين الأمراض المعدية وغير المعدية، وكيفية الوقاية منها.. </text:p>
            <text:p>ج2</text:p>
            <text:p>#فيروس_كورونا </text:p>
            <text:p>#اسئلة_كوفيد19 https://t.co/Hj5JRMJUnD</text:p>
          </table:table-cell>
          <table:table-cell office:value-type="string" calcext:value-type="string">
            <text:p>https://t.co/Hj5JRMJUnD</text:p>
          </table:table-cell>
          <table:table-cell office:value-type="float" office:value="6" calcext:value-type="float">
            <text:p>6</text:p>
          </table:table-cell>
          <table:table-cell office:value-type="float" office:value="68" calcext:value-type="float">
            <text:p>6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6" calcext:value-type="float">
            <text:p>336</text:p>
          </table:table-cell>
          <table:table-cell table:style-name="ce10" office:value-type="date" office:date-value="2020-05-06" calcext:value-type="date">
            <text:p>2020-05-06</text:p>
          </table:table-cell>
          <table:table-cell table:style-name="ce6" office:value-type="time" office:time-value="PT19H00M01S" calcext:value-type="time">
            <text:p>19:00:01</text:p>
          </table:table-cell>
          <table:table-cell table:style-name="ce14" office:value-type="string" calcext:value-type="string">
            <text:p>الدكتور محمد عبد الفتاح رئيس الإدارة المركزية للشئون الوقائية، يكشف الفرق بين الأمراض المعدية وغير المعدية، وكيفية الوقاية منها.. </text:p>
            <text:p>ج1</text:p>
            <text:p>#فيروس_كورونا </text:p>
            <text:p>#اسئلة_كوفيد19 https://t.co/IT7aFHdKij</text:p>
          </table:table-cell>
          <table:table-cell office:value-type="string" calcext:value-type="string">
            <text:p>https://t.co/IT7aFHdKij</text:p>
          </table:table-cell>
          <table:table-cell office:value-type="float" office:value="8" calcext:value-type="float">
            <text:p>8</text:p>
          </table:table-cell>
          <table:table-cell office:value-type="float" office:value="86" calcext:value-type="float">
            <text:p>8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7" calcext:value-type="float">
            <text:p>337</text:p>
          </table:table-cell>
          <table:table-cell table:style-name="ce10" office:value-type="date" office:date-value="2020-05-06" calcext:value-type="date">
            <text:p>2020-05-06</text:p>
          </table:table-cell>
          <table:table-cell table:style-name="ce6" office:value-type="time" office:time-value="PT19H16M05S" calcext:value-type="time">
            <text:p>19:16:05</text:p>
          </table:table-cell>
          <table:table-cell table:style-name="ce14" office:value-type="string" calcext:value-type="string">
            <text:p>من أجل حياة صحية آمنة ، حرصت الدولة على إنشاء وتطوير منظومة صحية حديثة ومتكاملة لمواجهة جائحة فيروس كورونا المستجد (كوفيد-١٩) ... https://t.co/88LT23zSkl</text:p>
          </table:table-cell>
          <table:table-cell office:value-type="string" calcext:value-type="string">
            <text:p>https://t.co/88LT23zSkl</text:p>
          </table:table-cell>
          <table:table-cell office:value-type="float" office:value="40" calcext:value-type="float">
            <text:p>40</text:p>
          </table:table-cell>
          <table:table-cell office:value-type="float" office:value="281" calcext:value-type="float">
            <text:p>28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8" calcext:value-type="float">
            <text:p>338</text:p>
          </table:table-cell>
          <table:table-cell table:style-name="ce10" office:value-type="date" office:date-value="2020-05-06" calcext:value-type="date">
            <text:p>2020-05-06</text:p>
          </table:table-cell>
          <table:table-cell table:style-name="ce6" office:value-type="time" office:time-value="PT21H45M00S" calcext:value-type="time">
            <text:p>21:45:00</text:p>
          </table:table-cell>
          <table:table-cell table:style-name="ce14" office:value-type="string" calcext:value-type="string">
            <text:p>صفات يمكننا التحلي بها لتقوية العلاقات بيننا .. #رمضان_يحمينا https://t.co/3E2Ei9Mj07</text:p>
          </table:table-cell>
          <table:table-cell office:value-type="string" calcext:value-type="string">
            <text:p>https://t.co/3E2Ei9Mj07</text:p>
          </table:table-cell>
          <table:table-cell office:value-type="float" office:value="9" calcext:value-type="float">
            <text:p>9</text:p>
          </table:table-cell>
          <table:table-cell office:value-type="float" office:value="116" calcext:value-type="float">
            <text:p>11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39" calcext:value-type="float">
            <text:p>339</text:p>
          </table:table-cell>
          <table:table-cell table:style-name="ce10" office:value-type="date" office:date-value="2020-05-07" calcext:value-type="date">
            <text:p>2020-05-07</text:p>
          </table:table-cell>
          <table:table-cell table:style-name="ce6" office:value-type="time" office:time-value="PT11H19M54S" calcext:value-type="time">
            <text:p>11:19:54</text:p>
          </table:table-cell>
          <table:table-cell table:style-name="ce14" office:value-type="string" calcext:value-type="string">
            <text:p>تطبيق "صحة مصر" للإستفسارات والإرشادات حول فيروس كورونا المستجد (كوفيد-١٩) ...</text:p>
            <text:p/>
            <text:p>يمكنكم تحميل التطبيق من خلال رابط على: </text:p>
            <text:p>Google Play: https://t.co/7872y9PPmY</text:p>
            <text:p/>
            <text:p>App Store: </text:p>
            <text:p>https://t.co/sJExO3fSjm https://t.co/4QwphvDXUo</text:p>
          </table:table-cell>
          <table:table-cell office:value-type="string" calcext:value-type="string">
            <text:p>https://t.co/4QwphvDXUo</text:p>
          </table:table-cell>
          <table:table-cell office:value-type="float" office:value="24" calcext:value-type="float">
            <text:p>24</text:p>
          </table:table-cell>
          <table:table-cell office:value-type="float" office:value="123" calcext:value-type="float">
            <text:p>12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0" calcext:value-type="float">
            <text:p>340</text:p>
          </table:table-cell>
          <table:table-cell table:style-name="ce10" office:value-type="date" office:date-value="2020-05-07" calcext:value-type="date">
            <text:p>2020-05-07</text:p>
          </table:table-cell>
          <table:table-cell table:style-name="ce6" office:value-type="time" office:time-value="PT16H08M40S" calcext:value-type="time">
            <text:p>16:08:40</text:p>
          </table:table-cell>
          <table:table-cell table:style-name="ce14" office:value-type="string" calcext:value-type="string">
            <text:p>الصحة: ارتفاع حالات الشفاء من مصابي فيروس كورونا إلى 1887 وخروجهم من مستشفيات العزل والحجر الصحي..</text:p>
            <text:p>https://t.co/LHMnocVrxJ</text:p>
            <text:p>#فيروس_كورونا https://t.co/FqHSqONvG9</text:p>
          </table:table-cell>
          <table:table-cell office:value-type="string" calcext:value-type="string">
            <text:p>https://t.co/FqHSqONvG9</text:p>
          </table:table-cell>
          <table:table-cell office:value-type="float" office:value="550" calcext:value-type="float">
            <text:p>550</text:p>
          </table:table-cell>
          <table:table-cell office:value-type="float" office:value="2183" calcext:value-type="float">
            <text:p>218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41" calcext:value-type="float">
            <text:p>341</text:p>
          </table:table-cell>
          <table:table-cell table:style-name="ce10" office:value-type="date" office:date-value="2020-05-07" calcext:value-type="date">
            <text:p>2020-05-07</text:p>
          </table:table-cell>
          <table:table-cell table:style-name="ce6" office:value-type="time" office:time-value="PT17H30M00S" calcext:value-type="time">
            <text:p>17:30:00</text:p>
          </table:table-cell>
          <table:table-cell table:style-name="ce14" office:value-type="string" calcext:value-type="string">
            <text:p>إزاي نقدر نتحكم في نفسنا ونحميها من التوتر والخوف تجاه فيروس كورونا المستجد ؟</text:p>
            <text:p>#صحتك_تهمنا </text:p>
            <text:p/>
            <text:p>@WHOEgypt</text:p>
            <text:p>@UnfpaEgypt</text:p>
            <text:p>@ncwegypt https://t.co/gWXUQ0zugk</text:p>
          </table:table-cell>
          <table:table-cell office:value-type="string" calcext:value-type="string">
            <text:p>https://t.co/gWXUQ0zugk</text:p>
          </table:table-cell>
          <table:table-cell office:value-type="float" office:value="29" calcext:value-type="float">
            <text:p>29</text:p>
          </table:table-cell>
          <table:table-cell office:value-type="float" office:value="168" calcext:value-type="float">
            <text:p>16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2" calcext:value-type="float">
            <text:p>342</text:p>
          </table:table-cell>
          <table:table-cell table:style-name="ce10" office:value-type="date" office:date-value="2020-05-08" calcext:value-type="date">
            <text:p>2020-05-08</text:p>
          </table:table-cell>
          <table:table-cell table:style-name="ce6" office:value-type="time" office:time-value="PT10H07M21S" calcext:value-type="time">
            <text:p>10:07:21</text:p>
          </table:table-cell>
          <table:table-cell table:style-name="ce14" office:value-type="string" calcext:value-type="string">
            <text:p>كيف نستغل فترة الحجر المنزلي في التقرب إلى الله وختم القرآن؟</text:p>
            <text:p>#رمضان_يحمينا https://t.co/102oFEPPhC</text:p>
          </table:table-cell>
          <table:table-cell office:value-type="string" calcext:value-type="string">
            <text:p>https://t.co/102oFEPPhC</text:p>
          </table:table-cell>
          <table:table-cell office:value-type="float" office:value="38" calcext:value-type="float">
            <text:p>38</text:p>
          </table:table-cell>
          <table:table-cell office:value-type="float" office:value="267" calcext:value-type="float">
            <text:p>26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3" calcext:value-type="float">
            <text:p>343</text:p>
          </table:table-cell>
          <table:table-cell table:style-name="ce10" office:value-type="date" office:date-value="2020-05-08" calcext:value-type="date">
            <text:p>2020-05-08</text:p>
          </table:table-cell>
          <table:table-cell table:style-name="ce6" office:value-type="time" office:time-value="PT11H00M00S" calcext:value-type="time">
            <text:p>11:00:00</text:p>
          </table:table-cell>
          <table:table-cell table:style-name="ce14" office:value-type="string" calcext:value-type="string">
            <text:p>7 نصائح لحماية مرضى السكر من الإصابة بفيروس كورونا المستجد (كوفيد-19) https://t.co/iGCuDYxjAI</text:p>
          </table:table-cell>
          <table:table-cell office:value-type="string" calcext:value-type="string">
            <text:p>https://t.co/iGCuDYxjAI</text:p>
          </table:table-cell>
          <table:table-cell office:value-type="float" office:value="70" calcext:value-type="float">
            <text:p>70</text:p>
          </table:table-cell>
          <table:table-cell office:value-type="float" office:value="345" calcext:value-type="float">
            <text:p>345</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4" calcext:value-type="float">
            <text:p>344</text:p>
          </table:table-cell>
          <table:table-cell table:style-name="ce10" office:value-type="date" office:date-value="2020-05-08" calcext:value-type="date">
            <text:p>2020-05-08</text:p>
          </table:table-cell>
          <table:table-cell table:style-name="ce6" office:value-type="time" office:time-value="PT16H23M20S" calcext:value-type="time">
            <text:p>16:23:20</text:p>
          </table:table-cell>
          <table:table-cell table:style-name="ce14" office:value-type="string" calcext:value-type="string">
            <text:p>الصحة: ارتفاع حالات الشفاء من مصابي فيروس كورونا إلى 1945 وخروجهم من مستشفيات العزل والحجر الصحي..</text:p>
            <text:p>https://t.co/uBOE3EaYQw</text:p>
            <text:p>#فيروس_كورونا https://t.co/ptm6aavbjS</text:p>
          </table:table-cell>
          <table:table-cell office:value-type="string" calcext:value-type="string">
            <text:p>https://t.co/ptm6aavbjS</text:p>
          </table:table-cell>
          <table:table-cell office:value-type="float" office:value="948" calcext:value-type="float">
            <text:p>948</text:p>
          </table:table-cell>
          <table:table-cell office:value-type="float" office:value="5411" calcext:value-type="float">
            <text:p>541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45" calcext:value-type="float">
            <text:p>345</text:p>
          </table:table-cell>
          <table:table-cell table:style-name="ce10" office:value-type="date" office:date-value="2020-05-08" calcext:value-type="date">
            <text:p>2020-05-08</text:p>
          </table:table-cell>
          <table:table-cell table:style-name="ce6" office:value-type="time" office:time-value="PT17H30M00S" calcext:value-type="time">
            <text:p>17:30:00</text:p>
          </table:table-cell>
          <table:table-cell table:style-name="ce14" office:value-type="string" calcext:value-type="string">
            <text:p>إزاي تحافظي على نفسك من الإصابة بفيروس كورونا المستجد (كوفيد-19) أثناء الحمل والولادة؟</text:p>
            <text:p>#صحتك_تهمنا </text:p>
            <text:p/>
            <text:p>@WHOEgypt</text:p>
            <text:p>@UnfpaEgypt</text:p>
            <text:p>@ncwegypt https://t.co/rRlG5kcRMD</text:p>
          </table:table-cell>
          <table:table-cell office:value-type="string" calcext:value-type="string">
            <text:p>https://t.co/rRlG5kcRMD</text:p>
          </table:table-cell>
          <table:table-cell office:value-type="float" office:value="12" calcext:value-type="float">
            <text:p>12</text:p>
          </table:table-cell>
          <table:table-cell office:value-type="float" office:value="113" calcext:value-type="float">
            <text:p>11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6" calcext:value-type="float">
            <text:p>346</text:p>
          </table:table-cell>
          <table:table-cell table:style-name="ce10" office:value-type="date" office:date-value="2020-05-08" calcext:value-type="date">
            <text:p>2020-05-08</text:p>
          </table:table-cell>
          <table:table-cell table:style-name="ce6" office:value-type="time" office:time-value="PT20H00M01S" calcext:value-type="time">
            <text:p>20:00:01</text:p>
          </table:table-cell>
          <table:table-cell table:style-name="ce14" office:value-type="string" calcext:value-type="string">
            <text:p>المدخنون من الفئات الأكثر عرضة للإصابة بفيروس كورونا المستجد (كوفيد-19) ، وقد يصيبهم التدخين بهذه الأمراض 👇</text:p>
            <text:p>#فيروس_كورونا https://t.co/GdW39DS1c3</text:p>
          </table:table-cell>
          <table:table-cell office:value-type="string" calcext:value-type="string">
            <text:p>https://t.co/GdW39DS1c3</text:p>
          </table:table-cell>
          <table:table-cell office:value-type="float" office:value="135" calcext:value-type="float">
            <text:p>135</text:p>
          </table:table-cell>
          <table:table-cell office:value-type="float" office:value="518" calcext:value-type="float">
            <text:p>518</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47" calcext:value-type="float">
            <text:p>347</text:p>
          </table:table-cell>
          <table:table-cell table:style-name="ce10" office:value-type="date" office:date-value="2020-05-09" calcext:value-type="date">
            <text:p>2020-05-09</text:p>
          </table:table-cell>
          <table:table-cell table:style-name="ce6" office:value-type="time" office:time-value="PT10H34M17S" calcext:value-type="time">
            <text:p>10:34:17</text:p>
          </table:table-cell>
          <table:table-cell table:style-name="ce14" office:value-type="string" calcext:value-type="string">
            <text:p>حرصاً منا بالاهتمام باسئلتكم بخصوص نظام التكليف والتدريب لدفعة مارس 2020 </text:p>
            <text:p>برجاء من السادة أطباء دفعة مارس 2020 ادخال أسئلتهم علي اللينك https://t.co/Aodkplx7Ll</text:p>
            <text:p>وستقوم معالى السيدة الأستاذة الدكتور / هالة زايد - وزيرة الصحة والسكان </text:p>
            <text:p>بالرد علي كافة الاستفسارات يوم الأحد 10 مايو https://t.co/k0ckYPfZQ5</text:p>
          </table:table-cell>
          <table:table-cell office:value-type="string" calcext:value-type="string">
            <text:p>https://t.co/k0ckYPfZQ5</text:p>
          </table:table-cell>
          <table:table-cell office:value-type="float" office:value="43" calcext:value-type="float">
            <text:p>43</text:p>
          </table:table-cell>
          <table:table-cell office:value-type="float" office:value="265" calcext:value-type="float">
            <text:p>26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48" calcext:value-type="float">
            <text:p>348</text:p>
          </table:table-cell>
          <table:table-cell table:style-name="ce10" office:value-type="date" office:date-value="2020-05-09" calcext:value-type="date">
            <text:p>2020-05-09</text:p>
          </table:table-cell>
          <table:table-cell table:style-name="ce6" office:value-type="time" office:time-value="PT13H30M30S" calcext:value-type="time">
            <text:p>13:30:30</text:p>
          </table:table-cell>
          <table:table-cell table:style-name="ce14" office:value-type="string" calcext:value-type="string">
            <text:p>علموا أولادكم مهارات جديدة في فترة وجودكم مع بعض في البيت للوقاية من فيروس كورونا ، وشاركونا إبداعاتهم الفنية 😍</text:p>
            <text:p/>
            <text:p>@WHOEgypt </text:p>
            <text:p>@UNICEF_Egypt </text:p>
            <text:p>@MoeteEg https://t.co/Jr2NMlJiDe</text:p>
          </table:table-cell>
          <table:table-cell office:value-type="string" calcext:value-type="string">
            <text:p>https://t.co/Jr2NMlJiDe</text:p>
          </table:table-cell>
          <table:table-cell office:value-type="float" office:value="13" calcext:value-type="float">
            <text:p>13</text:p>
          </table:table-cell>
          <table:table-cell office:value-type="float" office:value="145" calcext:value-type="float">
            <text:p>14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49" calcext:value-type="float">
            <text:p>349</text:p>
          </table:table-cell>
          <table:table-cell table:style-name="ce10" office:value-type="date" office:date-value="2020-05-09" calcext:value-type="date">
            <text:p>2020-05-09</text:p>
          </table:table-cell>
          <table:table-cell table:style-name="ce6" office:value-type="time" office:time-value="PT13H41M10S" calcext:value-type="time">
            <text:p>13:41:10</text:p>
          </table:table-cell>
          <table:table-cell table:style-name="ce14" office:value-type="string" calcext:value-type="string">
            <text:p>تفقدت الدكتورة هالة زايد، وزيرة الصحة والسكان، اليوم، السبت، سير العمل وأعمال التطوير بمستشفى حميات الإسكندرية، ضمن خطة الوزارة لتجهيز وتأهيل مستشفيات الحميات والصدر على مستوى الجمهورية لتصبح مستشفيات عزل لمصابي #فيروس_كورونا بشكل تدريجي. https://t.co/YpIPQfvrgb</text:p>
          </table:table-cell>
          <table:table-cell office:value-type="string" calcext:value-type="string">
            <text:p>https://t.co/YpIPQfvrgb</text:p>
          </table:table-cell>
          <table:table-cell office:value-type="float" office:value="61" calcext:value-type="float">
            <text:p>61</text:p>
          </table:table-cell>
          <table:table-cell office:value-type="float" office:value="655" calcext:value-type="float">
            <text:p>65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50" calcext:value-type="float">
            <text:p>350</text:p>
          </table:table-cell>
          <table:table-cell table:style-name="ce10" office:value-type="date" office:date-value="2020-05-09" calcext:value-type="date">
            <text:p>2020-05-09</text:p>
          </table:table-cell>
          <table:table-cell table:style-name="ce6" office:value-type="time" office:time-value="PT17H32M16S" calcext:value-type="time">
            <text:p>17:32:16</text:p>
          </table:table-cell>
          <table:table-cell table:style-name="ce14" office:value-type="string" calcext:value-type="string">
            <text:p>الصحة: ارتفاع حالات الشفاء من مصابي فيروس كورونا إلى 2002 وخروجهم من مستشفيات العزل والحجر الصحي...</text:p>
            <text:p/>
            <text:p>https://t.co/N2sT9Nwn3J</text:p>
            <text:p>#فيروس_كورونا https://t.co/ZAyORMxCHo</text:p>
          </table:table-cell>
          <table:table-cell office:value-type="string" calcext:value-type="string">
            <text:p>https://t.co/ZAyORMxCHo</text:p>
          </table:table-cell>
          <table:table-cell office:value-type="float" office:value="576" calcext:value-type="float">
            <text:p>576</text:p>
          </table:table-cell>
          <table:table-cell office:value-type="float" office:value="2184" calcext:value-type="float">
            <text:p>2184</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51" calcext:value-type="float">
            <text:p>351</text:p>
          </table:table-cell>
          <table:table-cell table:style-name="ce10" office:value-type="date" office:date-value="2020-05-09" calcext:value-type="date">
            <text:p>2020-05-09</text:p>
          </table:table-cell>
          <table:table-cell table:style-name="ce6" office:value-type="time" office:time-value="PT19H00M00S" calcext:value-type="time">
            <text:p>19:00:00</text:p>
          </table:table-cell>
          <table:table-cell table:style-name="ce14" office:value-type="string" calcext:value-type="string">
            <text:p>طرق العلاج الخاصة بمرضى الأورام في ظل أزمة فيروس كورونا المستجد (كوفيد-19).. </text:p>
            <text:p>#صحتك_تهمنا</text:p>
            <text:p/>
            <text:p>@WHOEgypt</text:p>
            <text:p>@UnfpaEgypt</text:p>
            <text:p>@ncwegypt https://t.co/KOUl67MaIA</text:p>
          </table:table-cell>
          <table:table-cell office:value-type="string" calcext:value-type="string">
            <text:p>https://t.co/KOUl67MaIA</text:p>
          </table:table-cell>
          <table:table-cell office:value-type="float" office:value="7" calcext:value-type="float">
            <text:p>7</text:p>
          </table:table-cell>
          <table:table-cell office:value-type="float" office:value="81" calcext:value-type="float">
            <text:p>8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52" calcext:value-type="float">
            <text:p>352</text:p>
          </table:table-cell>
          <table:table-cell table:style-name="ce10" office:value-type="date" office:date-value="2020-05-10" calcext:value-type="date">
            <text:p>2020-05-10</text:p>
          </table:table-cell>
          <table:table-cell table:style-name="ce6" office:value-type="time" office:time-value="PT11H26M11S" calcext:value-type="time">
            <text:p>11:26:11</text:p>
          </table:table-cell>
          <table:table-cell table:style-name="ce14" office:value-type="string" calcext:value-type="string">
            <text:p>تطبيق "صحة مصر" للإستفسارات والإرشادات حول فيروس كورونا المستجد (كوفيد-١٩) ...</text:p>
            <text:p/>
            <text:p>يمكنكم تحميل التطبيق من خلال رابط على: </text:p>
            <text:p>Google Play: https://t.co/7872y9PPmY</text:p>
            <text:p/>
            <text:p>App Store: </text:p>
            <text:p>https://t.co/sJExO3fSjm https://t.co/Lj6amMJl07</text:p>
          </table:table-cell>
          <table:table-cell office:value-type="string" calcext:value-type="string">
            <text:p>https://t.co/Lj6amMJl07</text:p>
          </table:table-cell>
          <table:table-cell office:value-type="float" office:value="9" calcext:value-type="float">
            <text:p>9</text:p>
          </table:table-cell>
          <table:table-cell office:value-type="float" office:value="93" calcext:value-type="float">
            <text:p>93</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53" calcext:value-type="float">
            <text:p>353</text:p>
          </table:table-cell>
          <table:table-cell table:style-name="ce10" office:value-type="date" office:date-value="2020-05-10" calcext:value-type="date">
            <text:p>2020-05-10</text:p>
          </table:table-cell>
          <table:table-cell table:style-name="ce6" office:value-type="time" office:time-value="PT13H23M28S" calcext:value-type="time">
            <text:p>13:23:28</text:p>
          </table:table-cell>
          <table:table-cell table:style-name="ce14" office:value-type="string" calcext:value-type="string">
            <text:p>وجودكم في البيت مع أطفالكم للوقاية من فيروس كورونا المستجد (كوفيد-١٩)، فرصة حلوة استغلوها في القرب منهم ومشاركتهم كل الحاجات اللي بيحبوها .. </text:p>
            <text:p/>
            <text:p>شاركونا صوركم مع أطفالكم ❤️</text:p>
            <text:p/>
            <text:p>@WHOEgypt </text:p>
            <text:p>@UNICEF_Egypt </text:p>
            <text:p>@MoeteEg https://t.co/MNVpDMvhOx</text:p>
          </table:table-cell>
          <table:table-cell office:value-type="string" calcext:value-type="string">
            <text:p>https://t.co/MNVpDMvhOx</text:p>
          </table:table-cell>
          <table:table-cell office:value-type="float" office:value="19" calcext:value-type="float">
            <text:p>19</text:p>
          </table:table-cell>
          <table:table-cell office:value-type="float" office:value="175" calcext:value-type="float">
            <text:p>175</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54" calcext:value-type="float">
            <text:p>354</text:p>
          </table:table-cell>
          <table:table-cell table:style-name="ce10" office:value-type="date" office:date-value="2020-05-10" calcext:value-type="date">
            <text:p>2020-05-10</text:p>
          </table:table-cell>
          <table:table-cell table:style-name="ce6" office:value-type="time" office:time-value="PT15H37M29S" calcext:value-type="time">
            <text:p>15:37:29</text:p>
          </table:table-cell>
          <table:table-cell table:style-name="ce14" office:value-type="string" calcext:value-type="string">
            <text:p>الصحة: ارتفاع حالات الشفاء من مصابي فيروس كورونا إلى 2075 وخروجهم من مستشفيات العزل والحجر الصحي..</text:p>
            <text:p/>
            <text:p>https://t.co/oyTdIJnao8</text:p>
            <text:p>#فيروس_كورونا https://t.co/2Uue6uxijs</text:p>
          </table:table-cell>
          <table:table-cell office:value-type="string" calcext:value-type="string">
            <text:p>https://t.co/2Uue6uxijs</text:p>
          </table:table-cell>
          <table:table-cell office:value-type="float" office:value="527" calcext:value-type="float">
            <text:p>527</text:p>
          </table:table-cell>
          <table:table-cell office:value-type="float" office:value="2156" calcext:value-type="float">
            <text:p>215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55" calcext:value-type="float">
            <text:p>355</text:p>
          </table:table-cell>
          <table:table-cell table:style-name="ce10" office:value-type="date" office:date-value="2020-05-10" calcext:value-type="date">
            <text:p>2020-05-10</text:p>
          </table:table-cell>
          <table:table-cell table:style-name="ce6" office:value-type="time" office:time-value="PT17H37M49S" calcext:value-type="time">
            <text:p>17:37:49</text:p>
          </table:table-cell>
          <table:table-cell table:style-name="ce14" office:value-type="string" calcext:value-type="string">
            <text:p>معلومات مهمة عن #فيروس_كورونا المستجد (كوفيد-19)، وأهم الطرق للوقاية منه...</text:p>
            <text:p>#صحتك_تهمنا </text:p>
            <text:p/>
            <text:p>@WHOEgypt</text:p>
            <text:p>@UnfpaEgypt</text:p>
            <text:p>@ncwegypt https://t.co/UE4uirXLY3</text:p>
          </table:table-cell>
          <table:table-cell office:value-type="string" calcext:value-type="string">
            <text:p>https://t.co/UE4uirXLY3</text:p>
          </table:table-cell>
          <table:table-cell office:value-type="float" office:value="15" calcext:value-type="float">
            <text:p>15</text:p>
          </table:table-cell>
          <table:table-cell office:value-type="float" office:value="127" calcext:value-type="float">
            <text:p>127</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56" calcext:value-type="float">
            <text:p>356</text:p>
          </table:table-cell>
          <table:table-cell table:style-name="ce10" office:value-type="date" office:date-value="2020-05-10" calcext:value-type="date">
            <text:p>2020-05-10</text:p>
          </table:table-cell>
          <table:table-cell table:style-name="ce6" office:value-type="time" office:time-value="PT21H51M21S" calcext:value-type="time">
            <text:p>21:51:21</text:p>
          </table:table-cell>
          <table:table-cell table:style-name="ce14" office:value-type="string" calcext:value-type="string">
            <text:p>للمرة الثانية.. وزارة الصحة تتسلم 4 طن من المستلزمات الطبية والوقائية هدية من جمهورية الصين الشعبية...</text:p>
            <text:p/>
            <text:p>https://t.co/hi4NrsCvmF https://t.co/xDU20jxW8z</text:p>
          </table:table-cell>
          <table:table-cell office:value-type="string" calcext:value-type="string">
            <text:p>https://t.co/xDU20jxW8z</text:p>
          </table:table-cell>
          <table:table-cell office:value-type="float" office:value="142" calcext:value-type="float">
            <text:p>142</text:p>
          </table:table-cell>
          <table:table-cell office:value-type="float" office:value="1001" calcext:value-type="float">
            <text:p>1001</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57" calcext:value-type="float">
            <text:p>357</text:p>
          </table:table-cell>
          <table:table-cell table:style-name="ce10" office:value-type="date" office:date-value="2020-05-10" calcext:value-type="date">
            <text:p>2020-05-10</text:p>
          </table:table-cell>
          <table:table-cell table:style-name="ce6" office:value-type="time" office:time-value="PT22H15M00S" calcext:value-type="time">
            <text:p>22:15:00</text:p>
          </table:table-cell>
          <table:table-cell table:style-name="ce14" office:value-type="string" calcext:value-type="string">
            <text:p>النظافة والتطهير من أهم طرق الوقاية من فيروس كورونا المستجد (كوفيد-١٩) .. تعرفوا على قيمتها في القرآن والسنة👌 </text:p>
            <text:p>#رمضان_يحمينا https://t.co/nMoBQ80G8C</text:p>
          </table:table-cell>
          <table:table-cell office:value-type="string" calcext:value-type="string">
            <text:p>https://t.co/nMoBQ80G8C</text:p>
          </table:table-cell>
          <table:table-cell office:value-type="float" office:value="26" calcext:value-type="float">
            <text:p>26</text:p>
          </table:table-cell>
          <table:table-cell office:value-type="float" office:value="249" calcext:value-type="float">
            <text:p>24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58" calcext:value-type="float">
            <text:p>358</text:p>
          </table:table-cell>
          <table:table-cell table:style-name="ce10" office:value-type="date" office:date-value="2020-05-11" calcext:value-type="date">
            <text:p>2020-05-11</text:p>
          </table:table-cell>
          <table:table-cell table:style-name="ce6" office:value-type="time" office:time-value="PT12H17M22S" calcext:value-type="time">
            <text:p>12:17:22</text:p>
          </table:table-cell>
          <table:table-cell table:style-name="ce14" office:value-type="string" calcext:value-type="string">
            <text:p>عند زيارة كبار السن، اتبع معهم النصائح التالية لحمايتهم من فيروس كورونا المستجد (كوفيد-١٩).. </text:p>
            <text:p>#فيروس_كورونا https://t.co/Qj5eRslFPb</text:p>
          </table:table-cell>
          <table:table-cell office:value-type="string" calcext:value-type="string">
            <text:p>https://t.co/Qj5eRslFPb</text:p>
          </table:table-cell>
          <table:table-cell office:value-type="float" office:value="59" calcext:value-type="float">
            <text:p>59</text:p>
          </table:table-cell>
          <table:table-cell office:value-type="float" office:value="248" calcext:value-type="float">
            <text:p>248</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59" calcext:value-type="float">
            <text:p>359</text:p>
          </table:table-cell>
          <table:table-cell table:style-name="ce10" office:value-type="date" office:date-value="2020-05-11" calcext:value-type="date">
            <text:p>2020-05-11</text:p>
          </table:table-cell>
          <table:table-cell table:style-name="ce6" office:value-type="time" office:time-value="PT13H45M57S" calcext:value-type="time">
            <text:p>13:45:57</text:p>
          </table:table-cell>
          <table:table-cell table:style-name="ce14" office:value-type="string" calcext:value-type="string">
            <text:p>ساعدوا أولادكم خلال تواجدهم في البيت أنهم يتواصلوا مع أصحابهم عن طريق التليفون، علشان مايحسوش بالزهق ..</text:p>
            <text:p>@WHOEgypt </text:p>
            <text:p>@UNICEF_Egypt https://t.co/d74dLwx9pW</text:p>
          </table:table-cell>
          <table:table-cell office:value-type="string" calcext:value-type="string">
            <text:p>https://t.co/d74dLwx9pW</text:p>
          </table:table-cell>
          <table:table-cell office:value-type="float" office:value="16" calcext:value-type="float">
            <text:p>16</text:p>
          </table:table-cell>
          <table:table-cell office:value-type="float" office:value="189" calcext:value-type="float">
            <text:p>189</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60" calcext:value-type="float">
            <text:p>360</text:p>
          </table:table-cell>
          <table:table-cell table:style-name="ce10" office:value-type="date" office:date-value="2020-05-11" calcext:value-type="date">
            <text:p>2020-05-11</text:p>
          </table:table-cell>
          <table:table-cell table:style-name="ce6" office:value-type="time" office:time-value="PT14H57M07S" calcext:value-type="time">
            <text:p>14:57:07</text:p>
          </table:table-cell>
          <table:table-cell table:style-name="ce14" office:value-type="string" calcext:value-type="string">
            <text:p>الصحة تحذر مجدداً من استغلال اسم الوزارة أو مستشفياتها في جمع التبرعات من المواطنين خاصة خلال الشهر الكريم...</text:p>
            <text:p/>
            <text:p>https://t.co/4g4AF0MVaJ https://t.co/Q0uJLTKZR1</text:p>
          </table:table-cell>
          <table:table-cell office:value-type="string" calcext:value-type="string">
            <text:p>https://t.co/Q0uJLTKZR1</text:p>
          </table:table-cell>
          <table:table-cell office:value-type="float" office:value="96" calcext:value-type="float">
            <text:p>96</text:p>
          </table:table-cell>
          <table:table-cell office:value-type="float" office:value="395" calcext:value-type="float">
            <text:p>395</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61" calcext:value-type="float">
            <text:p>361</text:p>
          </table:table-cell>
          <table:table-cell table:style-name="ce10" office:value-type="date" office:date-value="2020-05-11" calcext:value-type="date">
            <text:p>2020-05-11</text:p>
          </table:table-cell>
          <table:table-cell table:style-name="ce6" office:value-type="time" office:time-value="PT15H32M20S" calcext:value-type="time">
            <text:p>15:32:20</text:p>
          </table:table-cell>
          <table:table-cell table:style-name="ce14" office:value-type="string" calcext:value-type="string">
            <text:p>الصحة: ارتفاع حالات الشفاء من مصابي فيروس كورونا إلى 2172 وخروجهم من مستشفيات العزل والحجر الصحي</text:p>
            <text:p/>
            <text:p>https://t.co/aKPInAqtPU</text:p>
            <text:p>#فيروس_كورونا https://t.co/FRaHJY9i5I</text:p>
          </table:table-cell>
          <table:table-cell office:value-type="string" calcext:value-type="string">
            <text:p>https://t.co/FRaHJY9i5I</text:p>
          </table:table-cell>
          <table:table-cell office:value-type="float" office:value="517" calcext:value-type="float">
            <text:p>517</text:p>
          </table:table-cell>
          <table:table-cell office:value-type="float" office:value="2207" calcext:value-type="float">
            <text:p>2207</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62" calcext:value-type="float">
            <text:p>362</text:p>
          </table:table-cell>
          <table:table-cell table:style-name="ce10" office:value-type="date" office:date-value="2020-05-11" calcext:value-type="date">
            <text:p>2020-05-11</text:p>
          </table:table-cell>
          <table:table-cell table:style-name="ce6" office:value-type="time" office:time-value="PT19H40M37S" calcext:value-type="time">
            <text:p>19:40:37</text:p>
          </table:table-cell>
          <table:table-cell table:style-name="ce14" office:value-type="string" calcext:value-type="string">
            <text:p>دكتور جون جبور ممثل منظمة الصحة العالمية في مصر، يشرح أعراض فيروس كورونا المستجد (كوفيد-١٩)، وطرق الوقاية منه..</text:p>
            <text:p>#صحتك_تهمنا https://t.co/BjdVDzIi4v</text:p>
          </table:table-cell>
          <table:table-cell office:value-type="string" calcext:value-type="string">
            <text:p>https://t.co/BjdVDzIi4v</text:p>
          </table:table-cell>
          <table:table-cell office:value-type="float" office:value="63" calcext:value-type="float">
            <text:p>63</text:p>
          </table:table-cell>
          <table:table-cell office:value-type="float" office:value="291" calcext:value-type="float">
            <text:p>291</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63" calcext:value-type="float">
            <text:p>363</text:p>
          </table:table-cell>
          <table:table-cell table:style-name="ce10" office:value-type="date" office:date-value="2020-05-12" calcext:value-type="date">
            <text:p>2020-05-12</text:p>
          </table:table-cell>
          <table:table-cell table:style-name="ce6"/>
          <table:table-cell table:style-name="ce14" office:value-type="string" calcext:value-type="string">
            <text:p>كيف نستغل شهر رمضان في الاهتمام بصحتنا النفسية؟ </text:p>
            <text:p>#رمضان_يحمينا https://t.co/okN8cnBPnM</text:p>
          </table:table-cell>
          <table:table-cell office:value-type="string" calcext:value-type="string">
            <text:p>https://t.co/okN8cnBPnM</text:p>
          </table:table-cell>
          <table:table-cell office:value-type="float" office:value="13" calcext:value-type="float">
            <text:p>13</text:p>
          </table:table-cell>
          <table:table-cell office:value-type="float" office:value="153" calcext:value-type="float">
            <text:p>15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64" calcext:value-type="float">
            <text:p>364</text:p>
          </table:table-cell>
          <table:table-cell table:style-name="ce10" office:value-type="date" office:date-value="2020-05-12" calcext:value-type="date">
            <text:p>2020-05-12</text:p>
          </table:table-cell>
          <table:table-cell table:style-name="ce6" office:value-type="time" office:time-value="PT10H07M05S" calcext:value-type="time">
            <text:p>10:07:05</text:p>
          </table:table-cell>
          <table:table-cell table:style-name="ce14" office:value-type="string" calcext:value-type="string">
            <text:p>في #يوم_التمريض_العالمي ... نتوجه بالشكر لفريق التمريض الذي يضحي بحياته، جهده، ووقته كل يوم لكي يرعى مصابي ڤيروس كورونا المستجد... </text:p>
            <text:p>أنتم من صنع ملحمة متواصلة من العطاء والتضحية ❤️</text:p>
            <text:p>شكرًا جيش مصر الأبيض 🙏 https://t.co/eJ0whHBC87</text:p>
          </table:table-cell>
          <table:table-cell office:value-type="string" calcext:value-type="string">
            <text:p>https://t.co/eJ0whHBC87</text:p>
          </table:table-cell>
          <table:table-cell office:value-type="float" office:value="128" calcext:value-type="float">
            <text:p>128</text:p>
          </table:table-cell>
          <table:table-cell office:value-type="float" office:value="779" calcext:value-type="float">
            <text:p>77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65" calcext:value-type="float">
            <text:p>365</text:p>
          </table:table-cell>
          <table:table-cell table:style-name="ce10" office:value-type="date" office:date-value="2020-05-12" calcext:value-type="date">
            <text:p>2020-05-12</text:p>
          </table:table-cell>
          <table:table-cell table:style-name="ce6" office:value-type="time" office:time-value="PT13H14M39S" calcext:value-type="time">
            <text:p>13:14:39</text:p>
          </table:table-cell>
          <table:table-cell table:style-name="ce14" office:value-type="string" calcext:value-type="string">
            <text:p>فرصة الأيام دي إننا نجرب حاجة جديدة مع أولادنا ماكانتش متاحة في زحمة اليوم، وهى إننا نحكيلهم قصة قبل النوم .. </text:p>
            <text:p>@WHOEgypt </text:p>
            <text:p>@UNICEF_Egypt https://t.co/iNbEmQmvve</text:p>
          </table:table-cell>
          <table:table-cell office:value-type="string" calcext:value-type="string">
            <text:p>https://t.co/iNbEmQmvve</text:p>
          </table:table-cell>
          <table:table-cell office:value-type="float" office:value="17" calcext:value-type="float">
            <text:p>17</text:p>
          </table:table-cell>
          <table:table-cell office:value-type="float" office:value="228" calcext:value-type="float">
            <text:p>228</text:p>
          </table:table-cell>
          <table:table-cell table:number-columns-repeated="2"/>
          <table:table-cell office:value-type="string" calcext:value-type="string">
            <text:p>Twitter Web App</text:p>
          </table:table-cell>
          <table:table-cell table:number-columns-repeated="54"/>
        </table:table-row>
        <table:table-row table:style-name="ro1">
          <table:table-cell office:value-type="float" office:value="366" calcext:value-type="float">
            <text:p>366</text:p>
          </table:table-cell>
          <table:table-cell table:style-name="ce10" office:value-type="date" office:date-value="2020-05-12" calcext:value-type="date">
            <text:p>2020-05-12</text:p>
          </table:table-cell>
          <table:table-cell table:style-name="ce6" office:value-type="time" office:time-value="PT17H05M10S" calcext:value-type="time">
            <text:p>17:05:10</text:p>
          </table:table-cell>
          <table:table-cell table:style-name="ce14" office:value-type="string" calcext:value-type="string">
            <text:p>الصحة: ارتفاع حالات الشفاء من مصابي فيروس كورونا إلى 2326 وخروجهم من مستشفيات العزل والحجر الصحي..</text:p>
            <text:p>https://t.co/vC2WwwwNGV</text:p>
            <text:p>#فيروس_كورونا https://t.co/Y9ZKwEjGhd</text:p>
          </table:table-cell>
          <table:table-cell office:value-type="string" calcext:value-type="string">
            <text:p>https://t.co/Y9ZKwEjGhd</text:p>
          </table:table-cell>
          <table:table-cell office:value-type="float" office:value="551" calcext:value-type="float">
            <text:p>551</text:p>
          </table:table-cell>
          <table:table-cell office:value-type="float" office:value="2716" calcext:value-type="float">
            <text:p>271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67" calcext:value-type="float">
            <text:p>367</text:p>
          </table:table-cell>
          <table:table-cell table:style-name="ce10" office:value-type="date" office:date-value="2020-05-12" calcext:value-type="date">
            <text:p>2020-05-12</text:p>
          </table:table-cell>
          <table:table-cell table:style-name="ce6" office:value-type="time" office:time-value="PT19H20M08S" calcext:value-type="time">
            <text:p>19:20:08</text:p>
          </table:table-cell>
          <table:table-cell table:style-name="ce14" office:value-type="string" calcext:value-type="string">
            <text:p>هل الشباب من الفئات الأقل عرضة للإصابة بفيروس كورونا المستجد (كوفيد-19) ؟ </text:p>
            <text:p>#صحتك_تهمنا</text:p>
            <text:p/>
            <text:p>@WHOEgypt</text:p>
            <text:p>@UnfpaEgypt</text:p>
            <text:p>@ncwegypt https://t.co/Cu0BK92OOR</text:p>
          </table:table-cell>
          <table:table-cell office:value-type="string" calcext:value-type="string">
            <text:p>https://t.co/Cu0BK92OOR</text:p>
          </table:table-cell>
          <table:table-cell office:value-type="float" office:value="10" calcext:value-type="float">
            <text:p>10</text:p>
          </table:table-cell>
          <table:table-cell office:value-type="float" office:value="103" calcext:value-type="float">
            <text:p>103</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68" calcext:value-type="float">
            <text:p>368</text:p>
          </table:table-cell>
          <table:table-cell table:style-name="ce10" office:value-type="date" office:date-value="2020-05-12" calcext:value-type="date">
            <text:p>2020-05-12</text:p>
          </table:table-cell>
          <table:table-cell table:style-name="ce6" office:value-type="time" office:time-value="PT20H00M00S" calcext:value-type="time">
            <text:p>20:00:00</text:p>
          </table:table-cell>
          <table:table-cell table:style-name="ce14" office:value-type="string" calcext:value-type="string">
            <text:p>شكرًا لفريق التمريض بمستشفيات العزل الذي يثبت يومًا بعد يوم أنه جدير بالمسئولية الملقاة على عاتقه في مساعدة مصابي ڤيروس كورونا المستجد، حتى نعبر من هذه الأزمة بسلام 🙏</text:p>
            <text:p/>
            <text:p>#يوم_التمريض_العالمي https://t.co/80V6URQRUg</text:p>
          </table:table-cell>
          <table:table-cell office:value-type="string" calcext:value-type="string">
            <text:p>https://t.co/80V6URQRUg</text:p>
          </table:table-cell>
          <table:table-cell office:value-type="float" office:value="77" calcext:value-type="float">
            <text:p>77</text:p>
          </table:table-cell>
          <table:table-cell office:value-type="float" office:value="479" calcext:value-type="float">
            <text:p>479</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69" calcext:value-type="float">
            <text:p>369</text:p>
          </table:table-cell>
          <table:table-cell table:style-name="ce10" office:value-type="date" office:date-value="2020-05-12" calcext:value-type="date">
            <text:p>2020-05-12</text:p>
          </table:table-cell>
          <table:table-cell table:style-name="ce6" office:value-type="time" office:time-value="PT22H26M01S" calcext:value-type="time">
            <text:p>22:26:01</text:p>
          </table:table-cell>
          <table:table-cell table:style-name="ce14" office:value-type="string" calcext:value-type="string">
            <text:p>وزيرا الصحة والشباب والرياضة يشهدان توقيع بروتوكول تعاون بين وزارة الصحة ونادي الجزيرة الرياضي و بنك التعمير والإسكان لتخصيص مبنى بالنادي كحجر صحي لمصابي #فيروس_كورونا https://t.co/1QTpMw8qmw</text:p>
          </table:table-cell>
          <table:table-cell office:value-type="string" calcext:value-type="string">
            <text:p>https://t.co/1QTpMw8qmw</text:p>
          </table:table-cell>
          <table:table-cell office:value-type="float" office:value="66" calcext:value-type="float">
            <text:p>66</text:p>
          </table:table-cell>
          <table:table-cell office:value-type="float" office:value="496" calcext:value-type="float">
            <text:p>49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70" calcext:value-type="float">
            <text:p>370</text:p>
          </table:table-cell>
          <table:table-cell table:style-name="ce10" office:value-type="date" office:date-value="2020-05-12" calcext:value-type="date">
            <text:p>2020-05-12</text:p>
          </table:table-cell>
          <table:table-cell table:style-name="ce6" office:value-type="time" office:time-value="PT23H48M10S" calcext:value-type="time">
            <text:p>23:48:10</text:p>
          </table:table-cell>
          <table:table-cell table:style-name="ce14" office:value-type="string" calcext:value-type="string">
            <text:p>رسالة من مستشفى العزل لإحدى أبطال الجيش الأبيض https://t.co/WX0fIOyNGf</text:p>
          </table:table-cell>
          <table:table-cell office:value-type="string" calcext:value-type="string">
            <text:p>https://t.co/WX0fIOyNGf</text:p>
          </table:table-cell>
          <table:table-cell office:value-type="float" office:value="51" calcext:value-type="float">
            <text:p>51</text:p>
          </table:table-cell>
          <table:table-cell office:value-type="float" office:value="356" calcext:value-type="float">
            <text:p>356</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71" calcext:value-type="float">
            <text:p>371</text:p>
          </table:table-cell>
          <table:table-cell table:style-name="ce10" office:value-type="date" office:date-value="2020-05-13" calcext:value-type="date">
            <text:p>2020-05-13</text:p>
          </table:table-cell>
          <table:table-cell table:style-name="ce6" office:value-type="time" office:time-value="PT11H59M13S" calcext:value-type="time">
            <text:p>11:59:13</text:p>
          </table:table-cell>
          <table:table-cell table:style-name="ce14" office:value-type="string" calcext:value-type="string">
            <text:p>العطس والسعال من طرق انتقال عدوى #فيروس_كورونا المستجد (كوفيد-19) ... اتبعوا آداب العطس والسعال واحموا نفسكم واللي حواليكم من الإصابة بفيروس كورونا المستجد🙏 https://t.co/ozM2op7N0D</text:p>
          </table:table-cell>
          <table:table-cell office:value-type="string" calcext:value-type="string">
            <text:p>https://t.co/ozM2op7N0D</text:p>
          </table:table-cell>
          <table:table-cell office:value-type="float" office:value="76" calcext:value-type="float">
            <text:p>76</text:p>
          </table:table-cell>
          <table:table-cell office:value-type="float" office:value="282" calcext:value-type="float">
            <text:p>282</text:p>
          </table:table-cell>
          <table:table-cell table:number-columns-repeated="2"/>
          <table:table-cell office:value-type="string" calcext:value-type="string">
            <text:p>Twitter Media Studio</text:p>
          </table:table-cell>
          <table:table-cell table:number-columns-repeated="54"/>
        </table:table-row>
        <table:table-row table:style-name="ro1">
          <table:table-cell office:value-type="float" office:value="372" calcext:value-type="float">
            <text:p>372</text:p>
          </table:table-cell>
          <table:table-cell table:style-name="ce10" office:value-type="date" office:date-value="2020-05-13" calcext:value-type="date">
            <text:p>2020-05-13</text:p>
          </table:table-cell>
          <table:table-cell table:style-name="ce6" office:value-type="time" office:time-value="PT15H30M39S" calcext:value-type="time">
            <text:p>15:30:39</text:p>
          </table:table-cell>
          <table:table-cell table:style-name="ce14" office:value-type="string" calcext:value-type="string">
            <text:p>الصحة: ارتفاع حالات الشفاء من مصابي فيروس كورونا إلى 2486 وخروجهم من مستشفيات العزل والحجر الصحي..</text:p>
            <text:p/>
            <text:p>https://t.co/f3gJt8wIIF</text:p>
            <text:p>#فيروس_كورونا https://t.co/p6CeYUZnZI</text:p>
          </table:table-cell>
          <table:table-cell office:value-type="string" calcext:value-type="string">
            <text:p>https://t.co/p6CeYUZnZI</text:p>
          </table:table-cell>
          <table:table-cell office:value-type="float" office:value="475" calcext:value-type="float">
            <text:p>475</text:p>
          </table:table-cell>
          <table:table-cell office:value-type="float" office:value="1876" calcext:value-type="float">
            <text:p>1876</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73" calcext:value-type="float">
            <text:p>373</text:p>
          </table:table-cell>
          <table:table-cell table:style-name="ce10" office:value-type="date" office:date-value="2020-05-13" calcext:value-type="date">
            <text:p>2020-05-13</text:p>
          </table:table-cell>
          <table:table-cell table:style-name="ce6" office:value-type="time" office:time-value="PT17H28M40S" calcext:value-type="time">
            <text:p>17:28:40</text:p>
          </table:table-cell>
          <table:table-cell table:style-name="ce14" office:value-type="string" calcext:value-type="string">
            <text:p>الدكتورة إيمان جابر مدير إدارة طب نفس الأطفال والمراهقين بالأمانة العامة للصحة النفسية، هتتكلم عن طرق التعامل مع الأطفال في ظل أزمة فيروس كورونا المستجد .. ابعتولنا اسئلتكم واستفساراتكم على هاشتاج #اسئلة_كوفيد١٩ ودكتور إيمان جابر هترد عليها ... https://t.co/qb7INji78P</text:p>
          </table:table-cell>
          <table:table-cell office:value-type="string" calcext:value-type="string">
            <text:p>https://t.co/qb7INji78P</text:p>
          </table:table-cell>
          <table:table-cell office:value-type="float" office:value="11" calcext:value-type="float">
            <text:p>11</text:p>
          </table:table-cell>
          <table:table-cell office:value-type="float" office:value="119" calcext:value-type="float">
            <text:p>119</text:p>
          </table:table-cell>
          <table:table-cell table:number-columns-repeated="2"/>
          <table:table-cell office:value-type="string" calcext:value-type="string">
            <text:p>Twitter for iPhone</text:p>
          </table:table-cell>
          <table:table-cell table:number-columns-repeated="54"/>
        </table:table-row>
        <table:table-row table:style-name="ro1">
          <table:table-cell office:value-type="float" office:value="374" calcext:value-type="float">
            <text:p>374</text:p>
          </table:table-cell>
          <table:table-cell table:style-name="ce10" office:value-type="date" office:date-value="2020-05-13" calcext:value-type="date">
            <text:p>2020-05-13</text:p>
          </table:table-cell>
          <table:table-cell table:style-name="ce6" office:value-type="time" office:time-value="PT19H00M00S" calcext:value-type="time">
            <text:p>19:00:00</text:p>
          </table:table-cell>
          <table:table-cell table:style-name="ce14" office:value-type="string" calcext:value-type="string">
            <text:p>مهما الأيام بعدتنا عن حبايبنا ، هيفضلوا دايمًا في قلوبنا، وأكيد الشمس هتطلع في يوم وتقربنا تاني من بعض ❤️❤️❤️</text:p>
            <text:p>#دايمًا_جنب_بعض https://t.co/hrWJHynRJa</text:p>
          </table:table-cell>
          <table:table-cell office:value-type="string" calcext:value-type="string">
            <text:p>https://t.co/hrWJHynRJa</text:p>
          </table:table-cell>
          <table:table-cell office:value-type="float" office:value="69" calcext:value-type="float">
            <text:p>69</text:p>
          </table:table-cell>
          <table:table-cell office:value-type="float" office:value="323" calcext:value-type="float">
            <text:p>323</text:p>
          </table:table-cell>
          <table:table-cell table:number-columns-repeated="2"/>
          <table:table-cell office:value-type="string" calcext:value-type="string">
            <text:p>Twitter Media Studio</text:p>
          </table:table-cell>
          <table:table-cell table:number-columns-repeated="54"/>
        </table:table-row>
        <table:table-row table:style-name="ro2" table:number-rows-repeated="1048200">
          <table:table-cell table:number-columns-repeated="64"/>
        </table:table-row>
        <table:table-row table:style-name="ro2">
          <table:table-cell table:number-columns-repeated="64"/>
        </table:table-row>
      </table:table>
      <table:table table:name="original_tweets" table:style-name="ta1">
        <table:table-column table:style-name="co2" table:default-cell-style-name="Default"/>
        <table:table-column table:style-name="co3" table:default-cell-style-name="Default"/>
        <table:table-column table:style-name="co4" table:number-columns-repeated="61" table:default-cell-style-name="Default"/>
        <table:table-row table:style-name="ro3">
          <table:table-cell office:value-type="string" calcext:value-type="string">
            <text:p>screen_name</text:p>
          </table:table-cell>
          <table:table-cell office:value-type="string" calcext:value-type="string">
            <text:p>created_at</text:p>
          </table:table-cell>
          <table:table-cell office:value-type="string" calcext:value-type="string">
            <text:p>text</text:p>
          </table:table-cell>
          <table:table-cell office:value-type="string" calcext:value-type="string">
            <text:p>retweet_count</text:p>
          </table:table-cell>
          <table:table-cell office:value-type="string" calcext:value-type="string">
            <text:p>favorite_count</text:p>
          </table:table-cell>
          <table:table-cell office:value-type="string" calcext:value-type="string">
            <text:p>in_reply_to_screen_name</text:p>
          </table:table-cell>
          <table:table-cell office:value-type="string" calcext:value-type="string">
            <text:p>retweeted_status_screen_name</text:p>
          </table:table-cell>
          <table:table-cell office:value-type="string" calcext:value-type="string">
            <text:p>source</text:p>
          </table:table-cell>
          <table:table-cell office:value-type="string" calcext:value-type="string">
            <text:p>lang</text:p>
          </table:table-cell>
          <table:table-cell office:value-type="string" calcext:value-type="string">
            <text:p>id</text:p>
          </table:table-cell>
          <table:table-cell table:number-columns-repeated="53"/>
        </table:table-row>
        <table:table-row table:style-name="ro3">
          <table:table-cell office:value-type="string" calcext:value-type="string">
            <text:p>mohpegypt</text:p>
          </table:table-cell>
          <table:table-cell office:value-type="string" calcext:value-type="string">
            <text:p>2020-05-13T19:00:00Z</text:p>
          </table:table-cell>
          <table:table-cell office:value-type="string" calcext:value-type="string">
            <text:p>مهما الأيام بعدتنا عن حبايبنا ، هيفضلوا دايمًا في قلوبنا، وأكيد الشمس هتطلع في يوم وتقربنا تاني من بعض ❤️❤️❤️</text:p>
            <text:p>#دايمًا_جنب_بعض https://t.co/hrWJHynRJa</text:p>
          </table:table-cell>
          <table:table-cell office:value-type="float" office:value="69" calcext:value-type="float">
            <text:p>69</text:p>
          </table:table-cell>
          <table:table-cell office:value-type="float" office:value="323" calcext:value-type="float">
            <text:p>32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6064599067711E+018" calcext:value-type="float">
            <text:p>1.260645990677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3T17:28:40Z</text:p>
          </table:table-cell>
          <table:table-cell office:value-type="string" calcext:value-type="string">
            <text:p>الدكتورة إيمان جابر مدير إدارة طب نفس الأطفال والمراهقين بالأمانة العامة للصحة النفسية، هتتكلم عن طرق التعامل مع الأطفال في ظل أزمة فيروس كورونا المستجد .. ابعتولنا اسئلتكم واستفساراتكم على هاشتاج #اسئلة_كوفيد١٩ ودكتور إيمان جابر هترد عليها ... https://t.co/qb7INji78P</text:p>
          </table:table-cell>
          <table:table-cell office:value-type="float" office:value="11" calcext:value-type="float">
            <text:p>11</text:p>
          </table:table-cell>
          <table:table-cell office:value-type="float" office:value="119" calcext:value-type="float">
            <text:p>11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6062300709514E+018" calcext:value-type="float">
            <text:p>1.2606230070951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3T15:30:39Z</text:p>
          </table:table-cell>
          <table:table-cell office:value-type="string" calcext:value-type="string">
            <text:p>الصحة: ارتفاع حالات الشفاء من مصابي فيروس كورونا إلى 2486 وخروجهم من مستشفيات العزل والحجر الصحي..</text:p>
            <text:p/>
            <text:p>https://t.co/f3gJt8wIIF</text:p>
            <text:p>#فيروس_كورونا https://t.co/p6CeYUZnZI</text:p>
          </table:table-cell>
          <table:table-cell office:value-type="float" office:value="475" calcext:value-type="float">
            <text:p>475</text:p>
          </table:table-cell>
          <table:table-cell office:value-type="float" office:value="1876" calcext:value-type="float">
            <text:p>187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6059330424633E+018" calcext:value-type="float">
            <text:p>1.2605933042463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3T11:59:13Z</text:p>
          </table:table-cell>
          <table:table-cell office:value-type="string" calcext:value-type="string">
            <text:p>العطس والسعال من طرق انتقال عدوى #فيروس_كورونا المستجد (كوفيد-19) ... اتبعوا آداب العطس والسعال واحموا نفسكم واللي حواليكم من الإصابة بفيروس كورونا المستجد🙏 https://t.co/ozM2op7N0D</text:p>
          </table:table-cell>
          <table:table-cell office:value-type="float" office:value="76" calcext:value-type="float">
            <text:p>76</text:p>
          </table:table-cell>
          <table:table-cell office:value-type="float" office:value="282" calcext:value-type="float">
            <text:p>28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6054009620756E+018" calcext:value-type="float">
            <text:p>1.260540096207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23:48:10Z</text:p>
          </table:table-cell>
          <table:table-cell office:value-type="string" calcext:value-type="string">
            <text:p>رسالة من مستشفى العزل لإحدى أبطال الجيش الأبيض https://t.co/WX0fIOyNGf</text:p>
          </table:table-cell>
          <table:table-cell office:value-type="float" office:value="51" calcext:value-type="float">
            <text:p>51</text:p>
          </table:table-cell>
          <table:table-cell office:value-type="float" office:value="356" calcext:value-type="float">
            <text:p>35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6035612426555E+018" calcext:value-type="float">
            <text:p>1.2603561242655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22:26:01Z</text:p>
          </table:table-cell>
          <table:table-cell office:value-type="string" calcext:value-type="string">
            <text:p>وزيرا الصحة والشباب والرياضة يشهدان توقيع بروتوكول تعاون بين وزارة الصحة ونادي الجزيرة الرياضي و بنك التعمير والإسكان لتخصيص مبنى بالنادي كحجر صحي لمصابي #فيروس_كورونا https://t.co/1QTpMw8qmw</text:p>
          </table:table-cell>
          <table:table-cell office:value-type="float" office:value="66" calcext:value-type="float">
            <text:p>66</text:p>
          </table:table-cell>
          <table:table-cell office:value-type="float" office:value="496" calcext:value-type="float">
            <text:p>49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6033544940458E+018" calcext:value-type="float">
            <text:p>1.2603354494045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20:00:00Z</text:p>
          </table:table-cell>
          <table:table-cell office:value-type="string" calcext:value-type="string">
            <text:p>شكرًا لفريق التمريض بمستشفيات العزل الذي يثبت يومًا بعد يوم أنه جدير بالمسئولية الملقاة على عاتقه في مساعدة مصابي ڤيروس كورونا المستجد، حتى نعبر من هذه الأزمة بسلام 🙏</text:p>
            <text:p/>
            <text:p>#يوم_التمريض_العالمي https://t.co/80V6URQRUg</text:p>
          </table:table-cell>
          <table:table-cell office:value-type="float" office:value="77" calcext:value-type="float">
            <text:p>77</text:p>
          </table:table-cell>
          <table:table-cell office:value-type="float" office:value="479" calcext:value-type="float">
            <text:p>47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6029870124075E+018" calcext:value-type="float">
            <text:p>1.260298701240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19:20:08Z</text:p>
          </table:table-cell>
          <table:table-cell office:value-type="string" calcext:value-type="string">
            <text:p>هل الشباب من الفئات الأقل عرضة للإصابة بفيروس كورونا المستجد (كوفيد-19) ؟ </text:p>
            <text:p>#صحتك_تهمنا</text:p>
            <text:p/>
            <text:p>@WHOEgypt</text:p>
            <text:p>@UnfpaEgypt</text:p>
            <text:p>@ncwegypt https://t.co/Cu0BK92OOR</text:p>
          </table:table-cell>
          <table:table-cell office:value-type="float" office:value="10" calcext:value-type="float">
            <text:p>10</text:p>
          </table:table-cell>
          <table:table-cell office:value-type="float" office:value="103" calcext:value-type="float">
            <text:p>10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6028866993355E+018" calcext:value-type="float">
            <text:p>1.2602886699335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17:05:10Z</text:p>
          </table:table-cell>
          <table:table-cell office:value-type="string" calcext:value-type="string">
            <text:p>الصحة: ارتفاع حالات الشفاء من مصابي فيروس كورونا إلى 2326 وخروجهم من مستشفيات العزل والحجر الصحي..</text:p>
            <text:p>https://t.co/vC2WwwwNGV</text:p>
            <text:p>#فيروس_كورونا https://t.co/Y9ZKwEjGhd</text:p>
          </table:table-cell>
          <table:table-cell office:value-type="float" office:value="551" calcext:value-type="float">
            <text:p>551</text:p>
          </table:table-cell>
          <table:table-cell office:value-type="float" office:value="2716" calcext:value-type="float">
            <text:p>271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6025470428785E+018" calcext:value-type="float">
            <text:p>1.260254704287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13:14:39Z</text:p>
          </table:table-cell>
          <table:table-cell office:value-type="string" calcext:value-type="string">
            <text:p>فرصة الأيام دي إننا نجرب حاجة جديدة مع أولادنا ماكانتش متاحة في زحمة اليوم، وهى إننا نحكيلهم قصة قبل النوم .. </text:p>
            <text:p>@WHOEgypt </text:p>
            <text:p>@UNICEF_Egypt https://t.co/iNbEmQmvve</text:p>
          </table:table-cell>
          <table:table-cell office:value-type="float" office:value="17" calcext:value-type="float">
            <text:p>17</text:p>
          </table:table-cell>
          <table:table-cell office:value-type="float" office:value="228" calcext:value-type="float">
            <text:p>228</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6019669428688E+018" calcext:value-type="float">
            <text:p>1.260196694286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2T10:07:05Z</text:p>
          </table:table-cell>
          <table:table-cell office:value-type="string" calcext:value-type="string">
            <text:p>في #يوم_التمريض_العالمي ... نتوجه بالشكر لفريق التمريض الذي يضحي بحياته، جهده، ووقته كل يوم لكي يرعى مصابي ڤيروس كورونا المستجد... </text:p>
            <text:p>أنتم من صنع ملحمة متواصلة من العطاء والتضحية ❤️</text:p>
            <text:p>شكرًا جيش مصر الأبيض 🙏 https://t.co/eJ0whHBC87</text:p>
          </table:table-cell>
          <table:table-cell office:value-type="float" office:value="128" calcext:value-type="float">
            <text:p>128</text:p>
          </table:table-cell>
          <table:table-cell office:value-type="float" office:value="779" calcext:value-type="float">
            <text:p>77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6014949029366E+018" calcext:value-type="float">
            <text:p>1.26014949029366E+018</text:p>
          </table:table-cell>
          <table:table-cell table:number-columns-repeated="53"/>
        </table:table-row>
        <table:table-row table:style-name="ro3">
          <table:table-cell office:value-type="string" calcext:value-type="string">
            <text:p>mohpegypt</text:p>
          </table:table-cell>
          <table:table-cell table:style-name="ce1" office:value-type="string" calcext:value-type="string">
            <text:p>2020-05-12</text:p>
          </table:table-cell>
          <table:table-cell office:value-type="string" calcext:value-type="string">
            <text:p>كيف نستغل شهر رمضان في الاهتمام بصحتنا النفسية؟ </text:p>
            <text:p>#رمضان_يحمينا https://t.co/okN8cnBPnM</text:p>
          </table:table-cell>
          <table:table-cell office:value-type="float" office:value="13" calcext:value-type="float">
            <text:p>13</text:p>
          </table:table-cell>
          <table:table-cell office:value-type="float" office:value="153" calcext:value-type="float">
            <text:p>15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999671112626E+018" calcext:value-type="float">
            <text:p>1.2599967111262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1T19:40:37Z</text:p>
          </table:table-cell>
          <table:table-cell office:value-type="string" calcext:value-type="string">
            <text:p>دكتور جون جبور ممثل منظمة الصحة العالمية في مصر، يشرح أعراض فيروس كورونا المستجد (كوفيد-١٩)، وطرق الوقاية منه..</text:p>
            <text:p>#صحتك_تهمنا https://t.co/BjdVDzIi4v</text:p>
          </table:table-cell>
          <table:table-cell office:value-type="float" office:value="63" calcext:value-type="float">
            <text:p>63</text:p>
          </table:table-cell>
          <table:table-cell office:value-type="float" office:value="291" calcext:value-type="float">
            <text:p>29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993143839014E+018" calcext:value-type="float">
            <text:p>1.2599314383901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1T15:32:20Z</text:p>
          </table:table-cell>
          <table:table-cell office:value-type="string" calcext:value-type="string">
            <text:p>الصحة: ارتفاع حالات الشفاء من مصابي فيروس كورونا إلى 2172 وخروجهم من مستشفيات العزل والحجر الصحي</text:p>
            <text:p/>
            <text:p>https://t.co/aKPInAqtPU</text:p>
            <text:p>#فيروس_كورونا https://t.co/FRaHJY9i5I</text:p>
          </table:table-cell>
          <table:table-cell office:value-type="float" office:value="517" calcext:value-type="float">
            <text:p>517</text:p>
          </table:table-cell>
          <table:table-cell office:value-type="float" office:value="2207" calcext:value-type="float">
            <text:p>220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8689547152E+018" calcext:value-type="float">
            <text:p>1.259868954715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1T14:57:07Z</text:p>
          </table:table-cell>
          <table:table-cell office:value-type="string" calcext:value-type="string">
            <text:p>الصحة تحذر مجدداً من استغلال اسم الوزارة أو مستشفياتها في جمع التبرعات من المواطنين خاصة خلال الشهر الكريم...</text:p>
            <text:p/>
            <text:p>https://t.co/4g4AF0MVaJ https://t.co/Q0uJLTKZR1</text:p>
          </table:table-cell>
          <table:table-cell office:value-type="float" office:value="96" calcext:value-type="float">
            <text:p>96</text:p>
          </table:table-cell>
          <table:table-cell office:value-type="float" office:value="395" calcext:value-type="float">
            <text:p>39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86009219692E+018" calcext:value-type="float">
            <text:p>1.259860092196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1T13:45:57Z</text:p>
          </table:table-cell>
          <table:table-cell office:value-type="string" calcext:value-type="string">
            <text:p>ساعدوا أولادكم خلال تواجدهم في البيت أنهم يتواصلوا مع أصحابهم عن طريق التليفون، علشان مايحسوش بالزهق ..</text:p>
            <text:p>@WHOEgypt </text:p>
            <text:p>@UNICEF_Egypt https://t.co/d74dLwx9pW</text:p>
          </table:table-cell>
          <table:table-cell office:value-type="float" office:value="16" calcext:value-type="float">
            <text:p>16</text:p>
          </table:table-cell>
          <table:table-cell office:value-type="float" office:value="189" calcext:value-type="float">
            <text:p>189</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984218191906E+018" calcext:value-type="float">
            <text:p>1.2598421819190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1T12:17:22Z</text:p>
          </table:table-cell>
          <table:table-cell office:value-type="string" calcext:value-type="string">
            <text:p>عند زيارة كبار السن، اتبع معهم النصائح التالية لحمايتهم من فيروس كورونا المستجد (كوفيد-١٩).. </text:p>
            <text:p>#فيروس_كورونا https://t.co/Qj5eRslFPb</text:p>
          </table:table-cell>
          <table:table-cell office:value-type="float" office:value="59" calcext:value-type="float">
            <text:p>59</text:p>
          </table:table-cell>
          <table:table-cell office:value-type="float" office:value="248" calcext:value-type="float">
            <text:p>24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81988921434E+018" calcext:value-type="float">
            <text:p>1.2598198892143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22:15:00Z</text:p>
          </table:table-cell>
          <table:table-cell office:value-type="string" calcext:value-type="string">
            <text:p>النظافة والتطهير من أهم طرق الوقاية من فيروس كورونا المستجد (كوفيد-١٩) .. تعرفوا على قيمتها في القرآن والسنة👌 </text:p>
            <text:p>#رمضان_يحمينا https://t.co/nMoBQ80G8C</text:p>
          </table:table-cell>
          <table:table-cell office:value-type="float" office:value="26" calcext:value-type="float">
            <text:p>26</text:p>
          </table:table-cell>
          <table:table-cell office:value-type="float" office:value="249" calcext:value-type="float">
            <text:p>24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960789922913E+018" calcext:value-type="float">
            <text:p>1.2596078992291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21:51:21Z</text:p>
          </table:table-cell>
          <table:table-cell office:value-type="string" calcext:value-type="string">
            <text:p>للمرة الثانية.. وزارة الصحة تتسلم 4 طن من المستلزمات الطبية والوقائية هدية من جمهورية الصين الشعبية...</text:p>
            <text:p/>
            <text:p>https://t.co/hi4NrsCvmF https://t.co/xDU20jxW8z</text:p>
          </table:table-cell>
          <table:table-cell office:value-type="float" office:value="142" calcext:value-type="float">
            <text:p>142</text:p>
          </table:table-cell>
          <table:table-cell office:value-type="float" office:value="1001" calcext:value-type="float">
            <text:p>100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60194718483E+018" calcext:value-type="float">
            <text:p>1.2596019471848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17:37:49Z</text:p>
          </table:table-cell>
          <table:table-cell office:value-type="string" calcext:value-type="string">
            <text:p>معلومات مهمة عن #فيروس_كورونا المستجد (كوفيد-19)، وأهم الطرق للوقاية منه...</text:p>
            <text:p>#صحتك_تهمنا </text:p>
            <text:p/>
            <text:p>@WHOEgypt</text:p>
            <text:p>@UnfpaEgypt</text:p>
            <text:p>@ncwegypt https://t.co/UE4uirXLY3</text:p>
          </table:table-cell>
          <table:table-cell office:value-type="float" office:value="15" calcext:value-type="float">
            <text:p>15</text:p>
          </table:table-cell>
          <table:table-cell office:value-type="float" office:value="127" calcext:value-type="float">
            <text:p>12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953814562601E+018" calcext:value-type="float">
            <text:p>1.259538145626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15:37:29Z</text:p>
          </table:table-cell>
          <table:table-cell office:value-type="string" calcext:value-type="string">
            <text:p>الصحة: ارتفاع حالات الشفاء من مصابي فيروس كورونا إلى 2075 وخروجهم من مستشفيات العزل والحجر الصحي..</text:p>
            <text:p/>
            <text:p>https://t.co/oyTdIJnao8</text:p>
            <text:p>#فيروس_كورونا https://t.co/2Uue6uxijs</text:p>
          </table:table-cell>
          <table:table-cell office:value-type="float" office:value="527" calcext:value-type="float">
            <text:p>527</text:p>
          </table:table-cell>
          <table:table-cell office:value-type="float" office:value="2156" calcext:value-type="float">
            <text:p>215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50786122019E+018" calcext:value-type="float">
            <text:p>1.2595078612201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13:23:28Z</text:p>
          </table:table-cell>
          <table:table-cell office:value-type="string" calcext:value-type="string">
            <text:p>وجودكم في البيت مع أطفالكم للوقاية من فيروس كورونا المستجد (كوفيد-١٩)، فرصة حلوة استغلوها في القرب منهم ومشاركتهم كل الحاجات اللي بيحبوها .. </text:p>
            <text:p/>
            <text:p>شاركونا صوركم مع أطفالكم ❤️</text:p>
            <text:p/>
            <text:p>@WHOEgypt </text:p>
            <text:p>@UNICEF_Egypt </text:p>
            <text:p>@MoeteEg https://t.co/MNVpDMvhOx</text:p>
          </table:table-cell>
          <table:table-cell office:value-type="float" office:value="19" calcext:value-type="float">
            <text:p>19</text:p>
          </table:table-cell>
          <table:table-cell office:value-type="float" office:value="175" calcext:value-type="float">
            <text:p>17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947413734241E+018" calcext:value-type="float">
            <text:p>1.259474137342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10T11:26:11Z</text:p>
          </table:table-cell>
          <table:table-cell office:value-type="string" calcext:value-type="string">
            <text:p>تطبيق "صحة مصر" للإستفسارات والإرشادات حول فيروس كورونا المستجد (كوفيد-١٩) ...</text:p>
            <text:p/>
            <text:p>يمكنكم تحميل التطبيق من خلال رابط على: </text:p>
            <text:p>Google Play: https://t.co/7872y9PPmY</text:p>
            <text:p/>
            <text:p>App Store: </text:p>
            <text:p>https://t.co/sJExO3fSjm https://t.co/Lj6amMJl07</text:p>
          </table:table-cell>
          <table:table-cell office:value-type="float" office:value="9" calcext:value-type="float">
            <text:p>9</text:p>
          </table:table-cell>
          <table:table-cell office:value-type="float" office:value="93" calcext:value-type="float">
            <text:p>9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44461872434E+018" calcext:value-type="float">
            <text:p>1.2594446187243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9T19:00:00Z</text:p>
          </table:table-cell>
          <table:table-cell office:value-type="string" calcext:value-type="string">
            <text:p>طرق العلاج الخاصة بمرضى الأورام في ظل أزمة فيروس كورونا المستجد (كوفيد-19).. </text:p>
            <text:p>#صحتك_تهمنا</text:p>
            <text:p/>
            <text:p>@WHOEgypt</text:p>
            <text:p>@UnfpaEgypt</text:p>
            <text:p>@ncwegypt https://t.co/KOUl67MaIA</text:p>
          </table:table-cell>
          <table:table-cell office:value-type="float" office:value="7" calcext:value-type="float">
            <text:p>7</text:p>
          </table:table-cell>
          <table:table-cell office:value-type="float" office:value="81" calcext:value-type="float">
            <text:p>8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919643903875E+018" calcext:value-type="float">
            <text:p>1.259196439038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9T17:32:16Z</text:p>
          </table:table-cell>
          <table:table-cell office:value-type="string" calcext:value-type="string">
            <text:p>الصحة: ارتفاع حالات الشفاء من مصابي فيروس كورونا إلى 2002 وخروجهم من مستشفيات العزل والحجر الصحي...</text:p>
            <text:p/>
            <text:p>https://t.co/N2sT9Nwn3J</text:p>
            <text:p>#فيروس_كورونا https://t.co/ZAyORMxCHo</text:p>
          </table:table-cell>
          <table:table-cell office:value-type="float" office:value="576" calcext:value-type="float">
            <text:p>576</text:p>
          </table:table-cell>
          <table:table-cell office:value-type="float" office:value="2184" calcext:value-type="float">
            <text:p>218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917435941718E+018" calcext:value-type="float">
            <text:p>1.2591743594171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9T13:41:10Z</text:p>
          </table:table-cell>
          <table:table-cell office:value-type="string" calcext:value-type="string">
            <text:p>تفقدت الدكتورة هالة زايد، وزيرة الصحة والسكان، اليوم، السبت، سير العمل وأعمال التطوير بمستشفى حميات الإسكندرية، ضمن خطة الوزارة لتجهيز وتأهيل مستشفيات الحميات والصدر على مستوى الجمهورية لتصبح مستشفيات عزل لمصابي #فيروس_كورونا بشكل تدريجي. https://t.co/YpIPQfvrgb</text:p>
          </table:table-cell>
          <table:table-cell office:value-type="float" office:value="61" calcext:value-type="float">
            <text:p>61</text:p>
          </table:table-cell>
          <table:table-cell office:value-type="float" office:value="655" calcext:value-type="float">
            <text:p>65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911620101759E+018" calcext:value-type="float">
            <text:p>1.2591162010175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9T13:30:30Z</text:p>
          </table:table-cell>
          <table:table-cell office:value-type="string" calcext:value-type="string">
            <text:p>علموا أولادكم مهارات جديدة في فترة وجودكم مع بعض في البيت للوقاية من فيروس كورونا ، وشاركونا إبداعاتهم الفنية 😍</text:p>
            <text:p/>
            <text:p>@WHOEgypt </text:p>
            <text:p>@UNICEF_Egypt </text:p>
            <text:p>@MoeteEg https://t.co/Jr2NMlJiDe</text:p>
          </table:table-cell>
          <table:table-cell office:value-type="float" office:value="13" calcext:value-type="float">
            <text:p>13</text:p>
          </table:table-cell>
          <table:table-cell office:value-type="float" office:value="145" calcext:value-type="float">
            <text:p>14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911351873075E+018" calcext:value-type="float">
            <text:p>1.259113518730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9T10:34:17Z</text:p>
          </table:table-cell>
          <table:table-cell office:value-type="string" calcext:value-type="string">
            <text:p>حرصاً منا بالاهتمام باسئلتكم بخصوص نظام التكليف والتدريب لدفعة مارس 2020 </text:p>
            <text:p>برجاء من السادة أطباء دفعة مارس 2020 ادخال أسئلتهم علي اللينك https://t.co/Aodkplx7Ll</text:p>
            <text:p>وستقوم معالى السيدة الأستاذة الدكتور / هالة زايد - وزيرة الصحة والسكان </text:p>
            <text:p>بالرد علي كافة الاستفسارات يوم الأحد 10 مايو https://t.co/k0ckYPfZQ5</text:p>
          </table:table-cell>
          <table:table-cell office:value-type="float" office:value="43" calcext:value-type="float">
            <text:p>43</text:p>
          </table:table-cell>
          <table:table-cell office:value-type="float" office:value="265" calcext:value-type="float">
            <text:p>26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906917263977E+018" calcext:value-type="float">
            <text:p>1.2590691726397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8T20:00:01Z</text:p>
          </table:table-cell>
          <table:table-cell office:value-type="string" calcext:value-type="string">
            <text:p>المدخنون من الفئات الأكثر عرضة للإصابة بفيروس كورونا المستجد (كوفيد-19) ، وقد يصيبهم التدخين بهذه الأمراض 👇</text:p>
            <text:p>#فيروس_كورونا https://t.co/GdW39DS1c3</text:p>
          </table:table-cell>
          <table:table-cell office:value-type="float" office:value="135" calcext:value-type="float">
            <text:p>135</text:p>
          </table:table-cell>
          <table:table-cell office:value-type="float" office:value="518" calcext:value-type="float">
            <text:p>51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84915304574E+018" calcext:value-type="float">
            <text:p>1.2588491530457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8T17:30:00Z</text:p>
          </table:table-cell>
          <table:table-cell office:value-type="string" calcext:value-type="string">
            <text:p>إزاي تحافظي على نفسك من الإصابة بفيروس كورونا المستجد (كوفيد-19) أثناء الحمل والولادة؟</text:p>
            <text:p>#صحتك_تهمنا </text:p>
            <text:p/>
            <text:p>@WHOEgypt</text:p>
            <text:p>@UnfpaEgypt</text:p>
            <text:p>@ncwegypt https://t.co/rRlG5kcRMD</text:p>
          </table:table-cell>
          <table:table-cell office:value-type="float" office:value="12" calcext:value-type="float">
            <text:p>12</text:p>
          </table:table-cell>
          <table:table-cell office:value-type="float" office:value="113" calcext:value-type="float">
            <text:p>11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81140186864E+018" calcext:value-type="float">
            <text:p>1.2588114018686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8T16:23:20Z</text:p>
          </table:table-cell>
          <table:table-cell office:value-type="string" calcext:value-type="string">
            <text:p>الصحة: ارتفاع حالات الشفاء من مصابي فيروس كورونا إلى 1945 وخروجهم من مستشفيات العزل والحجر الصحي..</text:p>
            <text:p>https://t.co/uBOE3EaYQw</text:p>
            <text:p>#فيروس_كورونا https://t.co/ptm6aavbjS</text:p>
          </table:table-cell>
          <table:table-cell office:value-type="float" office:value="948" calcext:value-type="float">
            <text:p>948</text:p>
          </table:table-cell>
          <table:table-cell office:value-type="float" office:value="5411" calcext:value-type="float">
            <text:p>541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879462335239E+018" calcext:value-type="float">
            <text:p>1.258794623352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8T11:00:00Z</text:p>
          </table:table-cell>
          <table:table-cell office:value-type="string" calcext:value-type="string">
            <text:p>7 نصائح لحماية مرضى السكر من الإصابة بفيروس كورونا المستجد (كوفيد-19) https://t.co/iGCuDYxjAI</text:p>
          </table:table-cell>
          <table:table-cell office:value-type="float" office:value="70" calcext:value-type="float">
            <text:p>70</text:p>
          </table:table-cell>
          <table:table-cell office:value-type="float" office:value="345" calcext:value-type="float">
            <text:p>34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71325736123E+018" calcext:value-type="float">
            <text:p>1.2587132573612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8T10:07:21Z</text:p>
          </table:table-cell>
          <table:table-cell office:value-type="string" calcext:value-type="string">
            <text:p>كيف نستغل فترة الحجر المنزلي في التقرب إلى الله وختم القرآن؟</text:p>
            <text:p>#رمضان_يحمينا https://t.co/102oFEPPhC</text:p>
          </table:table-cell>
          <table:table-cell office:value-type="float" office:value="38" calcext:value-type="float">
            <text:p>38</text:p>
          </table:table-cell>
          <table:table-cell office:value-type="float" office:value="267" calcext:value-type="float">
            <text:p>26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70000599881E+018" calcext:value-type="float">
            <text:p>1.258700005998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7T17:30:00Z</text:p>
          </table:table-cell>
          <table:table-cell office:value-type="string" calcext:value-type="string">
            <text:p>إزاي نقدر نتحكم في نفسنا ونحميها من التوتر والخوف تجاه فيروس كورونا المستجد ؟</text:p>
            <text:p>#صحتك_تهمنا </text:p>
            <text:p/>
            <text:p>@WHOEgypt</text:p>
            <text:p>@UnfpaEgypt</text:p>
            <text:p>@ncwegypt https://t.co/gWXUQ0zugk</text:p>
          </table:table-cell>
          <table:table-cell office:value-type="float" office:value="29" calcext:value-type="float">
            <text:p>29</text:p>
          </table:table-cell>
          <table:table-cell office:value-type="float" office:value="168" calcext:value-type="float">
            <text:p>16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44901295849E+018" calcext:value-type="float">
            <text:p>1.2584490129584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7T16:08:40Z</text:p>
          </table:table-cell>
          <table:table-cell office:value-type="string" calcext:value-type="string">
            <text:p>الصحة: ارتفاع حالات الشفاء من مصابي فيروس كورونا إلى 1887 وخروجهم من مستشفيات العزل والحجر الصحي..</text:p>
            <text:p>https://t.co/LHMnocVrxJ</text:p>
            <text:p>#فيروس_كورونا https://t.co/FqHSqONvG9</text:p>
          </table:table-cell>
          <table:table-cell office:value-type="float" office:value="550" calcext:value-type="float">
            <text:p>550</text:p>
          </table:table-cell>
          <table:table-cell office:value-type="float" office:value="2183" calcext:value-type="float">
            <text:p>218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842854672229E+018" calcext:value-type="float">
            <text:p>1.2584285467222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7T11:19:54Z</text:p>
          </table:table-cell>
          <table:table-cell office:value-type="string" calcext:value-type="string">
            <text:p>تطبيق "صحة مصر" للإستفسارات والإرشادات حول فيروس كورونا المستجد (كوفيد-١٩) ...</text:p>
            <text:p/>
            <text:p>يمكنكم تحميل التطبيق من خلال رابط على: </text:p>
            <text:p>Google Play: https://t.co/7872y9PPmY</text:p>
            <text:p/>
            <text:p>App Store: </text:p>
            <text:p>https://t.co/sJExO3fSjm https://t.co/4QwphvDXUo</text:p>
          </table:table-cell>
          <table:table-cell office:value-type="float" office:value="24" calcext:value-type="float">
            <text:p>24</text:p>
          </table:table-cell>
          <table:table-cell office:value-type="float" office:value="123" calcext:value-type="float">
            <text:p>12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35587662639E+018" calcext:value-type="float">
            <text:p>1.258355876626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21:45:00Z</text:p>
          </table:table-cell>
          <table:table-cell office:value-type="string" calcext:value-type="string">
            <text:p>صفات يمكننا التحلي بها لتقوية العلاقات بيننا .. #رمضان_يحمينا https://t.co/3E2Ei9Mj07</text:p>
          </table:table-cell>
          <table:table-cell office:value-type="float" office:value="9" calcext:value-type="float">
            <text:p>9</text:p>
          </table:table-cell>
          <table:table-cell office:value-type="float" office:value="116" calcext:value-type="float">
            <text:p>11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15079812044E+018" calcext:value-type="float">
            <text:p>1.2581507981204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9:16:05Z</text:p>
          </table:table-cell>
          <table:table-cell office:value-type="string" calcext:value-type="string">
            <text:p>من أجل حياة صحية آمنة ، حرصت الدولة على إنشاء وتطوير منظومة صحية حديثة ومتكاملة لمواجهة جائحة فيروس كورونا المستجد (كوفيد-١٩) ... https://t.co/88LT23zSkl</text:p>
          </table:table-cell>
          <table:table-cell office:value-type="float" office:value="40" calcext:value-type="float">
            <text:p>40</text:p>
          </table:table-cell>
          <table:table-cell office:value-type="float" office:value="281" calcext:value-type="float">
            <text:p>28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11332315078E+018" calcext:value-type="float">
            <text:p>1.2581133231507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9:00:01Z</text:p>
          </table:table-cell>
          <table:table-cell office:value-type="string" calcext:value-type="string">
            <text:p>الدكتور محمد عبد الفتاح رئيس الإدارة المركزية للشئون الوقائية، يكشف الفرق بين الأمراض المعدية وغير المعدية، وكيفية الوقاية منها.. </text:p>
            <text:p>ج1</text:p>
            <text:p>#فيروس_كورونا </text:p>
            <text:p>#اسئلة_كوفيد19 https://t.co/IT7aFHdKij</text:p>
          </table:table-cell>
          <table:table-cell office:value-type="float" office:value="8" calcext:value-type="float">
            <text:p>8</text:p>
          </table:table-cell>
          <table:table-cell office:value-type="float" office:value="86" calcext:value-type="float">
            <text:p>8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10927840315E+018" calcext:value-type="float">
            <text:p>1.2581092784031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9:00:00Z</text:p>
          </table:table-cell>
          <table:table-cell office:value-type="string" calcext:value-type="string">
            <text:p>الدكتور محمد عبد الفتاح رئيس الإدارة المركزية للشئون الوقائية، يكشف الفرق بين الأمراض المعدية وغير المعدية، وكيفية الوقاية منها.. </text:p>
            <text:p>ج2</text:p>
            <text:p>#فيروس_كورونا </text:p>
            <text:p>#اسئلة_كوفيد19 https://t.co/Hj5JRMJUnD</text:p>
          </table:table-cell>
          <table:table-cell office:value-type="float" office:value="6" calcext:value-type="float">
            <text:p>6</text:p>
          </table:table-cell>
          <table:table-cell office:value-type="float" office:value="68" calcext:value-type="float">
            <text:p>6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10927666652E+018" calcext:value-type="float">
            <text:p>1.2581092766665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7:30:00Z</text:p>
          </table:table-cell>
          <table:table-cell office:value-type="string" calcext:value-type="string">
            <text:p>نصائح لمرضى القلب للحماية من الإصابة بفيروس كورونا المستجد (كوفيد-19)..</text:p>
            <text:p/>
            <text:p>#فيروس_كورونا </text:p>
            <text:p>#صحتك_تهمنا</text:p>
            <text:p>@WHOEgypt</text:p>
            <text:p>@UnfpaEgypt</text:p>
            <text:p>@ncwegypt https://t.co/Fb8iu2Rlxg</text:p>
          </table:table-cell>
          <table:table-cell office:value-type="float" office:value="16" calcext:value-type="float">
            <text:p>16</text:p>
          </table:table-cell>
          <table:table-cell office:value-type="float" office:value="107" calcext:value-type="float">
            <text:p>10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808662585224E+018" calcext:value-type="float">
            <text:p>1.258086625852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5:46:46Z</text:p>
          </table:table-cell>
          <table:table-cell office:value-type="string" calcext:value-type="string">
            <text:p>الصحة: ارتفاع حالات الشفاء من مصابي فيروس كورونا إلى 1815 وخروجهم من مستشفيات العزل والحجر الصحي..</text:p>
            <text:p/>
            <text:p>https://t.co/ucYrpqgzjc</text:p>
            <text:p>#فيروس_كورونا https://t.co/3vICvXqrDl</text:p>
          </table:table-cell>
          <table:table-cell office:value-type="float" office:value="440" calcext:value-type="float">
            <text:p>440</text:p>
          </table:table-cell>
          <table:table-cell office:value-type="float" office:value="1822" calcext:value-type="float">
            <text:p>182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806064816615E+018" calcext:value-type="float">
            <text:p>1.2580606481661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6T10:00:00Z</text:p>
          </table:table-cell>
          <table:table-cell office:value-type="string" calcext:value-type="string">
            <text:p>ماذا تفعل أثناء الحجر المنزلي؟ </text:p>
            <text:p>#فيروس_كورونا https://t.co/mjTXDJ9Rtc</text:p>
          </table:table-cell>
          <table:table-cell office:value-type="float" office:value="20" calcext:value-type="float">
            <text:p>20</text:p>
          </table:table-cell>
          <table:table-cell office:value-type="float" office:value="156" calcext:value-type="float">
            <text:p>15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97338077233E+018" calcext:value-type="float">
            <text:p>1.2579733807723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21:59:00Z</text:p>
          </table:table-cell>
          <table:table-cell office:value-type="string" calcext:value-type="string">
            <text:p>مدلول الأكل الصحي في القرآن الكريم 👇</text:p>
            <text:p>#رمضان_يحمينا https://t.co/H1UqcQarVF</text:p>
          </table:table-cell>
          <table:table-cell office:value-type="float" office:value="18" calcext:value-type="float">
            <text:p>18</text:p>
          </table:table-cell>
          <table:table-cell office:value-type="float" office:value="198" calcext:value-type="float">
            <text:p>19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79193346578E+018" calcext:value-type="float">
            <text:p>1.2577919334657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20:46:22Z</text:p>
          </table:table-cell>
          <table:table-cell office:value-type="string" calcext:value-type="string">
            <text:p>رسالة من ممرضي مستشفيات العزل..</text:p>
            <text:p>#فيروس_كورونا</text:p>
            <text:p>#COVID19 https://t.co/YAZedGgD0s</text:p>
          </table:table-cell>
          <table:table-cell office:value-type="float" office:value="50" calcext:value-type="float">
            <text:p>50</text:p>
          </table:table-cell>
          <table:table-cell office:value-type="float" office:value="275" calcext:value-type="float">
            <text:p>27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77365457585E+018" calcext:value-type="float">
            <text:p>1.257773654575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18:00:01Z</text:p>
          </table:table-cell>
          <table:table-cell office:value-type="string" calcext:value-type="string">
            <text:p>أطفالنا هما مستقبلنا، علشان كده لازم نحميهم من العدوى .. اعرفوا إزاي نعلمهم يحموا نفسهم من فيروس كورونا المستجد.</text:p>
            <text:p>#صحتك_تهمنا</text:p>
            <text:p>#فيروس_كورونا</text:p>
            <text:p>@WHOEgypt</text:p>
            <text:p>@UnfpaEgypt https://t.co/4bYf99VrUG</text:p>
          </table:table-cell>
          <table:table-cell office:value-type="float" office:value="17" calcext:value-type="float">
            <text:p>17</text:p>
          </table:table-cell>
          <table:table-cell office:value-type="float" office:value="125" calcext:value-type="float">
            <text:p>12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73179132395E+018" calcext:value-type="float">
            <text:p>1.2577317913239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15:19:05Z</text:p>
          </table:table-cell>
          <table:table-cell office:value-type="string" calcext:value-type="string">
            <text:p>الصحة: ارتفاع حالات الشفاء من مصابي #فيروس_كورونا إلى 1730 وخروجهم من مستشفيات العزل والحجر الصحي</text:p>
            <text:p/>
            <text:p>الصحة: ارتفاع عدد الحالات التي تحولت نتيجة تحاليلها من إيجابية إلى سلبية لفيروس كورونا إلى 2224 حالة</text:p>
            <text:p/>
            <text:p>الصحة: تسجيل 388 حالة إيجابية جديدة لفيروس كورونا..و16 حالة وفاة</text:p>
            <text:p>#كوفيد١٩ https://t.co/zJvlYBRf7s</text:p>
          </table:table-cell>
          <table:table-cell office:value-type="float" office:value="672" calcext:value-type="float">
            <text:p>672</text:p>
          </table:table-cell>
          <table:table-cell office:value-type="float" office:value="2621" calcext:value-type="float">
            <text:p>262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769129112048E+018" calcext:value-type="float">
            <text:p>1.257691291120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15:02:25Z</text:p>
          </table:table-cell>
          <table:table-cell office:value-type="string" calcext:value-type="string">
            <text:p>الدكتور محمد عبد الفتاح رئيس الإدارة المركزية للشئون الوقائية ورئيس اللجنة الوطنية للوائح الصحية الدولية </text:p>
            <text:p>هيجاوب على كل أسئلتكم عن الأمراض المعدية وكيفية انتقالها وطرق مواجهتها ..</text:p>
            <text:p>ابعتولنا استفساراتكم على هاشتاج #اسئلة_كوفيد١٩ https://t.co/HvhJ8Cf0jH</text:p>
          </table:table-cell>
          <table:table-cell office:value-type="float" office:value="19" calcext:value-type="float">
            <text:p>19</text:p>
          </table:table-cell>
          <table:table-cell office:value-type="float" office:value="139" calcext:value-type="float">
            <text:p>13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768709938765E+018" calcext:value-type="float">
            <text:p>1.257687099387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13:00:00Z</text:p>
          </table:table-cell>
          <table:table-cell office:value-type="string" calcext:value-type="string">
            <text:p>محتاجين شوية أفكار لأنشطة تعملوها في البيت مع الأولاد؟ اتفرجوا على الفيديو ده وشاركونا أفكاركم في التعليقات! #فيروس_كورونا</text:p>
            <text:p/>
            <text:p>@WHOEgypt</text:p>
            <text:p>@UNICEF_Egypt</text:p>
            <text:p>@MoeteEg https://t.co/5Oa0M7cgpO</text:p>
          </table:table-cell>
          <table:table-cell office:value-type="float" office:value="16" calcext:value-type="float">
            <text:p>16</text:p>
          </table:table-cell>
          <table:table-cell office:value-type="float" office:value="90" calcext:value-type="float">
            <text:p>9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65629271971E+018" calcext:value-type="float">
            <text:p>1.257656292719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5T11:21:20Z</text:p>
          </table:table-cell>
          <table:table-cell office:value-type="string" calcext:value-type="string">
            <text:p>إن غسل اليدين هو أحد الإجراءات الأكثر فعالية للحد من انتشار مُسبِّبات الأمراض وللوقاية من العدوى، بما في ذلك العدوى بفيروس #كوفيد_19. https://t.co/2OmysIqYuu</text:p>
          </table:table-cell>
          <table:table-cell office:value-type="float" office:value="62" calcext:value-type="float">
            <text:p>62</text:p>
          </table:table-cell>
          <table:table-cell office:value-type="float" office:value="290" calcext:value-type="float">
            <text:p>29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763146059445E+018" calcext:value-type="float">
            <text:p>1.257631460594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23:05:27Z</text:p>
          </table:table-cell>
          <table:table-cell office:value-type="string" calcext:value-type="string">
            <text:p>رسالة من إسراء اللواح من مستشفى العزل 😷 https://t.co/QHiEsdt0yH</text:p>
          </table:table-cell>
          <table:table-cell office:value-type="float" office:value="105" calcext:value-type="float">
            <text:p>105</text:p>
          </table:table-cell>
          <table:table-cell office:value-type="float" office:value="563" calcext:value-type="float">
            <text:p>56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44626962843E+018" calcext:value-type="float">
            <text:p>1.257446269628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21:00:06Z</text:p>
          </table:table-cell>
          <table:table-cell office:value-type="string" calcext:value-type="string">
            <text:p>أسس لتقوية علاقتك بربك وبنفسك وبمن حولك .. #رمضان_يحمينا https://t.co/bqRQjNe9za</text:p>
          </table:table-cell>
          <table:table-cell office:value-type="float" office:value="38" calcext:value-type="float">
            <text:p>38</text:p>
          </table:table-cell>
          <table:table-cell office:value-type="float" office:value="346" calcext:value-type="float">
            <text:p>34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41472350047E+018" calcext:value-type="float">
            <text:p>1.257414723500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19:10:27Z</text:p>
          </table:table-cell>
          <table:table-cell office:value-type="string" calcext:value-type="string">
            <text:p>الصحة توقع بروتوكول تعاون مع مبادرة "هنجملها" لتجميل وتشجير مستشفيات الحميات والصدر بمحافظات الجمهورية https://t.co/d2QiWO0abj</text:p>
          </table:table-cell>
          <table:table-cell office:value-type="float" office:value="39" calcext:value-type="float">
            <text:p>39</text:p>
          </table:table-cell>
          <table:table-cell office:value-type="float" office:value="456" calcext:value-type="float">
            <text:p>45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38713176236E+018" calcext:value-type="float">
            <text:p>1.2573871317623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18:28:02Z</text:p>
          </table:table-cell>
          <table:table-cell office:value-type="string" calcext:value-type="string">
            <text:p>نصائح لحماية مرضى السكر من فيروس كورونا المستجد (كوفيد-١٩) ..</text:p>
            <text:p>#اسئلة_كوفيد١٩</text:p>
            <text:p>#صحتك_تهمنا</text:p>
            <text:p>@UnfpaEgypt</text:p>
            <text:p>@WHOEgypt https://t.co/AdUigkHEDi</text:p>
          </table:table-cell>
          <table:table-cell office:value-type="float" office:value="46" calcext:value-type="float">
            <text:p>46</text:p>
          </table:table-cell>
          <table:table-cell office:value-type="float" office:value="214" calcext:value-type="float">
            <text:p>21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3764537312E+018" calcext:value-type="float">
            <text:p>1.257376453731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16:08:54Z</text:p>
          </table:table-cell>
          <table:table-cell office:value-type="string" calcext:value-type="string">
            <text:p>الصحة: ارتفاع حالات الشفاء من مصابي فيروس كورونا إلى 1632 وخروجهم من مستشفيات العزل والحجر الصحي...</text:p>
            <text:p>#فيروس_كورونا </text:p>
            <text:p/>
            <text:p>https://t.co/qpOePXB2GM https://t.co/2l90uEHTzu</text:p>
          </table:table-cell>
          <table:table-cell office:value-type="float" office:value="507" calcext:value-type="float">
            <text:p>507</text:p>
          </table:table-cell>
          <table:table-cell office:value-type="float" office:value="1828" calcext:value-type="float">
            <text:p>1828</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734143953047E+018" calcext:value-type="float">
            <text:p>1.257341439530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13:05:00Z</text:p>
          </table:table-cell>
          <table:table-cell office:value-type="string" calcext:value-type="string">
            <text:p>مشغولين بموضوع البحث؟؟</text:p>
            <text:p>موقع بنك المعرفة الخاص بوزارة التربية والتعليم هيساعد أولادكم في عمل البحث وكتابة المصادر، </text:p>
            <text:p>وكمان فيديوهات المسابقات الموجودة فيه هتسليهم جدًا .. خلوهم يستخدموه ويستغلوا وقتهم في البيت بطريقة تساعدهم في الدراسة وتحسن نفسيتهم باللعب.</text:p>
            <text:p>@WHOEgypt</text:p>
            <text:p>@UNICEF_Egypt https://t.co/gzZpK035b4</text:p>
          </table:table-cell>
          <table:table-cell office:value-type="float" office:value="44" calcext:value-type="float">
            <text:p>44</text:p>
          </table:table-cell>
          <table:table-cell office:value-type="float" office:value="194" calcext:value-type="float">
            <text:p>19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29516039365E+018" calcext:value-type="float">
            <text:p>1.257295160393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4T11:53:54Z</text:p>
          </table:table-cell>
          <table:table-cell office:value-type="string" calcext:value-type="string">
            <text:p>جولة وزيرة الصحة بمستشفيات صدر العمرانية  وحميات إمبابة وصدر إمبابة ضمن استراتيجية تجهيز تلك المستشفيات لتصبح مستشفيات عزل لمصابي فيروس كورونا المستجد (كوفيد-١٩) ...</text:p>
            <text:p>#فيروس_كورونا https://t.co/9SBuxjEgdT</text:p>
          </table:table-cell>
          <table:table-cell office:value-type="float" office:value="86" calcext:value-type="float">
            <text:p>86</text:p>
          </table:table-cell>
          <table:table-cell office:value-type="float" office:value="570" calcext:value-type="float">
            <text:p>57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27726828983E+018" calcext:value-type="float">
            <text:p>1.2572772682898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23:37:50Z</text:p>
          </table:table-cell>
          <table:table-cell office:value-type="string" calcext:value-type="string">
            <text:p>رسالة من الفريق الطبي بمستشفى العزل .. https://t.co/9AJb60kc47</text:p>
          </table:table-cell>
          <table:table-cell office:value-type="float" office:value="108" calcext:value-type="float">
            <text:p>108</text:p>
          </table:table-cell>
          <table:table-cell office:value-type="float" office:value="599" calcext:value-type="float">
            <text:p>59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09203036435E+018" calcext:value-type="float">
            <text:p>1.2570920303643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21:45:00Z</text:p>
          </table:table-cell>
          <table:table-cell office:value-type="string" calcext:value-type="string">
            <text:p>فضل الإطعام في أيام رمضان المباركة .. #رمضان_يحمينا https://t.co/ILJemEmojD</text:p>
          </table:table-cell>
          <table:table-cell office:value-type="float" office:value="23" calcext:value-type="float">
            <text:p>23</text:p>
          </table:table-cell>
          <table:table-cell office:value-type="float" office:value="174" calcext:value-type="float">
            <text:p>17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06363449412E+018" calcext:value-type="float">
            <text:p>1.2570636344941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18:48:05Z</text:p>
          </table:table-cell>
          <table:table-cell office:value-type="string" calcext:value-type="string">
            <text:p>مسئولياتك اليومية كتيرة في الظروف اللي احنا فيها، خصوصًا لو إنتي حامل ..</text:p>
            <text:p>إعرفي إزاي تحمي نفسك وجنينك من الإصابة بفيروس كورونا المستجد (كوفيد-19)</text:p>
            <text:p>#خليكي_في_البيت❤️ https://t.co/c32F7gYo6J</text:p>
          </table:table-cell>
          <table:table-cell office:value-type="float" office:value="17" calcext:value-type="float">
            <text:p>17</text:p>
          </table:table-cell>
          <table:table-cell office:value-type="float" office:value="159" calcext:value-type="float">
            <text:p>15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70191129723E+018" calcext:value-type="float">
            <text:p>1.257019112972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17:15:33Z</text:p>
          </table:table-cell>
          <table:table-cell office:value-type="string" calcext:value-type="string">
            <text:p>الصحة: ارتفاع حالات الشفاء من مصابي فيروس كورونا إلى 1562 وخروجهم من مستشفيات العزل والحجر الصحي..</text:p>
            <text:p>https://t.co/SbEuCSMqvQ</text:p>
            <text:p>#فيروس_كورونا https://t.co/3UynNIX02R</text:p>
          </table:table-cell>
          <table:table-cell office:value-type="float" office:value="475" calcext:value-type="float">
            <text:p>475</text:p>
          </table:table-cell>
          <table:table-cell office:value-type="float" office:value="1886" calcext:value-type="float">
            <text:p>188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99582636003E+018" calcext:value-type="float">
            <text:p>1.2569958263600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16:11:49Z</text:p>
          </table:table-cell>
          <table:table-cell office:value-type="string" calcext:value-type="string">
            <text:p>لليوم الثاني على التوالي </text:p>
            <text:p/>
            <text:p>وزيرة الصحة تتفقد مستشفيات صدر العمرانية  وحميات إمبابة وصدر إمبابة ضمن استراتيجية تجهيز تلك المستشفيات لتصبح مستشفيات عزل لمصابي #فيروس_كورونا https://t.co/KaOqZE9lo7</text:p>
          </table:table-cell>
          <table:table-cell office:value-type="float" office:value="62" calcext:value-type="float">
            <text:p>62</text:p>
          </table:table-cell>
          <table:table-cell office:value-type="float" office:value="592" calcext:value-type="float">
            <text:p>59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97978604556E+018" calcext:value-type="float">
            <text:p>1.256979786045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13:16:25Z</text:p>
          </table:table-cell>
          <table:table-cell office:value-type="string" calcext:value-type="string">
            <text:p>القعدة في البيت لمدة طويلة ممكن تكون فرصة كويسة إننا نبتدي نشاط بدني بسيط ونحافظ عليه يوميًا . قولولنا أفكاركم وتجاربكم مع أولادكم في ممارسة الرياضة المنزلي!</text:p>
            <text:p>#فيروس_كورونا</text:p>
            <text:p/>
            <text:p>@WHOEgypt </text:p>
            <text:p>@UNICEF_Egypt https://t.co/38OmRGFa0I</text:p>
          </table:table-cell>
          <table:table-cell office:value-type="float" office:value="11" calcext:value-type="float">
            <text:p>11</text:p>
          </table:table-cell>
          <table:table-cell office:value-type="float" office:value="214" calcext:value-type="float">
            <text:p>21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693564666241E+018" calcext:value-type="float">
            <text:p>1.256935646662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3T12:06:08Z</text:p>
          </table:table-cell>
          <table:table-cell office:value-type="string" calcext:value-type="string">
            <text:p>حافظ على التباعد الإجتماعي والتزم بـ متر ونص عند الحاجة لمخالطة الآخرين 👌</text:p>
            <text:p>#فيروس_كورونا https://t.co/VwpPNAG1h9</text:p>
          </table:table-cell>
          <table:table-cell office:value-type="float" office:value="93" calcext:value-type="float">
            <text:p>93</text:p>
          </table:table-cell>
          <table:table-cell office:value-type="float" office:value="469" calcext:value-type="float">
            <text:p>46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91795873722E+018" calcext:value-type="float">
            <text:p>1.2569179587372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21:47:51Z</text:p>
          </table:table-cell>
          <table:table-cell office:value-type="string" calcext:value-type="string">
            <text:p>برنامج متكامل لممارسة العبادات والتقرب إلى الله في شهر رمضان المبارك </text:p>
            <text:p>#رمضان_يحمينا https://t.co/EkSvgXCv3h</text:p>
          </table:table-cell>
          <table:table-cell office:value-type="float" office:value="27" calcext:value-type="float">
            <text:p>27</text:p>
          </table:table-cell>
          <table:table-cell office:value-type="float" office:value="259" calcext:value-type="float">
            <text:p>25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670196357357E+018" calcext:value-type="float">
            <text:p>1.2567019635735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18:49:22Z</text:p>
          </table:table-cell>
          <table:table-cell office:value-type="string" calcext:value-type="string">
            <text:p>وزيرة الصحة والسكان تتفقد أعمال تطوير ورفع كفاءة البنية التحتية لمستشفي حميات وصدر العباسية</text:p>
            <text:p>لتصبح مستشفيات عزل لمصابي #فيروس_كورونا https://t.co/bP629ZptmA</text:p>
          </table:table-cell>
          <table:table-cell office:value-type="float" office:value="63" calcext:value-type="float">
            <text:p>63</text:p>
          </table:table-cell>
          <table:table-cell office:value-type="float" office:value="455" calcext:value-type="float">
            <text:p>45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665704787098E+018" calcext:value-type="float">
            <text:p>1.2566570478709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16:19:18Z</text:p>
          </table:table-cell>
          <table:table-cell office:value-type="string" calcext:value-type="string">
            <text:p>الصحة: ارتفاع حالات الشفاء من مصابي فيروس كورونا إلى 1522 وخروجهم من مستشفيات العزل والحجر الصحي.. </text:p>
            <text:p/>
            <text:p>https://t.co/mod04NrlEb</text:p>
            <text:p>#فيروس_كورونا https://t.co/UtVk8ZPfra</text:p>
          </table:table-cell>
          <table:table-cell office:value-type="float" office:value="548" calcext:value-type="float">
            <text:p>548</text:p>
          </table:table-cell>
          <table:table-cell office:value-type="float" office:value="1875" calcext:value-type="float">
            <text:p>187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6192843249E+018" calcext:value-type="float">
            <text:p>1.256619284324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14:54:01Z</text:p>
          </table:table-cell>
          <table:table-cell office:value-type="string" calcext:value-type="string">
            <text:p>ضمن استراتيجية وزارة الصحة والسكان لتطوير مستشفيات الحميات والصدر ..</text:p>
            <text:p/>
            <text:p>-وزيرة الصحة تتفقد مستشفيي حميات وصدر العباسية وتوجه بتقديم أفضل خدمة طبية للمرضى والحالات المشتبه بها.. #فيروس_كورونا https://t.co/nwj9n1crys</text:p>
          </table:table-cell>
          <table:table-cell office:value-type="float" office:value="49" calcext:value-type="float">
            <text:p>49</text:p>
          </table:table-cell>
          <table:table-cell office:value-type="float" office:value="409" calcext:value-type="float">
            <text:p>40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59781877043E+018" calcext:value-type="float">
            <text:p>1.256597818770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13:05:27Z</text:p>
          </table:table-cell>
          <table:table-cell office:value-type="string" calcext:value-type="string">
            <text:p>فرصة اليومين دول واحنا عندنا وقت مع أولادنا نعودهم على عادات صحية زي النظافة الشخصية وغسيل الأسنان .. ايه العادات الصحية الكويسة اللي أولادكوا قدروا يواظبوا عليها؟ </text:p>
            <text:p>#فيروس_كورونا </text:p>
            <text:p>@WHOEgypt </text:p>
            <text:p>@UNICEF_Egypt https://t.co/lNiuygqSPT</text:p>
          </table:table-cell>
          <table:table-cell office:value-type="float" office:value="22" calcext:value-type="float">
            <text:p>22</text:p>
          </table:table-cell>
          <table:table-cell office:value-type="float" office:value="130" calcext:value-type="float">
            <text:p>130</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657049790045E+018" calcext:value-type="float">
            <text:p>1.256570497900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12:04:59Z</text:p>
          </table:table-cell>
          <table:table-cell office:value-type="string" calcext:value-type="string">
            <text:p>إرشادات هامة للأشخاص المخالطين لحالات مصابة بفيروس كورونا المستجد (كوفيد-19) أثناء العزل المنزلي... https://t.co/JGJG9keu2J</text:p>
          </table:table-cell>
          <table:table-cell office:value-type="float" office:value="107" calcext:value-type="float">
            <text:p>107</text:p>
          </table:table-cell>
          <table:table-cell office:value-type="float" office:value="430" calcext:value-type="float">
            <text:p>43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655528120871E+018" calcext:value-type="float">
            <text:p>1.256555281208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2T01:13:45Z</text:p>
          </table:table-cell>
          <table:table-cell office:value-type="string" calcext:value-type="string">
            <text:p>الدكتورة ريهام الامام نائب مدير إدارة علاج الإدمان بالأمانة العامة للصحة النفسية وعلاج الإدمان، هتجاوب على أسئلتكم حول "ما هو الإدمان وأعراضه وكيفية علاجه؟".</text:p>
            <text:p>ابعتولنا استفساراتكم على هاشتاج #اسئلة_كوفيد١٩ https://t.co/xOkfVwREV5</text:p>
          </table:table-cell>
          <table:table-cell office:value-type="float" office:value="18" calcext:value-type="float">
            <text:p>18</text:p>
          </table:table-cell>
          <table:table-cell office:value-type="float" office:value="219" calcext:value-type="float">
            <text:p>219</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639139310431E+018" calcext:value-type="float">
            <text:p>1.2563913931043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1T21:20:25Z</text:p>
          </table:table-cell>
          <table:table-cell office:value-type="string" calcext:value-type="string">
            <text:p>كيفية الاستمتاع بنفحات رمضان المباركة .. #رمضان_يحمينا https://t.co/fEg9c8YUZG</text:p>
          </table:table-cell>
          <table:table-cell office:value-type="float" office:value="17" calcext:value-type="float">
            <text:p>17</text:p>
          </table:table-cell>
          <table:table-cell office:value-type="float" office:value="170" calcext:value-type="float">
            <text:p>17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633267372913E+018" calcext:value-type="float">
            <text:p>1.2563326737291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1T18:06:51Z</text:p>
          </table:table-cell>
          <table:table-cell office:value-type="string" calcext:value-type="string">
            <text:p>وزارة الصحة والسكان تنفي صلتها بما يتم تداوله على وسائل التواصل الاجتماعي من قيام فرق بالمرور على المنازل للكشف على المواطنين وإجراء تحليل لفيروس كورونا المستجد بمقابل مادي، مستخدمين اسم وشعار وزارة الصحة.</text:p>
            <text:p/>
            <text:p>ونوصي بتحري الدقة فيما يتم نشره، والرجوع إلى المصادر الرسمية للوزارة. https://t.co/NlLJ3BY9qj</text:p>
          </table:table-cell>
          <table:table-cell office:value-type="float" office:value="815" calcext:value-type="float">
            <text:p>815</text:p>
          </table:table-cell>
          <table:table-cell office:value-type="float" office:value="1587" calcext:value-type="float">
            <text:p>1587</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628395963539E+018" calcext:value-type="float">
            <text:p>1.256283959635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1T15:56:11Z</text:p>
          </table:table-cell>
          <table:table-cell office:value-type="string" calcext:value-type="string">
            <text:p>الصحة: ارتفاع حالات الشفاء من مصابي فيروس كورونا إلى 1460 وخروجهم من مستشفيات العزل والحجر الصحي</text:p>
            <text:p/>
            <text:p>https://t.co/12RLpzoU0S </text:p>
            <text:p>#فيروس_كورونا https://t.co/LHAmcvaoSi</text:p>
          </table:table-cell>
          <table:table-cell office:value-type="float" office:value="789" calcext:value-type="float">
            <text:p>789</text:p>
          </table:table-cell>
          <table:table-cell office:value-type="float" office:value="3221" calcext:value-type="float">
            <text:p>322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2510767199E+018" calcext:value-type="float">
            <text:p>1.256251076719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1T13:29:01Z</text:p>
          </table:table-cell>
          <table:table-cell office:value-type="string" calcext:value-type="string">
            <text:p>التزامنا بالأكل الصحي أكتر حاجة تشجع أولادنا إنهم يقلدونا.. وفي الفترة دي، بقى عندنا وقت أكتر نقدر نركز فيه على نوعية وطريقة الأكل اللي بنطبخه في البيت.. شاركونا صور أكلاتكم الصحية اللي بتعملوها! #فيروس_كورونا https://t.co/S77xBKbVMR</text:p>
          </table:table-cell>
          <table:table-cell office:value-type="float" office:value="35" calcext:value-type="float">
            <text:p>35</text:p>
          </table:table-cell>
          <table:table-cell office:value-type="float" office:value="261" calcext:value-type="float">
            <text:p>26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621404109947E+018" calcext:value-type="float">
            <text:p>1.256214041099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5-01T11:22:24Z</text:p>
          </table:table-cell>
          <table:table-cell office:value-type="string" calcext:value-type="string">
            <text:p>إرشادات هامة للأشخاص المخالطين لحالات مصابة بفيروس كورونا المستجد (كوفيد-١٩)</text:p>
            <text:p>#اسئلة_كوفيد19 https://t.co/gHHFeJjmaL</text:p>
          </table:table-cell>
          <table:table-cell office:value-type="float" office:value="65" calcext:value-type="float">
            <text:p>65</text:p>
          </table:table-cell>
          <table:table-cell office:value-type="float" office:value="319" calcext:value-type="float">
            <text:p>31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618217687965E+018" calcext:value-type="float">
            <text:p>1.256182176879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21:24:55Z</text:p>
          </table:table-cell>
          <table:table-cell office:value-type="string" calcext:value-type="string">
            <text:p>ماهو أفضل بديل لموائد الرحمن هذا العام بطريقة تحمينا؟</text:p>
            <text:p>#رمضان_يحمينا https://t.co/AvCQrO21Sh</text:p>
          </table:table-cell>
          <table:table-cell office:value-type="float" office:value="12" calcext:value-type="float">
            <text:p>12</text:p>
          </table:table-cell>
          <table:table-cell office:value-type="float" office:value="168" calcext:value-type="float">
            <text:p>16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97141968447E+018" calcext:value-type="float">
            <text:p>1.255971419684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15:31:14Z</text:p>
          </table:table-cell>
          <table:table-cell office:value-type="string" calcext:value-type="string">
            <text:p>الصحة: ارتفاع حالات الشفاء من مصابي فيروس كورونا إلى 1381 وخروجهم من مستشفيات العزل والحجر الصحي..</text:p>
            <text:p/>
            <text:p>https://t.co/cy0ZToGOc9</text:p>
            <text:p>#فيروس_كورونا https://t.co/yZSooF7A17</text:p>
          </table:table-cell>
          <table:table-cell office:value-type="float" office:value="505" calcext:value-type="float">
            <text:p>505</text:p>
          </table:table-cell>
          <table:table-cell office:value-type="float" office:value="1861" calcext:value-type="float">
            <text:p>186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88240978403E+018" calcext:value-type="float">
            <text:p>1.2558824097840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14:02:06Z</text:p>
          </table:table-cell>
          <table:table-cell office:value-type="string" calcext:value-type="string">
            <text:p>علشان كل الطلاب يقدروا يكملوا تعليمهم عن بعد، وزارة التربية والتعليم والتعليم الفني وفرت المواد الدراسية لكل المراحل التعليمية على موقع بنك المعرفة المصري علشان طلابنا يقدروا يذاكروا من البيت.</text:p>
            <text:p>للدخول عل الموقع: /https://t.co/fu3D1StZoj</text:p>
            <text:p/>
            <text:p>@WHOEgypt</text:p>
            <text:p>@UNICEF_Egypt https://t.co/oz0P1bZn82</text:p>
          </table:table-cell>
          <table:table-cell office:value-type="float" office:value="46" calcext:value-type="float">
            <text:p>46</text:p>
          </table:table-cell>
          <table:table-cell office:value-type="float" office:value="179" calcext:value-type="float">
            <text:p>17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85998100768E+018" calcext:value-type="float">
            <text:p>1.2558599810076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12:28:43Z</text:p>
          </table:table-cell>
          <table:table-cell office:value-type="string" calcext:value-type="string">
            <text:p>فى إطار جهود الدولة المصرية لإيجاد خطوط علاجية ..</text:p>
            <text:p/>
            <text:p>وزيرة الصحة: البدء فى حقن المصابين بفيروس كورونا المستجد من بلازما المتعافين</text:p>
            <text:p/>
            <text:p>https://t.co/ZnfbZWasSv</text:p>
            <text:p>#فيروس_كورونا https://t.co/KbT91SmKVR</text:p>
          </table:table-cell>
          <table:table-cell office:value-type="float" office:value="219" calcext:value-type="float">
            <text:p>219</text:p>
          </table:table-cell>
          <table:table-cell office:value-type="float" office:value="891" calcext:value-type="float">
            <text:p>89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83647758347E+018" calcext:value-type="float">
            <text:p>1.255836477583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11:32:03Z</text:p>
          </table:table-cell>
          <table:table-cell office:value-type="string" calcext:value-type="string">
            <text:p>كيف يعتني مرضى الضغط والسكر بصحتهم ضد ڤيروس كورونا المستجد (كوفيد-١٩)؟ </text:p>
            <text:p>#فيروس_كورونا https://t.co/UUeAWJC190</text:p>
          </table:table-cell>
          <table:table-cell office:value-type="float" office:value="44" calcext:value-type="float">
            <text:p>44</text:p>
          </table:table-cell>
          <table:table-cell office:value-type="float" office:value="211" calcext:value-type="float">
            <text:p>21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82221647592E+018" calcext:value-type="float">
            <text:p>1.255822216475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30T09:59:17Z</text:p>
          </table:table-cell>
          <table:table-cell office:value-type="string" calcext:value-type="string">
            <text:p>لصحة عائلتك .. نصائح بسيطة تحمي طفلك من فيروس كورونا المستجد (كوفيد-19)</text:p>
            <text:p/>
            <text:p>#فيروس_كورونا https://t.co/iTyXEXsEAy</text:p>
          </table:table-cell>
          <table:table-cell office:value-type="float" office:value="26" calcext:value-type="float">
            <text:p>26</text:p>
          </table:table-cell>
          <table:table-cell office:value-type="float" office:value="147" calcext:value-type="float">
            <text:p>14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79887282117E+018" calcext:value-type="float">
            <text:p>1.2557988728211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21:02:25Z</text:p>
          </table:table-cell>
          <table:table-cell office:value-type="string" calcext:value-type="string">
            <text:p>التكاتف وقت الازمة...#رمضان_يحمينا https://t.co/jHYX1xcvXH</text:p>
          </table:table-cell>
          <table:table-cell office:value-type="float" office:value="28" calcext:value-type="float">
            <text:p>28</text:p>
          </table:table-cell>
          <table:table-cell office:value-type="float" office:value="203" calcext:value-type="float">
            <text:p>20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60336891711E+018" calcext:value-type="float">
            <text:p>1.255603368917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15:52:13Z</text:p>
          </table:table-cell>
          <table:table-cell office:value-type="string" calcext:value-type="string">
            <text:p>الصحة: ارتفاع حالات الشفاء من مصابي فيروس كورونا إلى 1335 وخروجهم من مستشفيات العزل والحجر الصحي..</text:p>
            <text:p/>
            <text:p>https://t.co/pus7LGnber</text:p>
            <text:p>#فيروس_كورونا https://t.co/1J2b0YFGSI</text:p>
          </table:table-cell>
          <table:table-cell office:value-type="float" office:value="433" calcext:value-type="float">
            <text:p>433</text:p>
          </table:table-cell>
          <table:table-cell office:value-type="float" office:value="1633" calcext:value-type="float">
            <text:p>163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52530188453E+018" calcext:value-type="float">
            <text:p>1.2555253018845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13:16:22Z</text:p>
          </table:table-cell>
          <table:table-cell office:value-type="string" calcext:value-type="string">
            <text:p>في وسط زحمة الحياة اليومية، فرصة إن احنا نقعد في البيت لفترة طويلة وإننا نقرب من أولادنا مش بتتكرر كتير...</text:p>
            <text:p>بإيدينا نخلي الأيام ده ذكرى حلوة عند أولادنا بحبنا واهتمامنا وأفكارنا المختلفة لتقضية وقت ممتع معاهم يفضلوا فاكرينه على طول ...</text:p>
            <text:p/>
            <text:p>@WHOEgypt</text:p>
            <text:p>@UNICEF_Egypt https://t.co/Ti4qxQidJx</text:p>
          </table:table-cell>
          <table:table-cell office:value-type="float" office:value="50" calcext:value-type="float">
            <text:p>50</text:p>
          </table:table-cell>
          <table:table-cell office:value-type="float" office:value="354" calcext:value-type="float">
            <text:p>35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48608443742E+018" calcext:value-type="float">
            <text:p>1.2554860844374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13:09:52Z</text:p>
          </table:table-cell>
          <table:table-cell office:value-type="string" calcext:value-type="string">
            <text:p>الدكتور وجدي أمين مدير عام إدارة الأمراض الصدرية يتحدث عن الأعراض التي تستدعي التوجه لمستشفيات الصدر، لتلقي الرعاية الصحية اللازمة لمواجهة فيروس كورونا المستجد (كوفيد-19)..</text:p>
            <text:p>ج2</text:p>
            <text:p>#فيروس_كورونا https://t.co/eT0br4SZDT</text:p>
          </table:table-cell>
          <table:table-cell office:value-type="float" office:value="20" calcext:value-type="float">
            <text:p>20</text:p>
          </table:table-cell>
          <table:table-cell office:value-type="float" office:value="146" calcext:value-type="float">
            <text:p>14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48444840305E+018" calcext:value-type="float">
            <text:p>1.2554844484030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09:18:44Z</text:p>
          </table:table-cell>
          <table:table-cell office:value-type="string" calcext:value-type="string">
            <text:p>للوقاية من #فيروس_كورونا_المستجد (كوفيد-19) .. اتبع التعليمات 👇</text:p>
            <text:p>#اسئلة_كوفيد19 https://t.co/7YtuUZRFWM</text:p>
          </table:table-cell>
          <table:table-cell office:value-type="float" office:value="36" calcext:value-type="float">
            <text:p>36</text:p>
          </table:table-cell>
          <table:table-cell office:value-type="float" office:value="195" calcext:value-type="float">
            <text:p>19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4262792031E+018" calcext:value-type="float">
            <text:p>1.255426279203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9T01:24:34Z</text:p>
          </table:table-cell>
          <table:table-cell office:value-type="string" calcext:value-type="string">
            <text:p>الدكتور وجدي أمين مدير عام إدارة الأمراض الصدرية يتحدث عن الأعراض التي تستدعي التوجه لمستشفيات الصدر، لتلقي الرعاية الصحية اللازمة لمواجهة فيروس كورونا المستجد (كوفيد-19)..</text:p>
            <text:p>ج1</text:p>
            <text:p>#فيروس_كورونا https://t.co/JBzRSgNJW3</text:p>
          </table:table-cell>
          <table:table-cell office:value-type="float" office:value="61" calcext:value-type="float">
            <text:p>61</text:p>
          </table:table-cell>
          <table:table-cell office:value-type="float" office:value="317" calcext:value-type="float">
            <text:p>31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30695044475E+018" calcext:value-type="float">
            <text:p>1.255306950444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8T21:00:00Z</text:p>
          </table:table-cell>
          <table:table-cell office:value-type="string" calcext:value-type="string">
            <text:p>كيف نصل أرحامنا ونستفيد بثوابها؟ </text:p>
            <text:p>فضيلة الشيخ "علي جمعة" يجيب في حلقة جديدة من برنامج رمضان يحمينا... رمضان مبارك 🌙 https://t.co/k16ebnSN6U</text:p>
          </table:table-cell>
          <table:table-cell office:value-type="float" office:value="35" calcext:value-type="float">
            <text:p>35</text:p>
          </table:table-cell>
          <table:table-cell office:value-type="float" office:value="225" calcext:value-type="float">
            <text:p>22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24037279774E+018" calcext:value-type="float">
            <text:p>1.2552403727977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8T18:01:22Z</text:p>
          </table:table-cell>
          <table:table-cell office:value-type="string" calcext:value-type="string">
            <text:p>10 خطوات لمنع انتشار #فيروس_كورونا_المستجد (كوفيد-19) https://t.co/P0ZP44NqwB</text:p>
          </table:table-cell>
          <table:table-cell office:value-type="float" office:value="88" calcext:value-type="float">
            <text:p>88</text:p>
          </table:table-cell>
          <table:table-cell office:value-type="float" office:value="304" calcext:value-type="float">
            <text:p>30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1954152821E+018" calcext:value-type="float">
            <text:p>1.25519541528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8T15:15:39Z</text:p>
          </table:table-cell>
          <table:table-cell office:value-type="string" calcext:value-type="string">
            <text:p>الصحة: ارتفاع حالات الشفاء من مصابي فيروس كورونا إلى 1304 وخروجهم من مستشفيات العزل والحجر الصحي.. </text:p>
            <text:p/>
            <text:p>https://t.co/grc0QpNXJ6</text:p>
            <text:p/>
            <text:p>#فيروس_كورونا https://t.co/LuyI7Ku5P9</text:p>
          </table:table-cell>
          <table:table-cell office:value-type="float" office:value="626" calcext:value-type="float">
            <text:p>626</text:p>
          </table:table-cell>
          <table:table-cell office:value-type="float" office:value="2309" calcext:value-type="float">
            <text:p>230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15371317959E+018" calcext:value-type="float">
            <text:p>1.2551537131795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8T13:11:11Z</text:p>
          </table:table-cell>
          <table:table-cell office:value-type="string" calcext:value-type="string">
            <text:p>إزاي نتكلم مع أولادنا عن مرض كوفيد-19 بطريقة غير مؤذية لنفسيتهم؟</text:p>
            <text:p>اعرف من الفيديو.#فيروس_كورونا</text:p>
            <text:p/>
            <text:p>@WHOEgypt</text:p>
            <text:p>@UNICEF_Egypt https://t.co/AIyhxvTxbF</text:p>
          </table:table-cell>
          <table:table-cell office:value-type="float" office:value="25" calcext:value-type="float">
            <text:p>25</text:p>
          </table:table-cell>
          <table:table-cell office:value-type="float" office:value="124" calcext:value-type="float">
            <text:p>12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512238861167E+018" calcext:value-type="float">
            <text:p>1.2551223886116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8T11:05:20Z</text:p>
          </table:table-cell>
          <table:table-cell office:value-type="string" calcext:value-type="string">
            <text:p>أيهما أفضل .. غسل الأيدي بالماء والصابون أم استخدام الكحول؟ https://t.co/AixISeX0zB</text:p>
          </table:table-cell>
          <table:table-cell office:value-type="float" office:value="143" calcext:value-type="float">
            <text:p>143</text:p>
          </table:table-cell>
          <table:table-cell office:value-type="float" office:value="568" calcext:value-type="float">
            <text:p>56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509071739708E+018" calcext:value-type="float">
            <text:p>1.2550907173970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7T23:31:59Z</text:p>
          </table:table-cell>
          <table:table-cell office:value-type="string" calcext:value-type="string">
            <text:p>الدكتور وجدي أمين مدير عام إدارة الأمراض الصدرية، هيجاوب على أسئلتكم حول دور مستشفيات الصدر والحميات في التصدي لڤيروس كورونا من وقت ظهوره. </text:p>
            <text:p>ابعتولنا استفساراتكم على هاشتاج #اسئلة_كوفيد١٩ https://t.co/J3OcgNi4tH</text:p>
          </table:table-cell>
          <table:table-cell office:value-type="float" office:value="31" calcext:value-type="float">
            <text:p>31</text:p>
          </table:table-cell>
          <table:table-cell office:value-type="float" office:value="289" calcext:value-type="float">
            <text:p>28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91623073097E+018" calcext:value-type="float">
            <text:p>1.2549162307309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7T21:00:00Z</text:p>
          </table:table-cell>
          <table:table-cell office:value-type="string" calcext:value-type="string">
            <text:p>فضيلة الشيخ "علي جمعة" يؤكد أن التأمل والذِكر أفضل طريقة للتخلص من الملل .. #رمضان_يحمينا 🌙 https://t.co/9pvidpyDYy</text:p>
          </table:table-cell>
          <table:table-cell office:value-type="float" office:value="50" calcext:value-type="float">
            <text:p>50</text:p>
          </table:table-cell>
          <table:table-cell office:value-type="float" office:value="398" calcext:value-type="float">
            <text:p>39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487798523832E+018" calcext:value-type="float">
            <text:p>1.2548779852383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7T14:54:43Z</text:p>
          </table:table-cell>
          <table:table-cell office:value-type="string" calcext:value-type="string">
            <text:p>الصحة: ارتفاع عدد الحالات التي تحولت نتيجة تحاليلها من إيجابية إلى سلبية لفيروس كورونا إلى 1602 حالة..</text:p>
            <text:p/>
            <text:p>https://t.co/jfdETlqyJo</text:p>
            <text:p>#فيروس_كورونا https://t.co/rPeAp5p4Pu</text:p>
          </table:table-cell>
          <table:table-cell office:value-type="float" office:value="535" calcext:value-type="float">
            <text:p>535</text:p>
          </table:table-cell>
          <table:table-cell office:value-type="float" office:value="2109" calcext:value-type="float">
            <text:p>210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78605825382E+018" calcext:value-type="float">
            <text:p>1.2547860582538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7T11:43:39Z</text:p>
          </table:table-cell>
          <table:table-cell office:value-type="string" calcext:value-type="string">
            <text:p>عادات غذائية يجب الابتعاد عنها في رمضان 👇 https://t.co/2et3rrS18C</text:p>
          </table:table-cell>
          <table:table-cell office:value-type="float" office:value="149" calcext:value-type="float">
            <text:p>149</text:p>
          </table:table-cell>
          <table:table-cell office:value-type="float" office:value="709" calcext:value-type="float">
            <text:p>70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7379739308E+018" calcext:value-type="float">
            <text:p>1.254737973930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7T01:09:22Z</text:p>
          </table:table-cell>
          <table:table-cell office:value-type="string" calcext:value-type="string">
            <text:p>فضيلة الشيخ "علي جمعة" يقدم نصائح للتعامل الصحيح خلال الأزمات...</text:p>
            <text:p>#رمضان_يحمينا https://t.co/IBsAdJjA9g</text:p>
          </table:table-cell>
          <table:table-cell office:value-type="float" office:value="29" calcext:value-type="float">
            <text:p>29</text:p>
          </table:table-cell>
          <table:table-cell office:value-type="float" office:value="242" calcext:value-type="float">
            <text:p>2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457835306932E+018" calcext:value-type="float">
            <text:p>1.2545783530693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6T21:01:53Z</text:p>
          </table:table-cell>
          <table:table-cell office:value-type="string" calcext:value-type="string">
            <text:p>الدكتورة هالة زايد وزيرة الصحة والسكان تقبل #تحدي_غسل_اليدين</text:p>
            <text:p>الذي أطلقه الدكتور تيدروس أدهانوم مدير عام منظمة الصحة العالمية وتدعو الشعب المصري لخوض التحدي ونشر الرسالة الإيجابية بين كافة الأسر المصرية</text:p>
            <text:p>@DrHalaZayed1 </text:p>
            <text:p>@DrTedros </text:p>
            <text:p>@WHO</text:p>
            <text:p>@WHOEgypt https://t.co/dxXPfGafII</text:p>
          </table:table-cell>
          <table:table-cell office:value-type="float" office:value="118" calcext:value-type="float">
            <text:p>118</text:p>
          </table:table-cell>
          <table:table-cell office:value-type="float" office:value="581" calcext:value-type="float">
            <text:p>58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451607164365E+018" calcext:value-type="float">
            <text:p>1.254516071643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6T16:34:05Z</text:p>
          </table:table-cell>
          <table:table-cell office:value-type="string" calcext:value-type="string">
            <text:p>وزيرة الصحة: خروج 506 حالات من الفنادق ونزل الشباب والمدن الجامعية ضمن حالات الشفاء المعلن عنها .. وتؤكد نجاح تلك التجربة بتكاتف مؤسسات الدولة</text:p>
            <text:p/>
            <text:p>#فيروس_كورونا https://t.co/61MEUPaOkx</text:p>
          </table:table-cell>
          <table:table-cell office:value-type="float" office:value="205" calcext:value-type="float">
            <text:p>205</text:p>
          </table:table-cell>
          <table:table-cell office:value-type="float" office:value="1098" calcext:value-type="float">
            <text:p>109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444867489521E+018" calcext:value-type="float">
            <text:p>1.254448674895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6T13:10:36Z</text:p>
          </table:table-cell>
          <table:table-cell office:value-type="string" calcext:value-type="string">
            <text:p>ما هى الأكلات التي تساعد في تقوية المناعة ضد فيروس كورونا المستجد (كوفيد-١٩)؟ </text:p>
            <text:p>#فيروس_كورونا https://t.co/6ddM6Ot203</text:p>
          </table:table-cell>
          <table:table-cell office:value-type="float" office:value="44" calcext:value-type="float">
            <text:p>44</text:p>
          </table:table-cell>
          <table:table-cell office:value-type="float" office:value="321" calcext:value-type="float">
            <text:p>32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39746727521E+018" calcext:value-type="float">
            <text:p>1.254397467275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5T23:19:28Z</text:p>
          </table:table-cell>
          <table:table-cell office:value-type="string" calcext:value-type="string">
            <text:p>ابعتولنا استفساراتكم عن فيروس كورونا المستجد (كوفيد-١٩) على هاشتاج #اسئلة_كوفيد19 https://t.co/hVgPayCmrK</text:p>
          </table:table-cell>
          <table:table-cell office:value-type="float" office:value="22" calcext:value-type="float">
            <text:p>22</text:p>
          </table:table-cell>
          <table:table-cell office:value-type="float" office:value="269" calcext:value-type="float">
            <text:p>26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18830493488E+018" calcext:value-type="float">
            <text:p>1.254188304934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5T17:02:01Z</text:p>
          </table:table-cell>
          <table:table-cell office:value-type="string" calcext:value-type="string">
            <text:p>ارتفاع حالات الشفاء من مصابي فيروس كورونا إلى 1114 وخروجهم من مستشفيات العزل والحجر الصحي</text:p>
            <text:p>ارتفاع عدد الحالات التي تحولت نتيجة تحاليلها من إيجابية إلى سلبية لفيروس كورونا إلى 1450 حالة</text:p>
            <text:p>تسجيل 227 حالة إيجابية جديدة لفيروس كورونا..و13 حالة وفاة</text:p>
            <text:p>#فيروس_كورونا https://t.co/9V8ajuyM0v</text:p>
          </table:table-cell>
          <table:table-cell office:value-type="float" office:value="327" calcext:value-type="float">
            <text:p>327</text:p>
          </table:table-cell>
          <table:table-cell office:value-type="float" office:value="1482" calcext:value-type="float">
            <text:p>148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409331551717E+018" calcext:value-type="float">
            <text:p>1.2540933155171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5T12:05:33Z</text:p>
          </table:table-cell>
          <table:table-cell office:value-type="string" calcext:value-type="string">
            <text:p>ما هي الڤيتامينات التي تساعد في تقوية المناعة ضد ڤيروس كورونا المستجد (كوفيد-١٩)؟ 👇</text:p>
            <text:p>#فيروس_كورونا https://t.co/6EzUhPsVTK</text:p>
          </table:table-cell>
          <table:table-cell office:value-type="float" office:value="120" calcext:value-type="float">
            <text:p>120</text:p>
          </table:table-cell>
          <table:table-cell office:value-type="float" office:value="570" calcext:value-type="float">
            <text:p>57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401870980861E+018" calcext:value-type="float">
            <text:p>1.254018709808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4T21:54:38Z</text:p>
          </table:table-cell>
          <table:table-cell office:value-type="string" calcext:value-type="string">
            <text:p>فضيلة الدكتور علي جمعة يقدم نصائح هامة لممارسة العبادات بطريقة آمنة في شهر رمضان للوقاية من الإصابة بفيروس كورونا المستجد (كوفيد-19) ..</text:p>
            <text:p>#رمضان_يحمينا https://t.co/omIk4Ss1eS</text:p>
          </table:table-cell>
          <table:table-cell office:value-type="float" office:value="59" calcext:value-type="float">
            <text:p>59</text:p>
          </table:table-cell>
          <table:table-cell office:value-type="float" office:value="402" calcext:value-type="float">
            <text:p>40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380456728175E+018" calcext:value-type="float">
            <text:p>1.253804567281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4T15:14:42Z</text:p>
          </table:table-cell>
          <table:table-cell office:value-type="string" calcext:value-type="string">
            <text:p>الصحة: ارتفاع عدد الحالات التي تحولت نتيجة تحاليلها من إيجابية إلى سلبية لفيروس كورونا إلى 1417 حالة..</text:p>
            <text:p/>
            <text:p>https://t.co/QWcAj6pfO9</text:p>
            <text:p>#فيروس_كورونا https://t.co/7hO9iQoSRE</text:p>
          </table:table-cell>
          <table:table-cell office:value-type="float" office:value="527" calcext:value-type="float">
            <text:p>527</text:p>
          </table:table-cell>
          <table:table-cell office:value-type="float" office:value="2211" calcext:value-type="float">
            <text:p>221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370392076298E+018" calcext:value-type="float">
            <text:p>1.2537039207629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4T14:37:49Z</text:p>
          </table:table-cell>
          <table:table-cell office:value-type="string" calcext:value-type="string">
            <text:p>Dear health care providers:</text:p>
            <text:p/>
            <text:p>Date Sunday 26th of April, 2020</text:p>
            <text:p>Time: 12.00 pm</text:p>
            <text:p/>
            <text:p>Registration link:</text:p>
            <text:p>https://t.co/8suEBj1Ui3 https://t.co/8ByLjPB0MZ</text:p>
          </table:table-cell>
          <table:table-cell office:value-type="float" office:value="20" calcext:value-type="float">
            <text:p>20</text:p>
          </table:table-cell>
          <table:table-cell office:value-type="float" office:value="110" calcext:value-type="float">
            <text:p>110</text:p>
          </table:table-cell>
          <table:table-cell table:number-columns-repeated="2"/>
          <table:table-cell office:value-type="string" calcext:value-type="string">
            <text:p>Twitter for iPhone</text:p>
          </table:table-cell>
          <table:table-cell office:value-type="string" calcext:value-type="string">
            <text:p>en</text:p>
          </table:table-cell>
          <table:table-cell office:value-type="float" office:value="1.25369464172096E+018" calcext:value-type="float">
            <text:p>1.2536946417209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4T10:53:47Z</text:p>
          </table:table-cell>
          <table:table-cell office:value-type="string" calcext:value-type="string">
            <text:p>تطبيق "صحة مصر" للإستفسارات والإرشادات حول فيروس كورونا المستجد (كوفيد-١٩) ...</text:p>
            <text:p/>
            <text:p>يمكنكم تحميل التطبيق من خلال رابط على Google Play</text:p>
            <text:p/>
            <text:p>https://t.co/cyGPROJpVF… https://t.co/JVYXpT6bBg</text:p>
          </table:table-cell>
          <table:table-cell office:value-type="float" office:value="36" calcext:value-type="float">
            <text:p>36</text:p>
          </table:table-cell>
          <table:table-cell office:value-type="float" office:value="201" calcext:value-type="float">
            <text:p>20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363826003277E+018" calcext:value-type="float">
            <text:p>1.2536382600327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3T18:08:51Z</text:p>
          </table:table-cell>
          <table:table-cell office:value-type="string" calcext:value-type="string">
            <text:p>الصحة: ارتفاع حالات الشفاء من مصابي فيروس كورونا إلى 1004 وخروجهم من مستشفيات العزل والحجر الصحي</text:p>
            <text:p/>
            <text:p>#فيروس_كورونا https://t.co/JwEHKZP3nT</text:p>
          </table:table-cell>
          <table:table-cell office:value-type="float" office:value="264" calcext:value-type="float">
            <text:p>264</text:p>
          </table:table-cell>
          <table:table-cell office:value-type="float" office:value="1403" calcext:value-type="float">
            <text:p>140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338536256889E+018" calcext:value-type="float">
            <text:p>1.2533853625688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3T16:40:11Z</text:p>
          </table:table-cell>
          <table:table-cell office:value-type="string" calcext:value-type="string">
            <text:p>بسبب الشائعات والمعلومات الغلط، في ناس بتوصم وتتنمر على مرضى فيروس كورونا وعائلاتهم والفريق الطبي اللي بيعتني بيهم.. ولازم كلنا نواجه ده بالوعي والمعلومة الصح.</text:p>
            <text:p>#فيروس_كورونا</text:p>
            <text:p/>
            <text:p>@UNICEF_Egypt</text:p>
            <text:p>@WHOEgypt https://t.co/CkmMf9fip1</text:p>
          </table:table-cell>
          <table:table-cell office:value-type="float" office:value="87" calcext:value-type="float">
            <text:p>87</text:p>
          </table:table-cell>
          <table:table-cell office:value-type="float" office:value="366" calcext:value-type="float">
            <text:p>36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336304613693E+018" calcext:value-type="float">
            <text:p>1.2533630461369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3T15:00:44Z</text:p>
          </table:table-cell>
          <table:table-cell office:value-type="string" calcext:value-type="string">
            <text:p>كل عام وأنتم بخير .. رمضان كريم ❤️ https://t.co/foeGJpK3AF</text:p>
          </table:table-cell>
          <table:table-cell office:value-type="float" office:value="84" calcext:value-type="float">
            <text:p>84</text:p>
          </table:table-cell>
          <table:table-cell office:value-type="float" office:value="806" calcext:value-type="float">
            <text:p>80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333802069185E+018" calcext:value-type="float">
            <text:p>1.253338020691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3T11:22:06Z</text:p>
          </table:table-cell>
          <table:table-cell office:value-type="string" calcext:value-type="string">
            <text:p>الخط الساخن للأمانة العامة للصحة النفسية ، لتقديم الدعم النفسي للمواطنين المتواجدين بالمنازل خلال هذه الفترة 👇</text:p>
            <text:p>#Covid_19 https://t.co/6mjFXYOWzr</text:p>
          </table:table-cell>
          <table:table-cell office:value-type="float" office:value="53" calcext:value-type="float">
            <text:p>53</text:p>
          </table:table-cell>
          <table:table-cell office:value-type="float" office:value="263" calcext:value-type="float">
            <text:p>26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328300022324E+018" calcext:value-type="float">
            <text:p>1.253283000223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2T21:38:46Z</text:p>
          </table:table-cell>
          <table:table-cell office:value-type="string" calcext:value-type="string">
            <text:p>الأستاذة الدكتورة نها صبري </text:p>
            <text:p>رئيس وحدة طب نفسي المسنين- طب القصر العيني - رئيس وحدة الأبحاث الأمانة العامة للصحة النفسية وعلاج الإدمان</text:p>
            <text:p>هتجاوب على أسئلتكم حول كيفية التعامل مع كبار السن في أزمة الكورونا.. </text:p>
            <text:p>#اسئلة_كوفيد19 https://t.co/zhbYSMYbl5</text:p>
          </table:table-cell>
          <table:table-cell office:value-type="float" office:value="29" calcext:value-type="float">
            <text:p>29</text:p>
          </table:table-cell>
          <table:table-cell office:value-type="float" office:value="226" calcext:value-type="float">
            <text:p>2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30758001166E+018" calcext:value-type="float">
            <text:p>1.253075800116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2T18:07:55Z</text:p>
          </table:table-cell>
          <table:table-cell office:value-type="string" calcext:value-type="string">
            <text:p>الصحة: ارتفاع حالات الشفاء من مصابي فيروس كورونا إلى 935 وخروجهم من مستشفيات العزل والحجر الصحي..</text:p>
            <text:p>https://t.co/DCW7LnOuj9</text:p>
            <text:p>#فيروس_كورونا https://t.co/xABArEa6Df</text:p>
          </table:table-cell>
          <table:table-cell office:value-type="float" office:value="507" calcext:value-type="float">
            <text:p>507</text:p>
          </table:table-cell>
          <table:table-cell office:value-type="float" office:value="2056" calcext:value-type="float">
            <text:p>205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302273939853E+018" calcext:value-type="float">
            <text:p>1.2530227393985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2T11:50:02Z</text:p>
          </table:table-cell>
          <table:table-cell office:value-type="string" calcext:value-type="string">
            <text:p>Dear Respectful Doctors...</text:p>
            <text:p>You can access the Registration through the following link:</text:p>
            <text:p>https://t.co/ngrRzNr4gj</text:p>
            <text:p/>
            <text:p>#COVIDー19 https://t.co/qNSjvLsZNE</text:p>
          </table:table-cell>
          <table:table-cell office:value-type="float" office:value="24" calcext:value-type="float">
            <text:p>24</text:p>
          </table:table-cell>
          <table:table-cell office:value-type="float" office:value="141" calcext:value-type="float">
            <text:p>141</text:p>
          </table:table-cell>
          <table:table-cell table:number-columns-repeated="2"/>
          <table:table-cell office:value-type="string" calcext:value-type="string">
            <text:p>Twitter Web App</text:p>
          </table:table-cell>
          <table:table-cell office:value-type="string" calcext:value-type="string">
            <text:p>en</text:p>
          </table:table-cell>
          <table:table-cell office:value-type="float" office:value="1.25292763942745E+018" calcext:value-type="float">
            <text:p>1.252927639427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2T10:00:00Z</text:p>
          </table:table-cell>
          <table:table-cell office:value-type="string" calcext:value-type="string">
            <text:p>إزاي تحمي نفسك من فيروس كورونا المستجد (كوفيد-19)؟</text:p>
            <text:p/>
            <text:p>#فيروس_كورونا https://t.co/TJbKuI1pog</text:p>
          </table:table-cell>
          <table:table-cell office:value-type="float" office:value="56" calcext:value-type="float">
            <text:p>56</text:p>
          </table:table-cell>
          <table:table-cell office:value-type="float" office:value="273" calcext:value-type="float">
            <text:p>27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289995131673E+018" calcext:value-type="float">
            <text:p>1.2528999513167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9:37:03Z</text:p>
          </table:table-cell>
          <table:table-cell office:value-type="string" calcext:value-type="string">
            <text:p>الدكتور "إيهاب عطية" مدير عام الادارة العامة لمكافحة العدوى، يجيب على استفساراتكم الخاصة بطرق الوقاية من عدوى فيروس الكورونا المستجد (كوفيد-١٩)</text:p>
            <text:p/>
            <text:p>#فيروس_كورونا https://t.co/B0mgEyKPcA</text:p>
          </table:table-cell>
          <table:table-cell office:value-type="float" office:value="32" calcext:value-type="float">
            <text:p>32</text:p>
          </table:table-cell>
          <table:table-cell office:value-type="float" office:value="281" calcext:value-type="float">
            <text:p>28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268278110209E+018" calcext:value-type="float">
            <text:p>1.2526827811020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9:35:35Z</text:p>
          </table:table-cell>
          <table:table-cell office:value-type="string" calcext:value-type="string">
            <text:p>الدكتور "إيهاب عطية" مدير عام الادارة العامة لمكافحة العدوى، يجيب على استفساراتكم الخاصة بطرق الوقاية من عدوى فيروس الكورونا المستجد (كوفيد-١٩)</text:p>
            <text:p/>
            <text:p>#فيروس_كورونا https://t.co/KN2BJHwOJt</text:p>
          </table:table-cell>
          <table:table-cell office:value-type="float" office:value="17" calcext:value-type="float">
            <text:p>17</text:p>
          </table:table-cell>
          <table:table-cell office:value-type="float" office:value="119" calcext:value-type="float">
            <text:p>11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268241086256E+018" calcext:value-type="float">
            <text:p>1.252682410862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8:09:22Z</text:p>
          </table:table-cell>
          <table:table-cell office:value-type="string" calcext:value-type="string">
            <text:p>الصحة: ارتفاع حالات الشفاء من مصابي فيروس كورونا إلى 870 وخروجهم من مستشفيات العزل والحجر الصحي..</text:p>
            <text:p/>
            <text:p>https://t.co/lRbKw5CuQO</text:p>
            <text:p/>
            <text:p>#فيروس_كورونا https://t.co/Jm0TQrTMRs</text:p>
          </table:table-cell>
          <table:table-cell office:value-type="float" office:value="229" calcext:value-type="float">
            <text:p>229</text:p>
          </table:table-cell>
          <table:table-cell office:value-type="float" office:value="1134" calcext:value-type="float">
            <text:p>113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266071527985E+018" calcext:value-type="float">
            <text:p>1.252660715279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6:31:07Z</text:p>
          </table:table-cell>
          <table:table-cell office:value-type="string" calcext:value-type="string">
            <text:p>كلنا لينا دور في إننا نوقف أي تنمر أو وصم ضد الناس اللي عندهم أعراض فيروس كورونا أو اللي بياخدوا بالهم منهم من عيلتهم أو الفريق الطبي.</text:p>
            <text:p>#فيروس_كورونا</text:p>
            <text:p> #أناضد_التنمر</text:p>
            <text:p/>
            <text:p>@UNICEF_Egypt</text:p>
            <text:p>@WHOEgypt https://t.co/KoyQKK0M5s</text:p>
          </table:table-cell>
          <table:table-cell office:value-type="float" office:value="65" calcext:value-type="float">
            <text:p>65</text:p>
          </table:table-cell>
          <table:table-cell office:value-type="float" office:value="381" calcext:value-type="float">
            <text:p>38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263598962283E+018" calcext:value-type="float">
            <text:p>1.2526359896228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3:50:11Z</text:p>
          </table:table-cell>
          <table:table-cell office:value-type="string" calcext:value-type="string">
            <text:p>خدمة الرد الآلي عبر "واتساب" الخاص بوزارة الصحة والسكان لاستقبال كل استفساراتكم حول فيروس كورونا المستجد (كوفيد-١٩)</text:p>
            <text:p/>
            <text:p>١- يمكنك حفظ الرقم 01553105105 ضمن جهات الاتصال على الهاتف المحمول.</text:p>
            <text:p/>
            <text:p>٢- أو الدخول إلى ذلك الرابط</text:p>
            <text:p> https://t.co/qLfmHa14kA</text:p>
            <text:p>ثم ارسال كلمة Hi في رسالة على الواتساب. https://t.co/FJyPAjCJQu</text:p>
          </table:table-cell>
          <table:table-cell office:value-type="float" office:value="89" calcext:value-type="float">
            <text:p>89</text:p>
          </table:table-cell>
          <table:table-cell office:value-type="float" office:value="319" calcext:value-type="float">
            <text:p>31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259548925563E+018" calcext:value-type="float">
            <text:p>1.2525954892556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1T10:08:22Z</text:p>
          </table:table-cell>
          <table:table-cell office:value-type="string" calcext:value-type="string">
            <text:p>تطبيق "صحة مصر" للإستفسارات والإرشادات حول فيروس كورونا المستجد (كوفيد-١٩) ...</text:p>
            <text:p/>
            <text:p>يمكنكم تحميل التطبيق من خلال رابط على Google Play </text:p>
            <text:p/>
            <text:p>https://t.co/7872y9PPmY https://t.co/OnzQSDAnVZ</text:p>
          </table:table-cell>
          <table:table-cell office:value-type="float" office:value="43" calcext:value-type="float">
            <text:p>43</text:p>
          </table:table-cell>
          <table:table-cell office:value-type="float" office:value="203" calcext:value-type="float">
            <text:p>20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253966792639E+018" calcext:value-type="float">
            <text:p>1.252539667926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0T17:03:31Z</text:p>
          </table:table-cell>
          <table:table-cell office:value-type="string" calcext:value-type="string">
            <text:p>الصحة: تسجيل 189 حالة إيجابية جديدة لفيروس كورونا..و11 حالة وفاة</text:p>
            <text:p>#فيروس_كورونا </text:p>
            <text:p/>
            <text:p>https://t.co/JeuqDs0xDq https://t.co/JP6kWsK4gt</text:p>
          </table:table-cell>
          <table:table-cell office:value-type="float" office:value="610" calcext:value-type="float">
            <text:p>610</text:p>
          </table:table-cell>
          <table:table-cell office:value-type="float" office:value="2502" calcext:value-type="float">
            <text:p>250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228175495579E+018" calcext:value-type="float">
            <text:p>1.2522817549557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20T10:34:24Z</text:p>
          </table:table-cell>
          <table:table-cell office:value-type="string" calcext:value-type="string">
            <text:p>كل عام وأنتم بخير بمناسبة شم النسيم وشهر رمضان .. https://t.co/qrZu2vylVb</text:p>
          </table:table-cell>
          <table:table-cell office:value-type="float" office:value="72" calcext:value-type="float">
            <text:p>72</text:p>
          </table:table-cell>
          <table:table-cell office:value-type="float" office:value="698" calcext:value-type="float">
            <text:p>69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218382973073E+018" calcext:value-type="float">
            <text:p>1.2521838297307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9T18:33:56Z</text:p>
          </table:table-cell>
          <table:table-cell office:value-type="string" calcext:value-type="string">
            <text:p>الصحة: ارتفاع حالات الشفاء من مصابي فيروس كورونا إلى 732 وخروجهم من مستشفيات العزل والحجر الصحي...</text:p>
            <text:p/>
            <text:p>https://t.co/Ht2mgrADsy </text:p>
            <text:p/>
            <text:p>#فيروس_كورونا https://t.co/lsnOP2DOhD</text:p>
          </table:table-cell>
          <table:table-cell office:value-type="float" office:value="310" calcext:value-type="float">
            <text:p>310</text:p>
          </table:table-cell>
          <table:table-cell office:value-type="float" office:value="1477" calcext:value-type="float">
            <text:p>147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194212049311E+018" calcext:value-type="float">
            <text:p>1.251942120493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9T12:34:59Z</text:p>
          </table:table-cell>
          <table:table-cell office:value-type="string" calcext:value-type="string">
            <text:p>حافظ على التباعد الإجتماعي والتزم بـ متر ونص عند الحاجة لمخالطة الآخرين 👌 https://t.co/Q3vCHB1yUA</text:p>
          </table:table-cell>
          <table:table-cell office:value-type="float" office:value="113" calcext:value-type="float">
            <text:p>113</text:p>
          </table:table-cell>
          <table:table-cell office:value-type="float" office:value="626" calcext:value-type="float">
            <text:p>6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185179112746E+018" calcext:value-type="float">
            <text:p>1.2518517911274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9T10:01:38Z</text:p>
          </table:table-cell>
          <table:table-cell office:value-type="string" calcext:value-type="string">
            <text:p>تحذير هام عن تناول الأسماك المملحة.. https://t.co/OMUPjN3NUA</text:p>
          </table:table-cell>
          <table:table-cell office:value-type="float" office:value="819" calcext:value-type="float">
            <text:p>819</text:p>
          </table:table-cell>
          <table:table-cell office:value-type="float" office:value="2367" calcext:value-type="float">
            <text:p>236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181319693301E+018" calcext:value-type="float">
            <text:p>1.251813196933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8T22:04:06Z</text:p>
          </table:table-cell>
          <table:table-cell office:value-type="string" calcext:value-type="string">
            <text:p>يوم الاثنين المقبل 20 أبريل ، الدكتور "إيهاب عطية" مدير عام الادارة العامة لمكافحة العدوى, هيجاوب على كل أسئلتكم الخاصة حول طرق الوقاية من عدوى فيروس الكورونا المستجد ومكافحتها.</text:p>
            <text:p>ابعتولنا كل استفساراتكم علي #اسئلة_كوفيد19 https://t.co/72i5wc06Br</text:p>
          </table:table-cell>
          <table:table-cell office:value-type="float" office:value="42" calcext:value-type="float">
            <text:p>42</text:p>
          </table:table-cell>
          <table:table-cell office:value-type="float" office:value="406" calcext:value-type="float">
            <text:p>406</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163262307349E+018" calcext:value-type="float">
            <text:p>1.2516326230734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8T17:19:50Z</text:p>
          </table:table-cell>
          <table:table-cell office:value-type="string" calcext:value-type="string">
            <text:p>الصحة: ارتفاع حالات الشفاء من مصابي فيروس كورونا إلى 701 وخروجهم من مستشفيات العزل والحجر الصحي.. </text:p>
            <text:p>https://t.co/MhPEwWwlD2</text:p>
            <text:p>#فيروس_كورونا https://t.co/IbtkU2Oi5a</text:p>
          </table:table-cell>
          <table:table-cell office:value-type="float" office:value="653" calcext:value-type="float">
            <text:p>653</text:p>
          </table:table-cell>
          <table:table-cell office:value-type="float" office:value="3079" calcext:value-type="float">
            <text:p>307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15610872391E+018" calcext:value-type="float">
            <text:p>1.251561087239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8T14:29:27Z</text:p>
          </table:table-cell>
          <table:table-cell office:value-type="string" calcext:value-type="string">
            <text:p>ليه القعدة في البيت هى أحسن حاجة نعملها للحد من انتشار #فيروس_كورونا ؟ </text:p>
            <text:p>إعرف الإجابة من الفيديو ده ...</text:p>
            <text:p/>
            <text:p>@WHOEgypt</text:p>
            <text:p>@UNICEF_Egypt https://t.co/lHdMAt2c63</text:p>
          </table:table-cell>
          <table:table-cell office:value-type="float" office:value="82" calcext:value-type="float">
            <text:p>82</text:p>
          </table:table-cell>
          <table:table-cell office:value-type="float" office:value="355" calcext:value-type="float">
            <text:p>35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151820940625E+018" calcext:value-type="float">
            <text:p>1.2515182094062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8T11:01:40Z</text:p>
          </table:table-cell>
          <table:table-cell office:value-type="string" calcext:value-type="string">
            <text:p>الرضاعة الطبيعية وفيروس كورونا المستجد (كوفيد-١٩) 👇 </text:p>
            <text:p/>
            <text:p>#فيروس_كورونا https://t.co/s8wO6hYnY1</text:p>
          </table:table-cell>
          <table:table-cell office:value-type="float" office:value="30" calcext:value-type="float">
            <text:p>30</text:p>
          </table:table-cell>
          <table:table-cell office:value-type="float" office:value="370" calcext:value-type="float">
            <text:p>37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146591653945E+018" calcext:value-type="float">
            <text:p>1.251465916539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7T16:34:23Z</text:p>
          </table:table-cell>
          <table:table-cell office:value-type="string" calcext:value-type="string">
            <text:p>الصحة: ارتفاع حالات الشفاء من مصابي فيروس كورونا إلى 646 وخروجهم من مستشفيات العزل والحجر الصحي</text:p>
            <text:p/>
            <text:p>https://t.co/TYuJXFYpDT</text:p>
            <text:p/>
            <text:p>#كورونا </text:p>
            <text:p>#فيروس_كورونا https://t.co/Pw1RNizBQ1</text:p>
          </table:table-cell>
          <table:table-cell office:value-type="float" office:value="512" calcext:value-type="float">
            <text:p>512</text:p>
          </table:table-cell>
          <table:table-cell office:value-type="float" office:value="2049" calcext:value-type="float">
            <text:p>204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118725961073E+018" calcext:value-type="float">
            <text:p>1.2511872596107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7T14:09:31Z</text:p>
          </table:table-cell>
          <table:table-cell office:value-type="string" calcext:value-type="string">
            <text:p>في مرضى كتير محتاجين نقل الدم بشكل منتظم مدى الحياة، ولهم علينا حقوق وواجبات. وده أهم وقت لازم كلنا نقف فيه جنبهم ونوفر لهم الدم اللي بيحتاجوه .</text:p>
            <text:p/>
            <text:p>للتبرع بالدم، ابعتولنا رسالة علي الصفحة عليhttps://t.co/gCOXgvfvCx. https://t.co/TSiFjx1eDJ</text:p>
          </table:table-cell>
          <table:table-cell office:value-type="float" office:value="183" calcext:value-type="float">
            <text:p>183</text:p>
          </table:table-cell>
          <table:table-cell office:value-type="float" office:value="442" calcext:value-type="float">
            <text:p>4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115080402461E+018" calcext:value-type="float">
            <text:p>1.251150804024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7T11:39:20Z</text:p>
          </table:table-cell>
          <table:table-cell office:value-type="string" calcext:value-type="string">
            <text:p>السفير الصينى: نثق في قدرة مصر وقيادة الرئيس "السيسي" الحكيمة فى التغلب على #فيروس_كورونا, هذه المساعدات ستتوالي وهى رد للجميل المصري. https://t.co/GnAdoW1DoQ</text:p>
          </table:table-cell>
          <table:table-cell office:value-type="float" office:value="268" calcext:value-type="float">
            <text:p>268</text:p>
          </table:table-cell>
          <table:table-cell office:value-type="float" office:value="1473" calcext:value-type="float">
            <text:p>147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111300807771E+018" calcext:value-type="float">
            <text:p>1.251113008077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19:02:00Z</text:p>
          </table:table-cell>
          <table:table-cell office:value-type="string" calcext:value-type="string">
            <text:p>الدكتورة "هبة حسين عوض" أخصائي الصحة العامة والتغذية، تقدم نصائح هامة للتغذية السليمة وكيفية تقوية المناعة ضد فيروس كورونا المستجد (كوفيد-١٩) #اسئلة_كوفيد19</text:p>
            <text:p>ج2 https://t.co/t9rGuohOtX</text:p>
          </table:table-cell>
          <table:table-cell office:value-type="float" office:value="94" calcext:value-type="float">
            <text:p>94</text:p>
          </table:table-cell>
          <table:table-cell office:value-type="float" office:value="596" calcext:value-type="float">
            <text:p>59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86202073324E+018" calcext:value-type="float">
            <text:p>1.250862020733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19:00:00Z</text:p>
          </table:table-cell>
          <table:table-cell office:value-type="string" calcext:value-type="string">
            <text:p>الدكتورة "هبة حسين عوض" أخصائي الصحة العامة والتغذية، تقدم نصائح هامة للتغذية السليمة وكيفية تقوية المناعة ضد فيروس كورونا المستجد (كوفيد-١٩) #اسئلة_كوفيد19</text:p>
            <text:p>ج1 https://t.co/Kw3Zh1ZBpU</text:p>
          </table:table-cell>
          <table:table-cell office:value-type="float" office:value="32" calcext:value-type="float">
            <text:p>32</text:p>
          </table:table-cell>
          <table:table-cell office:value-type="float" office:value="258" calcext:value-type="float">
            <text:p>25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86151821785E+018" calcext:value-type="float">
            <text:p>1.250861518217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17:32:00Z</text:p>
          </table:table-cell>
          <table:table-cell office:value-type="string" calcext:value-type="string">
            <text:p>الصحة: ارتفاع حالات الشفاء من مصابي فيروس كورونا إلى 596 وخروجهم من مستشفيات العزل والحجر الصحي</text:p>
            <text:p/>
            <text:p>https://t.co/gMqompxc78</text:p>
            <text:p>#كورونا </text:p>
            <text:p>#فيروس_كورونا https://t.co/kiKch6JHIc</text:p>
          </table:table-cell>
          <table:table-cell office:value-type="float" office:value="597" calcext:value-type="float">
            <text:p>597</text:p>
          </table:table-cell>
          <table:table-cell office:value-type="float" office:value="2255" calcext:value-type="float">
            <text:p>225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83937116883E+018" calcext:value-type="float">
            <text:p>1.2508393711688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13:09:11Z</text:p>
          </table:table-cell>
          <table:table-cell office:value-type="string" calcext:value-type="string">
            <text:p>كيف تطهر منزلك ضد فيروس كورونا المستجد (كوفيد-١٩)؟ </text:p>
            <text:p>#كورونا </text:p>
            <text:p>#فيروس_كورونا https://t.co/c5EUlpRuSs</text:p>
          </table:table-cell>
          <table:table-cell office:value-type="float" office:value="111" calcext:value-type="float">
            <text:p>111</text:p>
          </table:table-cell>
          <table:table-cell office:value-type="float" office:value="435" calcext:value-type="float">
            <text:p>43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77323131065E+018" calcext:value-type="float">
            <text:p>1.250773231310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09:32:12Z</text:p>
          </table:table-cell>
          <table:table-cell office:value-type="string" calcext:value-type="string">
            <text:p>وزيرة الصحة توجه الشكر لجمهورية الصين الشعبية حكومة وشعبا على تضامنها مع الشعب المصري</text:p>
            <text:p/>
            <text:p>وزيرة الصحة: الصين أهدت مصر شحنة من المستلزمات الطبية الوقائية وكواشف لتحليل فيروس كورونا المستجد..</text:p>
            <text:p/>
            <text:p>#كورونا </text:p>
            <text:p>#فيروس_كورونا https://t.co/Vn6QKMoTy8</text:p>
          </table:table-cell>
          <table:table-cell office:value-type="float" office:value="188" calcext:value-type="float">
            <text:p>188</text:p>
          </table:table-cell>
          <table:table-cell office:value-type="float" office:value="1464" calcext:value-type="float">
            <text:p>146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7186261241E+018" calcext:value-type="float">
            <text:p>1.25071862612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01:32:20Z</text:p>
          </table:table-cell>
          <table:table-cell office:value-type="string" calcext:value-type="string">
            <text:p>أثناء تعقيم شحنة الإمدادات الطبية والوقائية فور وصولها كهدية من جمهورية الصين لمطار القاهرة https://t.co/xx3paIwtuk</text:p>
          </table:table-cell>
          <table:table-cell office:value-type="float" office:value="258" calcext:value-type="float">
            <text:p>258</text:p>
          </table:table-cell>
          <table:table-cell office:value-type="float" office:value="1826" calcext:value-type="float">
            <text:p>1826</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5059786616022E+018" calcext:value-type="float">
            <text:p>1.2505978661602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6T00:59:24Z</text:p>
          </table:table-cell>
          <table:table-cell office:value-type="string" calcext:value-type="string">
            <text:p>وصول شحنة من الإمدادات الطبية والوقائية من جمهورية الصين الشعبية إلى مطار القاهرة الآن،</text:p>
            <text:p>في إطار عمق وترابط العلاقات بين البلدين للتصدي لفيروس كورونا المستجد https://t.co/oozvHSfWEn</text:p>
          </table:table-cell>
          <table:table-cell office:value-type="float" office:value="672" calcext:value-type="float">
            <text:p>672</text:p>
          </table:table-cell>
          <table:table-cell office:value-type="float" office:value="4342" calcext:value-type="float">
            <text:p>43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58957518718E+018" calcext:value-type="float">
            <text:p>1.2505895751871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5T18:55:33Z</text:p>
          </table:table-cell>
          <table:table-cell office:value-type="string" calcext:value-type="string">
            <text:p>خلال اجتماعها الدوري مع مستشفيات العزل..</text:p>
            <text:p/>
            <text:p>وزيرة الصحة: استغلال ٥٠٪؜ فقط من مستشفيات العزل المقرر تشغيلها خلال المرحلة الحالية </text:p>
            <text:p/>
            <text:p>الصحة: ارتفاع حالات الشفاء من مصابي فيروس كورونا إلى 553 وخروجهم من مستشفيات العزل والحجر الصحي</text:p>
            <text:p/>
            <text:p>#كورونا https://t.co/enkV7O2g8N</text:p>
          </table:table-cell>
          <table:table-cell office:value-type="float" office:value="166" calcext:value-type="float">
            <text:p>166</text:p>
          </table:table-cell>
          <table:table-cell office:value-type="float" office:value="978" calcext:value-type="float">
            <text:p>97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49801172312E+018" calcext:value-type="float">
            <text:p>1.2504980117231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5T16:59:23Z</text:p>
          </table:table-cell>
          <table:table-cell office:value-type="string" calcext:value-type="string">
            <text:p>كيف يمكن لمقدمي الرعاية الصحية حماية أنفسهم من الإصابة بفيروس كورونا المستجد (كوفيد-19)؟</text:p>
            <text:p>#كورونا </text:p>
            <text:p>#فيروس_كورونا https://t.co/3JjkXsljb8</text:p>
          </table:table-cell>
          <table:table-cell office:value-type="float" office:value="38" calcext:value-type="float">
            <text:p>38</text:p>
          </table:table-cell>
          <table:table-cell office:value-type="float" office:value="344" calcext:value-type="float">
            <text:p>34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46877541104E+018" calcext:value-type="float">
            <text:p>1.2504687754110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5T15:15:05Z</text:p>
          </table:table-cell>
          <table:table-cell office:value-type="string" calcext:value-type="string">
            <text:p>في مجتمعاتنا يجب التغلب على العادات الخاطئة لكي نحمي أنفسنا ومن حولنا من مرض كوفيد-19 https://t.co/pI6mdZIxnt</text:p>
          </table:table-cell>
          <table:table-cell office:value-type="float" office:value="68" calcext:value-type="float">
            <text:p>68</text:p>
          </table:table-cell>
          <table:table-cell office:value-type="float" office:value="280" calcext:value-type="float">
            <text:p>28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44252948643E+018" calcext:value-type="float">
            <text:p>1.250442529486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5T11:25:02Z</text:p>
          </table:table-cell>
          <table:table-cell office:value-type="string" calcext:value-type="string">
            <text:p>تطبيق "صحة مصر" للإستفسارات والإرشادات حول فيروس كورونا المستجد (كوفيد-١٩) ...</text:p>
            <text:p/>
            <text:p>يمكنكم تحميل التطبيق من خلال رابط على Google Play </text:p>
            <text:p/>
            <text:p>https://t.co/7872y9PPmY https://t.co/YlHJEgl8sJ</text:p>
          </table:table-cell>
          <table:table-cell office:value-type="float" office:value="68" calcext:value-type="float">
            <text:p>68</text:p>
          </table:table-cell>
          <table:table-cell office:value-type="float" office:value="282" calcext:value-type="float">
            <text:p>28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38463300443E+018" calcext:value-type="float">
            <text:p>1.250384633004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22:07:10Z</text:p>
          </table:table-cell>
          <table:table-cell office:value-type="string" calcext:value-type="string">
            <text:p>يوم الخميس المقبل ١٦ إبريل ، الدكتورة "هبة حسين عوض" أخصائي الصحة العامة والتغذية ومدير وحدة الإعلام بالمعهد القومي للتغذية</text:p>
            <text:p/>
            <text:p>هتجاوب على كل أسئلتكم الخاصة بطرق التغذية السليمة وإزاي نقوي المناعة ضد فيروس كورونا المستجد .</text:p>
            <text:p/>
            <text:p>ابعتولنا على هاشتاج #اسئلة_كوفيد١٩ https://t.co/yOl8O5bP2q</text:p>
          </table:table-cell>
          <table:table-cell office:value-type="float" office:value="65" calcext:value-type="float">
            <text:p>65</text:p>
          </table:table-cell>
          <table:table-cell office:value-type="float" office:value="541" calcext:value-type="float">
            <text:p>54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18384283044E+018" calcext:value-type="float">
            <text:p>1.2501838428304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20:34:24Z</text:p>
          </table:table-cell>
          <table:table-cell office:value-type="string" calcext:value-type="string">
            <text:p>الدكتورة "منن عبدالمقصود" الأمين العام للأمانة العامة للصحة النفسية وعلاج الإدمان والحديث عن التعامل مع الآثار النفسية لأزمة كورونا والتخفيف من القلق تجاه فيروس كورونا المستجد (كوفيد-١٩) ...</text:p>
            <text:p>ج2 https://t.co/H7kyFbPQiU</text:p>
          </table:table-cell>
          <table:table-cell office:value-type="float" office:value="41" calcext:value-type="float">
            <text:p>41</text:p>
          </table:table-cell>
          <table:table-cell office:value-type="float" office:value="333" calcext:value-type="float">
            <text:p>33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16049768661E+018" calcext:value-type="float">
            <text:p>1.250160497686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20:33:54Z</text:p>
          </table:table-cell>
          <table:table-cell office:value-type="string" calcext:value-type="string">
            <text:p>الدكتورة "منن عبدالمقصود" الأمين العام للأمانة العامة للصحة النفسية وعلاج الإدمان والحديث عن التعامل مع الآثار النفسية لأزمة كورونا والتخفيف من القلق تجاه فيروس كورونا المستجد (كوفيد-١٩) ...</text:p>
            <text:p>ج1 https://t.co/CbHcCsnuTv</text:p>
          </table:table-cell>
          <table:table-cell office:value-type="float" office:value="28" calcext:value-type="float">
            <text:p>28</text:p>
          </table:table-cell>
          <table:table-cell office:value-type="float" office:value="227" calcext:value-type="float">
            <text:p>22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16037234826E+018" calcext:value-type="float">
            <text:p>1.2501603723482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17:34:06Z</text:p>
          </table:table-cell>
          <table:table-cell office:value-type="string" calcext:value-type="string">
            <text:p>الصحة: ارتفاع حالات الشفاء من مصابي فيروس كورونا إلى 514 وخروجهم من مستشفيات العزل... </text:p>
            <text:p/>
            <text:p>https://t.co/xnnhHCTn8P</text:p>
            <text:p/>
            <text:p>#كورونا </text:p>
            <text:p>#فيروس_كورونا https://t.co/SpvIVsYIpd</text:p>
          </table:table-cell>
          <table:table-cell office:value-type="float" office:value="641" calcext:value-type="float">
            <text:p>641</text:p>
          </table:table-cell>
          <table:table-cell office:value-type="float" office:value="2726" calcext:value-type="float">
            <text:p>27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11512364722E+018" calcext:value-type="float">
            <text:p>1.2501151236472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12:31:27Z</text:p>
          </table:table-cell>
          <table:table-cell office:value-type="string" calcext:value-type="string">
            <text:p>الصحة تطلق تطبيق "صحة مصر" للاستفسارات والإرشادات حول فيروس كورونا.. </text:p>
            <text:p/>
            <text:p>https://t.co/XxjSK9YvZ2</text:p>
            <text:p/>
            <text:p>#كورونا </text:p>
            <text:p>#فيروس_كورونا https://t.co/Wy3cTUjDKq</text:p>
          </table:table-cell>
          <table:table-cell office:value-type="float" office:value="100" calcext:value-type="float">
            <text:p>100</text:p>
          </table:table-cell>
          <table:table-cell office:value-type="float" office:value="395" calcext:value-type="float">
            <text:p>39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5003895896641E+018" calcext:value-type="float">
            <text:p>1.250038958966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4T10:44:59Z</text:p>
          </table:table-cell>
          <table:table-cell office:value-type="string" calcext:value-type="string">
            <text:p>لصحة عائلتك .. نصائح بسيطة تحمي طفلك من فيروس كورونا المستجد (كوفيد-19)</text:p>
            <text:p/>
            <text:p>#كورونا</text:p>
            <text:p>#فيروس_كورونا https://t.co/XDAe8eZi0N</text:p>
          </table:table-cell>
          <table:table-cell office:value-type="float" office:value="55" calcext:value-type="float">
            <text:p>55</text:p>
          </table:table-cell>
          <table:table-cell office:value-type="float" office:value="266" calcext:value-type="float">
            <text:p>26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5001216644869E+018" calcext:value-type="float">
            <text:p>1.2500121664486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3T18:30:11Z</text:p>
          </table:table-cell>
          <table:table-cell office:value-type="string" calcext:value-type="string">
            <text:p>لليوم الثالث على التوالي..</text:p>
            <text:p>وزيرة الصحة تعقد اجتماعًا مع الفرق الطبية بـ ٤ مستشفيات عزل عبر "الفيديو كونفرنس".. وتؤكد نجاح تطبيق سياسة الحجر الصحي خارج مستشفيات العزل</text:p>
            <text:p/>
            <text:p>الصحة: ارتفاع حالات الشفاء من مصابي فيروس كورونا إلى 488 وخروجهم من مستشفيات العزل والحجر الصحي</text:p>
            <text:p/>
            <text:p>#كورونا https://t.co/kjMuIfo7Z2</text:p>
          </table:table-cell>
          <table:table-cell office:value-type="float" office:value="304" calcext:value-type="float">
            <text:p>304</text:p>
          </table:table-cell>
          <table:table-cell office:value-type="float" office:value="1742" calcext:value-type="float">
            <text:p>17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976684918685E+018" calcext:value-type="float">
            <text:p>1.249766849186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3T16:57:49Z</text:p>
          </table:table-cell>
          <table:table-cell office:value-type="string" calcext:value-type="string">
            <text:p>التنمر والوصم وإساءة معاملة الطاقم الطبي والمرضى واللي بيقوموا برعايتهم مرفوضين، اللي بيواجه فيروس الكورونا محتاج دعم وتشجيع، مش وصم وتنمر.</text:p>
            <text:p>#أنا_ضد_التنمر #فيروس_كورونا </text:p>
            <text:p>@WHOEgypt  @UNICEF_Egypt https://t.co/p6JYE79BCE</text:p>
          </table:table-cell>
          <table:table-cell office:value-type="float" office:value="245" calcext:value-type="float">
            <text:p>245</text:p>
          </table:table-cell>
          <table:table-cell office:value-type="float" office:value="753" calcext:value-type="float">
            <text:p>75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974360473156E+018" calcext:value-type="float">
            <text:p>1.249743604731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3T14:09:17Z</text:p>
          </table:table-cell>
          <table:table-cell office:value-type="string" calcext:value-type="string">
            <text:p>إرشادات هامة للأشخاص المخالطين لحالات مصابة بفيروس كورونا المستجد (كوفيد-19) أثناء العزل المنزلي... https://t.co/52QXGH9w2r</text:p>
          </table:table-cell>
          <table:table-cell office:value-type="float" office:value="65" calcext:value-type="float">
            <text:p>65</text:p>
          </table:table-cell>
          <table:table-cell office:value-type="float" office:value="283" calcext:value-type="float">
            <text:p>28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970119525142E+018" calcext:value-type="float">
            <text:p>1.2497011952514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3T11:13:41Z</text:p>
          </table:table-cell>
          <table:table-cell office:value-type="string" calcext:value-type="string">
            <text:p>إرشادات هامة للأشخاص المخالطين لحالات مصابة بفيروس كورونا المستجد (كوفيد-١٩)... https://t.co/WaXwWrceW8</text:p>
          </table:table-cell>
          <table:table-cell office:value-type="float" office:value="91" calcext:value-type="float">
            <text:p>91</text:p>
          </table:table-cell>
          <table:table-cell office:value-type="float" office:value="405" calcext:value-type="float">
            <text:p>40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965700236579E+018" calcext:value-type="float">
            <text:p>1.2496570023657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2T18:52:02Z</text:p>
          </table:table-cell>
          <table:table-cell office:value-type="string" calcext:value-type="string">
            <text:p>انتظرونا مع الأستاذة الدكتورة منن عبدالمقصود الأمين العام للأمانة العامة للصحة النفسية وعلاج الإدمان يوم الثلاثاء الساعة٦ مساءً للحديث عن التعامل مع الآثار النفسية لأزمة كورونا والتخفيف من القلق تجاه فيروس كورونا المستجد (كوفيد-١٩)</text:p>
            <text:p>ابعتولنا كل استفساراتكم على #اسئلة_كوفيد19 https://t.co/ftu4Rv1NJT</text:p>
          </table:table-cell>
          <table:table-cell office:value-type="float" office:value="35" calcext:value-type="float">
            <text:p>35</text:p>
          </table:table-cell>
          <table:table-cell office:value-type="float" office:value="443" calcext:value-type="float">
            <text:p>44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940996388739E+018" calcext:value-type="float">
            <text:p>1.249409963887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2T18:10:29Z</text:p>
          </table:table-cell>
          <table:table-cell office:value-type="string" calcext:value-type="string">
            <text:p>الصحة: ارتفاع حالات الشفاء من مصابي فيروس كورونا إلى 447 وخروجهم من مستشفى العزل</text:p>
            <text:p/>
            <text:p>الصحة: ارتفاع عدد الحالات التي تحولت نتيجة تحاليلها من إيجابية إلى سلبية لفيروس كورونا إلى 589 حالة </text:p>
            <text:p>#كورونا </text:p>
            <text:p>#فيروس_كورونا https://t.co/rfBYttndwO</text:p>
          </table:table-cell>
          <table:table-cell office:value-type="float" office:value="790" calcext:value-type="float">
            <text:p>790</text:p>
          </table:table-cell>
          <table:table-cell office:value-type="float" office:value="3222" calcext:value-type="float">
            <text:p>322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939950724845E+018" calcext:value-type="float">
            <text:p>1.249399507248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2T14:04:23Z</text:p>
          </table:table-cell>
          <table:table-cell office:value-type="string" calcext:value-type="string">
            <text:p>خدمة الرد الآلي عبر واتساب الخاص بوزارة الصحة والسكان لاستقبال كل استفساراتكم حول فيروس كورونا المستجد (كوفيد-١٩)</text:p>
            <text:p>١- يمكنك حفظ الرقم 01553105105 ضمن جهات الاتصال على الهاتف المحمول.</text:p>
            <text:p>٢- أو الدخول إلى ذلك الرابط</text:p>
            <text:p> https://t.co/qLfmHa14kA</text:p>
            <text:p>ثم ارسال كلمة Hi في رسالة على تطبيق واتساب. https://t.co/Fb3NDDmfZk</text:p>
          </table:table-cell>
          <table:table-cell office:value-type="float" office:value="147" calcext:value-type="float">
            <text:p>147</text:p>
          </table:table-cell>
          <table:table-cell office:value-type="float" office:value="502" calcext:value-type="float">
            <text:p>5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933757428561E+018" calcext:value-type="float">
            <text:p>1.249337574285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2T10:43:08Z</text:p>
          </table:table-cell>
          <table:table-cell office:value-type="string" calcext:value-type="string">
            <text:p>صحح معلوماتك </text:p>
            <text:p>توضيح عن فيروس كورونا المستجد (كوفيد-١٩)  </text:p>
            <text:p>#كورونا </text:p>
            <text:p>#فيروس_كورونا https://t.co/kQHbPDDZqp</text:p>
          </table:table-cell>
          <table:table-cell office:value-type="float" office:value="209" calcext:value-type="float">
            <text:p>209</text:p>
          </table:table-cell>
          <table:table-cell office:value-type="float" office:value="1001" calcext:value-type="float">
            <text:p>100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928692452481E+018" calcext:value-type="float">
            <text:p>1.249286924524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1T20:18:01Z</text:p>
          </table:table-cell>
          <table:table-cell office:value-type="string" calcext:value-type="string">
            <text:p>بالفيديو وزيرة الصحة تستعرض <text:s/>البيان اليومي المحدث للوضع الوبائي لفيروس كورونا المستجد في جمهورية مصر العربية عن اليوم السبت الموافق 11 أبريل 2020 https://t.co/VyLNkPeI6b</text:p>
          </table:table-cell>
          <table:table-cell office:value-type="float" office:value="216" calcext:value-type="float">
            <text:p>216</text:p>
          </table:table-cell>
          <table:table-cell office:value-type="float" office:value="1361" calcext:value-type="float">
            <text:p>136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906921419696E+018" calcext:value-type="float">
            <text:p>1.2490692141969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1T19:32:45Z</text:p>
          </table:table-cell>
          <table:table-cell office:value-type="string" calcext:value-type="string">
            <text:p>وزيرة الصحة تعقد اجتماعًا مع الفرق الطبية بمستشفيات العزل عبر الفيديو كونفرنس للاطمئنان عليهم والوقوف على احتياجاتهم ومتابعة حالة المصابين</text:p>
            <text:p/>
            <text:p>الصحة: ارتفاع حالات الشفاء من مصابي فيروس كورونا إلى 426 وخروجهم من مستشفى العزل... </text:p>
            <text:p/>
            <text:p>https://t.co/fONeWbK0Y5</text:p>
            <text:p>#كورونا </text:p>
            <text:p>#فيروس_كورونا https://t.co/WIWFeeeJLL</text:p>
          </table:table-cell>
          <table:table-cell office:value-type="float" office:value="675" calcext:value-type="float">
            <text:p>675</text:p>
          </table:table-cell>
          <table:table-cell office:value-type="float" office:value="2292" calcext:value-type="float">
            <text:p>229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905782233312E+018" calcext:value-type="float">
            <text:p>1.2490578223331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1T09:31:34Z</text:p>
          </table:table-cell>
          <table:table-cell office:value-type="string" calcext:value-type="string">
            <text:p>الصحة تطلق خدمة الرد الآلي عبر "واتساب" للاستفسارات حول فيروس كورونا</text:p>
            <text:p>بمجرد أن يتم حفظ الرقم 01553105105 ضمن جهات الاتصال على الهاتف المحمول أول الدخول إلى ذلك الرابط https://t.co/qLfmHa14kA ثم إرسال كلمة Hi في رسالة على تطبيق "الواتساب"، يمكن البدء في الخدمة</text:p>
            <text:p>@Facebook </text:p>
            <text:p>@WhatsApp https://t.co/c3FJNmY7At</text:p>
          </table:table-cell>
          <table:table-cell office:value-type="float" office:value="470" calcext:value-type="float">
            <text:p>470</text:p>
          </table:table-cell>
          <table:table-cell office:value-type="float" office:value="1096" calcext:value-type="float">
            <text:p>1096</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890652989139E+018" calcext:value-type="float">
            <text:p>1.248906529891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0T18:16:11Z</text:p>
          </table:table-cell>
          <table:table-cell office:value-type="string" calcext:value-type="string">
            <text:p>الصحة: ارتفاع حالات الشفاء من مصابي فيروس كورونا إلى 384 وخروجهم من مستشفى العزل...</text:p>
            <text:p>https://t.co/y9nz062EUg</text:p>
            <text:p/>
            <text:p>#كورونا </text:p>
            <text:p>#فيروس_كورونا https://t.co/2TTO0IPte8</text:p>
          </table:table-cell>
          <table:table-cell office:value-type="float" office:value="824" calcext:value-type="float">
            <text:p>824</text:p>
          </table:table-cell>
          <table:table-cell office:value-type="float" office:value="3180" calcext:value-type="float">
            <text:p>318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867616541547E+018" calcext:value-type="float">
            <text:p>1.248676165415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0T16:32:25Z</text:p>
          </table:table-cell>
          <table:table-cell office:value-type="string" calcext:value-type="string">
            <text:p>الشباب والأطفال مش من الفئات الأكثر عرضة لمضاعفات كوفيد-19، بس عشان نفهم أهمية إن الأطفال والشباب يفضلوا في البيت، فكروا في أي يوم لأي شاب أو طفل بيروح أماكن مختلفة ويختلط بناس كتير ممكن يكون منهم كبار السن أو ذوي أمراض مزمنة تجعل مناعاتهم ضعيفة! خليك في البيت لتقليل انتشار المرض https://t.co/BKsQNPkJbx</text:p>
          </table:table-cell>
          <table:table-cell office:value-type="float" office:value="125" calcext:value-type="float">
            <text:p>125</text:p>
          </table:table-cell>
          <table:table-cell office:value-type="float" office:value="585" calcext:value-type="float">
            <text:p>58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865005044988E+018" calcext:value-type="float">
            <text:p>1.248650050449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10T11:55:05Z</text:p>
          </table:table-cell>
          <table:table-cell office:value-type="string" calcext:value-type="string">
            <text:p>كيف تطهر منزلك ضد فيروس كورونا (كوفيد-١٩)؟</text:p>
            <text:p>#اسئلة_كوفيد19 https://t.co/lLjM79171k</text:p>
          </table:table-cell>
          <table:table-cell office:value-type="float" office:value="193" calcext:value-type="float">
            <text:p>193</text:p>
          </table:table-cell>
          <table:table-cell office:value-type="float" office:value="751" calcext:value-type="float">
            <text:p>75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858025799888E+018" calcext:value-type="float">
            <text:p>1.248580257998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9T19:00:02Z</text:p>
          </table:table-cell>
          <table:table-cell office:value-type="string" calcext:value-type="string">
            <text:p>الصحة: ارتفاع حالات الشفاء من مصابي فيروس كورونا إلى 348 وخروجهم من مستشفى العزل... </text:p>
            <text:p/>
            <text:p>https://t.co/l5ShygW4cn </text:p>
            <text:p>#كورونا </text:p>
            <text:p>#فيروس_كورونا https://t.co/SD5wG3EmKF</text:p>
          </table:table-cell>
          <table:table-cell office:value-type="float" office:value="723" calcext:value-type="float">
            <text:p>723</text:p>
          </table:table-cell>
          <table:table-cell office:value-type="float" office:value="2949" calcext:value-type="float">
            <text:p>294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832481050726E+018" calcext:value-type="float">
            <text:p>1.2483248105072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9T14:12:06Z</text:p>
          </table:table-cell>
          <table:table-cell office:value-type="string" calcext:value-type="string">
            <text:p>للوقاية من فيروس كورونا المستجد (كوفيد-19) .. اتبع الإرشادات الوقائية 👇 https://t.co/1cuJL9T3zF</text:p>
          </table:table-cell>
          <table:table-cell office:value-type="float" office:value="58" calcext:value-type="float">
            <text:p>58</text:p>
          </table:table-cell>
          <table:table-cell office:value-type="float" office:value="399" calcext:value-type="float">
            <text:p>39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825235202241E+018" calcext:value-type="float">
            <text:p>1.248252352022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9T10:52:37Z</text:p>
          </table:table-cell>
          <table:table-cell office:value-type="string" calcext:value-type="string">
            <text:p>نصائح مهمة للمسنين والأشخاص ذوو الحالات المرضية الكامنة للوقاية من فيروس كورونا المستجد (كوفيد-١٩) </text:p>
            <text:p>#كورونا </text:p>
            <text:p>#فيروس_كورونا https://t.co/3IKv85N1t8</text:p>
          </table:table-cell>
          <table:table-cell office:value-type="float" office:value="89" calcext:value-type="float">
            <text:p>89</text:p>
          </table:table-cell>
          <table:table-cell office:value-type="float" office:value="473" calcext:value-type="float">
            <text:p>47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820214713048E+018" calcext:value-type="float">
            <text:p>1.248202147130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20:43:02Z</text:p>
          </table:table-cell>
          <table:table-cell office:value-type="string" calcext:value-type="string">
            <text:p>الدكتورة نانسي الجندي رئيس الإدارة المركزية للمعامل بوزارة الصحة والسكان تجيب عن الاسئلة المتعلقة بتحاليل فيروس كورونا المستجد</text:p>
            <text:p>#اسئلة_كوفيد19</text:p>
            <text:p>ج2 https://t.co/57DQWlpNmr</text:p>
          </table:table-cell>
          <table:table-cell office:value-type="float" office:value="110" calcext:value-type="float">
            <text:p>110</text:p>
          </table:table-cell>
          <table:table-cell office:value-type="float" office:value="894" calcext:value-type="float">
            <text:p>89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98834393944E+018" calcext:value-type="float">
            <text:p>1.2479883439394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20:41:19Z</text:p>
          </table:table-cell>
          <table:table-cell office:value-type="string" calcext:value-type="string">
            <text:p>الدكتورة نانسي الجندي رئيس الإدارة المركزية للمعامل بوزارة الصحة والسكان تجيب عن الاسئلة المتعلقة بتحاليل فيروس كورونا المستجد</text:p>
            <text:p>#اسئلة_كوفيد19</text:p>
            <text:p>ج1 https://t.co/LzFPFGqbMt</text:p>
          </table:table-cell>
          <table:table-cell office:value-type="float" office:value="57" calcext:value-type="float">
            <text:p>57</text:p>
          </table:table-cell>
          <table:table-cell office:value-type="float" office:value="325" calcext:value-type="float">
            <text:p>325</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98791294958E+018" calcext:value-type="float">
            <text:p>1.2479879129495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18:12:48Z</text:p>
          </table:table-cell>
          <table:table-cell office:value-type="string" calcext:value-type="string">
            <text:p>الصحة: ارتفاع حالات الشفاء من مصابي فيروس كورونا إلى 305 وخروجهم من مستشفى العزل...</text:p>
            <text:p/>
            <text:p>https://t.co/FDCT5LVdgH</text:p>
            <text:p/>
            <text:p>#كورونا </text:p>
            <text:p>#فيروس_كورونا_المستجدّ https://t.co/Z6GH0aemnZ</text:p>
          </table:table-cell>
          <table:table-cell office:value-type="float" office:value="776" calcext:value-type="float">
            <text:p>776</text:p>
          </table:table-cell>
          <table:table-cell office:value-type="float" office:value="3060" calcext:value-type="float">
            <text:p>306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95053538004E+018" calcext:value-type="float">
            <text:p>1.2479505353800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16:10:24Z</text:p>
          </table:table-cell>
          <table:table-cell office:value-type="string" calcext:value-type="string">
            <text:p>صعب على الأولاد اللي متعلقين بجدو وتيتة يقعدوا الفترة دي كلها من غير ما يشوفوهم، فكروا أولادكم وأهلكم إن البعد ده لمصلحة الكل، وإنها فترة وهتعدي، واهتموا بإنكم تتواصلوا مع أحبابكم اللي بعيد بالتليفون أو على الانترنت كل فترة علشان ميحسوش بالوحدة.</text:p>
            <text:p/>
            <text:p>@WHOEgypt </text:p>
            <text:p>@UNICEF_Egypt https://t.co/8W7Tv5ZY4s</text:p>
          </table:table-cell>
          <table:table-cell office:value-type="float" office:value="177" calcext:value-type="float">
            <text:p>177</text:p>
          </table:table-cell>
          <table:table-cell office:value-type="float" office:value="954" calcext:value-type="float">
            <text:p>95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791973299032E+018" calcext:value-type="float">
            <text:p>1.2479197329903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15:19:01Z</text:p>
          </table:table-cell>
          <table:table-cell office:value-type="string" calcext:value-type="string">
            <text:p>الصحة تنفي إنتاج علاج لفيروس كورونا.. وتؤكد المصابين يتلقون العلاج وفقاً لبروتوكول تم وضعه من خلال اللجنة العلمية..</text:p>
            <text:p/>
            <text:p>https://t.co/OebVYyAmZ6</text:p>
            <text:p/>
            <text:p>#كورونا </text:p>
            <text:p>#فيروس_كورونا https://t.co/uIqkRmUwUV</text:p>
          </table:table-cell>
          <table:table-cell office:value-type="float" office:value="307" calcext:value-type="float">
            <text:p>307</text:p>
          </table:table-cell>
          <table:table-cell office:value-type="float" office:value="1325" calcext:value-type="float">
            <text:p>132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90680249199E+018" calcext:value-type="float">
            <text:p>1.2479068024919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8T11:17:09Z</text:p>
          </table:table-cell>
          <table:table-cell office:value-type="string" calcext:value-type="string">
            <text:p>الخط الساخن للأمانة العامة للصحة النفسية ، لتقديم الدعم النفسي للمواطنين المتواجدين بالمنازل خلال هذه الفترة 👇 https://t.co/knGkrOuwe1</text:p>
          </table:table-cell>
          <table:table-cell office:value-type="float" office:value="283" calcext:value-type="float">
            <text:p>283</text:p>
          </table:table-cell>
          <table:table-cell office:value-type="float" office:value="749" calcext:value-type="float">
            <text:p>74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84593452608E+018" calcext:value-type="float">
            <text:p>1.2478459345260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23:24:31Z</text:p>
          </table:table-cell>
          <table:table-cell office:value-type="string" calcext:value-type="string">
            <text:p>عندكم أسئلة كتير عن فيروس كورونا المستجد (كوفيد-١٩) او تحاليل الـ PCR!؟</text:p>
            <text:p/>
            <text:p>شاركونا على هاشتاج #اسئلة_كوفيد19 ودكتورة "نانسي الجندي" رئيس الإدارة المركزية للمعامل بوزارة الصحة هتجاوب على كل أسئلتكم واستفساراتكم بكرة الساعة ٧ https://t.co/0EibcZsmRp</text:p>
          </table:table-cell>
          <table:table-cell office:value-type="float" office:value="155" calcext:value-type="float">
            <text:p>155</text:p>
          </table:table-cell>
          <table:table-cell office:value-type="float" office:value="802" calcext:value-type="float">
            <text:p>8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66659595617E+018" calcext:value-type="float">
            <text:p>1.2476665959561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19:20:52Z</text:p>
          </table:table-cell>
          <table:table-cell office:value-type="string" calcext:value-type="string">
            <text:p>الصحة: ارتفاع حالات الشفاء من مصابي فيروس كورونا إلى 276 وخروجهم من مستشفى العزل</text:p>
            <text:p>الصحة: ارتفاع عدد الحالات التي تحولت نتيجة تحاليلها من إيجابية إلى سلبية لفيروس كورونا إلى 427 حالة https://t.co/0jREdFE6fK</text:p>
          </table:table-cell>
          <table:table-cell office:value-type="float" office:value="614" calcext:value-type="float">
            <text:p>614</text:p>
          </table:table-cell>
          <table:table-cell office:value-type="float" office:value="3386" calcext:value-type="float">
            <text:p>338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60528066756E+018" calcext:value-type="float">
            <text:p>1.247605280667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15:58:21Z</text:p>
          </table:table-cell>
          <table:table-cell office:value-type="string" calcext:value-type="string">
            <text:p>تجنبوا الكلام عن الفيروس طول الوقت بشكل فيه قلق أو خوف قدام الأولاد علشان خوفكم ده ما يتنقلهمش، اهتموا أكتر بإنكم تسمعوهم وتطمنوهم إنكم بتعملوا كل حاجة علشان تحافظوا عليهم وإنكم بتحبوهم. </text:p>
            <text:p>@WHOEgypt </text:p>
            <text:p>@UNICEF_Egypt https://t.co/ZbOxXihJ6O</text:p>
          </table:table-cell>
          <table:table-cell office:value-type="float" office:value="471" calcext:value-type="float">
            <text:p>471</text:p>
          </table:table-cell>
          <table:table-cell office:value-type="float" office:value="1750" calcext:value-type="float">
            <text:p>175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55431495824E+018" calcext:value-type="float">
            <text:p>1.247554314958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14:57:17Z</text:p>
          </table:table-cell>
          <table:table-cell office:value-type="string" calcext:value-type="string">
            <text:p>رسالتنا في #يوم_الصحة_العالمي </text:p>
            <text:p>التزامنا بالإجراءات الوقائية ودعمنا الدائم لبعض هيساعدنا في القضاء على فيروس كورونا المستجد (كوفيد-١٩) ❤️ https://t.co/IoO0he9MkO</text:p>
          </table:table-cell>
          <table:table-cell office:value-type="float" office:value="75" calcext:value-type="float">
            <text:p>75</text:p>
          </table:table-cell>
          <table:table-cell office:value-type="float" office:value="477" calcext:value-type="float">
            <text:p>47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53894701979E+018" calcext:value-type="float">
            <text:p>1.2475389470197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12:35:38Z</text:p>
          </table:table-cell>
          <table:table-cell office:value-type="string" calcext:value-type="string">
            <text:p>أعلنت وزارة الصحة والسكان المصرية، عن تعاون الوزارة مع موقع التواصل الاجتماعي "تويتر" لإطلاق مبادرة توعوية لتوفير معلومات صحية موثوقة حول فيروس كورونا "كوفيد-19" من خلال تفعيل هاشتاج  #اسئلة_كوفيد19 .</text:p>
            <text:p/>
            <text:p>@TwitterMENA https://t.co/pLEOkLZhJg</text:p>
          </table:table-cell>
          <table:table-cell office:value-type="float" office:value="356" calcext:value-type="float">
            <text:p>356</text:p>
          </table:table-cell>
          <table:table-cell office:value-type="float" office:value="1844" calcext:value-type="float">
            <text:p>184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50329779733E+018" calcext:value-type="float">
            <text:p>1.2475032977973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7T11:07:53Z</text:p>
          </table:table-cell>
          <table:table-cell office:value-type="string" calcext:value-type="string">
            <text:p>للوقاية من فيروس كورونا المستجد (كوفيد-19) .. اتبع التعليمات 👇</text:p>
            <text:p/>
            <text:p>#كورونا </text:p>
            <text:p>#فيروس_كورونا https://t.co/v2ib2P1w44</text:p>
          </table:table-cell>
          <table:table-cell office:value-type="float" office:value="78" calcext:value-type="float">
            <text:p>78</text:p>
          </table:table-cell>
          <table:table-cell office:value-type="float" office:value="476" calcext:value-type="float">
            <text:p>47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48121372981E+018" calcext:value-type="float">
            <text:p>1.247481213729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6T22:20:49Z</text:p>
          </table:table-cell>
          <table:table-cell office:value-type="string" calcext:value-type="string">
            <text:p>تعافي أسرة مصرية مكونة من خمسة أفراد من الكورونا بشكل كامل. </text:p>
            <text:p>الاسرة مكونة من الأب والأم وثلاثة أطفال. تلقت الأسرة العلاج والرعاية الكاملة داخل مستشفى"الصداقة" باسوان منذ إصابتهم بـ #فيروس_كورونا وحتى شفائهم الكامل وخروجهم اليوم. حمد لله علي سلامتكم ونتمني السلامة لباقي المصابين. https://t.co/5GQNhuSBj7</text:p>
          </table:table-cell>
          <table:table-cell office:value-type="float" office:value="841" calcext:value-type="float">
            <text:p>841</text:p>
          </table:table-cell>
          <table:table-cell office:value-type="float" office:value="5050" calcext:value-type="float">
            <text:p>505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28817753206E+018" calcext:value-type="float">
            <text:p>1.2472881775320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6T19:56:13Z</text:p>
          </table:table-cell>
          <table:table-cell office:value-type="string" calcext:value-type="string">
            <text:p>وزيرة الصحة تستعرض تحليل بيانات الوضع الوبائي في مصر مقارنة بالوضع الوبائي في بعض دول الشرق الأوسط وبعض الدول التي تفشى بها المرض.. وتؤكد أن زيادات الإصابات وفقًا للمعدلات المتوقعة.. وتناشد المواطنين الالتزام بالإجراءات الوقائية https://t.co/XipKdTFv8I</text:p>
          </table:table-cell>
          <table:table-cell office:value-type="float" office:value="911" calcext:value-type="float">
            <text:p>911</text:p>
          </table:table-cell>
          <table:table-cell office:value-type="float" office:value="3697" calcext:value-type="float">
            <text:p>369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25178533036E+018" calcext:value-type="float">
            <text:p>1.2472517853303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6T14:01:59Z</text:p>
          </table:table-cell>
          <table:table-cell office:value-type="string" calcext:value-type="string">
            <text:p>دليلك لمحاربة شائعات فيروس كورونا المستجد (كوفيد-١٩) 👇</text:p>
            <text:p>#كورونا </text:p>
            <text:p>#فيروس_كورونا </text:p>
            <text:p>#Covid_19 https://t.co/nV83YWsx7O</text:p>
          </table:table-cell>
          <table:table-cell office:value-type="float" office:value="307" calcext:value-type="float">
            <text:p>307</text:p>
          </table:table-cell>
          <table:table-cell office:value-type="float" office:value="1880" calcext:value-type="float">
            <text:p>188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716264138397E+018" calcext:value-type="float">
            <text:p>1.2471626413839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6T11:37:23Z</text:p>
          </table:table-cell>
          <table:table-cell office:value-type="string" calcext:value-type="string">
            <text:p>للوقاية من فيروس كورونا المستجد (كوفيد-19) .. اتبع الارشادات الوقائية👇</text:p>
            <text:p/>
            <text:p>#كورونا </text:p>
            <text:p>#فيروس_كورونا </text:p>
            <text:p>#covid_19 https://t.co/1YBrzjLod8</text:p>
          </table:table-cell>
          <table:table-cell office:value-type="float" office:value="92" calcext:value-type="float">
            <text:p>92</text:p>
          </table:table-cell>
          <table:table-cell office:value-type="float" office:value="380" calcext:value-type="float">
            <text:p>38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71262522779E+018" calcext:value-type="float">
            <text:p>1.247126252277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5T22:43:04Z</text:p>
          </table:table-cell>
          <table:table-cell office:value-type="string" calcext:value-type="string">
            <text:p>https://t.co/eBZj6wEgUY</text:p>
          </table:table-cell>
          <table:table-cell office:value-type="float" office:value="64" calcext:value-type="float">
            <text:p>64</text:p>
          </table:table-cell>
          <table:table-cell office:value-type="float" office:value="240" calcext:value-type="float">
            <text:p>240</text:p>
          </table:table-cell>
          <table:table-cell office:value-type="string" calcext:value-type="string">
            <text:p>mohpegypt</text:p>
          </table:table-cell>
          <table:table-cell/>
          <table:table-cell office:value-type="string" calcext:value-type="string">
            <text:p>Twitter for iPhone</text:p>
          </table:table-cell>
          <table:table-cell/>
          <table:table-cell office:value-type="float" office:value="1.24693138951107E+018" calcext:value-type="float">
            <text:p>1.2469313895110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5T22:42:12Z</text:p>
          </table:table-cell>
          <table:table-cell office:value-type="string" calcext:value-type="string">
            <text:p>كيف تتغلب على الشعور بالقلق من فيروس كورونا المستجد (كوفيد-١٩) خلال فترة التواجد في المنزل؟  </text:p>
            <text:p>#كورونا </text:p>
            <text:p>#فيروس_كورونا https://t.co/R6YjzvmHLb</text:p>
          </table:table-cell>
          <table:table-cell office:value-type="float" office:value="240" calcext:value-type="float">
            <text:p>240</text:p>
          </table:table-cell>
          <table:table-cell office:value-type="float" office:value="1013" calcext:value-type="float">
            <text:p>101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93116959951E+018" calcext:value-type="float">
            <text:p>1.2469311695995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5T17:55:57Z</text:p>
          </table:table-cell>
          <table:table-cell office:value-type="string" calcext:value-type="string">
            <text:p>الصحة: ارتفاع حالات الشفاء من مصابي فيروس كورونا إلى 247 وخروجهم من مستشفى العزل...</text:p>
            <text:p/>
            <text:p>https://t.co/9z1vD6jVqS</text:p>
            <text:p/>
            <text:p>#COVIDー19 </text:p>
            <text:p>#كورونا </text:p>
            <text:p>#فيروس_كورونا_المستجدّ https://t.co/P0DNhhLqrE</text:p>
          </table:table-cell>
          <table:table-cell office:value-type="float" office:value="849" calcext:value-type="float">
            <text:p>849</text:p>
          </table:table-cell>
          <table:table-cell office:value-type="float" office:value="2629" calcext:value-type="float">
            <text:p>262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85913137556E+018" calcext:value-type="float">
            <text:p>1.246859131375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5T15:40:17Z</text:p>
          </table:table-cell>
          <table:table-cell office:value-type="string" calcext:value-type="string">
            <text:p>للوقاية من فيروس كورونا المستجد (كوفيد-19) .. اتبع الإرشادات الوقائية 👇</text:p>
            <text:p/>
            <text:p>#covid_19</text:p>
            <text:p>#كورونا</text:p>
            <text:p>#فيروس_كورونا https://t.co/QnaRqe05Tx</text:p>
          </table:table-cell>
          <table:table-cell office:value-type="float" office:value="90" calcext:value-type="float">
            <text:p>90</text:p>
          </table:table-cell>
          <table:table-cell office:value-type="float" office:value="371" calcext:value-type="float">
            <text:p>37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682499152357E+018" calcext:value-type="float">
            <text:p>1.2468249915235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5T11:18:30Z</text:p>
          </table:table-cell>
          <table:table-cell office:value-type="string" calcext:value-type="string">
            <text:p>أنا حامل 🤰🏻</text:p>
            <text:p>كيف أحمي نفسي من فيروس كورونا المستجد (كوفيد-١٩)؟</text:p>
            <text:p>#COVID2019 </text:p>
            <text:p>#كورونا </text:p>
            <text:p>#فيروس_كورونا https://t.co/WRuSHjyMAX</text:p>
          </table:table-cell>
          <table:table-cell office:value-type="float" office:value="105" calcext:value-type="float">
            <text:p>105</text:p>
          </table:table-cell>
          <table:table-cell office:value-type="float" office:value="505" calcext:value-type="float">
            <text:p>50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75911166604E+018" calcext:value-type="float">
            <text:p>1.2467591116660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4T17:51:27Z</text:p>
          </table:table-cell>
          <table:table-cell office:value-type="string" calcext:value-type="string">
            <text:p>#وزارة_الصحة : ارتفاع حالات الشفاء من مصابي فيروس كورونا إلى 241 وخروجهم من مستشفى العزل</text:p>
            <text:p/>
            <text:p>الصحة: ارتفاع عدد الحالات التي تحولت نتيجة تحاليلها من إيجابية إلى سلبية لفيروس كورونا إلى 306 حالة</text:p>
            <text:p/>
            <text:p>https://t.co/c7tG0xe9q9</text:p>
            <text:p/>
            <text:p>#كورونا </text:p>
            <text:p>#covid_19 https://t.co/15Gg49lEQ0</text:p>
          </table:table-cell>
          <table:table-cell office:value-type="float" office:value="1015" calcext:value-type="float">
            <text:p>1015</text:p>
          </table:table-cell>
          <table:table-cell office:value-type="float" office:value="3170" calcext:value-type="float">
            <text:p>317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4956118364E+018" calcext:value-type="float">
            <text:p>1.246495611836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4T16:10:17Z</text:p>
          </table:table-cell>
          <table:table-cell office:value-type="string" calcext:value-type="string">
            <text:p>أولادك بيعرفوا يغسلوا إيديهم بأي طريقة؟ 👇</text:p>
            <text:p>#كورونا </text:p>
            <text:p>#COVID2019</text:p>
          </table:table-cell>
          <table:table-cell office:value-type="float" office:value="29" calcext:value-type="float">
            <text:p>29</text:p>
          </table:table-cell>
          <table:table-cell office:value-type="float" office:value="245" calcext:value-type="float">
            <text:p>24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647015436981E+018" calcext:value-type="float">
            <text:p>1.246470154369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4T14:01:33Z</text:p>
          </table:table-cell>
          <table:table-cell office:value-type="string" calcext:value-type="string">
            <text:p>واستقبلها وزير الخارجية الإيطالي، الذي أعرب عن سعادته وشكره وتقديره لما قدمته مصر من مساعدة وتضامنها حكومة وشعبا مع حكومة وشعب إيطاليا الصديق. https://t.co/bCsJwBt8b8</text:p>
          </table:table-cell>
          <table:table-cell office:value-type="float" office:value="243" calcext:value-type="float">
            <text:p>243</text:p>
          </table:table-cell>
          <table:table-cell office:value-type="float" office:value="1352" calcext:value-type="float">
            <text:p>1352</text:p>
          </table:table-cell>
          <table:table-cell office:value-type="string" calcext:value-type="string">
            <text:p>mohpegypt</text:p>
          </table:table-cell>
          <table:table-cell/>
          <table:table-cell office:value-type="string" calcext:value-type="string">
            <text:p>Twitter Web App</text:p>
          </table:table-cell>
          <table:table-cell office:value-type="string" calcext:value-type="string">
            <text:p>ar</text:p>
          </table:table-cell>
          <table:table-cell office:value-type="float" office:value="1.24643775593839E+018" calcext:value-type="float">
            <text:p>1.246437755938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4T14:01:32Z</text:p>
          </table:table-cell>
          <table:table-cell office:value-type="string" calcext:value-type="string">
            <text:p>وزيرة الصحة تصل إيطاليا مع وفد من القوات المسلحة المصرية، محملين برسالة تضامن للشعب الايطالي من الرئيس عبد الفتاح السيسي وعزاء في ضحايا فيروس كورونا المستجد ولتسليم شحنة من المساعدات الطبية، https://t.co/AweezBDK0w</text:p>
          </table:table-cell>
          <table:table-cell office:value-type="float" office:value="871" calcext:value-type="float">
            <text:p>871</text:p>
          </table:table-cell>
          <table:table-cell office:value-type="float" office:value="5523" calcext:value-type="float">
            <text:p>552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643775397958E+018" calcext:value-type="float">
            <text:p>1.2464377539795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4T11:06:55Z</text:p>
          </table:table-cell>
          <table:table-cell office:value-type="string" calcext:value-type="string">
            <text:p>اتبع آداب العطس والسعال لتجنب الإصابة بفيروس كورونا المستجد.. </text:p>
            <text:p/>
            <text:p>#كورونا </text:p>
            <text:p>#فيروس_كورونا </text:p>
            <text:p>#COVIDー19 https://t.co/J06faWIDxm</text:p>
          </table:table-cell>
          <table:table-cell office:value-type="float" office:value="217" calcext:value-type="float">
            <text:p>217</text:p>
          </table:table-cell>
          <table:table-cell office:value-type="float" office:value="854" calcext:value-type="float">
            <text:p>85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39380677956E+018" calcext:value-type="float">
            <text:p>1.246393806779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3T18:31:42Z</text:p>
          </table:table-cell>
          <table:table-cell office:value-type="string" calcext:value-type="string">
            <text:p>الصحة: ارتفاع حالات الشفاء من مصابي فيروس كورونا إلى 216 وخروجهم من مستشفى العزل</text:p>
            <text:p/>
            <text:p>الصحة: ارتفاع عدد الحالات التي تحولت نتيجة تحاليلها من إيجابية إلى سلبية لفيروس كورونا إلى 296 حالة</text:p>
            <text:p/>
            <text:p>https://t.co/6KxajFpQtn</text:p>
            <text:p/>
            <text:p>#covid_19</text:p>
            <text:p>#كورونا </text:p>
            <text:p>#فيروس_كورونا https://t.co/b2pon1JkOM</text:p>
          </table:table-cell>
          <table:table-cell office:value-type="float" office:value="1071" calcext:value-type="float">
            <text:p>1071</text:p>
          </table:table-cell>
          <table:table-cell office:value-type="float" office:value="3938" calcext:value-type="float">
            <text:p>393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1433553456E+018" calcext:value-type="float">
            <text:p>1.24614335534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3T17:02:41Z</text:p>
          </table:table-cell>
          <table:table-cell office:value-type="string" calcext:value-type="string">
            <text:p>لصحة عائلتك .. نصائح بسيطة تحمي طفلك من فيروس كورونا المستجد (كوفيد-19)</text:p>
            <text:p/>
            <text:p>#كورونا </text:p>
            <text:p>#فيروس_كورونا </text:p>
            <text:p>#covid_19 https://t.co/hxRgY8naCq</text:p>
          </table:table-cell>
          <table:table-cell office:value-type="float" office:value="103" calcext:value-type="float">
            <text:p>103</text:p>
          </table:table-cell>
          <table:table-cell office:value-type="float" office:value="460" calcext:value-type="float">
            <text:p>46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612095039701E+018" calcext:value-type="float">
            <text:p>1.246120950397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3T14:13:21Z</text:p>
          </table:table-cell>
          <table:table-cell office:value-type="string" calcext:value-type="string">
            <text:p>في الوقت الصعب اللي احنا فيه، بنوجه كل الدعم والتحية للعاملين في القطاع الصحي في مصر اللي في مواجهة مباشرة كل يوم مع الوباء! #فيروس_كورونا</text:p>
            <text:p/>
            <text:p>@WHOEgypt </text:p>
            <text:p>@UNICEF_Egypt https://t.co/KPiyU11OWv</text:p>
          </table:table-cell>
          <table:table-cell office:value-type="float" office:value="377" calcext:value-type="float">
            <text:p>377</text:p>
          </table:table-cell>
          <table:table-cell office:value-type="float" office:value="2053" calcext:value-type="float">
            <text:p>205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0783372751E+018" calcext:value-type="float">
            <text:p>1.246078337275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3T12:22:22Z</text:p>
          </table:table-cell>
          <table:table-cell office:value-type="string" calcext:value-type="string">
            <text:p>كيفية تحضير محلول التعقيم للوقاية من فيروس كورونا المستجد (كوفيد-١٩).. </text:p>
            <text:p>#COVIDー19 </text:p>
            <text:p>#فيروس_كورونا_المستجدّ </text:p>
            <text:p>#كورونا_الجديد https://t.co/jNLFIi7rzw</text:p>
          </table:table-cell>
          <table:table-cell office:value-type="float" office:value="1004" calcext:value-type="float">
            <text:p>1004</text:p>
          </table:table-cell>
          <table:table-cell office:value-type="float" office:value="3951" calcext:value-type="float">
            <text:p>395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605040981224E+018" calcext:value-type="float">
            <text:p>1.246050409812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2T19:49:37Z</text:p>
          </table:table-cell>
          <table:table-cell office:value-type="string" calcext:value-type="string">
            <text:p>وزيرة الصحة تستعرض تحليل بيانات الوضع الوبائي في مصر مقارنة بالوضع الوبائي في بعض دول الشرق الأوسط وبعض الدول التي تفشى بها المرض.. وتؤكد أن زيادات الإصابات وفقًا للمعدلات المتوقعة.. وتناشد المواطنين الالتزام بالإجراءات الوقائية.</text:p>
            <text:p>#فيروس_كورونا</text:p>
            <text:p>#فيروس_كورونا_المستجد https://t.co/VFMF7iQ9uD</text:p>
          </table:table-cell>
          <table:table-cell office:value-type="float" office:value="577" calcext:value-type="float">
            <text:p>577</text:p>
          </table:table-cell>
          <table:table-cell office:value-type="float" office:value="2203" calcext:value-type="float">
            <text:p>220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580057527665E+018" calcext:value-type="float">
            <text:p>1.245800575276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2T14:54:30Z</text:p>
          </table:table-cell>
          <table:table-cell office:value-type="string" calcext:value-type="string">
            <text:p>نصائح بسيطة لحماية أطفالك من فيروس كورونا المستجد (كوفيد-١٩) 👇</text:p>
            <text:p/>
            <text:p>#كورونا </text:p>
            <text:p>#فيروس_كورونا</text:p>
            <text:p>#covid_19 https://t.co/0WOdECXMX0</text:p>
          </table:table-cell>
          <table:table-cell office:value-type="float" office:value="69" calcext:value-type="float">
            <text:p>69</text:p>
          </table:table-cell>
          <table:table-cell office:value-type="float" office:value="343" calcext:value-type="float">
            <text:p>34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57263058046E+018" calcext:value-type="float">
            <text:p>1.245726305804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2T10:20:58Z</text:p>
          </table:table-cell>
          <table:table-cell office:value-type="string" calcext:value-type="string">
            <text:p>كيف تطهر منزلك ضد فيروس كورونا (كوفيد-١٩)؟ </text:p>
            <text:p>#كورونا </text:p>
            <text:p>#فيروس_كورونا https://t.co/u2LTvZiXTK</text:p>
          </table:table-cell>
          <table:table-cell office:value-type="float" office:value="244" calcext:value-type="float">
            <text:p>244</text:p>
          </table:table-cell>
          <table:table-cell office:value-type="float" office:value="921" calcext:value-type="float">
            <text:p>92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565746847613E+018" calcext:value-type="float">
            <text:p>1.2456574684761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1T19:05:37Z</text:p>
          </table:table-cell>
          <table:table-cell office:value-type="string" calcext:value-type="string">
            <text:p>وزيرة الصحة تستعرض تحليل بيانات الوضع الوبائي في مصر.</text:p>
            <text:p>#فيروس_كورونا_المستجد</text:p>
            <text:p>#COVID19 https://t.co/ZwXuWfX8qo</text:p>
          </table:table-cell>
          <table:table-cell office:value-type="float" office:value="745" calcext:value-type="float">
            <text:p>745</text:p>
          </table:table-cell>
          <table:table-cell office:value-type="float" office:value="2446" calcext:value-type="float">
            <text:p>244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542711175992E+018" calcext:value-type="float">
            <text:p>1.245427111759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1T14:50:26Z</text:p>
          </table:table-cell>
          <table:table-cell office:value-type="string" calcext:value-type="string">
            <text:p>خلينا نستغل وقتنا مع أطفالنا في البيت في إننا نفرجهم على الفيديو المبسط ده للتوعية ضد فيروس الكورونا. </text:p>
            <text:p>شاركونا بتفكروا تعملوا إيه مع أولادكم في الأسبوعين دول؟</text:p>
            <text:p/>
            <text:p>#كورونا</text:p>
            <text:p>#فيروس_الكورونا</text:p>
            <text:p/>
            <text:p>@WHOEgypt</text:p>
            <text:p>@UNICEF_Egypt https://t.co/RH56n1V0M8</text:p>
          </table:table-cell>
          <table:table-cell office:value-type="float" office:value="159" calcext:value-type="float">
            <text:p>159</text:p>
          </table:table-cell>
          <table:table-cell office:value-type="float" office:value="520" calcext:value-type="float">
            <text:p>52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53628931237E+018" calcext:value-type="float">
            <text:p>1.245362893123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4-01T10:57:32Z</text:p>
          </table:table-cell>
          <table:table-cell office:value-type="string" calcext:value-type="string">
            <text:p>الطريقة الصحيحة لغسل اليدين.. https://t.co/BC0bP84oV3</text:p>
          </table:table-cell>
          <table:table-cell office:value-type="float" office:value="159" calcext:value-type="float">
            <text:p>159</text:p>
          </table:table-cell>
          <table:table-cell office:value-type="float" office:value="571" calcext:value-type="float">
            <text:p>57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53042849521E+018" calcext:value-type="float">
            <text:p>1.24530428495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1T18:05:18Z</text:p>
          </table:table-cell>
          <table:table-cell office:value-type="string" calcext:value-type="string">
            <text:p>وزيرة الصحة تستعرض الوضع الوبائي في مصر مقارنة بالوضع الوبائي العالمي</text:p>
            <text:p/>
            <text:p>الصحة: ارتفاع حالات الشفاء من مصابي فيروس كورونا إلى 157</text:p>
            <text:p/>
            <text:p>https://t.co/Yt5Ga4WmgQ</text:p>
            <text:p/>
            <text:p>#كورونا </text:p>
            <text:p>#فيروس_كورونا </text:p>
            <text:p>#COVID19</text:p>
          </table:table-cell>
          <table:table-cell office:value-type="float" office:value="199" calcext:value-type="float">
            <text:p>199</text:p>
          </table:table-cell>
          <table:table-cell office:value-type="float" office:value="977" calcext:value-type="float">
            <text:p>97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504954528691E+018" calcext:value-type="float">
            <text:p>1.2450495452869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1T15:01:07Z</text:p>
          </table:table-cell>
          <table:table-cell office:value-type="string" calcext:value-type="string">
            <text:p>إرشادات هامة للأشخاص المخالطين لحالات مصابة بفيروس كورونا المستجد (كوفيد-19) أثناء العزل المنزلي...</text:p>
            <text:p/>
            <text:p>#covid_19</text:p>
            <text:p>#كورونا</text:p>
            <text:p>#فيروس_كورونا https://t.co/NwazDsdMh8</text:p>
          </table:table-cell>
          <table:table-cell office:value-type="float" office:value="190" calcext:value-type="float">
            <text:p>190</text:p>
          </table:table-cell>
          <table:table-cell office:value-type="float" office:value="572" calcext:value-type="float">
            <text:p>57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500319582026E+018" calcext:value-type="float">
            <text:p>1.2450031958202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1T11:31:30Z</text:p>
          </table:table-cell>
          <table:table-cell office:value-type="string" calcext:value-type="string">
            <text:p>كيف تحمي نفسك ومن حولك ؟</text:p>
            <text:p>متى ترتدي الماسك الواقي؟ </text:p>
            <text:p>#كورونا </text:p>
            <text:p>#فيروس_كورونا_المستجدّ https://t.co/U5bi68H1PK</text:p>
          </table:table-cell>
          <table:table-cell office:value-type="float" office:value="148" calcext:value-type="float">
            <text:p>148</text:p>
          </table:table-cell>
          <table:table-cell office:value-type="float" office:value="548" calcext:value-type="float">
            <text:p>54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9504437317E+018" calcext:value-type="float">
            <text:p>1.244950443731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0T18:10:52Z</text:p>
          </table:table-cell>
          <table:table-cell office:value-type="string" calcext:value-type="string">
            <text:p>الصحة: ارتفاع حالات الشفاء من مصابي فيروس كورونا إلى 150 وخروجهم من مستشفى العزل</text:p>
            <text:p/>
            <text:p>الصحة: ارتفاع عدد الحالات التي تحولت نتيجة تحاليلها من إيجابية إلى سلبية لفيروس كورونا إلى 196 حالة.. </text:p>
            <text:p/>
            <text:p>https://t.co/Vu9Z6fJ8zl</text:p>
            <text:p>#كورونا </text:p>
            <text:p>#فيروس_كورونا </text:p>
            <text:p>#Covid_19 https://t.co/WoOc84n8j6</text:p>
          </table:table-cell>
          <table:table-cell office:value-type="float" office:value="913" calcext:value-type="float">
            <text:p>913</text:p>
          </table:table-cell>
          <table:table-cell office:value-type="float" office:value="3178" calcext:value-type="float">
            <text:p>317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68856075161E+018" calcext:value-type="float">
            <text:p>1.244688560751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0T16:02:49Z</text:p>
          </table:table-cell>
          <table:table-cell office:value-type="string" calcext:value-type="string">
            <text:p>تنعي وزارة الصحة والسكان المصرية، الدكتور أحمد عبده اللواح، أستاذ التحاليل الطبية بجامعة الأزهر، الذي وافته المنية في ساعة مبكرة من صباح اليوم الإثنين، عن عمر يناهز 57 عامًا إثر إصابته بفيروس كورونا المستجد.</text:p>
            <text:p/>
            <text:p>https://t.co/0JSwfBGDER https://t.co/2fdXDfp871</text:p>
          </table:table-cell>
          <table:table-cell office:value-type="float" office:value="854" calcext:value-type="float">
            <text:p>854</text:p>
          </table:table-cell>
          <table:table-cell office:value-type="float" office:value="5304" calcext:value-type="float">
            <text:p>530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65633694991E+018" calcext:value-type="float">
            <text:p>1.2446563369499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0T14:29:09Z</text:p>
          </table:table-cell>
          <table:table-cell office:value-type="string" calcext:value-type="string">
            <text:p>إرشادات هامة للأشخاص المخالطين لحالات مصابة بفيروس كورونا المستجد (كوفيد-١٩)...</text:p>
            <text:p>#كورونا </text:p>
            <text:p>#فيروس_كورونا</text:p>
            <text:p>#covid_19 https://t.co/LCC3nePSFz</text:p>
          </table:table-cell>
          <table:table-cell office:value-type="float" office:value="208" calcext:value-type="float">
            <text:p>208</text:p>
          </table:table-cell>
          <table:table-cell office:value-type="float" office:value="587" calcext:value-type="float">
            <text:p>58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463276478113E+018" calcext:value-type="float">
            <text:p>1.2446327647811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0T10:21:28Z</text:p>
          </table:table-cell>
          <table:table-cell office:value-type="string" calcext:value-type="string">
            <text:p>نصائح التسوق الآمن للوقاية من فيروس كورونا المستجد (كوفيد-١٩) ...</text:p>
            <text:p>#كوفيد_19 </text:p>
            <text:p>#كورونا </text:p>
            <text:p>#فيروس_كورونا_المستجدّ https://t.co/xsUIrMQY1p</text:p>
          </table:table-cell>
          <table:table-cell office:value-type="float" office:value="258" calcext:value-type="float">
            <text:p>258</text:p>
          </table:table-cell>
          <table:table-cell office:value-type="float" office:value="716" calcext:value-type="float">
            <text:p>71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57043171524E+018" calcext:value-type="float">
            <text:p>1.244570431715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30T10:19:58Z</text:p>
          </table:table-cell>
          <table:table-cell office:value-type="string" calcext:value-type="string">
            <text:p>نصائح التسوق الآمن للوقاية من فيروس كورونا المستجد (كوفيد-١٩) ...</text:p>
            <text:p>#كوفيد_19 </text:p>
            <text:p>#كورونا </text:p>
            <text:p>#فيروس_كورونا_المستجدّ https://t.co/PvgR13sYFU</text:p>
          </table:table-cell>
          <table:table-cell office:value-type="float" office:value="153" calcext:value-type="float">
            <text:p>153</text:p>
          </table:table-cell>
          <table:table-cell office:value-type="float" office:value="476" calcext:value-type="float">
            <text:p>47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57005509192E+018" calcext:value-type="float">
            <text:p>1.244570055091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9T18:04:34Z</text:p>
          </table:table-cell>
          <table:table-cell office:value-type="string" calcext:value-type="string">
            <text:p>الصحة: ارتفاع حالات الشفاء من مصابي فيروس كورونا إلى 132 وخروجهم من مستشفى العزل... </text:p>
            <text:p/>
            <text:p>https://t.co/WqrYIXXdIr</text:p>
            <text:p/>
            <text:p>#Covid_19 </text:p>
            <text:p>#كورونا </text:p>
            <text:p>#فيروس_كورونا https://t.co/ifJHrF1xNC</text:p>
          </table:table-cell>
          <table:table-cell office:value-type="float" office:value="927" calcext:value-type="float">
            <text:p>927</text:p>
          </table:table-cell>
          <table:table-cell office:value-type="float" office:value="3385" calcext:value-type="float">
            <text:p>338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432458608411E+018" calcext:value-type="float">
            <text:p>1.244324586084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9T14:35:48Z</text:p>
          </table:table-cell>
          <table:table-cell office:value-type="string" calcext:value-type="string">
            <text:p>In light of the Egyptian Ministry of Health continuous efforts to fight COVID-19, it’s our pleasure to invite Medical Staff to know more about Egyptian COVID-19 management guidelines by watching these videos: </text:p>
            <text:p>“COVID-19 from Precaution to Treatment”.</text:p>
            <text:p/>
            <text:p>https://t.co/WYDGI4rv2L</text:p>
          </table:table-cell>
          <table:table-cell office:value-type="float" office:value="126" calcext:value-type="float">
            <text:p>126</text:p>
          </table:table-cell>
          <table:table-cell office:value-type="float" office:value="492" calcext:value-type="float">
            <text:p>492</text:p>
          </table:table-cell>
          <table:table-cell table:number-columns-repeated="2"/>
          <table:table-cell office:value-type="string" calcext:value-type="string">
            <text:p>Twitter for iPhone</text:p>
          </table:table-cell>
          <table:table-cell office:value-type="string" calcext:value-type="string">
            <text:p>en</text:p>
          </table:table-cell>
          <table:table-cell office:value-type="float" office:value="1.24427204661764E+018" calcext:value-type="float">
            <text:p>1.2442720466176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9T11:13:13Z</text:p>
          </table:table-cell>
          <table:table-cell office:value-type="string" calcext:value-type="string">
            <text:p>للوقاية من فيروس كورونا المستجد (كوفيد-19) .. اتبع التعليمات 👇 https://t.co/p66GpGgepc</text:p>
          </table:table-cell>
          <table:table-cell office:value-type="float" office:value="130" calcext:value-type="float">
            <text:p>130</text:p>
          </table:table-cell>
          <table:table-cell office:value-type="float" office:value="448" calcext:value-type="float">
            <text:p>448</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422106546482E+018" calcext:value-type="float">
            <text:p>1.2442210654648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8:48:56Z</text:p>
          </table:table-cell>
          <table:table-cell office:value-type="string" calcext:value-type="string">
            <text:p>Covid-19 from Precaution to Treatment Webinar</text:p>
            <text:p>Date: Sunday 29-Mar-2020 - 11.00 am</text:p>
            <text:p>To Attend please register on this link:</text:p>
            <text:p>https://t.co/xS4hxwBWzB https://t.co/JFjujNaOrW</text:p>
          </table:table-cell>
          <table:table-cell office:value-type="float" office:value="121" calcext:value-type="float">
            <text:p>121</text:p>
          </table:table-cell>
          <table:table-cell office:value-type="float" office:value="442" calcext:value-type="float">
            <text:p>442</text:p>
          </table:table-cell>
          <table:table-cell table:number-columns-repeated="2"/>
          <table:table-cell office:value-type="string" calcext:value-type="string">
            <text:p>Twitter for iPhone</text:p>
          </table:table-cell>
          <table:table-cell office:value-type="string" calcext:value-type="string">
            <text:p>en</text:p>
          </table:table-cell>
          <table:table-cell office:value-type="float" office:value="1.24397336590121E+018" calcext:value-type="float">
            <text:p>1.243973365901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7:39:04Z</text:p>
          </table:table-cell>
          <table:table-cell office:value-type="string" calcext:value-type="string">
            <text:p>الصحة: ارتفاع حالات الشفاء من مصابي فيروس كورونا إلى 121 وخروجهم من مستشفى العزل... </text:p>
            <text:p>https://t.co/FG7lAofAuj</text:p>
            <text:p/>
            <text:p>#كورونا </text:p>
            <text:p>#فيروس_كورونا </text:p>
            <text:p>#COVID19 https://t.co/BkHwjVddeE</text:p>
          </table:table-cell>
          <table:table-cell office:value-type="float" office:value="858" calcext:value-type="float">
            <text:p>858</text:p>
          </table:table-cell>
          <table:table-cell office:value-type="float" office:value="3350" calcext:value-type="float">
            <text:p>335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95578133202E+018" calcext:value-type="float">
            <text:p>1.2439557813320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5:50:30Z</text:p>
          </table:table-cell>
          <table:table-cell office:value-type="string" calcext:value-type="string">
            <text:p>أخطاء تجنبها للوقاية من فيروس كورونا المستجد (كوفيد-١٩)</text:p>
            <text:p>#COVID19 </text:p>
            <text:p>#كورونا </text:p>
            <text:p>#فيروس_كورونا https://t.co/oRLOymvBlT</text:p>
          </table:table-cell>
          <table:table-cell office:value-type="float" office:value="56" calcext:value-type="float">
            <text:p>56</text:p>
          </table:table-cell>
          <table:table-cell office:value-type="float" office:value="299" calcext:value-type="float">
            <text:p>29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92845760576E+018" calcext:value-type="float">
            <text:p>1.2439284576057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5:49:38Z</text:p>
          </table:table-cell>
          <table:table-cell office:value-type="string" calcext:value-type="string">
            <text:p>أخطاء تجنبها للوقاية من فيروس كورونا المستجد (كوفيد-١٩)</text:p>
            <text:p>#COVID19 </text:p>
            <text:p>#كورونا </text:p>
            <text:p>#فيروس_كورونا https://t.co/hZJqRVjdU1</text:p>
          </table:table-cell>
          <table:table-cell office:value-type="float" office:value="123" calcext:value-type="float">
            <text:p>123</text:p>
          </table:table-cell>
          <table:table-cell office:value-type="float" office:value="380" calcext:value-type="float">
            <text:p>38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92824018565E+018" calcext:value-type="float">
            <text:p>1.243928240185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2:58:08Z</text:p>
          </table:table-cell>
          <table:table-cell office:value-type="string" calcext:value-type="string">
            <text:p>حافظ على نفسك وعلى أسرتك بالطريقة الصحيحة في آداب العطس 👌 https://t.co/URceY7jQW1</text:p>
          </table:table-cell>
          <table:table-cell office:value-type="float" office:value="147" calcext:value-type="float">
            <text:p>147</text:p>
          </table:table-cell>
          <table:table-cell office:value-type="float" office:value="542" calcext:value-type="float">
            <text:p>5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388508358669E+018" calcext:value-type="float">
            <text:p>1.2438850835866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8T10:10:36Z</text:p>
          </table:table-cell>
          <table:table-cell office:value-type="string" calcext:value-type="string">
            <text:p>تعليمات استخدام ماكينات الصراف الآلي للوقاية من فيروس كورونا المستجد... </text:p>
            <text:p>#COVID19 </text:p>
            <text:p>#كورونا </text:p>
            <text:p>#فيروس_كورونا https://t.co/ZjLc9glLYh</text:p>
          </table:table-cell>
          <table:table-cell office:value-type="float" office:value="121" calcext:value-type="float">
            <text:p>121</text:p>
          </table:table-cell>
          <table:table-cell office:value-type="float" office:value="738" calcext:value-type="float">
            <text:p>73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84291899097E+018" calcext:value-type="float">
            <text:p>1.2438429189909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7T18:54:02Z</text:p>
          </table:table-cell>
          <table:table-cell office:value-type="string" calcext:value-type="string">
            <text:p>الصحة: ارتفاع حالات الشفاء من مصابي فيروس كورونا إلى 116 وخروجهم من مستشفى العزل... </text:p>
            <text:p/>
            <text:p>https://t.co/eaam9dLW7x</text:p>
            <text:p>#COVID2019 </text:p>
            <text:p>#كورونا </text:p>
            <text:p>#فيروس_كورونا https://t.co/nNRb7JoPps</text:p>
          </table:table-cell>
          <table:table-cell office:value-type="float" office:value="1031" calcext:value-type="float">
            <text:p>1031</text:p>
          </table:table-cell>
          <table:table-cell office:value-type="float" office:value="3059" calcext:value-type="float">
            <text:p>305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61226092646E+018" calcext:value-type="float">
            <text:p>1.2436122609264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7T16:15:14Z</text:p>
          </table:table-cell>
          <table:table-cell office:value-type="string" calcext:value-type="string">
            <text:p>في مجتمعاتنا يجب التغلب على العادات الخاطئة لكي نحمي أنفسنا ومن حولنا من مرض كوفيد-19</text:p>
            <text:p>#كورونا</text:p>
            <text:p>#فيروس_كورونا</text:p>
            <text:p>#covid_19 https://t.co/8W7xXWI0L0</text:p>
          </table:table-cell>
          <table:table-cell office:value-type="float" office:value="140" calcext:value-type="float">
            <text:p>140</text:p>
          </table:table-cell>
          <table:table-cell office:value-type="float" office:value="532" calcext:value-type="float">
            <text:p>53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35722949178E+018" calcext:value-type="float">
            <text:p>1.243572294917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7T13:57:00Z</text:p>
          </table:table-cell>
          <table:table-cell office:value-type="string" calcext:value-type="string">
            <text:p>كيف تحمي نفسك ومن حولك من فيروس كورونا المستجد (كوفيد-١٩) ؟ </text:p>
            <text:p>#كورونا </text:p>
            <text:p>#فيرس_كورونا </text:p>
            <text:p>#COVID2019 https://t.co/mXBhgTLRRe</text:p>
          </table:table-cell>
          <table:table-cell office:value-type="float" office:value="126" calcext:value-type="float">
            <text:p>126</text:p>
          </table:table-cell>
          <table:table-cell office:value-type="float" office:value="1174" calcext:value-type="float">
            <text:p>117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53750939039E+018" calcext:value-type="float">
            <text:p>1.243537509390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7T13:56:42Z</text:p>
          </table:table-cell>
          <table:table-cell office:value-type="string" calcext:value-type="string">
            <text:p>كيف تحمي نفسك ومن حولك من فيروس كورونا المستجد (كوفيد-١٩) ؟ </text:p>
            <text:p>#كورونا </text:p>
            <text:p>#فيرس_كورونا </text:p>
            <text:p>#COVID2019 https://t.co/so8PGTVgOl</text:p>
          </table:table-cell>
          <table:table-cell office:value-type="float" office:value="145" calcext:value-type="float">
            <text:p>145</text:p>
          </table:table-cell>
          <table:table-cell office:value-type="float" office:value="945" calcext:value-type="float">
            <text:p>94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53743215648E+018" calcext:value-type="float">
            <text:p>1.243537432156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7T11:36:53Z</text:p>
          </table:table-cell>
          <table:table-cell office:value-type="string" calcext:value-type="string">
            <text:p>نصائح التسوق الآمن للوقاية من فيروس كورونا المستجد (كوفيد-١٩)</text:p>
            <text:p>#كورونا </text:p>
            <text:p>#فيروس_كورونا </text:p>
            <text:p>#COVID2019 https://t.co/O5NgpDyPc9</text:p>
          </table:table-cell>
          <table:table-cell office:value-type="float" office:value="913" calcext:value-type="float">
            <text:p>913</text:p>
          </table:table-cell>
          <table:table-cell office:value-type="float" office:value="4843" calcext:value-type="float">
            <text:p>484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50224830037E+018" calcext:value-type="float">
            <text:p>1.2435022483003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8:38:04Z</text:p>
          </table:table-cell>
          <table:table-cell office:value-type="string" calcext:value-type="string">
            <text:p>الصحة: ارتفاع حالات الشفاء من مصابي فيروس كورونا إلى 102 وخروجهم من مستشفى العزل.. </text:p>
            <text:p/>
            <text:p>https://t.co/zmaMSw4ccC</text:p>
            <text:p/>
            <text:p>#كورونا </text:p>
            <text:p>#فيروس_كورونا </text:p>
            <text:p>#covid_19 https://t.co/AwNyfGXv6l</text:p>
          </table:table-cell>
          <table:table-cell office:value-type="float" office:value="923" calcext:value-type="float">
            <text:p>923</text:p>
          </table:table-cell>
          <table:table-cell office:value-type="float" office:value="3245" calcext:value-type="float">
            <text:p>324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24585449401E+018" calcext:value-type="float">
            <text:p>1.243245854494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6:39:03Z</text:p>
          </table:table-cell>
          <table:table-cell office:value-type="string" calcext:value-type="string">
            <text:p>إذا كان لديك أي تساؤلات حول فيروس كورونا ٢٠١٩ وترغب في المساعدة الطبية. يمكنك التواصل معنا عبر الخط الساخن 105 أو 15335. </text:p>
            <text:p>#كورونا </text:p>
            <text:p>#فيروس_كورونا </text:p>
            <text:p>#COVID2019 https://t.co/xFuIIzCqsl</text:p>
          </table:table-cell>
          <table:table-cell office:value-type="float" office:value="154" calcext:value-type="float">
            <text:p>154</text:p>
          </table:table-cell>
          <table:table-cell office:value-type="float" office:value="692" calcext:value-type="float">
            <text:p>69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21590004984E+018" calcext:value-type="float">
            <text:p>1.2432159000498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4:59:15Z</text:p>
          </table:table-cell>
          <table:table-cell office:value-type="string" calcext:value-type="string">
            <text:p>كيف تحمي نفسك ومن حولك من فيروس كورونا ٢٠١٩ ؟</text:p>
            <text:p>كيفية إرتداء الماسك واستخدامه ونزعه والتخلص منه؟</text:p>
            <text:p>#كورونا </text:p>
            <text:p>#فيروس_كورونا </text:p>
            <text:p>#COVID2019 https://t.co/5jgDCx7ga5</text:p>
          </table:table-cell>
          <table:table-cell office:value-type="float" office:value="202" calcext:value-type="float">
            <text:p>202</text:p>
          </table:table-cell>
          <table:table-cell office:value-type="float" office:value="663" calcext:value-type="float">
            <text:p>66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19078516982E+018" calcext:value-type="float">
            <text:p>1.2431907851698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4:57:55Z</text:p>
          </table:table-cell>
          <table:table-cell office:value-type="string" calcext:value-type="string">
            <text:p>كيف تحمي نفسك ومن حولك من فيروس كورونا ٢٠١٩ ؟</text:p>
            <text:p>كيفية إرتداء الماسك واستخدامه ونزعه والتخلص منه؟ </text:p>
            <text:p/>
            <text:p>#COVID2019 </text:p>
            <text:p>#كورونا </text:p>
            <text:p>#فيروس_كورونا https://t.co/SKp11zSGI0</text:p>
          </table:table-cell>
          <table:table-cell office:value-type="float" office:value="83" calcext:value-type="float">
            <text:p>83</text:p>
          </table:table-cell>
          <table:table-cell office:value-type="float" office:value="258" calcext:value-type="float">
            <text:p>25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19045272937E+018" calcext:value-type="float">
            <text:p>1.2431904527293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3:31:35Z</text:p>
          </table:table-cell>
          <table:table-cell office:value-type="string" calcext:value-type="string">
            <text:p>كيف يمكن لمقدمي الرعاية الصحية حماية أنفسهم من الإصابة بفيروس كورونا المستجد (كوفيد-19)؟ </text:p>
            <text:p>#كورونا </text:p>
            <text:p>#فيروس_كورونا </text:p>
            <text:p>#COVID19 https://t.co/Orq1LIgknB</text:p>
          </table:table-cell>
          <table:table-cell office:value-type="float" office:value="173" calcext:value-type="float">
            <text:p>173</text:p>
          </table:table-cell>
          <table:table-cell office:value-type="float" office:value="1030" calcext:value-type="float">
            <text:p>103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1687225269E+018" calcext:value-type="float">
            <text:p>1.243168722526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2:04:00Z</text:p>
          </table:table-cell>
          <table:table-cell office:value-type="string" calcext:value-type="string">
            <text:p>إرشادات استخدام ماكينات الصراف الآلي للوقاية من فيروس كورونا المستجد (كوفيد-19) ...</text:p>
            <text:p/>
            <text:p>#covid_19</text:p>
            <text:p>#كورونا </text:p>
            <text:p>#فيروس_كورونا https://t.co/EGK57GzYpS</text:p>
          </table:table-cell>
          <table:table-cell office:value-type="float" office:value="150" calcext:value-type="float">
            <text:p>150</text:p>
          </table:table-cell>
          <table:table-cell office:value-type="float" office:value="361" calcext:value-type="float">
            <text:p>361</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314668216815E+018" calcext:value-type="float">
            <text:p>1.2431466821681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6T10:17:41Z</text:p>
          </table:table-cell>
          <table:table-cell office:value-type="string" calcext:value-type="string">
            <text:p>كيف تطهر منزلك ضد فيروس كورونا (كوفيد-١٩)؟</text:p>
            <text:p>#كورونا </text:p>
            <text:p>#فيروس_كورونا </text:p>
            <text:p>#COVID2019 https://t.co/g33Weq5vSX</text:p>
          </table:table-cell>
          <table:table-cell office:value-type="float" office:value="427" calcext:value-type="float">
            <text:p>427</text:p>
          </table:table-cell>
          <table:table-cell office:value-type="float" office:value="1322" calcext:value-type="float">
            <text:p>132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311992979834E+018" calcext:value-type="float">
            <text:p>1.2431199297983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5T21:42:02Z</text:p>
          </table:table-cell>
          <table:table-cell office:value-type="string" calcext:value-type="string">
            <text:p>معلومات تهمك عن فيروس كورونا المستجد (كوفيد-١٩) ...</text:p>
            <text:p/>
            <text:p>#كورونا </text:p>
            <text:p>#فيروس_كورونا </text:p>
            <text:p>#covid_19 https://t.co/I2jE0vK0yC</text:p>
          </table:table-cell>
          <table:table-cell office:value-type="float" office:value="395" calcext:value-type="float">
            <text:p>395</text:p>
          </table:table-cell>
          <table:table-cell office:value-type="float" office:value="2379" calcext:value-type="float">
            <text:p>237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9297611455E+018" calcext:value-type="float">
            <text:p>1.242929761145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5T19:25:02Z</text:p>
          </table:table-cell>
          <table:table-cell office:value-type="string" calcext:value-type="string">
            <text:p>الصحة: ارتفاع حالات الشفاء من مصابي فيروس كورونا إلى 95 وخروجهم من مستشفى العزل... </text:p>
            <text:p/>
            <text:p>https://t.co/iV4RqKwFV7</text:p>
            <text:p>#covid_19 </text:p>
            <text:p>#كورونا </text:p>
            <text:p>#فيروس_كورونا https://t.co/7L9OCAFAIv</text:p>
          </table:table-cell>
          <table:table-cell office:value-type="float" office:value="847" calcext:value-type="float">
            <text:p>847</text:p>
          </table:table-cell>
          <table:table-cell office:value-type="float" office:value="2755" calcext:value-type="float">
            <text:p>275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89528688585E+018" calcext:value-type="float">
            <text:p>1.242895286885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5T11:20:28Z</text:p>
          </table:table-cell>
          <table:table-cell office:value-type="string" calcext:value-type="string">
            <text:p>10 خطوات لمنع انتشار فيروس كورونا المستجد (كوفيد-19)</text:p>
            <text:p/>
            <text:p>#covid_19 </text:p>
            <text:p>#كورونا </text:p>
            <text:p>#فيروس_كورونا https://t.co/MKQmfa8aRw</text:p>
          </table:table-cell>
          <table:table-cell office:value-type="float" office:value="238" calcext:value-type="float">
            <text:p>238</text:p>
          </table:table-cell>
          <table:table-cell office:value-type="float" office:value="614" calcext:value-type="float">
            <text:p>614</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77334151096E+018" calcext:value-type="float">
            <text:p>1.2427733415109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4T18:44:54Z</text:p>
          </table:table-cell>
          <table:table-cell office:value-type="string" calcext:value-type="string">
            <text:p>الصحة: ارتفاع حالات الشفاء من مصابي فيروس كورونا إلى 80 وخروجهم من مستشفى العزل... </text:p>
            <text:p/>
            <text:p>https://t.co/G48evFVgFJ </text:p>
            <text:p/>
            <text:p>#كورونا </text:p>
            <text:p>#فيروس_كورونا </text:p>
            <text:p>#COVID19 https://t.co/Kz2espEW0E</text:p>
          </table:table-cell>
          <table:table-cell office:value-type="float" office:value="1012" calcext:value-type="float">
            <text:p>1012</text:p>
          </table:table-cell>
          <table:table-cell office:value-type="float" office:value="2962" calcext:value-type="float">
            <text:p>296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52279587305E+018" calcext:value-type="float">
            <text:p>1.2425227958730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4T17:11:25Z</text:p>
          </table:table-cell>
          <table:table-cell office:value-type="string" calcext:value-type="string">
            <text:p>نصائح بسيطة لتقوية المناعة ... </text:p>
            <text:p>#COVID19 </text:p>
            <text:p>#كورونا </text:p>
            <text:p>#فيروس_كورونا https://t.co/gKtDzRuZkE</text:p>
          </table:table-cell>
          <table:table-cell office:value-type="float" office:value="903" calcext:value-type="float">
            <text:p>903</text:p>
          </table:table-cell>
          <table:table-cell office:value-type="float" office:value="2099" calcext:value-type="float">
            <text:p>209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49927162001E+018" calcext:value-type="float">
            <text:p>1.242499271620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4T13:13:38Z</text:p>
          </table:table-cell>
          <table:table-cell office:value-type="string" calcext:value-type="string">
            <text:p>إرشادات استخدام ماكينات الصراف الآلي للوقاية من فيروس كورونا المستجد (كوفيد-19) ...</text:p>
            <text:p>#covid_19</text:p>
            <text:p>#كورونا </text:p>
            <text:p>#فيروس_كورونا https://t.co/ZTDOW4aBNY</text:p>
          </table:table-cell>
          <table:table-cell office:value-type="float" office:value="154" calcext:value-type="float">
            <text:p>154</text:p>
          </table:table-cell>
          <table:table-cell office:value-type="float" office:value="476" calcext:value-type="float">
            <text:p>47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43943155188E+018" calcext:value-type="float">
            <text:p>1.242439431551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4T10:39:53Z</text:p>
          </table:table-cell>
          <table:table-cell office:value-type="string" calcext:value-type="string">
            <text:p>نصائح المسنين للحماية من الإصابة بفيروس كورونا المستجد (كوفيد-١٩) </text:p>
            <text:p>#COVIDー19 </text:p>
            <text:p>#كورونا </text:p>
            <text:p>#فيروس_كورونا https://t.co/N12FF3dtRO</text:p>
          </table:table-cell>
          <table:table-cell office:value-type="float" office:value="477" calcext:value-type="float">
            <text:p>477</text:p>
          </table:table-cell>
          <table:table-cell office:value-type="float" office:value="3217" calcext:value-type="float">
            <text:p>32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40073816215E+018" calcext:value-type="float">
            <text:p>1.2424007381621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3T19:58:26Z</text:p>
          </table:table-cell>
          <table:table-cell office:value-type="string" calcext:value-type="string">
            <text:p>الصحة: ارتفاع حالات الشفاء من مصابي فيروس كورونا إلى 68 وخروجهم من مستشفى العزل</text:p>
            <text:p/>
            <text:p>https://t.co/i76RbhOSfD </text:p>
            <text:p/>
            <text:p>#كورونا</text:p>
            <text:p>#فيروس_كورونا </text:p>
            <text:p>#covid_19 https://t.co/wfZfnaob7x</text:p>
          </table:table-cell>
          <table:table-cell office:value-type="float" office:value="1038" calcext:value-type="float">
            <text:p>1038</text:p>
          </table:table-cell>
          <table:table-cell office:value-type="float" office:value="3425" calcext:value-type="float">
            <text:p>342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217891382195E+018" calcext:value-type="float">
            <text:p>1.2421789138219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3T16:59:12Z</text:p>
          </table:table-cell>
          <table:table-cell office:value-type="string" calcext:value-type="string">
            <text:p>للوقاية من فيروس كورونا المستجد (كوفيد-19) .. اتبع الإرشادات الوقائية 👇</text:p>
            <text:p/>
            <text:p>#covid_19</text:p>
            <text:p>#كورونا </text:p>
            <text:p>#فيروس_كورونا https://t.co/gUKKMI8r54</text:p>
          </table:table-cell>
          <table:table-cell office:value-type="float" office:value="86" calcext:value-type="float">
            <text:p>86</text:p>
          </table:table-cell>
          <table:table-cell office:value-type="float" office:value="360" calcext:value-type="float">
            <text:p>360</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13380817614E+018" calcext:value-type="float">
            <text:p>1.2421338081761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3T14:52:53Z</text:p>
          </table:table-cell>
          <table:table-cell office:value-type="string" calcext:value-type="string">
            <text:p>للوقاية من فيروس كورونا المستجد (كوفيد-19) .. اتبع الإرشادات الوقائية 👇</text:p>
            <text:p/>
            <text:p>#كورونا</text:p>
            <text:p>#فيروس_كورونا</text:p>
            <text:p>#covid_19 https://t.co/TpYyV0ZS7Q</text:p>
          </table:table-cell>
          <table:table-cell office:value-type="float" office:value="127" calcext:value-type="float">
            <text:p>127</text:p>
          </table:table-cell>
          <table:table-cell office:value-type="float" office:value="499" calcext:value-type="float">
            <text:p>499</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10202033886E+018" calcext:value-type="float">
            <text:p>1.2421020203388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3T13:02:49Z</text:p>
          </table:table-cell>
          <table:table-cell office:value-type="string" calcext:value-type="string">
            <text:p>للوقاية من فيروس كورونا المستجد (كوفيد-19) .. اتبع الإرشادات الوقائية 👇</text:p>
            <text:p/>
            <text:p>#كورونا</text:p>
            <text:p>#فيروس_كورونا </text:p>
            <text:p>#covid_19 https://t.co/scOK2bDMgL</text:p>
          </table:table-cell>
          <table:table-cell office:value-type="float" office:value="122" calcext:value-type="float">
            <text:p>122</text:p>
          </table:table-cell>
          <table:table-cell office:value-type="float" office:value="357" calcext:value-type="float">
            <text:p>357</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07432270292E+018" calcext:value-type="float">
            <text:p>1.242074322702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3T10:52:16Z</text:p>
          </table:table-cell>
          <table:table-cell office:value-type="string" calcext:value-type="string">
            <text:p>إرشادات استخدام ماكينات الصراف الآلي للوقاية من فيروس كورونا المستجد (كوفيد-19) ...</text:p>
            <text:p/>
            <text:p>#covid_19</text:p>
            <text:p>#كورونا</text:p>
            <text:p>#فيروس_كورونا https://t.co/zSRzBnzeJ3</text:p>
          </table:table-cell>
          <table:table-cell office:value-type="float" office:value="423" calcext:value-type="float">
            <text:p>423</text:p>
          </table:table-cell>
          <table:table-cell office:value-type="float" office:value="756" calcext:value-type="float">
            <text:p>756</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20414685729E+018" calcext:value-type="float">
            <text:p>1.242041468572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20:15:03Z</text:p>
          </table:table-cell>
          <table:table-cell office:value-type="string" calcext:value-type="string">
            <text:p>الصحة: ارتفاع حالات الشفاء من مصابي فيروس كورونا إلى 56 وخروجهم من مستشفى العزل.. </text:p>
            <text:p/>
            <text:p>https://t.co/i0ytiHpulJ</text:p>
            <text:p>#COVIDー19 </text:p>
            <text:p>#كورونا </text:p>
            <text:p>#فيروس_كورونا https://t.co/YWkLYuAJym</text:p>
          </table:table-cell>
          <table:table-cell office:value-type="float" office:value="1021" calcext:value-type="float">
            <text:p>1021</text:p>
          </table:table-cell>
          <table:table-cell office:value-type="float" office:value="3203" calcext:value-type="float">
            <text:p>320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82070772784E+018" calcext:value-type="float">
            <text:p>1.2418207077278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18:26:25Z</text:p>
          </table:table-cell>
          <table:table-cell office:value-type="string" calcext:value-type="string">
            <text:p>للوقاية من فيروس كورونا المستجد (كوفيد-19) .. اتبع الإرشادات الوقائية 👇 </text:p>
            <text:p/>
            <text:p>#كورونا </text:p>
            <text:p>#فيروس_كورونا </text:p>
            <text:p>#covid_19 https://t.co/EncHY0yMW0</text:p>
          </table:table-cell>
          <table:table-cell office:value-type="float" office:value="213" calcext:value-type="float">
            <text:p>213</text:p>
          </table:table-cell>
          <table:table-cell office:value-type="float" office:value="633" calcext:value-type="float">
            <text:p>63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17933686713E+018" calcext:value-type="float">
            <text:p>1.241793368671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16:18:25Z</text:p>
          </table:table-cell>
          <table:table-cell office:value-type="string" calcext:value-type="string">
            <text:p>بعض النصائح الوقائية ضد فيروس الكورونا المستجد أو في حالة الإصابة به... </text:p>
            <text:p>#كورونا </text:p>
            <text:p>#فيروس_كورونا </text:p>
            <text:p>#COVIDー19 https://t.co/9sBieuFKN2</text:p>
          </table:table-cell>
          <table:table-cell office:value-type="float" office:value="247" calcext:value-type="float">
            <text:p>247</text:p>
          </table:table-cell>
          <table:table-cell office:value-type="float" office:value="1327" calcext:value-type="float">
            <text:p>132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76115903388E+018" calcext:value-type="float">
            <text:p>1.241761159033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14:13:19Z</text:p>
          </table:table-cell>
          <table:table-cell office:value-type="string" calcext:value-type="string">
            <text:p>تعليمات استخدام ماكينات الصراف الآلي للوقاية من فيروس كورونا المستجد... </text:p>
            <text:p>#COVIDー19 </text:p>
            <text:p>#كورونا </text:p>
            <text:p>#فيروس_كورونا https://t.co/i4NYGmJMPv</text:p>
          </table:table-cell>
          <table:table-cell office:value-type="float" office:value="1234" calcext:value-type="float">
            <text:p>1234</text:p>
          </table:table-cell>
          <table:table-cell office:value-type="float" office:value="5561" calcext:value-type="float">
            <text:p>556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7296735681E+018" calcext:value-type="float">
            <text:p>1.24172967356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12:48:39Z</text:p>
          </table:table-cell>
          <table:table-cell office:value-type="string" calcext:value-type="string">
            <text:p>للوقاية من فيروس كورونا المستجد (كوفيد-19) .. اتبع الارشادات الوقائية👇</text:p>
            <text:p/>
            <text:p>#كورونا</text:p>
            <text:p>#فيروس_كورونا </text:p>
            <text:p>#covid_19 https://t.co/MbrrpkDqR8</text:p>
          </table:table-cell>
          <table:table-cell office:value-type="float" office:value="229" calcext:value-type="float">
            <text:p>229</text:p>
          </table:table-cell>
          <table:table-cell office:value-type="float" office:value="542" calcext:value-type="float">
            <text:p>54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170836751881E+018" calcext:value-type="float">
            <text:p>1.2417083675188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2T10:11:50Z</text:p>
          </table:table-cell>
          <table:table-cell office:value-type="string" calcext:value-type="string">
            <text:p>للوقاية من فيروس كورونا المستجد (كوفيد-19) .. اتبع الارشادات الوقائية👇</text:p>
            <text:p>#كورونا </text:p>
            <text:p>#فيروس_كورونا</text:p>
            <text:p>#covid_19 https://t.co/MiO3Wbj6s2</text:p>
          </table:table-cell>
          <table:table-cell office:value-type="float" office:value="251" calcext:value-type="float">
            <text:p>251</text:p>
          </table:table-cell>
          <table:table-cell office:value-type="float" office:value="732" calcext:value-type="float">
            <text:p>732</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166890341319E+018" calcext:value-type="float">
            <text:p>1.2416689034131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9:07:51Z</text:p>
          </table:table-cell>
          <table:table-cell office:value-type="string" calcext:value-type="string">
            <text:p>الصحة: ارتفاع حالات الشفاء من مصابي فيروس كورونا إلى 41 وخروجهم من مستشفى العزل.. </text:p>
            <text:p/>
            <text:p>https://t.co/2QnyzbDHpZ</text:p>
            <text:p/>
            <text:p>#Covid_19 #كورونا </text:p>
            <text:p>#فيروس_كورونا https://t.co/2A9e6LUWp4</text:p>
          </table:table-cell>
          <table:table-cell office:value-type="float" office:value="1500" calcext:value-type="float">
            <text:p>1500</text:p>
          </table:table-cell>
          <table:table-cell office:value-type="float" office:value="4720" calcext:value-type="float">
            <text:p>472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44141095762E+018" calcext:value-type="float">
            <text:p>1.2414414109576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8:19:14Z</text:p>
          </table:table-cell>
          <table:table-cell office:value-type="string" calcext:value-type="string">
            <text:p>للوقاية من فيروس كورونا المستجد (كوفيد-19) .. اتبع التعليمات 👇</text:p>
            <text:p/>
            <text:p>#covid_19</text:p>
            <text:p>#كورونا </text:p>
            <text:p>#فيروس_كورونا https://t.co/RdhimQDd4V</text:p>
          </table:table-cell>
          <table:table-cell office:value-type="float" office:value="228" calcext:value-type="float">
            <text:p>228</text:p>
          </table:table-cell>
          <table:table-cell office:value-type="float" office:value="613" calcext:value-type="float">
            <text:p>613</text:p>
          </table:table-cell>
          <table:table-cell table:number-columns-repeated="2"/>
          <table:table-cell office:value-type="string" calcext:value-type="string">
            <text:p>Twitter Media Studio</text:p>
          </table:table-cell>
          <table:table-cell office:value-type="string" calcext:value-type="string">
            <text:p>ar</text:p>
          </table:table-cell>
          <table:table-cell office:value-type="float" office:value="1.24142917331239E+018" calcext:value-type="float">
            <text:p>1.2414291733123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5:52:16Z</text:p>
          </table:table-cell>
          <table:table-cell office:value-type="string" calcext:value-type="string">
            <text:p>إرشادات الوقاية والمتابعة للشخص المخالط وأسرته لحالة مؤكدة الإصابة بفيروس كورونا المستجد أثناء العزل المنزلي... </text:p>
            <text:p/>
            <text:p>#COVID19 </text:p>
            <text:p>#فيروس_كورونا https://t.co/g6he2n87L5</text:p>
          </table:table-cell>
          <table:table-cell office:value-type="float" office:value="405" calcext:value-type="float">
            <text:p>405</text:p>
          </table:table-cell>
          <table:table-cell office:value-type="float" office:value="946" calcext:value-type="float">
            <text:p>94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39218884151E+018" calcext:value-type="float">
            <text:p>1.2413921888415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5:51:51Z</text:p>
          </table:table-cell>
          <table:table-cell office:value-type="string" calcext:value-type="string">
            <text:p>إرشادات الوقاية والمتابعة للشخص المخالط وأسرته لحالة مؤكدة الإصابة بفيروس #كورونا المستجد أثناء العزل المنزلي... https://t.co/7YUWE8O7pl</text:p>
          </table:table-cell>
          <table:table-cell office:value-type="float" office:value="401" calcext:value-type="float">
            <text:p>401</text:p>
          </table:table-cell>
          <table:table-cell office:value-type="float" office:value="640" calcext:value-type="float">
            <text:p>64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39208457948E+018" calcext:value-type="float">
            <text:p>1.241392084579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2:16:56Z</text:p>
          </table:table-cell>
          <table:table-cell office:value-type="string" calcext:value-type="string">
            <text:p>في مجتمعاتنا يجب التغلب على العادات الخاطئة لكي نحمي أنفسنا ومن حولنا من مرض كوفيد-19</text:p>
            <text:p> </text:p>
            <text:p>#كورونا </text:p>
            <text:p>#فيروس_كورونا </text:p>
            <text:p>#covid_19 https://t.co/js0WvycpN1</text:p>
          </table:table-cell>
          <table:table-cell office:value-type="float" office:value="111" calcext:value-type="float">
            <text:p>111</text:p>
          </table:table-cell>
          <table:table-cell office:value-type="float" office:value="582" calcext:value-type="float">
            <text:p>58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33799749429E+018" calcext:value-type="float">
            <text:p>1.2413379974942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1T10:46:14Z</text:p>
          </table:table-cell>
          <table:table-cell office:value-type="string" calcext:value-type="string">
            <text:p>اتبع آداب العطس والسعال لتجنب الإصابة بفيروس كورونا المستجد </text:p>
            <text:p>#كورونا </text:p>
            <text:p>#فيروس_كورونا #Covid_19 https://t.co/cOYREvTWRS</text:p>
          </table:table-cell>
          <table:table-cell office:value-type="float" office:value="350" calcext:value-type="float">
            <text:p>350</text:p>
          </table:table-cell>
          <table:table-cell office:value-type="float" office:value="1232" calcext:value-type="float">
            <text:p>123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31517402125E+018" calcext:value-type="float">
            <text:p>1.2413151740212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0T21:33:16Z</text:p>
          </table:table-cell>
          <table:table-cell office:value-type="string" calcext:value-type="string">
            <text:p>للوقاية من فيروس كورونا المستجد (كوفيد-١٩) .. اتبع التعليمات 👇 https://t.co/WiAYnbQXWb</text:p>
          </table:table-cell>
          <table:table-cell office:value-type="float" office:value="97" calcext:value-type="float">
            <text:p>97</text:p>
          </table:table-cell>
          <table:table-cell office:value-type="float" office:value="369" calcext:value-type="float">
            <text:p>36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11561721565E+018" calcext:value-type="float">
            <text:p>1.241115617215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0T20:21:31Z</text:p>
          </table:table-cell>
          <table:table-cell office:value-type="string" calcext:value-type="string">
            <text:p>حافظ على نفسك وعلى أسرتك بالطريقة الصحيحة في آداب العطس 👌 <text:s/>https://t.co/UZIm3M6jNl</text:p>
          </table:table-cell>
          <table:table-cell office:value-type="float" office:value="121" calcext:value-type="float">
            <text:p>121</text:p>
          </table:table-cell>
          <table:table-cell office:value-type="float" office:value="453" calcext:value-type="float">
            <text:p>45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09756121111E+018" calcext:value-type="float">
            <text:p>1.241097561211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0T19:41:49Z</text:p>
          </table:table-cell>
          <table:table-cell office:value-type="string" calcext:value-type="string">
            <text:p>الصحة: ارتفاع حالات الشفاء من مصابي فيروس كورونا إلى 39 "بينهم طبيب وممرضة" وخروجهم من مستشفى العزل..</text:p>
            <text:p/>
            <text:p>https://t.co/tpJpY2gP0u</text:p>
            <text:p/>
            <text:p>#Covid_19 </text:p>
            <text:p>#كورونا </text:p>
            <text:p>#فيروس_كورونا https://t.co/cn13FhpWRZ</text:p>
          </table:table-cell>
          <table:table-cell office:value-type="float" office:value="1869" calcext:value-type="float">
            <text:p>1869</text:p>
          </table:table-cell>
          <table:table-cell office:value-type="float" office:value="5281" calcext:value-type="float">
            <text:p>528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08757110869E+018" calcext:value-type="float">
            <text:p>1.2410875711086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0T14:42:18Z</text:p>
          </table:table-cell>
          <table:table-cell office:value-type="string" calcext:value-type="string">
            <text:p>كيف تطهر منزلك ضد فيروس كورونا (كوفيد-١٩)؟ </text:p>
            <text:p>#كورونا </text:p>
            <text:p>#فيروس_كورونا </text:p>
            <text:p>#COVID19 https://t.co/OOXe5nUyZD</text:p>
          </table:table-cell>
          <table:table-cell office:value-type="float" office:value="1618" calcext:value-type="float">
            <text:p>1618</text:p>
          </table:table-cell>
          <table:table-cell office:value-type="float" office:value="3674" calcext:value-type="float">
            <text:p>367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101219356446E+018" calcext:value-type="float">
            <text:p>1.2410121935644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20T11:06:04Z</text:p>
          </table:table-cell>
          <table:table-cell office:value-type="string" calcext:value-type="string">
            <text:p>كيف يمكن لمقدمي الرعاية الصحية حماية أنفسهم من الإصابة بفيروس كورونا المستجد (كوفيد-19)؟ </text:p>
            <text:p>#كورونا </text:p>
            <text:p>#فيروس_كورونا </text:p>
            <text:p>#Covid_19 https://t.co/3oF9N0wq43</text:p>
          </table:table-cell>
          <table:table-cell office:value-type="float" office:value="259" calcext:value-type="float">
            <text:p>259</text:p>
          </table:table-cell>
          <table:table-cell office:value-type="float" office:value="1032" calcext:value-type="float">
            <text:p>103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95777700411E+018" calcext:value-type="float">
            <text:p>1.240957777004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9T17:56:30Z</text:p>
          </table:table-cell>
          <table:table-cell office:value-type="string" calcext:value-type="string">
            <text:p>ارتفاع عدد الحالات التي تحولت نتيجة تحاليلها من إيجابية إلى سلبية لفيروس كورونا إلى 42 حالة</text:p>
            <text:p>تسجيل 46 حالة جديدة بفيروس كورونا المستجد.. وحالة وفاة</text:p>
            <text:p>https://t.co/inFFgOLwUK</text:p>
            <text:p>#فيروس_كورونا_المستجدّ </text:p>
            <text:p>#فيروس_كورونا https://t.co/57Mq6qmuIK</text:p>
          </table:table-cell>
          <table:table-cell office:value-type="float" office:value="811" calcext:value-type="float">
            <text:p>811</text:p>
          </table:table-cell>
          <table:table-cell office:value-type="float" office:value="1701" calcext:value-type="float">
            <text:p>170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069867975478E+018" calcext:value-type="float">
            <text:p>1.2406986797547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9T15:36:57Z</text:p>
          </table:table-cell>
          <table:table-cell office:value-type="string" calcext:value-type="string">
            <text:p>كيف تحمي نفسك ومن حولك من فيروس كورونا ٢٠١٩ ؟</text:p>
            <text:p>#COVID19 https://t.co/WyfWpeM5Sy</text:p>
          </table:table-cell>
          <table:table-cell office:value-type="float" office:value="68" calcext:value-type="float">
            <text:p>68</text:p>
          </table:table-cell>
          <table:table-cell office:value-type="float" office:value="302" calcext:value-type="float">
            <text:p>3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66355699293E+018" calcext:value-type="float">
            <text:p>1.2406635569929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9T12:35:06Z</text:p>
          </table:table-cell>
          <table:table-cell office:value-type="string" calcext:value-type="string">
            <text:p>إيه هو فيروس كورونا المستجد (كوفيد-19) ، وايه هى طرق الوقاية منه؟ </text:p>
            <text:p>#كورونا </text:p>
            <text:p>#فيروس_كورونا </text:p>
            <text:p>#COVID19  https://t.co/eRFxzpcnMk</text:p>
          </table:table-cell>
          <table:table-cell office:value-type="float" office:value="63" calcext:value-type="float">
            <text:p>63</text:p>
          </table:table-cell>
          <table:table-cell office:value-type="float" office:value="226" calcext:value-type="float">
            <text:p>2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61779456528E+018" calcext:value-type="float">
            <text:p>1.2406177945652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9T11:05:02Z</text:p>
          </table:table-cell>
          <table:table-cell office:value-type="string" calcext:value-type="string">
            <text:p>اعرف معلومات عن فيروس كورونا ٢٠١٩، كيف ينتقل وما هي أعراضه؟ وماذا يجب فعله عند ظهور هذه الأعراض... </text:p>
            <text:p/>
            <text:p>#كورونا </text:p>
            <text:p>#فيروس_كورونا</text:p>
            <text:p>#COVID19 https://t.co/i5iaa7DxGx</text:p>
          </table:table-cell>
          <table:table-cell office:value-type="float" office:value="209" calcext:value-type="float">
            <text:p>209</text:p>
          </table:table-cell>
          <table:table-cell office:value-type="float" office:value="1116" calcext:value-type="float">
            <text:p>111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59512700705E+018" calcext:value-type="float">
            <text:p>1.2405951270070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8T22:24:59Z</text:p>
          </table:table-cell>
          <table:table-cell office:value-type="string" calcext:value-type="string">
            <text:p>أمتى أكلم الخط الساخن أو أروح لمستشفى الحميات؟</text:p>
            <text:p>#فيروس_كورونا_المستجدّ </text:p>
            <text:p>#فيروس_كورونا </text:p>
            <text:p>#COVID19 https://t.co/fx1gPyBFLz</text:p>
          </table:table-cell>
          <table:table-cell office:value-type="float" office:value="1030" calcext:value-type="float">
            <text:p>1030</text:p>
          </table:table-cell>
          <table:table-cell office:value-type="float" office:value="1810" calcext:value-type="float">
            <text:p>1810</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040385387663E+018" calcext:value-type="float">
            <text:p>1.2404038538766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8T19:41:10Z</text:p>
          </table:table-cell>
          <table:table-cell office:value-type="string" calcext:value-type="string">
            <text:p>الصحة: ارتفاع حالات الشفاء من مصابي الفيروس إلى 28 وخروجهم من مستشفى العزل.. وتسجيل 14 حالة إيجابية جديدة</text:p>
            <text:p/>
            <text:p>https://t.co/pqGYGbyFHY https://t.co/27oHJIyhoU</text:p>
          </table:table-cell>
          <table:table-cell office:value-type="float" office:value="708" calcext:value-type="float">
            <text:p>708</text:p>
          </table:table-cell>
          <table:table-cell office:value-type="float" office:value="1670" calcext:value-type="float">
            <text:p>1670</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403626285911E+018" calcext:value-type="float">
            <text:p>1.240362628591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8T15:39:57Z</text:p>
          </table:table-cell>
          <table:table-cell office:value-type="string" calcext:value-type="string">
            <text:p>إذا كان لديك أي تساؤلات حول فيروس كورونا ٢٠١٩ وترغب في المساعدة الطبية. يمكنك التواصل معنا عبر الخط الساخن 105 أو 15335.</text:p>
            <text:p>#كورونا </text:p>
            <text:p>#فيروس_كورونا </text:p>
            <text:p>#COVID2019 https://t.co/AgL7D9qtRo</text:p>
          </table:table-cell>
          <table:table-cell office:value-type="float" office:value="630" calcext:value-type="float">
            <text:p>630</text:p>
          </table:table-cell>
          <table:table-cell office:value-type="float" office:value="1049" calcext:value-type="float">
            <text:p>104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3019264971E+018" calcext:value-type="float">
            <text:p>1.24030192649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8T14:07:23Z</text:p>
          </table:table-cell>
          <table:table-cell office:value-type="string" calcext:value-type="string">
            <text:p>أعمال الرش والتطهير لجميع المنشأت بمحافظات الجمهورية .. https://t.co/bOZFseYkHS</text:p>
          </table:table-cell>
          <table:table-cell office:value-type="float" office:value="561" calcext:value-type="float">
            <text:p>561</text:p>
          </table:table-cell>
          <table:table-cell office:value-type="float" office:value="3789" calcext:value-type="float">
            <text:p>378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4027863173527E+018" calcext:value-type="float">
            <text:p>1.2402786317352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7T17:26:20Z</text:p>
          </table:table-cell>
          <table:table-cell office:value-type="string" calcext:value-type="string">
            <text:p>الصحة: تسجيل 30 حالة جديدة بفيروس كورونا المستجد وحالتي وفاة .. </text:p>
            <text:p/>
            <text:p>https://t.co/AwfNjty9pi</text:p>
            <text:p/>
            <text:p>#فيروس_كورونا</text:p>
            <text:p> #كورونا</text:p>
            <text:p> #COVID19 https://t.co/04qTSlk8ur</text:p>
          </table:table-cell>
          <table:table-cell office:value-type="float" office:value="503" calcext:value-type="float">
            <text:p>503</text:p>
          </table:table-cell>
          <table:table-cell office:value-type="float" office:value="1117" calcext:value-type="float">
            <text:p>11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96631237531E+018" calcext:value-type="float">
            <text:p>1.2399663123753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7T13:07:32Z</text:p>
          </table:table-cell>
          <table:table-cell office:value-type="string" calcext:value-type="string">
            <text:p>كيف تحمي نفسك ومن حولك من فيروس كورونا المستجد (كوفيد-١٩) ؟</text:p>
            <text:p>#فيروس_كورونا </text:p>
            <text:p>#كورونا </text:p>
            <text:p>#covid_19 https://t.co/VdoDSqOXW2</text:p>
          </table:table-cell>
          <table:table-cell office:value-type="float" office:value="427" calcext:value-type="float">
            <text:p>427</text:p>
          </table:table-cell>
          <table:table-cell office:value-type="float" office:value="2555" calcext:value-type="float">
            <text:p>255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90118244277E+018" calcext:value-type="float">
            <text:p>1.2399011824427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7T11:50:36Z</text:p>
          </table:table-cell>
          <table:table-cell office:value-type="string" calcext:value-type="string">
            <text:p>10 خطوات لمنع انتشار فيروس كورونا المستجد (كوفيد-١٩) </text:p>
            <text:p/>
            <text:p>⁧#كورونا⁩ </text:p>
            <text:p>⁧#فيروس_كورونا</text:p>
            <text:p>#Covid_19  https://t.co/TcQBNRIu7q</text:p>
          </table:table-cell>
          <table:table-cell office:value-type="float" office:value="155" calcext:value-type="float">
            <text:p>155</text:p>
          </table:table-cell>
          <table:table-cell office:value-type="float" office:value="306" calcext:value-type="float">
            <text:p>30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88182135516E+018" calcext:value-type="float">
            <text:p>1.2398818213551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6T19:49:37Z</text:p>
          </table:table-cell>
          <table:table-cell office:value-type="string" calcext:value-type="string">
            <text:p>الصحة: تسجيل 40 حالة جديدة بفيروس كورونا المستجد وحالتي وفاة. للمزيد: https://t.co/fvNyObIdjn</text:p>
            <text:p>#فيروس_كورونا </text:p>
            <text:p>#فيروس_كورونا_المستجدّ https://t.co/jfCxKhDLot</text:p>
          </table:table-cell>
          <table:table-cell office:value-type="float" office:value="572" calcext:value-type="float">
            <text:p>572</text:p>
          </table:table-cell>
          <table:table-cell office:value-type="float" office:value="1193" calcext:value-type="float">
            <text:p>119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963998246732E+018" calcext:value-type="float">
            <text:p>1.2396399824673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6T19:13:12Z</text:p>
          </table:table-cell>
          <table:table-cell office:value-type="string" calcext:value-type="string">
            <text:p>كيف تحمي نفسك ومن حولك من #فيروس_كورونا ٢٠١٩ ؟</text:p>
            <text:p>#COVID19 https://t.co/5znde7lo2E</text:p>
          </table:table-cell>
          <table:table-cell office:value-type="float" office:value="193" calcext:value-type="float">
            <text:p>193</text:p>
          </table:table-cell>
          <table:table-cell office:value-type="float" office:value="552" calcext:value-type="float">
            <text:p>55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963081692326E+018" calcext:value-type="float">
            <text:p>1.2396308169232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6T14:17:35Z</text:p>
          </table:table-cell>
          <table:table-cell office:value-type="string" calcext:value-type="string">
            <text:p>الصحة تنفي ما تم تداوله بجريدة جارديان البريطانية عن زيادة معدل الإصابات بفيروس كورونا في مصر.. وتؤكد الشفافية في نشر أعداد المصابين بإشراف منظمة الصحة العالمية...</text:p>
            <text:p/>
            <text:p>https://t.co/4QMRFBOVne</text:p>
            <text:p/>
            <text:p>#كورونا </text:p>
            <text:p>#فيروس_كورونا </text:p>
            <text:p>#COVIDー19 https://t.co/H39cJmezle</text:p>
          </table:table-cell>
          <table:table-cell office:value-type="float" office:value="702" calcext:value-type="float">
            <text:p>702</text:p>
          </table:table-cell>
          <table:table-cell office:value-type="float" office:value="1775" calcext:value-type="float">
            <text:p>177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55642069941E+018" calcext:value-type="float">
            <text:p>1.239556420699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6T10:50:02Z</text:p>
          </table:table-cell>
          <table:table-cell office:value-type="string" calcext:value-type="string">
            <text:p>نصائح بسيطة لتقوية المناعة ... </text:p>
            <text:p>#كورونا </text:p>
            <text:p>#فيروس_كورونا </text:p>
            <text:p>#COVIDー19 https://t.co/cT6DihSN71</text:p>
          </table:table-cell>
          <table:table-cell office:value-type="float" office:value="1917" calcext:value-type="float">
            <text:p>1917</text:p>
          </table:table-cell>
          <table:table-cell office:value-type="float" office:value="5395" calcext:value-type="float">
            <text:p>539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50419028997E+018" calcext:value-type="float">
            <text:p>1.2395041902899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22:04:16Z</text:p>
          </table:table-cell>
          <table:table-cell office:value-type="string" calcext:value-type="string">
            <text:p>كيف تحمي نفسك ومن حولك من فيروس كورونا المستجد (كوفيد-١٩)؟ </text:p>
            <text:p>#كورونا </text:p>
            <text:p>#فيروس_كورونا </text:p>
            <text:p>#COVID19 https://t.co/X4uGgjW73n</text:p>
          </table:table-cell>
          <table:table-cell office:value-type="float" office:value="83" calcext:value-type="float">
            <text:p>83</text:p>
          </table:table-cell>
          <table:table-cell office:value-type="float" office:value="347" calcext:value-type="float">
            <text:p>34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31147790071E+018" calcext:value-type="float">
            <text:p>1.239311477900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20:04:57Z</text:p>
          </table:table-cell>
          <table:table-cell office:value-type="string" calcext:value-type="string">
            <text:p>الصحة: ارتفاع حالات الشفاء من مصابي فيروس كورونا المستجد إلى 26 وخروجهم من مستشفى العزل.. وتسجيل 16 حالة إيجابية جديدة ... </text:p>
            <text:p/>
            <text:p>https://t.co/prIFd2eKCn</text:p>
            <text:p>#كورونا </text:p>
            <text:p>#فيروس_كورونا </text:p>
            <text:p>#COVIDー19 https://t.co/QlcGNUEVmr</text:p>
          </table:table-cell>
          <table:table-cell office:value-type="float" office:value="282" calcext:value-type="float">
            <text:p>282</text:p>
          </table:table-cell>
          <table:table-cell office:value-type="float" office:value="580" calcext:value-type="float">
            <text:p>58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28145120143E+018" calcext:value-type="float">
            <text:p>1.239281451201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18:36:51Z</text:p>
          </table:table-cell>
          <table:table-cell office:value-type="string" calcext:value-type="string">
            <text:p>كيف تحمي نفسك ومن حولك من فيروس كورونا ٢٠١٩ ؟</text:p>
            <text:p>#COVID19 #كورونا #فيروس_كورونا https://t.co/14hRWBtnXg</text:p>
          </table:table-cell>
          <table:table-cell office:value-type="float" office:value="42" calcext:value-type="float">
            <text:p>42</text:p>
          </table:table-cell>
          <table:table-cell office:value-type="float" office:value="150" calcext:value-type="float">
            <text:p>15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25927977075E+018" calcext:value-type="float">
            <text:p>1.239259279770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16:05:25Z</text:p>
          </table:table-cell>
          <table:table-cell office:value-type="string" calcext:value-type="string">
            <text:p>الطريقة الصحيحة لغسل اليدين.. </text:p>
            <text:p>#COVIDー19 </text:p>
            <text:p>#كورونا </text:p>
            <text:p>#فيروس_كورونا https://t.co/sBtbUhsCPL</text:p>
          </table:table-cell>
          <table:table-cell office:value-type="float" office:value="83" calcext:value-type="float">
            <text:p>83</text:p>
          </table:table-cell>
          <table:table-cell office:value-type="float" office:value="231" calcext:value-type="float">
            <text:p>23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22117135641E+018" calcext:value-type="float">
            <text:p>1.239221171356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12:44:47Z</text:p>
          </table:table-cell>
          <table:table-cell office:value-type="string" calcext:value-type="string">
            <text:p>كيف تحمي نفسك ومن حولك من فيروس كورونا ٢٠١٩ ؟</text:p>
            <text:p>#COVID19 </text:p>
            <text:p>#كورونا  #فيروس_كورونا https://t.co/ZWhgemHVOb</text:p>
          </table:table-cell>
          <table:table-cell office:value-type="float" office:value="71" calcext:value-type="float">
            <text:p>71</text:p>
          </table:table-cell>
          <table:table-cell office:value-type="float" office:value="230" calcext:value-type="float">
            <text:p>23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17067898687E+018" calcext:value-type="float">
            <text:p>1.2391706789868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5T10:32:03Z</text:p>
          </table:table-cell>
          <table:table-cell office:value-type="string" calcext:value-type="string">
            <text:p>كيف تحمي نفسك ومن حولك من فيروس كورونا ٢٠١٩ ؟</text:p>
            <text:p>#COVID19 #كورونا #فيروس_كورونا_المستجدّ https://t.co/ewNXC2FQcI</text:p>
          </table:table-cell>
          <table:table-cell office:value-type="float" office:value="63" calcext:value-type="float">
            <text:p>63</text:p>
          </table:table-cell>
          <table:table-cell office:value-type="float" office:value="164" calcext:value-type="float">
            <text:p>16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913727587699E+018" calcext:value-type="float">
            <text:p>1.2391372758769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22:18:17Z</text:p>
          </table:table-cell>
          <table:table-cell office:value-type="string" calcext:value-type="string">
            <text:p>هل يساعد تناول الثوم في الوقاية من العدوى بفيروس كورونا المستجد؟  </text:p>
            <text:p>#كورونا </text:p>
            <text:p>#فيروس_كورونا </text:p>
            <text:p>#COVIDー19 https://t.co/ZWJfW8iAXa</text:p>
          </table:table-cell>
          <table:table-cell office:value-type="float" office:value="157" calcext:value-type="float">
            <text:p>157</text:p>
          </table:table-cell>
          <table:table-cell office:value-type="float" office:value="959" calcext:value-type="float">
            <text:p>95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95261950847E+018" calcext:value-type="float">
            <text:p>1.238952619508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19:46:16Z</text:p>
          </table:table-cell>
          <table:table-cell office:value-type="string" calcext:value-type="string">
            <text:p>الصحة: ارتفاع عدد الحالات التي تحولت نتيجة تحاليلها من إيجابية إلى سلبية لفيروس كورونا المستجد إلى33 حالة.. وتسجيل 17 حالة إيجابية جديدة. للتفاصيل:</text:p>
            <text:p>https://t.co/MEgrzlA3ZX</text:p>
            <text:p>#فيروس_كورونا </text:p>
            <text:p>#فيروس_كورونا_المستجدّ </text:p>
            <text:p>#COVIDー19</text:p>
          </table:table-cell>
          <table:table-cell office:value-type="float" office:value="187" calcext:value-type="float">
            <text:p>187</text:p>
          </table:table-cell>
          <table:table-cell office:value-type="float" office:value="439" calcext:value-type="float">
            <text:p>439</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891436129457E+018" calcext:value-type="float">
            <text:p>1.2389143612945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18:21:58Z</text:p>
          </table:table-cell>
          <table:table-cell office:value-type="string" calcext:value-type="string">
            <text:p>كيف تحمي نفسك ومن حولك من فيروس الكورونا؟ </text:p>
            <text:p>#كورونا #فيروس_كورونا #COVIDー19 https://t.co/ND5DY5y4rX</text:p>
          </table:table-cell>
          <table:table-cell office:value-type="float" office:value="51" calcext:value-type="float">
            <text:p>51</text:p>
          </table:table-cell>
          <table:table-cell office:value-type="float" office:value="416" calcext:value-type="float">
            <text:p>41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89314738148E+018" calcext:value-type="float">
            <text:p>1.238893147381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16:36:57Z</text:p>
          </table:table-cell>
          <table:table-cell office:value-type="string" calcext:value-type="string">
            <text:p>كيف تحمي نفسك ومن حولك من فيروس كورونا ٢٠١٩؟ </text:p>
            <text:p/>
            <text:p>#كورونا </text:p>
            <text:p>#فيروس_كورونا </text:p>
            <text:p>#COVIDー19 https://t.co/RrGdtCYJUY</text:p>
          </table:table-cell>
          <table:table-cell office:value-type="float" office:value="41" calcext:value-type="float">
            <text:p>41</text:p>
          </table:table-cell>
          <table:table-cell office:value-type="float" office:value="128" calcext:value-type="float">
            <text:p>12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8667197892E+018" calcext:value-type="float">
            <text:p>1.238866719789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14:55:17Z</text:p>
          </table:table-cell>
          <table:table-cell office:value-type="string" calcext:value-type="string">
            <text:p>هل المضادات الحيوية فعالة في الوقاية من فيروس كورونا المستجد وعلاجه؟ </text:p>
            <text:p/>
            <text:p>#كورونا</text:p>
            <text:p>#فيروس_كورونا </text:p>
            <text:p>#COVID19 https://t.co/SuQJF3wfbI</text:p>
          </table:table-cell>
          <table:table-cell office:value-type="float" office:value="145" calcext:value-type="float">
            <text:p>145</text:p>
          </table:table-cell>
          <table:table-cell office:value-type="float" office:value="602" calcext:value-type="float">
            <text:p>6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84113476544E+018" calcext:value-type="float">
            <text:p>1.2388411347654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12:51:47Z</text:p>
          </table:table-cell>
          <table:table-cell office:value-type="string" calcext:value-type="string">
            <text:p>هل يساعد غسل الأنف بانتظام بمحلول ملحي في الوقاية من العدوي بفيروس كورونا المستجد ؟ </text:p>
            <text:p/>
            <text:p>#كوفيد_19 </text:p>
            <text:p>#كورونا </text:p>
            <text:p>#فيروس_كورونا https://t.co/XzBLU2sSE4</text:p>
          </table:table-cell>
          <table:table-cell office:value-type="float" office:value="107" calcext:value-type="float">
            <text:p>107</text:p>
          </table:table-cell>
          <table:table-cell office:value-type="float" office:value="515" calcext:value-type="float">
            <text:p>51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81005553075E+018" calcext:value-type="float">
            <text:p>1.2388100555307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4T09:49:16Z</text:p>
          </table:table-cell>
          <table:table-cell office:value-type="string" calcext:value-type="string">
            <text:p>إذا كان لديك أي تساؤلات حول #فيروس_كورونا ٢٠١٩ وترغب في المساعدة الطبية. يمكنك التواصل معنا عبر الخط الساخن 105 أو 15335.</text:p>
            <text:p>#فيروس_كورونا_المستجدّ </text:p>
            <text:p>#فيروس_كورونا_الجديد </text:p>
            <text:p>#Covid_19 https://t.co/d5YyOiukrH</text:p>
          </table:table-cell>
          <table:table-cell office:value-type="float" office:value="347" calcext:value-type="float">
            <text:p>347</text:p>
          </table:table-cell>
          <table:table-cell office:value-type="float" office:value="454" calcext:value-type="float">
            <text:p>45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876412423614E+018" calcext:value-type="float">
            <text:p>1.2387641242361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20:07:19Z</text:p>
          </table:table-cell>
          <table:table-cell office:value-type="string" calcext:value-type="string">
            <text:p>الصحة: ارتفاع حالات الشفاء من مصابي فيروس كورونا المستجد إلى 21 وخروجهم من مستشفى العزل.. وتسجيل 13 حالة إيجابية جديدة ...</text:p>
            <text:p/>
            <text:p>https://t.co/EuRhAv7BBX</text:p>
            <text:p/>
            <text:p>#كورونا #فيروس_كورونا_المستجدّ #Covid_19 https://t.co/SMdxrpg7iy</text:p>
          </table:table-cell>
          <table:table-cell office:value-type="float" office:value="99" calcext:value-type="float">
            <text:p>99</text:p>
          </table:table-cell>
          <table:table-cell office:value-type="float" office:value="264" calcext:value-type="float">
            <text:p>26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55727367445E+018" calcext:value-type="float">
            <text:p>1.238557273674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18:21:25Z</text:p>
          </table:table-cell>
          <table:table-cell office:value-type="string" calcext:value-type="string">
            <text:p>كيف تحمي نفسك ومن حولك من فيروس كورونا ٢٠١٩ ؟</text:p>
            <text:p>#COVID19</text:p>
            <text:p>#فيروس_كورونا https://t.co/GbeRh82G4V</text:p>
          </table:table-cell>
          <table:table-cell office:value-type="float" office:value="44" calcext:value-type="float">
            <text:p>44</text:p>
          </table:table-cell>
          <table:table-cell office:value-type="float" office:value="188" calcext:value-type="float">
            <text:p>18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53062127588E+018" calcext:value-type="float">
            <text:p>1.238530621275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17:28:58Z</text:p>
          </table:table-cell>
          <table:table-cell office:value-type="string" calcext:value-type="string">
            <text:p>كيف تحمي نفسك ومن حولك من فيروس كورونا ٢٠١٩ ؟</text:p>
            <text:p>كيفية إرتداء الماسك واستخدامه ونزعه والتخلص منه؟ https://t.co/JiNVFXk5lX</text:p>
          </table:table-cell>
          <table:table-cell office:value-type="float" office:value="100" calcext:value-type="float">
            <text:p>100</text:p>
          </table:table-cell>
          <table:table-cell office:value-type="float" office:value="200" calcext:value-type="float">
            <text:p>20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5174201067E+018" calcext:value-type="float">
            <text:p>1.238517420106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17:28:28Z</text:p>
          </table:table-cell>
          <table:table-cell office:value-type="string" calcext:value-type="string">
            <text:p>كيف تحمي نفسك ومن حولك من فيروس كورونا ٢٠١٩ ؟</text:p>
            <text:p>كيفية إرتداء الماسك واستخدامه ونزعه والتخلص منه؟ https://t.co/MnKVCTs5ew</text:p>
          </table:table-cell>
          <table:table-cell office:value-type="float" office:value="103" calcext:value-type="float">
            <text:p>103</text:p>
          </table:table-cell>
          <table:table-cell office:value-type="float" office:value="199" calcext:value-type="float">
            <text:p>19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51729751976E+018" calcext:value-type="float">
            <text:p>1.2385172975197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14:33:23Z</text:p>
          </table:table-cell>
          <table:table-cell office:value-type="string" calcext:value-type="string">
            <text:p>غسل الأيدي جيدا بالماء والصابون أحد طرق الوقاية الأساسية من فيروس كورنا ٢٠١٩</text:p>
            <text:p>احرص عليه بشكل دوري خلال اليوم لحماية نفسك ومن حولك. </text:p>
            <text:p>#Covid_19 </text:p>
            <text:p>#كورونا_الجديد </text:p>
            <text:p>#فيروس_كورونا_المستجدّ https://t.co/F4nOip6AWH</text:p>
          </table:table-cell>
          <table:table-cell office:value-type="float" office:value="117" calcext:value-type="float">
            <text:p>117</text:p>
          </table:table-cell>
          <table:table-cell office:value-type="float" office:value="427" calcext:value-type="float">
            <text:p>42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47323456521E+018" calcext:value-type="float">
            <text:p>1.238473234565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3T13:21:24Z</text:p>
          </table:table-cell>
          <table:table-cell office:value-type="string" calcext:value-type="string">
            <text:p>هل مجففات الأيدي فعالة في القضاء على #فيروس_كورونا_المستجدّ خلال 30 ثانية؟</text:p>
            <text:p>#فيروس_كورونا </text:p>
            <text:p>#COVID19 https://t.co/Cggl4SMM9w</text:p>
          </table:table-cell>
          <table:table-cell office:value-type="float" office:value="337" calcext:value-type="float">
            <text:p>337</text:p>
          </table:table-cell>
          <table:table-cell office:value-type="float" office:value="2604" calcext:value-type="float">
            <text:p>260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845511783956E+018" calcext:value-type="float">
            <text:p>1.2384551178395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2T21:59:48Z</text:p>
          </table:table-cell>
          <table:table-cell office:value-type="string" calcext:value-type="string">
            <text:p>بالصور خروج 12 حالة من الحجر الصحي اليوم الخميس الموافق12 مارس 2020 " حمدلله على سلامتكم ونتمنى لباقي الحالات التعافي والشفاء في القريب العاجل بإذن الله".</text:p>
            <text:p/>
            <text:p>الحمد لله كده وصل عدد المتعافين إلي 20 حالة.</text:p>
            <text:p/>
            <text:p>#فيروس_كورونا </text:p>
            <text:p>#كورونا </text:p>
            <text:p>#COVD19 https://t.co/4akD1JAQSN</text:p>
          </table:table-cell>
          <table:table-cell office:value-type="float" office:value="343" calcext:value-type="float">
            <text:p>343</text:p>
          </table:table-cell>
          <table:table-cell office:value-type="float" office:value="998" calcext:value-type="float">
            <text:p>99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22319114487E+018" calcext:value-type="float">
            <text:p>1.2382231911448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2T21:19:30Z</text:p>
          </table:table-cell>
          <table:table-cell office:value-type="string" calcext:value-type="string">
            <text:p>كيف تحمي نفسك ومن حولك من #فيروس_كورونا ؟</text:p>
            <text:p>#فيروس_كورونا_الجديد </text:p>
            <text:p>#COVID19 https://t.co/51uCpqwGOs</text:p>
          </table:table-cell>
          <table:table-cell office:value-type="float" office:value="93" calcext:value-type="float">
            <text:p>93</text:p>
          </table:table-cell>
          <table:table-cell office:value-type="float" office:value="144" calcext:value-type="float">
            <text:p>14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82130496324E+018" calcext:value-type="float">
            <text:p>1.23821304963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2T18:40:49Z</text:p>
          </table:table-cell>
          <table:table-cell office:value-type="string" calcext:value-type="string">
            <text:p>الصحة: ارتفاع حالات الشفاء من مصابي فيروس كورونا المستجد إلى 20 وخروجهم من مستشفى العزل.. وتسجيل 13 حالة إيجابية جديدة من بينهم وفاة ..</text:p>
            <text:p/>
            <text:p>https://t.co/rgB10Hy4Er</text:p>
            <text:p/>
            <text:p>#كورونا </text:p>
            <text:p>#كورونا_الجديد #Covid_19 https://t.co/ret0TBlR79</text:p>
          </table:table-cell>
          <table:table-cell office:value-type="float" office:value="85" calcext:value-type="float">
            <text:p>85</text:p>
          </table:table-cell>
          <table:table-cell office:value-type="float" office:value="202" calcext:value-type="float">
            <text:p>2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17311485441E+018" calcext:value-type="float">
            <text:p>1.2381731148544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2T17:18:06Z</text:p>
          </table:table-cell>
          <table:table-cell office:value-type="string" calcext:value-type="string">
            <text:p>الصحة: إصابة 13 مواطنا في حادث تصادم قطارين بالقاهرة ولا وفيات</text:p>
            <text:p/>
            <text:p>أعلنت وزارة الصحة والسكان، مساء اليوم، عن إصابة 13 مواطنا في حادث تصادم قطارين ركاب بمزلقان الرمل أسفل كوبرى السابتية، اتجاه رمسيس، ولا وفيات.</text:p>
            <text:p/>
            <text:p>https://t.co/L1yFSK6E82 https://t.co/KPh4TTrOVU</text:p>
          </table:table-cell>
          <table:table-cell office:value-type="float" office:value="44" calcext:value-type="float">
            <text:p>44</text:p>
          </table:table-cell>
          <table:table-cell office:value-type="float" office:value="115" calcext:value-type="float">
            <text:p>11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815229979882E+018" calcext:value-type="float">
            <text:p>1.2381522997988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1T18:42:31Z</text:p>
          </table:table-cell>
          <table:table-cell office:value-type="string" calcext:value-type="string">
            <text:p>الصحة: خروج 8 حالات من مصابي فيروس كورونا المستجد من مستشفى العزل بعد شفائهم.. وتسجيل 7 حالات إيجابية جديدة</text:p>
            <text:p/>
            <text:p>https://t.co/LDwxBkRZ6m</text:p>
            <text:p>#فيروس_كورونا</text:p>
            <text:p> #COVID19 </text:p>
            <text:p>#كورونا https://t.co/AEr0N36eGa</text:p>
          </table:table-cell>
          <table:table-cell office:value-type="float" office:value="103" calcext:value-type="float">
            <text:p>103</text:p>
          </table:table-cell>
          <table:table-cell office:value-type="float" office:value="217" calcext:value-type="float">
            <text:p>2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81115733698E+018" calcext:value-type="float">
            <text:p>1.2378111573369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1T13:58:01Z</text:p>
          </table:table-cell>
          <table:table-cell office:value-type="string" calcext:value-type="string">
            <text:p>كيف تحمي نفسك ومن حولك من فيروس كورونا ٢٠١٩ ؟</text:p>
            <text:p>#COVID19</text:p>
            <text:p>#فيروس_كورونا https://t.co/wVglVMkhUN</text:p>
          </table:table-cell>
          <table:table-cell office:value-type="float" office:value="38" calcext:value-type="float">
            <text:p>38</text:p>
          </table:table-cell>
          <table:table-cell office:value-type="float" office:value="203" calcext:value-type="float">
            <text:p>20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73955977506E+018" calcext:value-type="float">
            <text:p>1.2377395597750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1T11:42:09Z</text:p>
          </table:table-cell>
          <table:table-cell office:value-type="string" calcext:value-type="string">
            <text:p>الصحة: ارتفاع عدد الحالات التي تحولت نتيجة تحاليلها من إيجابية إلى سلبية لفيروس كورونا المستجد  إلى 27 حالة.. وتسجيل حالة جديدة إيجابية</text:p>
            <text:p/>
            <text:p>https://t.co/WkLJPnwBF5</text:p>
            <text:p/>
            <text:p>#كورونا </text:p>
            <text:p>#فيروس_كورونا </text:p>
            <text:p>#COVID19 https://t.co/d5bEs23nWW</text:p>
          </table:table-cell>
          <table:table-cell office:value-type="float" office:value="73" calcext:value-type="float">
            <text:p>73</text:p>
          </table:table-cell>
          <table:table-cell office:value-type="float" office:value="176" calcext:value-type="float">
            <text:p>17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70536498185E+018" calcext:value-type="float">
            <text:p>1.237705364981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1T10:03:53Z</text:p>
          </table:table-cell>
          <table:table-cell office:value-type="string" calcext:value-type="string">
            <text:p>كيف تحمي نفسك ومن حولك من فيروس كورونا ٢٠١٩ ؟</text:p>
            <text:p>#COVID19</text:p>
            <text:p>#كورونا </text:p>
            <text:p>#فيروس_كورونا https://t.co/ig5HytxXPx</text:p>
          </table:table-cell>
          <table:table-cell office:value-type="float" office:value="25" calcext:value-type="float">
            <text:p>25</text:p>
          </table:table-cell>
          <table:table-cell office:value-type="float" office:value="119" calcext:value-type="float">
            <text:p>11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68063790306E+018" calcext:value-type="float">
            <text:p>1.2376806379030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0T21:34:45Z</text:p>
          </table:table-cell>
          <table:table-cell office:value-type="string" calcext:value-type="string">
            <text:p>الصحة: مغادرة 48 أجنبيًا إحدى البواخر النيلية بالأقصر بعد ثبوت سلبية نتائج تحاليلهم لفيروس كورونا</text:p>
            <text:p/>
            <text:p>https://t.co/3m5HIFcMhE</text:p>
            <text:p/>
            <text:p>#COVID19 </text:p>
            <text:p>#كورونا </text:p>
            <text:p>#فيروس_كورونا_الجديد https://t.co/5gRcJy2Hct</text:p>
          </table:table-cell>
          <table:table-cell office:value-type="float" office:value="72" calcext:value-type="float">
            <text:p>72</text:p>
          </table:table-cell>
          <table:table-cell office:value-type="float" office:value="177" calcext:value-type="float">
            <text:p>17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49211231431E+018" calcext:value-type="float">
            <text:p>1.2374921123143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0T19:15:33Z</text:p>
          </table:table-cell>
          <table:table-cell office:value-type="string" calcext:value-type="string">
            <text:p>خلال مؤتمر صحفي لوزراء الصحة والسياحة والإعلام..</text:p>
            <text:p/>
            <text:p>وزيرة الصحة: مصر من الدول منخفضة الإصابات بفيروس كورونا المستجد</text:p>
            <text:p/>
            <text:p>https://t.co/mJhn3nB3GQ</text:p>
            <text:p/>
            <text:p>#كورونا </text:p>
            <text:p>#فيروس_كورونا </text:p>
            <text:p>#COVID2019 https://t.co/QBIGSJM8uD</text:p>
          </table:table-cell>
          <table:table-cell office:value-type="float" office:value="25" calcext:value-type="float">
            <text:p>25</text:p>
          </table:table-cell>
          <table:table-cell office:value-type="float" office:value="102" calcext:value-type="float">
            <text:p>10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45707965422E+018" calcext:value-type="float">
            <text:p>1.2374570796542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10T10:18:16Z</text:p>
          </table:table-cell>
          <table:table-cell office:value-type="string" calcext:value-type="string">
            <text:p>الصحة: ارتفاع عدد الحالات التي تحولت نتيجة تحاليلها من إيجابية إلى سلبية لفيروس كورونا المستجد  إلى ٢٦ حالة</text:p>
            <text:p/>
            <text:p>https://t.co/vxmYLFrG2q</text:p>
            <text:p/>
            <text:p>#كورونا_الجديد </text:p>
            <text:p>#كورونا </text:p>
            <text:p>#فيروس_كورونا </text:p>
            <text:p>#COVID19 https://t.co/8jbx7dnmpX</text:p>
          </table:table-cell>
          <table:table-cell office:value-type="float" office:value="311" calcext:value-type="float">
            <text:p>311</text:p>
          </table:table-cell>
          <table:table-cell office:value-type="float" office:value="799" calcext:value-type="float">
            <text:p>79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32186942404E+018" calcext:value-type="float">
            <text:p>1.2373218694240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9T22:48:36Z</text:p>
          </table:table-cell>
          <table:table-cell office:value-type="string" calcext:value-type="string">
            <text:p>الطريقة الصحيحة لغسل اليدين..</text:p>
            <text:p>#فيروس_كورونا_كيوفيد_19 </text:p>
            <text:p>#فيروس_الكورونا </text:p>
            <text:p>#covid19 https://t.co/fT8dm5g2Cu</text:p>
          </table:table-cell>
          <table:table-cell office:value-type="float" office:value="87" calcext:value-type="float">
            <text:p>87</text:p>
          </table:table-cell>
          <table:table-cell office:value-type="float" office:value="221" calcext:value-type="float">
            <text:p>22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714830906574E+018" calcext:value-type="float">
            <text:p>1.2371483090657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9T20:09:28Z</text:p>
          </table:table-cell>
          <table:table-cell office:value-type="string" calcext:value-type="string">
            <text:p>البيان اليومي "بشأن فيروس كورونا المستجد فى مصر"</text:p>
            <text:p/>
            <text:p> الصحة: ارتفاع الحالات التي ثبتت إيجابيتها لفيروس الكورونا إلي 59 حالة..و21 منهم نتيجة تحاليلهم سلبية اليوم</text:p>
            <text:p/>
            <text:p>https://t.co/L4pcQuUdRl</text:p>
            <text:p>#كورونا </text:p>
            <text:p>#فيروس_كورونا </text:p>
            <text:p>#فيروس_كورونا_المستجدّ </text:p>
            <text:p>#COVID19 https://t.co/QOu55JHiuF</text:p>
          </table:table-cell>
          <table:table-cell office:value-type="float" office:value="200" calcext:value-type="float">
            <text:p>200</text:p>
          </table:table-cell>
          <table:table-cell office:value-type="float" office:value="356" calcext:value-type="float">
            <text:p>35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10826025737E+018" calcext:value-type="float">
            <text:p>1.2371082602573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9T17:36:05Z</text:p>
          </table:table-cell>
          <table:table-cell office:value-type="string" calcext:value-type="string">
            <text:p>كيف تحمي نفسك ومن حولك من فيروس كورونا ٢٠١٩ ؟</text:p>
            <text:p>#COVID19</text:p>
            <text:p>#فيروس_كورونا </text:p>
            <text:p>#فيروس_كورونا_المستجدّ https://t.co/PxjKsOV5Mb</text:p>
          </table:table-cell>
          <table:table-cell office:value-type="float" office:value="25" calcext:value-type="float">
            <text:p>25</text:p>
          </table:table-cell>
          <table:table-cell office:value-type="float" office:value="99" calcext:value-type="float">
            <text:p>9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706966251873E+018" calcext:value-type="float">
            <text:p>1.2370696625187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8T22:58:59Z</text:p>
          </table:table-cell>
          <table:table-cell office:value-type="string" calcext:value-type="string">
            <text:p>البيان اليومي "بشأن #فيروس_كورونا_المستجدّ فى مصر"</text:p>
            <text:p/>
            <text:p>الصحة: ارتفاع الحالات التي ثبت إيجابيتها لفيروس الكورونا إلي ٥٥ حالة.</text:p>
            <text:p>https://t.co/HUYQQodd6f</text:p>
            <text:p>#فيروس_كورونا_الجديد </text:p>
            <text:p>#فيروس_كورونا</text:p>
          </table:table-cell>
          <table:table-cell office:value-type="float" office:value="58" calcext:value-type="float">
            <text:p>58</text:p>
          </table:table-cell>
          <table:table-cell office:value-type="float" office:value="119" calcext:value-type="float">
            <text:p>119</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678853353016E+018" calcext:value-type="float">
            <text:p>1.2367885335301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8T16:26:59Z</text:p>
          </table:table-cell>
          <table:table-cell office:value-type="string" calcext:value-type="string">
            <text:p>الصحة: وفاة أول حالة من فيروس الكورونا المستجد  "لالماني الجنسية" </text:p>
            <text:p>بعد وصوله من المانيا بسبع ايام</text:p>
            <text:p/>
            <text:p>https://t.co/9GoDI7FUEX</text:p>
            <text:p/>
            <text:p>#فيروس_كورونا_المستجدّ </text:p>
            <text:p>#فيروس_كورونا </text:p>
            <text:p>#COVID19 https://t.co/KTLEFA1xS0</text:p>
          </table:table-cell>
          <table:table-cell office:value-type="float" office:value="105" calcext:value-type="float">
            <text:p>105</text:p>
          </table:table-cell>
          <table:table-cell office:value-type="float" office:value="138" calcext:value-type="float">
            <text:p>13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668988542522E+018" calcext:value-type="float">
            <text:p>1.2366898854252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7T13:03:04Z</text:p>
          </table:table-cell>
          <table:table-cell office:value-type="string" calcext:value-type="string">
            <text:p>كيف تحمي نفسك ومن حولك من فيروس كورونا ٢٠١٩ ؟</text:p>
            <text:p>#فيروس_كورونا </text:p>
            <text:p>#فيروس_كورونا_المستجدّ </text:p>
            <text:p>#COVID19 https://t.co/6FbnlQbOVn</text:p>
          </table:table-cell>
          <table:table-cell office:value-type="float" office:value="71" calcext:value-type="float">
            <text:p>71</text:p>
          </table:table-cell>
          <table:table-cell office:value-type="float" office:value="134" calcext:value-type="float">
            <text:p>13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627617796008E+018" calcext:value-type="float">
            <text:p>1.2362761779600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22:57:05Z</text:p>
          </table:table-cell>
          <table:table-cell office:value-type="string" calcext:value-type="string">
            <text:p>#وزيرة_الصحة  تلقي البيان اليومي المحدث عن #فيروس_كورونا_المستجدّ  بمصر - الجمعة 6 مارس.</text:p>
            <text:p>https://t.co/oOBw17e1JI</text:p>
          </table:table-cell>
          <table:table-cell office:value-type="float" office:value="10" calcext:value-type="float">
            <text:p>10</text:p>
          </table:table-cell>
          <table:table-cell office:value-type="float" office:value="42" calcext:value-type="float">
            <text:p>4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606327781961E+018" calcext:value-type="float">
            <text:p>1.236063277819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20:20:16Z</text:p>
          </table:table-cell>
          <table:table-cell office:value-type="string" calcext:value-type="string">
            <text:p>البيان اليومي "بشأن #فيروس_كورونا_المستجدّ في مصر ليوم الجمعة الموافق 6 مارس 2020"</text:p>
            <text:p/>
            <text:p>#وزيرة_الصحة: إجراء تحاليل لـ 2166 حالة مشتبه في إصابتها بفيروس كورونا المستجد والأنفلونزا بمصر جميعها سلبية</text:p>
            <text:p>للتفاصيل:</text:p>
            <text:p>https://t.co/kJq6hasZh3</text:p>
            <text:p>#COVIDー19 https://t.co/KUS79jzXFO</text:p>
          </table:table-cell>
          <table:table-cell office:value-type="float" office:value="30" calcext:value-type="float">
            <text:p>30</text:p>
          </table:table-cell>
          <table:table-cell office:value-type="float" office:value="71" calcext:value-type="float">
            <text:p>7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602381700635E+018" calcext:value-type="float">
            <text:p>1.2360238170063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19:28:10Z</text:p>
          </table:table-cell>
          <table:table-cell office:value-type="string" calcext:value-type="string">
            <text:p>ما هو #فيروس_كورونا 2019 وكيفية الوقاية منه؟</text:p>
            <text:p>#COVID19 </text:p>
            <text:p>https://t.co/pWrSZHnC09</text:p>
          </table:table-cell>
          <table:table-cell office:value-type="float" office:value="6" calcext:value-type="float">
            <text:p>6</text:p>
          </table:table-cell>
          <table:table-cell office:value-type="float" office:value="34" calcext:value-type="float">
            <text:p>3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601070434121E+018" calcext:value-type="float">
            <text:p>1.236010704341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17:17:25Z</text:p>
          </table:table-cell>
          <table:table-cell office:value-type="string" calcext:value-type="string">
            <text:p>إذا كان لديك أي تساؤلات حول #فيروس_كورونا ٢٠١٩ وترغب في المساعدة الطبية. يمكنك التواصل معنا عبر الخط الساخن 105.</text:p>
            <text:p>#فيروس_الكورونا_المستجد</text:p>
            <text:p>#COVIDー19 </text:p>
            <text:p>#COVID19 https://t.co/5UUqVhzZSH</text:p>
          </table:table-cell>
          <table:table-cell office:value-type="float" office:value="278" calcext:value-type="float">
            <text:p>278</text:p>
          </table:table-cell>
          <table:table-cell office:value-type="float" office:value="356" calcext:value-type="float">
            <text:p>356</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597780085688E+018" calcext:value-type="float">
            <text:p>1.2359778008568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11:51:35Z</text:p>
          </table:table-cell>
          <table:table-cell office:value-type="string" calcext:value-type="string">
            <text:p>بيان إعلامي مشترك بين "وزارة الصحة والسكان المصرية" و"منظمة الصحة العالمية" @WHOEgypt </text:p>
            <text:p/>
            <text:p>الصحة: اكتشاف ١٢ حالة حاملة لفيروس الكورونا المستجد على إحدى البواخر النيلية قادمة من أسوان إلى الأقصر</text:p>
            <text:p>https://t.co/TmGolSAAu3</text:p>
            <text:p>#فيروس_كورونا </text:p>
            <text:p>#فيروس_كورونا_المستجدّ </text:p>
            <text:p>#COVIDー19</text:p>
          </table:table-cell>
          <table:table-cell office:value-type="float" office:value="149" calcext:value-type="float">
            <text:p>149</text:p>
          </table:table-cell>
          <table:table-cell office:value-type="float" office:value="222" calcext:value-type="float">
            <text:p>22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589579930696E+018" calcext:value-type="float">
            <text:p>1.2358957993069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6T09:16:44Z</text:p>
          </table:table-cell>
          <table:table-cell office:value-type="string" calcext:value-type="string">
            <text:p>وزيرة الصحة تصل مطار القاهرة الدولي صباح اليوم عائدة من الصين</text:p>
            <text:p>في رحلة استمرت ما يقرب من الأسبوع، حملت فيها الوزيرة رسالة تضامن من الرئيس عبدالفتاح السيسي إلى جمهورية الصين الشعبية وسلمت هدية مصر للشعب الصيني من المستلزمات الوقائية. https://t.co/8BNwMWbhDx</text:p>
          </table:table-cell>
          <table:table-cell office:value-type="float" office:value="72" calcext:value-type="float">
            <text:p>72</text:p>
          </table:table-cell>
          <table:table-cell office:value-type="float" office:value="337" calcext:value-type="float">
            <text:p>337</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585683038485E+018" calcext:value-type="float">
            <text:p>1.2358568303848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5T23:13:04Z</text:p>
          </table:table-cell>
          <table:table-cell office:value-type="string" calcext:value-type="string">
            <text:p>البيان اليومي بشأن فيروس كورونا المستجد في مصر ..</text:p>
            <text:p>#فيروس_كورونا_المستجدّ </text:p>
            <text:p>#فيروس_الكورونا_COVID19 </text:p>
            <text:p>#COVID19 </text:p>
            <text:p>https://t.co/gr8CsZWJee</text:p>
          </table:table-cell>
          <table:table-cell office:value-type="float" office:value="13" calcext:value-type="float">
            <text:p>13</text:p>
          </table:table-cell>
          <table:table-cell office:value-type="float" office:value="41" calcext:value-type="float">
            <text:p>4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570491397335E+018" calcext:value-type="float">
            <text:p>1.2357049139733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5T17:33:08Z</text:p>
          </table:table-cell>
          <table:table-cell office:value-type="string" calcext:value-type="string">
            <text:p>بيان فني يوضح اجراءات التقصى الوبائي التى تم اتخاذها لحالات " فرنسا، وكندا، وأمريكا، وتايوان" بشأن فيروس كورونا المستجد(كوفيد-19) </text:p>
            <text:p/>
            <text:p>https://t.co/eyJ7HBf4fL </text:p>
            <text:p/>
            <text:p>#كورونا </text:p>
            <text:p>#فيروس_كورونا_المستجدّ </text:p>
            <text:p>#فيروس_كورونا https://t.co/fHrajx6OVj</text:p>
          </table:table-cell>
          <table:table-cell office:value-type="float" office:value="48" calcext:value-type="float">
            <text:p>48</text:p>
          </table:table-cell>
          <table:table-cell office:value-type="float" office:value="55" calcext:value-type="float">
            <text:p>5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561936704128E+018" calcext:value-type="float">
            <text:p>1.2356193670412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5T12:03:23Z</text:p>
          </table:table-cell>
          <table:table-cell office:value-type="string" calcext:value-type="string">
            <text:p>بيان إعلامي مشترك بين "وزارة الصحة والسكان المصرية" و"منظمة الصحة العالمية".. </text:p>
            <text:p/>
            <text:p>اكتشاف حالة إيجابية لفيروس كورونا المستجد بمصر عائدة من الخارج..</text:p>
            <text:p/>
            <text:p>https://t.co/jpnjLluh5K</text:p>
            <text:p>#فيروس_كورونا </text:p>
            <text:p>#فيروس_كورونا_المستجدّ https://t.co/lqoy0KXQEE</text:p>
          </table:table-cell>
          <table:table-cell office:value-type="float" office:value="61" calcext:value-type="float">
            <text:p>61</text:p>
          </table:table-cell>
          <table:table-cell office:value-type="float" office:value="62" calcext:value-type="float">
            <text:p>6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55363825857E+018" calcext:value-type="float">
            <text:p>1.235536382585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4T19:17:24Z</text:p>
          </table:table-cell>
          <table:table-cell office:value-type="string" calcext:value-type="string">
            <text:p>البيان اليومي بشأن فيروس كورونا المستجد في مصر .. https://t.co/KRGbHHVDIw</text:p>
          </table:table-cell>
          <table:table-cell office:value-type="float" office:value="43" calcext:value-type="float">
            <text:p>43</text:p>
          </table:table-cell>
          <table:table-cell office:value-type="float" office:value="53" calcext:value-type="float">
            <text:p>5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528321916932E+018" calcext:value-type="float">
            <text:p>1.2352832191693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4T18:39:52Z</text:p>
          </table:table-cell>
          <table:table-cell office:value-type="string" calcext:value-type="string">
            <text:p>توضيح الحقائق والرد على ما يُثار من شائعات حول فيروس كورونا 2019.</text:p>
            <text:p>إذا كان لديك أي تساؤلات حول فيروس كورونا ٢٠١٩ وترغب في المساعدة الطبية، يمكنك التواصل معنا عبر الخط الساخن 105. https://t.co/M4HC4txJVa</text:p>
          </table:table-cell>
          <table:table-cell office:value-type="float" office:value="133" calcext:value-type="float">
            <text:p>133</text:p>
          </table:table-cell>
          <table:table-cell office:value-type="float" office:value="209" calcext:value-type="float">
            <text:p>20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527377190228E+018" calcext:value-type="float">
            <text:p>1.2352737719022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4T18:03:56Z</text:p>
          </table:table-cell>
          <table:table-cell office:value-type="string" calcext:value-type="string">
            <text:p>RT @WHOEgypt: تؤكد منظمة الصحة العالمية أنه حتى الآن عدد الحالات التي ثَبُت إصابتهم بمرض كوفيد ١٩ هم حالتين فقط لشخصين غير مصريين، وقد تم التعامل معهم بمهنية وأيضاً تم كشف جميع المخالطين لهم وطبقت عليهم الإجراءات الوقائية الإحترازية اللازمة وفق معايير المنظمة.</text:p>
          </table:table-cell>
          <table:table-cell office:value-type="float" office:value="2004" calcext:value-type="float">
            <text:p>2004</text:p>
          </table:table-cell>
          <table:table-cell office:value-type="float" office:value="0" calcext:value-type="float">
            <text:p>0</text:p>
          </table:table-cell>
          <table:table-cell/>
          <table:table-cell office:value-type="string" calcext:value-type="string">
            <text:p>WHOEgypt</text:p>
          </table:table-cell>
          <table:table-cell office:value-type="string" calcext:value-type="string">
            <text:p>Twitter for iPhone</text:p>
          </table:table-cell>
          <table:table-cell office:value-type="string" calcext:value-type="string">
            <text:p>ar</text:p>
          </table:table-cell>
          <table:table-cell office:value-type="float" office:value="1.23526473206137E+018" calcext:value-type="float">
            <text:p>1.2352647320613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4T11:13:32Z</text:p>
          </table:table-cell>
          <table:table-cell office:value-type="string" calcext:value-type="string">
            <text:p>بدءاً من الأحد القادم ٨ مارس سوف تنطلق الحملة القومية للتطعيم ضد مرض الحصبة والحصبة الألماني، وتستمر الحملة حتى ٢٦ مارس. - للأطفال بالفئة العمرية من ٩ أشهر إلى ٦سنوات بجميع المحافظات -والفئة العمرية من ٩ أشهر إلى ١٠ سنوات بالمحافظات الحدودية.</text:p>
            <text:p/>
            <text:p>https://t.co/iAXnw6NBQk</text:p>
          </table:table-cell>
          <table:table-cell office:value-type="float" office:value="10" calcext:value-type="float">
            <text:p>10</text:p>
          </table:table-cell>
          <table:table-cell office:value-type="float" office:value="37" calcext:value-type="float">
            <text:p>37</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516145152817E+018" calcext:value-type="float">
            <text:p>1.2351614515281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21:56:09Z</text:p>
          </table:table-cell>
          <table:table-cell office:value-type="string" calcext:value-type="string">
            <text:p>اعرف معلومات عن #فيروس_كورونا ٢٠١٩، كيف ينتقل وما هي أعراضه؟ وماذا يجب فعله عند ظهور هذه الأعراض...</text:p>
            <text:p>#فيروس_كورونا_المستجدّ </text:p>
            <text:p>#فيروس_كورونا </text:p>
            <text:p>#Covid_19 https://t.co/q0YT4mtVcI</text:p>
          </table:table-cell>
          <table:table-cell office:value-type="float" office:value="57" calcext:value-type="float">
            <text:p>57</text:p>
          </table:table-cell>
          <table:table-cell office:value-type="float" office:value="235" calcext:value-type="float">
            <text:p>23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496078209971E+018" calcext:value-type="float">
            <text:p>1.2349607820997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19:35:09Z</text:p>
          </table:table-cell>
          <table:table-cell office:value-type="string" calcext:value-type="string">
            <text:p>#وزيرة_الصحة تلقي البيان اليومي المحدث عن #فيروس_كورونا كورونا بمصر</text:p>
            <text:p>#كورونا_الجديد </text:p>
            <text:p>#فيروس_كورونا_المستجدّ </text:p>
            <text:p>#Covid_19 </text:p>
            <text:p>https://t.co/vO1Wq8ivwL</text:p>
          </table:table-cell>
          <table:table-cell office:value-type="float" office:value="9" calcext:value-type="float">
            <text:p>9</text:p>
          </table:table-cell>
          <table:table-cell office:value-type="float" office:value="35" calcext:value-type="float">
            <text:p>3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49252965682E+018" calcext:value-type="float">
            <text:p>1.234925296568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15:21:33Z</text:p>
          </table:table-cell>
          <table:table-cell office:value-type="string" calcext:value-type="string">
            <text:p>من مقر السفارة المصرية بالصين #وزيرة_الصحة تلقي بيان محدث بشأن حالات الكورونا التي يتم الاشتباه بها بجمهورية مصر العربية ونتائج التحليل | مساء الاثنين 2 مارس.</text:p>
            <text:p>#فيروس_كورونا </text:p>
            <text:p>#COVID19 https://t.co/vkeAR0Jjh9</text:p>
          </table:table-cell>
          <table:table-cell office:value-type="float" office:value="43" calcext:value-type="float">
            <text:p>43</text:p>
          </table:table-cell>
          <table:table-cell office:value-type="float" office:value="102" calcext:value-type="float">
            <text:p>10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486147619367E+018" calcext:value-type="float">
            <text:p>1.2348614761936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9:17:25Z</text:p>
          </table:table-cell>
          <table:table-cell office:value-type="string" calcext:value-type="string">
            <text:p>فور وصول شحنة المستلزمات الطبية والوقائية "هدية مصر للشعب للصيني" إلى مطار بكين .. https://t.co/vUp3B7NPB3</text:p>
          </table:table-cell>
          <table:table-cell office:value-type="float" office:value="136" calcext:value-type="float">
            <text:p>136</text:p>
          </table:table-cell>
          <table:table-cell office:value-type="float" office:value="361" calcext:value-type="float">
            <text:p>36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6983955578E+018" calcext:value-type="float">
            <text:p>1.2347698395557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9:03:32Z</text:p>
          </table:table-cell>
          <table:table-cell office:value-type="string" calcext:value-type="string">
            <text:p>وزيرة الصحة تعقد مؤتمرًا صحفيًا للتحدث عن ثمار الزيارة وتسليم هدية الرئيس عبدالفتاح السيسي ورسالة تضامن مصر مع الشعب الصيني لمواجهة فيروس الكورونا .. https://t.co/R22lASpJhw</text:p>
          </table:table-cell>
          <table:table-cell office:value-type="float" office:value="17" calcext:value-type="float">
            <text:p>17</text:p>
          </table:table-cell>
          <table:table-cell office:value-type="float" office:value="59" calcext:value-type="float">
            <text:p>59</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663448533E+018" calcext:value-type="float">
            <text:p>1.234766344853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8:42:43Z</text:p>
          </table:table-cell>
          <table:table-cell office:value-type="string" calcext:value-type="string">
            <text:p>القائم بأعمال وزير الصحة الصيني يسلم الدكتورة هالة زايد الوثائق الفنية المشتركة لكل من منظمة الصحة العالمية ووزارة الصحة الصينية عن سياسات مكافحة الكورونا بالإضافة إلى هدية تذكارية .. https://t.co/O4GyPS8kqR</text:p>
          </table:table-cell>
          <table:table-cell office:value-type="float" office:value="54" calcext:value-type="float">
            <text:p>54</text:p>
          </table:table-cell>
          <table:table-cell office:value-type="float" office:value="133" calcext:value-type="float">
            <text:p>13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6110800472E+018" calcext:value-type="float">
            <text:p>1.2347611080047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8:28:17Z</text:p>
          </table:table-cell>
          <table:table-cell office:value-type="string" calcext:value-type="string">
            <text:p>القائم بأعمال وزير الصحة الصيني رئيس اللجنة الوطنية للصحة أثناء استقباله الدكتورة هالة زايد وتقديمه عرضًا للجهود المبذولة والإجراءات الوقائية من الجانب الصيني لمواجهة فيروس الكورونا.. https://t.co/dbIpL8PTju</text:p>
          </table:table-cell>
          <table:table-cell office:value-type="float" office:value="13" calcext:value-type="float">
            <text:p>13</text:p>
          </table:table-cell>
          <table:table-cell office:value-type="float" office:value="35" calcext:value-type="float">
            <text:p>3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5747571228E+018" calcext:value-type="float">
            <text:p>1.2347574757122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8:11:50Z</text:p>
          </table:table-cell>
          <table:table-cell office:value-type="string" calcext:value-type="string">
            <text:p>نائب رئيس البرلمان الصيني ورئيس الصليب الأحمر يستقبل الدكتورة هالة زايد بمقر البرلمان الصيني ويوجه رسالة شكر للرئيس عبدالفتاح السيسي على تلك الزيارة ومساندة الشعب الصيني واللافتة الإنسانية لمصر من خلال إضاءة المعابد المصرية بالعلم الصيني.. https://t.co/Hbc563DLzl</text:p>
          </table:table-cell>
          <table:table-cell office:value-type="float" office:value="15" calcext:value-type="float">
            <text:p>15</text:p>
          </table:table-cell>
          <table:table-cell office:value-type="float" office:value="34" calcext:value-type="float">
            <text:p>3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5333683601E+018" calcext:value-type="float">
            <text:p>1.2347533368360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7:58:55Z</text:p>
          </table:table-cell>
          <table:table-cell office:value-type="string" calcext:value-type="string">
            <text:p>وزيرة الصحة فور وصولها مقر البرلمان الصيني بالعاصمة بكين، ويرافقها السفير المصري في الصين .. https://t.co/Dau7mquYbe</text:p>
          </table:table-cell>
          <table:table-cell office:value-type="float" office:value="12" calcext:value-type="float">
            <text:p>12</text:p>
          </table:table-cell>
          <table:table-cell office:value-type="float" office:value="33" calcext:value-type="float">
            <text:p>3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5008497955E+018" calcext:value-type="float">
            <text:p>1.2347500849795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7:46:58Z</text:p>
          </table:table-cell>
          <table:table-cell office:value-type="string" calcext:value-type="string">
            <text:p>السفير المصري في الصين محمد البدري يستقبل الدكتورة هالة زايد في مطار بكين. https://t.co/G7EJHNyt28</text:p>
          </table:table-cell>
          <table:table-cell office:value-type="float" office:value="16" calcext:value-type="float">
            <text:p>16</text:p>
          </table:table-cell>
          <table:table-cell office:value-type="float" office:value="38" calcext:value-type="float">
            <text:p>3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4707710157E+018" calcext:value-type="float">
            <text:p>1.2347470771015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3T07:37:19Z</text:p>
          </table:table-cell>
          <table:table-cell office:value-type="string" calcext:value-type="string">
            <text:p>وزيرة الصحة تخضع للفحص والإجراءات الوقائية فور وصولها مطار بكين⬇️ https://t.co/h657qTLcEL</text:p>
          </table:table-cell>
          <table:table-cell office:value-type="float" office:value="47" calcext:value-type="float">
            <text:p>47</text:p>
          </table:table-cell>
          <table:table-cell office:value-type="float" office:value="86" calcext:value-type="float">
            <text:p>8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74464941325E+018" calcext:value-type="float">
            <text:p>1.2347446494132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2T21:25:15Z</text:p>
          </table:table-cell>
          <table:table-cell office:value-type="string" calcext:value-type="string">
            <text:p>بعد تصدر هاشتاج </text:p>
            <text:p>#وزيره_الصحه_انقذي_البري_خالد على مواقع التواصل الإجتماعي ...</text:p>
            <text:p/>
            <text:p>وزيرة الصحة توجه بإرسال إسعاف مجهز لنقل الطفل "البري" إلى مستشفى أطفال مصر والبدء فورًا في علاجه ... </text:p>
            <text:p/>
            <text:p>#وزيرة_الصحة https://t.co/aHzUtYuSNc</text:p>
          </table:table-cell>
          <table:table-cell office:value-type="float" office:value="16" calcext:value-type="float">
            <text:p>16</text:p>
          </table:table-cell>
          <table:table-cell office:value-type="float" office:value="37" calcext:value-type="float">
            <text:p>3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59061874102E+018" calcext:value-type="float">
            <text:p>1.2345906187410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2T13:45:59Z</text:p>
          </table:table-cell>
          <table:table-cell office:value-type="string" calcext:value-type="string">
            <text:p>تبدأ الحملة القومية للتطعيم ضد مرض الحصبة ، والحصبة الألماني (للأطفال بالفئة العمرية من ٩ أشهر إلى ٦سنوات بجميع المحافظات ، والفئة العمرية من ٩ أشهر إلى ١٠ سنوات بالمحافظات الحدودية) </text:p>
            <text:p>من ٨ مارس إلى ٢٦ مارس المقبل ... </text:p>
            <text:p/>
            <text:p>#وزارة_الصحة_والسكان https://t.co/G9VhgJYMN3</text:p>
          </table:table-cell>
          <table:table-cell office:value-type="float" office:value="23" calcext:value-type="float">
            <text:p>23</text:p>
          </table:table-cell>
          <table:table-cell office:value-type="float" office:value="26" calcext:value-type="float">
            <text:p>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47503787436E+018" calcext:value-type="float">
            <text:p>1.2344750378743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2T09:49:32Z</text:p>
          </table:table-cell>
          <table:table-cell office:value-type="string" calcext:value-type="string">
            <text:p>متى يجب عليك ارتداء الماسك الواقي؟</text:p>
            <text:p>#فيروس_كورونا</text:p>
            <text:p> #كورونا</text:p>
            <text:p> #كورونا_المستجد </text:p>
            <text:p>#كورونا_الجديد https://t.co/EePOWY96SO</text:p>
          </table:table-cell>
          <table:table-cell office:value-type="float" office:value="405" calcext:value-type="float">
            <text:p>405</text:p>
          </table:table-cell>
          <table:table-cell office:value-type="float" office:value="2762" calcext:value-type="float">
            <text:p>2762</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41553424407E+018" calcext:value-type="float">
            <text:p>1.2344155342440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1T23:34:28Z</text:p>
          </table:table-cell>
          <table:table-cell office:value-type="string" calcext:value-type="string">
            <text:p>بيان اعلامي مشترك بين وزارة الصحة والسكان المصرية ومنظمة الصحة العالمية</text:p>
            <text:p>اكتشاف حالة "لأجنبى" إيجابية لفيروس كورونا المستجد بمصر.</text:p>
            <text:p>https://t.co/nXRv3Ksln5</text:p>
            <text:p>#فيروس_كورونا_المستجد </text:p>
            <text:p>#فيروس_كورونا</text:p>
          </table:table-cell>
          <table:table-cell office:value-type="float" office:value="23" calcext:value-type="float">
            <text:p>23</text:p>
          </table:table-cell>
          <table:table-cell office:value-type="float" office:value="31" calcext:value-type="float">
            <text:p>3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426074703691E+018" calcext:value-type="float">
            <text:p>1.2342607470369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1T17:20:18Z</text:p>
          </table:table-cell>
          <table:table-cell office:value-type="string" calcext:value-type="string">
            <text:p>غسل الأيدي جيدا بالماء والصابون أحد طرق الوقاية الأساسية من فيروس كورنا ٢٠١٩</text:p>
            <text:p>احرص عليه بشكل دوري خلال اليوم لحماية نفسك ومن حولك.</text:p>
            <text:p>#فيروس_كورونا_المستجدّ </text:p>
            <text:p>#فيروس_كورونا_كيوفيد_19 </text:p>
            <text:p>#فيروس_كورونا https://t.co/1lOhxqMZjh</text:p>
          </table:table-cell>
          <table:table-cell office:value-type="float" office:value="19" calcext:value-type="float">
            <text:p>19</text:p>
          </table:table-cell>
          <table:table-cell office:value-type="float" office:value="82" calcext:value-type="float">
            <text:p>82</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416658635074E+018" calcext:value-type="float">
            <text:p>1.2341665863507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1T13:07:48Z</text:p>
          </table:table-cell>
          <table:table-cell office:value-type="string" calcext:value-type="string">
            <text:p>توضيح الحقائق والرد على ما يُثار من شائعات حول فيروس كورونا 2019. </text:p>
            <text:p>إذا كان لديك أي تساؤلات حول فيروس كورونا ٢٠١٩ وترغب في المساعدة الطبية، يمكنك التواصل معنا عبر الخط الساخن 105.</text:p>
            <text:p/>
            <text:p>#كورونا </text:p>
            <text:p>#كورونا_الجديد https://t.co/06zxzN5NY2</text:p>
          </table:table-cell>
          <table:table-cell office:value-type="float" office:value="79" calcext:value-type="float">
            <text:p>79</text:p>
          </table:table-cell>
          <table:table-cell office:value-type="float" office:value="71" calcext:value-type="float">
            <text:p>71</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10304130291E+018" calcext:value-type="float">
            <text:p>1.2341030413029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3-01T12:32:40Z</text:p>
          </table:table-cell>
          <table:table-cell office:value-type="string" calcext:value-type="string">
            <text:p>إذا كان لديك أي تساؤلات حول فيروس كورونا ٢٠١٩ وترغب في المساعدة الطبية. يمكنك التواصل معنا عبرالخط الساخن 105.</text:p>
            <text:p/>
            <text:p>#كورونا </text:p>
            <text:p>#فيروس_كورونا_المستجدّ </text:p>
            <text:p>#فيروس_كورونا https://t.co/TKyw3lyKKj</text:p>
          </table:table-cell>
          <table:table-cell office:value-type="float" office:value="70" calcext:value-type="float">
            <text:p>70</text:p>
          </table:table-cell>
          <table:table-cell office:value-type="float" office:value="33" calcext:value-type="float">
            <text:p>3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409420008761E+018" calcext:value-type="float">
            <text:p>1.2340942000876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9T15:45:35Z</text:p>
          </table:table-cell>
          <table:table-cell office:value-type="string" calcext:value-type="string">
            <text:p>كيف تحمي نفسك ومن حولك من فيروس كورونا ٢٠١٩ ؟</text:p>
            <text:p>#فيروس_كورونا_المستجدّ </text:p>
            <text:p>#فيروس_كورونا </text:p>
            <text:p>#COVID19 https://t.co/k1xfYA6IAP</text:p>
          </table:table-cell>
          <table:table-cell office:value-type="float" office:value="31" calcext:value-type="float">
            <text:p>31</text:p>
          </table:table-cell>
          <table:table-cell office:value-type="float" office:value="28" calcext:value-type="float">
            <text:p>28</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378036229319E+018" calcext:value-type="float">
            <text:p>1.2337803622931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7T20:10:36Z</text:p>
          </table:table-cell>
          <table:table-cell office:value-type="string" calcext:value-type="string">
            <text:p>تعافي أول حالة حاملة لفيروس كورونا المستجد بالبلاد.. ومصر خالية من كورونا المستجد</text:p>
            <text:p>#كورونا_الجديد </text:p>
            <text:p>#فيروس_كورونا https://t.co/TuXvrpzblp</text:p>
          </table:table-cell>
          <table:table-cell office:value-type="float" office:value="35" calcext:value-type="float">
            <text:p>35</text:p>
          </table:table-cell>
          <table:table-cell office:value-type="float" office:value="61" calcext:value-type="float">
            <text:p>6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312228138107E+018" calcext:value-type="float">
            <text:p>1.2331222813810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7T08:37:22Z</text:p>
          </table:table-cell>
          <table:table-cell office:value-type="string" calcext:value-type="string">
            <text:p>منح الدكتورة هالة زايد جائزة "التميز في التغطية الصحية" من قبل اتحاد المستشفيات العربية ، وذلك تقديرًا لجهودها في الارتقاء بمنظومة الرعاية الصحية في مصر ... https://t.co/fWsVwXhmU8</text:p>
          </table:table-cell>
          <table:table-cell office:value-type="float" office:value="2" calcext:value-type="float">
            <text:p>2</text:p>
          </table:table-cell>
          <table:table-cell office:value-type="float" office:value="28" calcext:value-type="float">
            <text:p>2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294782252329E+018" calcext:value-type="float">
            <text:p>1.2329478225232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6T17:26:50Z</text:p>
          </table:table-cell>
          <table:table-cell office:value-type="string" calcext:value-type="string">
            <text:p>وزيرة الصحة خلال ترؤسها اجتماع المكتب التنفيذي لمجلس وزارء الصحة العرب في دورته الـ 53 ..</text:p>
            <text:p/>
            <text:p> الرعاية الصحية حق للجميع والدول العربية تسعى لتحقيق ذلك. https://t.co/l7XoRJLnaG</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271867737349E+018" calcext:value-type="float">
            <text:p>1.2327186773734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5T17:48:01Z</text:p>
          </table:table-cell>
          <table:table-cell office:value-type="string" calcext:value-type="string">
            <text:p>المبادرة مستمرة وتستهدف فحص السمع للمواليد من عمر يوم حتى 28 يوم. https://t.co/bkugynJRKT</text:p>
          </table:table-cell>
          <table:table-cell office:value-type="float" office:value="8" calcext:value-type="float">
            <text:p>8</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236162230969E+018" calcext:value-type="float">
            <text:p>1.2323616223096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4T10:36:52Z</text:p>
          </table:table-cell>
          <table:table-cell office:value-type="string" calcext:value-type="string">
            <text:p>ما هو فيروس كورونا المستجد 2019 وكيفية الوقاية منه؟</text:p>
            <text:p>#فيروس_كورونا</text:p>
            <text:p>#فيروس_كورونا_الجديد</text:p>
            <text:p>#الكورونا_المستجد https://t.co/jDmENBfJMb</text:p>
          </table:table-cell>
          <table:table-cell office:value-type="float" office:value="553" calcext:value-type="float">
            <text:p>553</text:p>
          </table:table-cell>
          <table:table-cell office:value-type="float" office:value="1365" calcext:value-type="float">
            <text:p>136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3189073185962E+018" calcext:value-type="float">
            <text:p>1.2318907318596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2T15:57:58Z</text:p>
          </table:table-cell>
          <table:table-cell office:value-type="string" calcext:value-type="string">
            <text:p>الدكتورة هالة زايد تتفقد أعمال التطوير بالمبنى البحري بمستشفى بورسعيد العام ضمن المرحلة الثانية بمنظومة التأمين الصحي الشامل بالمحافظة. https://t.co/zZxCyMsOof</text:p>
          </table:table-cell>
          <table:table-cell office:value-type="float" office:value="2" calcext:value-type="float">
            <text:p>2</text:p>
          </table:table-cell>
          <table:table-cell office:value-type="float" office:value="15" calcext:value-type="float">
            <text:p>1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124676303987E+018" calcext:value-type="float">
            <text:p>1.2312467630398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2T15:57:00Z</text:p>
          </table:table-cell>
          <table:table-cell office:value-type="string" calcext:value-type="string">
            <text:p>وزيرة الصحة: "إجراء 17 ألف عملية جراحية بمستشفيات منظومة التأمين الشامل ببورسعيد" https://t.co/kIxVuzdWwg</text:p>
          </table:table-cell>
          <table:table-cell office:value-type="float" office:value="1" calcext:value-type="float">
            <text:p>1</text:p>
          </table:table-cell>
          <table:table-cell office:value-type="float" office:value="17" calcext:value-type="float">
            <text:p>17</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124651860005E+018" calcext:value-type="float">
            <text:p>1.2312465186000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2T12:45:54Z</text:p>
          </table:table-cell>
          <table:table-cell office:value-type="string" calcext:value-type="string">
            <text:p>الدكتورة هالة زايد "تسجيل ٥٧٩ ألفًا <text:s/>و١٨١ مواطناً بمنظومة التأمين الصحي الشامل الجديد بمحافظة بورسعيد، وذلك منذ انطلاقها في شهر يوليو الماضي وحتى صباح اليوم". https://t.co/3FD5GnxMup</text:p>
          </table:table-cell>
          <table:table-cell office:value-type="float" office:value="1" calcext:value-type="float">
            <text:p>1</text:p>
          </table:table-cell>
          <table:table-cell office:value-type="float" office:value="14" calcext:value-type="float">
            <text:p>1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119842667263E+018" calcext:value-type="float">
            <text:p>1.2311984266726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22T12:29:54Z</text:p>
          </table:table-cell>
          <table:table-cell office:value-type="string" calcext:value-type="string">
            <text:p>ضمن المرحلة الثانية لتطبيق التأمين الصحي الشامل..</text:p>
            <text:p>وزيرة الصحة تتفقد مستشفى المبرة ببورسعيد استعدادًا لدخولها منظومة التأمين الصحي الجديد https://t.co/qZj2Dcyx0u</text:p>
          </table:table-cell>
          <table:table-cell office:value-type="float" office:value="1" calcext:value-type="float">
            <text:p>1</text:p>
          </table:table-cell>
          <table:table-cell office:value-type="float" office:value="8" calcext:value-type="float">
            <text:p>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11943999143E+018" calcext:value-type="float">
            <text:p>1.231194399914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9T09:45:20Z</text:p>
          </table:table-cell>
          <table:table-cell office:value-type="string" calcext:value-type="string">
            <text:p>بيان إعلامي مشترك بين كلًا من وزارة الصحة والسكان المصرية ومنظمة الصحة العالمية.</text:p>
            <text:p/>
            <text:p>لمعرفة تفاصيل البيان: https://t.co/cuwDV3YtTz https://t.co/wGGD9gOwZL</text:p>
          </table:table-cell>
          <table:table-cell office:value-type="float" office:value="2" calcext:value-type="float">
            <text:p>2</text:p>
          </table:table-cell>
          <table:table-cell office:value-type="float" office:value="8" calcext:value-type="float">
            <text:p>8</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3006582324038E+018" calcext:value-type="float">
            <text:p>1.2300658232403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9:35:51Z</text:p>
          </table:table-cell>
          <table:table-cell office:value-type="string" calcext:value-type="string">
            <text:p>@MostafaHussinMH @DrHalaZayed1 @GhadaRa98 @GhadaRa98 ممكن تبعتي تفاصيل للتواصل مع حضرتك في رسالة من فضلك؟</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ostafaHussinMH</text:p>
          </table:table-cell>
          <table:table-cell/>
          <table:table-cell office:value-type="string" calcext:value-type="string">
            <text:p>Twitter Web App</text:p>
          </table:table-cell>
          <table:table-cell office:value-type="string" calcext:value-type="string">
            <text:p>ar</text:p>
          </table:table-cell>
          <table:table-cell office:value-type="float" office:value="1.2294896559865E+018" calcext:value-type="float">
            <text:p>1.229489655986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9:17:04Z</text:p>
          </table:table-cell>
          <table:table-cell office:value-type="string" calcext:value-type="string">
            <text:p>@Memo1966Mk @DrHalaZayed1 ممكن تبعتلنا تفاصيل للتواصل مع حضرتك في رسالة من فضلك؟</text:p>
          </table:table-cell>
          <table:table-cell office:value-type="float" office:value="3" calcext:value-type="float">
            <text:p>3</text:p>
          </table:table-cell>
          <table:table-cell office:value-type="float" office:value="20" calcext:value-type="float">
            <text:p>20</text:p>
          </table:table-cell>
          <table:table-cell office:value-type="string" calcext:value-type="string">
            <text:p>Memo1966Mk</text:p>
          </table:table-cell>
          <table:table-cell/>
          <table:table-cell office:value-type="string" calcext:value-type="string">
            <text:p>Twitter Web App</text:p>
          </table:table-cell>
          <table:table-cell office:value-type="string" calcext:value-type="string">
            <text:p>ar</text:p>
          </table:table-cell>
          <table:table-cell office:value-type="float" office:value="1.22948492745814E+018" calcext:value-type="float">
            <text:p>1.2294849274581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9:13:14Z</text:p>
          </table:table-cell>
          <table:table-cell office:value-type="string" calcext:value-type="string">
            <text:p>@xJSGcIILV5NUdpV @DrHalaZayed1 ممكن تبعتلنا التفاصيل في رسالة من فضلك؟</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xJSGcIILV5NUdpV</text:p>
          </table:table-cell>
          <table:table-cell/>
          <table:table-cell office:value-type="string" calcext:value-type="string">
            <text:p>Twitter Web App</text:p>
          </table:table-cell>
          <table:table-cell office:value-type="string" calcext:value-type="string">
            <text:p>ar</text:p>
          </table:table-cell>
          <table:table-cell office:value-type="float" office:value="1.22948396628729E+018" calcext:value-type="float">
            <text:p>1.2294839662872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1:11:45Z</text:p>
          </table:table-cell>
          <table:table-cell office:value-type="string" calcext:value-type="string">
            <text:p>#وزيرة_الصحة الدكتورة #هالة_زايد تم تخصيص 9 أتوبيسات لنقل العائدين بناءً على استطلاع آرائهم للأماكن التي يرغبون في الوصول إليها، حيث تم تخصيص 6 أتوبيسات إلى محافظة القاهرة، و3 إلى محافظة الإسكندرية، كما تم توفير 3 سيارات إسعاف مجهزة لنقل السيدات الحوامل بمرافقة طبيب إلى منازلهن. https://t.co/oQ4YqnQnaJ</text:p>
          </table:table-cell>
          <table:table-cell office:value-type="float" office:value="15" calcext:value-type="float">
            <text:p>15</text:p>
          </table:table-cell>
          <table:table-cell office:value-type="float" office:value="30" calcext:value-type="float">
            <text:p>3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936279668245E+018" calcext:value-type="float">
            <text:p>1.22936279668245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1:07:34Z</text:p>
          </table:table-cell>
          <table:table-cell office:value-type="string" calcext:value-type="string">
            <text:p>وأعربت #وزيرة_الصحة عن فخرها بما قدمه أبناء وزارة الصحة والسكان للمصريين العائدين من مدينة ووهان والذين يبلغ عددهم 302 فرد، موضحة أن جميع الفرق الطبية و الإدارية شاركوا في هذه الملحمة الوطنية بمحض إرادتهم ورغبتهم في خدمة الوطن، وسيتم تكريمهم، وتخليد أسمائهم. https://t.co/uEZ2wBAQNl</text:p>
          </table:table-cell>
          <table:table-cell office:value-type="float" office:value="8" calcext:value-type="float">
            <text:p>8</text:p>
          </table:table-cell>
          <table:table-cell office:value-type="float" office:value="26" calcext:value-type="float">
            <text:p>26</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93617442897E+018" calcext:value-type="float">
            <text:p>1.229361744289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1:04:59Z</text:p>
          </table:table-cell>
          <table:table-cell office:value-type="string" calcext:value-type="string">
            <text:p>وجهت #وزيرة_الصحة الدكتورة #هالة_زايد الشكر للفريق الطبي و الطاقم الإداري وطاقم قيادة الطائرة ورجال مصلحة الجوزات بوزارة الداخلية و القوات المسلحة لما بذلوه من جهد في عملية الحجر الصحي، مشيدة بتكاتف والتفاف جميع أجهزة الدولة للحفاظ على أبنائها. https://t.co/htC4gd9GPO</text:p>
          </table:table-cell>
          <table:table-cell office:value-type="float" office:value="10" calcext:value-type="float">
            <text:p>10</text:p>
          </table:table-cell>
          <table:table-cell office:value-type="float" office:value="25" calcext:value-type="float">
            <text:p>2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936109213408E+018" calcext:value-type="float">
            <text:p>1.2293610921340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1:03:03Z</text:p>
          </table:table-cell>
          <table:table-cell office:value-type="string" calcext:value-type="string">
            <text:p>#وزيرة_الصحة الدكتورة #هالة_زايد للأطباء " أعطيتم للعالم درسًا في كيفية التعامل مع الأحداث الكبري وكنتم على قدر الحدث". https://t.co/8lbShwZVFR</text:p>
          </table:table-cell>
          <table:table-cell office:value-type="float" office:value="5" calcext:value-type="float">
            <text:p>5</text:p>
          </table:table-cell>
          <table:table-cell office:value-type="float" office:value="16" calcext:value-type="float">
            <text:p>16</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936060468047E+018" calcext:value-type="float">
            <text:p>1.2293606046804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7T11:03:01Z</text:p>
          </table:table-cell>
          <table:table-cell office:value-type="string" calcext:value-type="string">
            <text:p>خلال مغادرة العائدين من مدينة ووهان الصينية من الحجر الصحي</text:p>
            <text:p>#وزيرة_الصحة الدكتورة #هالة_زايد: مصر لا تنسى أبنائها في الداخل والخارج، مؤكدة حرص القيادة السياسية على الإهتمام بأبناء الوطن في الداخل و الخارج. https://t.co/ZxOOGRwJgm</text:p>
          </table:table-cell>
          <table:table-cell office:value-type="float" office:value="8" calcext:value-type="float">
            <text:p>8</text:p>
          </table:table-cell>
          <table:table-cell office:value-type="float" office:value="13" calcext:value-type="float">
            <text:p>13</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936059832198E+018" calcext:value-type="float">
            <text:p>1.2293605983219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6T17:29:15Z</text:p>
          </table:table-cell>
          <table:table-cell office:value-type="string" calcext:value-type="string">
            <text:p>تتوجه الدكتورة #هالة_زايد وزيرة الصحة والسكان غدا الاثنين لمحافظة مطروح للاطمئنان علي صحة المصريين العائدين من مدينة ووهان الصينية بعد انقضاء فترة الحجر الصحي لهم. https://t.co/U2tvz0lPx8</text:p>
          </table:table-cell>
          <table:table-cell office:value-type="float" office:value="3" calcext:value-type="float">
            <text:p>3</text:p>
          </table:table-cell>
          <table:table-cell office:value-type="float" office:value="11" calcext:value-type="float">
            <text:p>11</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909540844774E+018" calcext:value-type="float">
            <text:p>1.2290954084477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4T16:48:27Z</text:p>
          </table:table-cell>
          <table:table-cell office:value-type="string" calcext:value-type="string">
            <text:p>بيان اعلامي مشترك بين كل من وزارة الصحة والسكان المصرية ومنظمة الصحة العالمية</text:p>
            <text:p/>
            <text:p>اكتشاف اول حالة "لأجنبى" حاملة لفيروس كورونا المستجد بمصر https://t.co/5brr7iTAnV</text:p>
          </table:table-cell>
          <table:table-cell office:value-type="float" office:value="4" calcext:value-type="float">
            <text:p>4</text:p>
          </table:table-cell>
          <table:table-cell office:value-type="float" office:value="8" calcext:value-type="float">
            <text:p>8</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836036423402E+018" calcext:value-type="float">
            <text:p>1.22836036423402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8:16:44Z</text:p>
          </table:table-cell>
          <table:table-cell office:value-type="string" calcext:value-type="string">
            <text:p>إطلاق الحملة القومية للتطعيم ضد مرض شلل الأطفال للمصريين وغير المصريين "المقيمين على أرض مصر" من عمر يوم حتى 5 سنوات بالمجان لمدة 4 أيام، وذلك خلال الفترة من الأحد الموافق 16 فبراير 2020 حتى الأربعاء 19 فبراير 2020.</text:p>
            <text:p/>
            <text:p>سيتم تنفيذ الحملة بجميع المحافظات وتستهدف 16.5مليون طفل تقريبًا https://t.co/v6yKMyPwVs</text:p>
          </table:table-cell>
          <table:table-cell office:value-type="float" office:value="1" calcext:value-type="float">
            <text:p>1</text:p>
          </table:table-cell>
          <table:table-cell office:value-type="float" office:value="10" calcext:value-type="float">
            <text:p>10</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729542029821E+018" calcext:value-type="float">
            <text:p>1.22729542029821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3:48:21Z</text:p>
          </table:table-cell>
          <table:table-cell office:value-type="string" calcext:value-type="string">
            <text:p>#وزيرة_الصحة تؤكد على إختبار كافة أنظمة الإلكتروميكانيك حيث يشمل المستشفى 46 سريرًا، وغرفتي عمليات، و3 ماكينات غسيل كلوي، و4 أسرة للعناية المركزة، و5 حضانات للأطفال، ومعملاً، وقسم أشعة، وبنك دم تخزيني، و8 عيادات خارجية، بها أغلب التخصصات الطبية. https://t.co/iCeXAKf9NK</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2787729866E+018" calcext:value-type="float">
            <text:p>1.2272278772986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3:47:41Z</text:p>
          </table:table-cell>
          <table:table-cell office:value-type="string" calcext:value-type="string">
            <text:p>#وزيرة_الصحة توجه بسرعة الإنتهاء من أعمال التطوير ورفع كفاءة المستشفى وفقًا للمواعيد المحددة،وتشدد على مراعاة معايير هيئة الاعتماد والرقابة الصحية. https://t.co/LSo3Gy1ZO9</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2770823464E+018" calcext:value-type="float">
            <text:p>1.2272277082346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3:46:46Z</text:p>
          </table:table-cell>
          <table:table-cell office:value-type="string" calcext:value-type="string">
            <text:p>#وزيرة_الصحة تستمع لآراء ومقترحات الفريق الطبي بالمستشفى وتوجه بضرورة التدريب والتعلم المستمر لمواكبة التغيرات الطبية المستمرة.</text:p>
            <text:p>* تؤكد على ضرورة العمل وفقاً لأدلة عمل إكلينيكية وبروتوكولات علاج موحدة طبقاً للمعهد القومي للتميز الطبي بإنجلترا. https://t.co/KdPKQcaJsq</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2748055516E+018" calcext:value-type="float">
            <text:p>1.2272274805551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3:45:51Z</text:p>
          </table:table-cell>
          <table:table-cell office:value-type="string" calcext:value-type="string">
            <text:p>تفقدت الدكتورة #هالة_زايد، #وزيرة_الصحة ، أعمال التطوير ورفع الكفاءة الجارية بمستشفى أبورديس</text:p>
            <text:p>#وزيرة_الصحة توجه بتوفير علاج لمريضين من فيروس سي وصرفه من صيدلية المستشفى استجابةً لطلبهما، وتشدد علي تقديم الخدمة الطبية بأعلي جودة.</text:p>
            <text:p>@DrHalaZayed1 https://t.co/iVPQ9QauYu</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2724814466E+018" calcext:value-type="float">
            <text:p>1.22722724814466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3:12:59Z</text:p>
          </table:table-cell>
          <table:table-cell office:value-type="string" calcext:value-type="string">
            <text:p>الدكتورة #هالة_زايد ، #وزيرة_الصحة خلال تفقدها أعمال التطوير الجارية بوحدة صحة أسرة وادي تال، التابعة للإدارة الصحية بمنطقة أبوزنيمه ، تعلن تسجيل 52 ألف و٤٠٤ مواطن بمنظومة التأمين الصحي الشامل بمحافظة جنوب سيناء ،منذ بداية التسجيل في الأول من شهر أكتوبر الماضي وحتى صباح اليوم. https://t.co/80D3zKQNWb</text:p>
          </table:table-cell>
          <table:table-cell office:value-type="float" office:value="0" calcext:value-type="float">
            <text:p>0</text:p>
          </table:table-cell>
          <table:table-cell office:value-type="float" office:value="3" calcext:value-type="float">
            <text:p>3</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1897595789E+018" calcext:value-type="float">
            <text:p>1.22721897595789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2:28:31Z</text:p>
          </table:table-cell>
          <table:table-cell office:value-type="string" calcext:value-type="string">
            <text:p>#وزيرة_الصحة تتفقد أعمال التطوير بوحدة صحة أسرة "ابو صويرة" وتوجه بسرعة الإنتهاء من أعمال التطوير ورفع الكفاءه، وتشدد علي مراعاة تطبيق معايير الهيئة العامة للإعتماد والرقابة للتأمين الصحي الشامل الجديد https://t.co/DxoRPNVuYi</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20778581067E+018" calcext:value-type="float">
            <text:p>1.2272077858106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1:42:48Z</text:p>
          </table:table-cell>
          <table:table-cell office:value-type="string" calcext:value-type="string">
            <text:p>في إطار تطبيق التأمين الصحي الشامل بجنوب سيناء..</text:p>
            <text:p>#وزيرة_الصحة تبدء جولتها بتفقد أعمال التطوير بوحدة صحة أسرة "رأس مسلة"</text:p>
            <text:p>#صحتك_أمانة https://t.co/j7dE8IZpjJ</text:p>
          </table:table-cell>
          <table:table-cell office:value-type="float" office:value="0" calcext:value-type="float">
            <text:p>0</text:p>
          </table:table-cell>
          <table:table-cell office:value-type="float" office:value="5" calcext:value-type="float">
            <text:p>5</text:p>
          </table:table-cell>
          <table:table-cell table:number-columns-repeated="2"/>
          <table:table-cell office:value-type="string" calcext:value-type="string">
            <text:p>Twitter Web App</text:p>
          </table:table-cell>
          <table:table-cell office:value-type="string" calcext:value-type="string">
            <text:p>ar</text:p>
          </table:table-cell>
          <table:table-cell office:value-type="float" office:value="1.22719628393863E+018" calcext:value-type="float">
            <text:p>1.22719628393863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10:17:25Z</text:p>
          </table:table-cell>
          <table:table-cell office:value-type="string" calcext:value-type="string">
            <text:p>وجهت الدكتورة "هالة زايد" خلال جولتها الميدانية اليوم الثلاثاء لمحافظة جنوب سيناء بسرعة توريد التجهيزات الطبية والغير طبية لوحدة صحة رأس مسلة. https://t.co/aMypEKYVRl</text:p>
          </table:table-cell>
          <table:table-cell office:value-type="float" office:value="0" calcext:value-type="float">
            <text:p>0</text:p>
          </table:table-cell>
          <table:table-cell office:value-type="float" office:value="4" calcext:value-type="float">
            <text:p>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717479474507E+018" calcext:value-type="float">
            <text:p>1.22717479474507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1T08:47:22Z</text:p>
          </table:table-cell>
          <table:table-cell office:value-type="string" calcext:value-type="string">
            <text:p>تقديم الخدمة الطبية بالمجان لأكثر من 6 الاف مواطن خلال يومين في القافلة الطبية بـ"عزبة الهجانة" تحت <text:s/>إشراف ومتابعة أطباء لكل التخصصات. ووجهت الدكتورة هالة زايد وزيرة الصحة بتنظيم قافلة طبية مجانية شهريا لخدمة أهالي عزبة الهجانة https://t.co/HoPF81sgD1</text:p>
          </table:table-cell>
          <table:table-cell office:value-type="float" office:value="1" calcext:value-type="float">
            <text:p>1</text:p>
          </table:table-cell>
          <table:table-cell office:value-type="float" office:value="5" calcext:value-type="float">
            <text:p>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715213254724E+018" calcext:value-type="float">
            <text:p>1.22715213254724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10T21:08:13Z</text:p>
          </table:table-cell>
          <table:table-cell office:value-type="string" calcext:value-type="string">
            <text:p>كل يوم جديد طفلك بيعيشه بشكل صحي بيفرق كتير في نموه وصحة جسمه.. علشان كده ابتداءً من اليوم 10 فبراير حملة رئيس الجمهورية لعلاج أمراض سوء التغذية، هتلف كل مدارس مصر تكشف وتعالج الأنيميا، والتقزم، والسمنة مجاناً</text:p>
            <text:p>#جيل_بكرة_يكبر_بصحة</text:p>
            <text:p>#١٠٠_مليون_صحة https://t.co/zCZLRTq85O</text:p>
          </table:table-cell>
          <table:table-cell office:value-type="float" office:value="1" calcext:value-type="float">
            <text:p>1</text:p>
          </table:table-cell>
          <table:table-cell office:value-type="float" office:value="4" calcext:value-type="float">
            <text:p>4</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697618633048E+018" calcext:value-type="float">
            <text:p>1.22697618633048E+018</text:p>
          </table:table-cell>
          <table:table-cell table:number-columns-repeated="53"/>
        </table:table-row>
        <table:table-row table:style-name="ro3">
          <table:table-cell office:value-type="string" calcext:value-type="string">
            <text:p>mohpegypt</text:p>
          </table:table-cell>
          <table:table-cell office:value-type="string" calcext:value-type="string">
            <text:p>2020-02-09T17:10:49Z</text:p>
          </table:table-cell>
          <table:table-cell office:value-type="string" calcext:value-type="string">
            <text:p>من الأقصر.. الدكتورة هالة زايد وزيرة الصحة والسكان تطمئن الشعب المصري وتؤكد أنه لا توجد حتى الآن حالات مصابة بفيروس كورونا بمصر. </text:p>
            <text:p/>
            <text:p>#كورونا </text:p>
            <text:p>#وزيرة_الصحة </text:p>
            <text:p>#صحتك_أمانة https://t.co/1EtsQBkso2</text:p>
          </table:table-cell>
          <table:table-cell office:value-type="float" office:value="3" calcext:value-type="float">
            <text:p>3</text:p>
          </table:table-cell>
          <table:table-cell office:value-type="float" office:value="5" calcext:value-type="float">
            <text:p>5</text:p>
          </table:table-cell>
          <table:table-cell table:number-columns-repeated="2"/>
          <table:table-cell office:value-type="string" calcext:value-type="string">
            <text:p>Twitter for iPhone</text:p>
          </table:table-cell>
          <table:table-cell office:value-type="string" calcext:value-type="string">
            <text:p>ar</text:p>
          </table:table-cell>
          <table:table-cell office:value-type="float" office:value="1.22655405573823E+018" calcext:value-type="float">
            <text:p>1.22655405573823E+018</text:p>
          </table:table-cell>
          <table:table-cell table:number-columns-repeated="53"/>
        </table:table-row>
        <table:table-row table:style-name="ro3" table:number-rows-repeated="1048197">
          <table:table-cell table:number-columns-repeated="63"/>
        </table:table-row>
        <table:table-row table:style-name="ro3">
          <table:table-cell table:number-columns-repeated="63"/>
        </table:table-row>
      </table:table>
      <table:named-expressions/>
      <table:database-ranges>
        <table:database-range table:name="__Anonymous_Sheet_DB__0" table:target-range-address="tweet_data_cleaned.A1:tweet_data_cleaned.J375" table:display-filter-buttons="true">
          <table:sort>
            <table:sort-by table:field-number="0" table:order="descending" table:data-type="automatic"/>
          </table:sort>
        </table:database-range>
        <table:database-range table:name="__Anonymous_Sheet_DB__1" table:target-range-address="original_tweets.A1:original_tweets.J378" table:display-filter-buttons="true"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DejaVu Sans" style:language-complex="ar" style:country-complex="EG"/>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4">00/00/0000</text:date>, <text:time style:data-style-name="N2" text:time-value="09:43:51.3676723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4T09:47:53.335228578</dc:date>
    <meta:editing-duration>PT7H18M10S</meta:editing-duration>
    <meta:editing-cycles>18</meta:editing-cycles>
    <meta:generator>LibreOffice/6.3.5.2$Linux_X86_64 LibreOffice_project/30$Build-2</meta:generator>
    <meta:document-statistic meta:table-count="2" meta:cell-count="6033" meta:object-count="0"/>
  </office:meta>
</office:document-meta>
</file>